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91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0.989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5819in"/>
    </style:style>
    <style:style style:name="co6" style:family="table-column">
      <style:table-column-properties fo:break-before="auto" style:column-width="0.6382in"/>
    </style:style>
    <style:style style:name="co7" style:family="table-column">
      <style:table-column-properties fo:break-before="auto" style:column-width="1.2626in"/>
    </style:style>
    <style:style style:name="co8" style:family="table-column">
      <style:table-column-properties fo:break-before="auto" style:column-width="1.4244in"/>
    </style:style>
    <style:style style:name="co9" style:family="table-column">
      <style:table-column-properties fo:break-before="auto" style:column-width="0.7118in"/>
    </style:style>
    <style:style style:name="co10" style:family="table-column">
      <style:table-column-properties fo:break-before="auto" style:column-width="0.77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22">
      <style:table-cell-properties style:rotation-align="none"/>
    </style:style>
    <style:style style:name="ce2" style:family="table-cell" style:parent-style-name="Default" style:data-style-name="N81"/>
    <style:style style:name="ce3" style:family="table-cell" style:parent-style-name="Default" style:data-style-name="N121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7.3394in" svg:y="2.6094in">
            <draw:object draw:notify-on-update-of-ranges="Sheet1.C5:Sheet1.C13 Sheet1.N5:Sheet1.N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37in" svg:x="7.9094in" svg:y="6.8307in">
            <draw:object draw:notify-on-update-of-ranges="Sheet1.F31:Sheet1.F39 Sheet1.N5:Sheet1.N13 Sheet1.O5:Sheet1.O13 Sheet1.O5:Sheet1.O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number-columns-repeated="2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" table:number-columns-repeated="100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haken</text:p>
          </table:table-cell>
          <table:table-cell table:number-columns-repeated="11"/>
          <table:table-cell office:value-type="string" calcext:value-type="string">
            <text:p>spectrum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rop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av.</text:p>
          </table:table-cell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run4</text:p>
          </table:table-cell>
          <table:table-cell office:value-type="string" calcext:value-type="string">
            <text:p>run5</text:p>
          </table:table-cell>
          <table:table-cell office:value-type="string" calcext:value-type="string">
            <text:p>run6</text:p>
          </table:table-cell>
          <table:table-cell office:value-type="string" calcext:value-type="string">
            <text:p>av. [au]</text:p>
          </table:table-cell>
          <table:table-cell office:value-type="string" calcext:value-type="string">
            <text:p>std [au]</text:p>
          </table:table-cell>
          <table:table-cell table:number-columns-repeated="2"/>
          <table:table-cell office:value-type="string" calcext:value-type="string">
            <text:p>lambda (nm)</text:p>
          </table:table-cell>
          <table:table-cell office:value-type="string" calcext:value-type="string">
            <text:p>A (1 drop)</text:p>
          </table:table-cell>
          <table:table-cell office:value-type="string" calcext:value-type="string">
            <text:p>A (4 drops)</text:p>
          </table:table-cell>
          <table:table-cell office:value-type="string" calcext:value-type="string">
            <text:p>A (6 drops)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669562" calcext:value-type="float">
            <text:p>0.0669562</text:p>
          </table:table-cell>
          <table:table-cell office:value-type="float" office:value="0.06844593" calcext:value-type="float">
            <text:p>0.06844593</text:p>
          </table:table-cell>
          <table:table-cell office:value-type="float" office:value="0.1310264" calcext:value-type="float">
            <text:p>0.1310264</text:p>
          </table:table-cell>
          <table:table-cell table:formula="of:=AVERAGE([.D5:.F5])" office:value-type="float" office:value="0.08880951" calcext:value-type="float">
            <text:p>0.08880951</text:p>
          </table:table-cell>
          <table:table-cell table:formula="of:=STDEV([.D5:.F5])" office:value-type="float" office:value="0.036568486088739" calcext:value-type="float">
            <text:p>0.036568486088739</text:p>
          </table:table-cell>
          <table:table-cell table:number-columns-repeated="2"/>
          <table:table-cell office:value-type="float" office:value="0.0226442" calcext:value-type="float">
            <text:p>0.0226442</text:p>
          </table:table-cell>
          <table:table-cell office:value-type="float" office:value="0.02330887" calcext:value-type="float">
            <text:p>0.02330887</text:p>
          </table:table-cell>
          <table:table-cell office:value-type="float" office:value="0.02208364" calcext:value-type="float">
            <text:p>0.02208364</text:p>
          </table:table-cell>
          <table:table-cell table:formula="of:=AVERAGE([.K5:.M5])" office:value-type="float" office:value="0.0226789033333333" calcext:value-type="float">
            <text:p>0.0226789033333333</text:p>
          </table:table-cell>
          <table:table-cell table:formula="of:=STDEV([.K5:.M5])" office:value-type="float" office:value="0.000613351758156225" calcext:value-type="float">
            <text:p>0.000613351758156225</text:p>
          </table:table-cell>
          <table:table-cell table:number-columns-repeated="2"/>
          <table:table-cell office:value-type="float" office:value="365.036" calcext:value-type="float">
            <text:p>365.0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618398" calcext:value-type="float">
            <text:p>0.0618398</text:p>
          </table:table-cell>
          <table:table-cell office:value-type="float" office:value="0.07463782" calcext:value-type="float">
            <text:p>0.07463782</text:p>
          </table:table-cell>
          <table:table-cell office:value-type="float" office:value="0.0841434" calcext:value-type="float">
            <text:p>0.0841434</text:p>
          </table:table-cell>
          <table:table-cell table:formula="of:=AVERAGE([.D6:.F6])" office:value-type="float" office:value="0.07354034" calcext:value-type="float">
            <text:p>0.07354034</text:p>
          </table:table-cell>
          <table:table-cell table:formula="of:=STDEV([.D6:.F6])" office:value-type="float" office:value="0.0111922290006415" calcext:value-type="float">
            <text:p>0.0111922290006415</text:p>
          </table:table-cell>
          <table:table-cell table:number-columns-repeated="2"/>
          <table:table-cell office:value-type="float" office:value="0.01751097" calcext:value-type="float">
            <text:p>0.01751097</text:p>
          </table:table-cell>
          <table:table-cell table:style-name="ce3" office:value-type="float" office:value="0.018318934" calcext:value-type="float">
            <text:p>0.01831893400000</text:p>
          </table:table-cell>
          <table:table-cell office:value-type="float" office:value="0.01541494" calcext:value-type="float">
            <text:p>0.01541494</text:p>
          </table:table-cell>
          <table:table-cell table:formula="of:=AVERAGE([.K6:.M6])" office:value-type="float" office:value="0.0170816146666667" calcext:value-type="float">
            <text:p>0.0170816146666667</text:p>
          </table:table-cell>
          <table:table-cell table:formula="of:=STDEV([.K6:.M6])" office:value-type="float" office:value="0.00149885115662141" calcext:value-type="float">
            <text:p>0.00149885115662141</text:p>
          </table:table-cell>
          <table:table-cell table:number-columns-repeated="2"/>
          <table:table-cell office:value-type="float" office:value="365.207" calcext:value-type="float">
            <text:p>365.2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493781" calcext:value-type="float">
            <text:p>0.0493781</text:p>
          </table:table-cell>
          <table:table-cell office:value-type="float" office:value="0.05841504" calcext:value-type="float">
            <text:p>0.05841504</text:p>
          </table:table-cell>
          <table:table-cell office:value-type="float" office:value="0.0689078" calcext:value-type="float">
            <text:p>0.0689078</text:p>
          </table:table-cell>
          <table:table-cell table:formula="of:=AVERAGE([.D7:.F7])" office:value-type="float" office:value="0.0589003133333333" calcext:value-type="float">
            <text:p>0.0589003133333333</text:p>
          </table:table-cell>
          <table:table-cell table:formula="of:=STDEV([.D7:.F7])" office:value-type="float" office:value="0.00977388935780088" calcext:value-type="float">
            <text:p>0.00977388935780088</text:p>
          </table:table-cell>
          <table:table-cell table:number-columns-repeated="2"/>
          <table:table-cell office:value-type="float" office:value="0.02165612" calcext:value-type="float">
            <text:p>0.02165612</text:p>
          </table:table-cell>
          <table:table-cell table:style-name="ce3" office:value-type="float" office:value="0.019166723" calcext:value-type="float">
            <text:p>0.01916672300000</text:p>
          </table:table-cell>
          <table:table-cell office:value-type="float" office:value="0.01871082" calcext:value-type="float">
            <text:p>0.01871082</text:p>
          </table:table-cell>
          <table:table-cell table:formula="of:=AVERAGE([.K7:.M7])" office:value-type="float" office:value="0.0198445543333333" calcext:value-type="float">
            <text:p>0.0198445543333333</text:p>
          </table:table-cell>
          <table:table-cell table:formula="of:=STDEV([.K7:.M7])" office:value-type="float" office:value="0.0015853357719538" calcext:value-type="float">
            <text:p>0.0015853357719538</text:p>
          </table:table-cell>
          <table:table-cell table:number-columns-repeated="2"/>
          <table:table-cell table:style-name="ce3" office:value-type="float" office:value="365.378" calcext:value-type="float">
            <text:p>365.378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285432" calcext:value-type="float">
            <text:p>0.0285432</text:p>
          </table:table-cell>
          <table:table-cell office:value-type="float" office:value="0.03672818" calcext:value-type="float">
            <text:p>0.03672818</text:p>
          </table:table-cell>
          <table:table-cell office:value-type="float" office:value="0.0352349" calcext:value-type="float">
            <text:p>0.0352349</text:p>
          </table:table-cell>
          <table:table-cell table:formula="of:=AVERAGE([.D8:.F8])" office:value-type="float" office:value="0.0335020933333333" calcext:value-type="float">
            <text:p>0.0335020933333333</text:p>
          </table:table-cell>
          <table:table-cell table:formula="of:=STDEV([.D8:.F8])" office:value-type="float" office:value="0.00435894925505371" calcext:value-type="float">
            <text:p>0.00435894925505371</text:p>
          </table:table-cell>
          <table:table-cell table:number-columns-repeated="2"/>
          <table:table-cell office:value-type="float" office:value="0.01572465" calcext:value-type="float">
            <text:p>0.01572465</text:p>
          </table:table-cell>
          <table:table-cell table:style-name="ce3" office:value-type="float" office:value="0.011995409" calcext:value-type="float">
            <text:p>0.01199540900000</text:p>
          </table:table-cell>
          <table:table-cell office:value-type="float" office:value="0.01108382" calcext:value-type="float">
            <text:p>0.01108382</text:p>
          </table:table-cell>
          <table:table-cell table:formula="of:=AVERAGE([.K8:.M8])" office:value-type="float" office:value="0.0129346263333333" calcext:value-type="float">
            <text:p>0.0129346263333333</text:p>
          </table:table-cell>
          <table:table-cell table:formula="of:=STDEV([.K8:.M8])" office:value-type="float" office:value="0.00245884580070616" calcext:value-type="float">
            <text:p>0.00245884580070616</text:p>
          </table:table-cell>
          <table:table-cell table:number-columns-repeated="2"/>
          <table:table-cell table:style-name="ce3" office:value-type="float" office:value="365.549" calcext:value-type="float">
            <text:p>365.549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171725" calcext:value-type="float">
            <text:p>0.0171725</text:p>
          </table:table-cell>
          <table:table-cell table:style-name="ce1" office:value-type="float" office:value="0.01231759" calcext:value-type="float">
            <text:p>0.012318</text:p>
          </table:table-cell>
          <table:table-cell office:value-type="float" office:value="0.0166524" calcext:value-type="float">
            <text:p>0.0166524</text:p>
          </table:table-cell>
          <table:table-cell table:formula="of:=AVERAGE([.D9:.F9])" office:value-type="float" office:value="0.01538083" calcext:value-type="float">
            <text:p>0.01538083</text:p>
          </table:table-cell>
          <table:table-cell table:formula="of:=STDEV([.D9:.F9])" office:value-type="float" office:value="0.00266555913003257" calcext:value-type="float">
            <text:p>0.00266555913003257</text:p>
          </table:table-cell>
          <table:table-cell table:number-columns-repeated="2"/>
          <table:table-cell office:value-type="float" office:value="0.01134682" calcext:value-type="float">
            <text:p>0.01134682</text:p>
          </table:table-cell>
          <table:table-cell table:style-name="ce3" office:value-type="float" office:value="0.010750753" calcext:value-type="float">
            <text:p>0.01075075300000</text:p>
          </table:table-cell>
          <table:table-cell office:value-type="float" office:value="0.01077585" calcext:value-type="float">
            <text:p>0.01077585</text:p>
          </table:table-cell>
          <table:table-cell table:formula="of:=AVERAGE([.K9:.M9])" office:value-type="float" office:value="0.0109578076666667" calcext:value-type="float">
            <text:p>0.0109578076666667</text:p>
          </table:table-cell>
          <table:table-cell table:formula="of:=STDEV([.K9:.M9])" office:value-type="float" office:value="0.000337128182545354" calcext:value-type="float">
            <text:p>0.000337128182545354</text:p>
          </table:table-cell>
          <table:table-cell table:number-columns-repeated="2"/>
          <table:table-cell table:style-name="ce3" office:value-type="float" office:value="365.721" calcext:value-type="float">
            <text:p>365.721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331341" calcext:value-type="float">
            <text:p>0.0331341</text:p>
          </table:table-cell>
          <table:table-cell office:value-type="float" office:value="0.01203396" calcext:value-type="float">
            <text:p>0.01203396</text:p>
          </table:table-cell>
          <table:table-cell office:value-type="float" office:value="0.0280429" calcext:value-type="float">
            <text:p>0.0280429</text:p>
          </table:table-cell>
          <table:table-cell table:formula="of:=AVERAGE([.D10:.F10])" office:value-type="float" office:value="0.0244036533333333" calcext:value-type="float">
            <text:p>0.0244036533333333</text:p>
          </table:table-cell>
          <table:table-cell table:formula="of:=STDEV([.D10:.F10])" office:value-type="float" office:value="0.0110107703740716" calcext:value-type="float">
            <text:p>0.0110107703740716</text:p>
          </table:table-cell>
          <table:table-cell table:number-columns-repeated="2"/>
          <table:table-cell office:value-type="float" office:value="0.01236871" calcext:value-type="float">
            <text:p>0.01236871</text:p>
          </table:table-cell>
          <table:table-cell table:style-name="ce3" office:value-type="float" office:value="0.009905592" calcext:value-type="float">
            <text:p>0.00990559200000</text:p>
          </table:table-cell>
          <table:table-cell office:value-type="float" office:value="0.01025217" calcext:value-type="float">
            <text:p>0.01025217</text:p>
          </table:table-cell>
          <table:table-cell table:formula="of:=AVERAGE([.K10:.M10])" office:value-type="float" office:value="0.0108421573333333" calcext:value-type="float">
            <text:p>0.0108421573333333</text:p>
          </table:table-cell>
          <table:table-cell table:formula="of:=STDEV([.K10:.M10])" office:value-type="float" office:value="0.00133334217686284" calcext:value-type="float">
            <text:p>0.00133334217686284</text:p>
          </table:table-cell>
          <table:table-cell table:number-columns-repeated="2"/>
          <table:table-cell table:style-name="ce3" office:value-type="float" office:value="365.892" calcext:value-type="float">
            <text:p>365.892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175831" calcext:value-type="float">
            <text:p>0.0175831</text:p>
          </table:table-cell>
          <table:table-cell office:value-type="float" office:value="0.00300483" calcext:value-type="float">
            <text:p>0.00300483</text:p>
          </table:table-cell>
          <table:table-cell office:value-type="float" office:value="0.0081318" calcext:value-type="float">
            <text:p>0.0081318</text:p>
          </table:table-cell>
          <table:table-cell table:formula="of:=AVERAGE([.D11:.F11])" office:value-type="float" office:value="0.00957324333333333" calcext:value-type="float">
            <text:p>0.00957324333333333</text:p>
          </table:table-cell>
          <table:table-cell table:formula="of:=STDEV([.D11:.F11])" office:value-type="float" office:value="0.00739525579075081" calcext:value-type="float">
            <text:p>0.00739525579075081</text:p>
          </table:table-cell>
          <table:table-cell table:number-columns-repeated="2"/>
          <table:table-cell office:value-type="float" office:value="0.00635264" calcext:value-type="float">
            <text:p>0.00635264</text:p>
          </table:table-cell>
          <table:table-cell table:style-name="ce3" office:value-type="float" office:value="0.00551642" calcext:value-type="float">
            <text:p>0.00551642000000</text:p>
          </table:table-cell>
          <table:table-cell office:value-type="float" office:value="0.00722233" calcext:value-type="float">
            <text:p>0.00722233</text:p>
          </table:table-cell>
          <table:table-cell table:formula="of:=AVERAGE([.K11:.M11])" office:value-type="float" office:value="0.00636379666666667" calcext:value-type="float">
            <text:p>0.00636379666666667</text:p>
          </table:table-cell>
          <table:table-cell table:formula="of:=STDEV([.K11:.M11])" office:value-type="float" office:value="0.000853009721769531" calcext:value-type="float">
            <text:p>0.000853009721769531</text:p>
          </table:table-cell>
          <table:table-cell table:number-columns-repeated="2"/>
          <table:table-cell table:style-name="ce3" office:value-type="float" office:value="366.063" calcext:value-type="float">
            <text:p>366.063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99309" calcext:value-type="float">
            <text:p>0.0099309</text:p>
          </table:table-cell>
          <table:table-cell office:value-type="float" office:value="0.00449936" calcext:value-type="float">
            <text:p>0.00449936</text:p>
          </table:table-cell>
          <table:table-cell office:value-type="float" office:value="0.0087565" calcext:value-type="float">
            <text:p>0.0087565</text:p>
          </table:table-cell>
          <table:table-cell table:formula="of:=AVERAGE([.D12:.F12])" office:value-type="float" office:value="0.00772892" calcext:value-type="float">
            <text:p>0.00772892</text:p>
          </table:table-cell>
          <table:table-cell table:formula="of:=STDEV([.D12:.F12])" office:value-type="float" office:value="0.00285785709670725" calcext:value-type="float">
            <text:p>0.00285785709670725</text:p>
          </table:table-cell>
          <table:table-cell table:number-columns-repeated="2"/>
          <table:table-cell office:value-type="float" office:value="0.00658667" calcext:value-type="float">
            <text:p>0.00658667</text:p>
          </table:table-cell>
          <table:table-cell table:style-name="ce3" office:value-type="float" office:value="0.00560517" calcext:value-type="float">
            <text:p>0.00560517000000</text:p>
          </table:table-cell>
          <table:table-cell office:value-type="float" office:value="0.00594117" calcext:value-type="float">
            <text:p>0.00594117</text:p>
          </table:table-cell>
          <table:table-cell table:formula="of:=AVERAGE([.K12:.M12])" office:value-type="float" office:value="0.00604433666666667" calcext:value-type="float">
            <text:p>0.00604433666666667</text:p>
          </table:table-cell>
          <table:table-cell table:formula="of:=STDEV([.K12:.M12])" office:value-type="float" office:value="0.000498816683094435" calcext:value-type="float">
            <text:p>0.000498816683094435</text:p>
          </table:table-cell>
          <table:table-cell table:number-columns-repeated="2"/>
          <table:table-cell table:style-name="ce3" office:value-type="float" office:value="366.234" calcext:value-type="float">
            <text:p>366.234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21058" calcext:value-type="float">
            <text:p>0.0021058</text:p>
          </table:table-cell>
          <table:table-cell office:value-type="float" office:value="0.00030576" calcext:value-type="float">
            <text:p>0.00030576</text:p>
          </table:table-cell>
          <table:table-cell office:value-type="float" office:value="0.000481" calcext:value-type="float">
            <text:p>0.000481</text:p>
          </table:table-cell>
          <table:table-cell table:formula="of:=AVERAGE([.D13:.F13])" office:value-type="float" office:value="0.000964186666666667" calcext:value-type="float">
            <text:p>0.000964186666666667</text:p>
          </table:table-cell>
          <table:table-cell table:formula="of:=STDEV([.D13:.F13])" office:value-type="float" office:value="0.000992541191353454" calcext:value-type="float">
            <text:p>0.000992541191353454</text:p>
          </table:table-cell>
          <table:table-cell table:number-columns-repeated="2"/>
          <table:table-cell office:value-type="float" office:value="0.00248228" calcext:value-type="float">
            <text:p>0.00248228</text:p>
          </table:table-cell>
          <table:table-cell table:style-name="ce3" office:value-type="float" office:value="0.000631058" calcext:value-type="float">
            <text:p>0.00063105800000</text:p>
          </table:table-cell>
          <table:table-cell office:value-type="float" office:value="0.00130139" calcext:value-type="float">
            <text:p>0.00130139</text:p>
          </table:table-cell>
          <table:table-cell table:formula="of:=AVERAGE([.K13:.M13])" office:value-type="float" office:value="0.001471576" calcext:value-type="float">
            <text:p>0.001471576</text:p>
          </table:table-cell>
          <table:table-cell table:formula="of:=STDEV([.K13:.M13])" office:value-type="float" office:value="0.000937271667803951" calcext:value-type="float">
            <text:p>0.000937271667803951</text:p>
          </table:table-cell>
          <table:table-cell table:number-columns-repeated="2"/>
          <table:table-cell table:style-name="ce3" office:value-type="float" office:value="366.406" calcext:value-type="float">
            <text:p>366.406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6.577" calcext:value-type="float">
            <text:p>366.577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6.748" calcext:value-type="float">
            <text:p>366.748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"/>
          <table:table-cell table:number-columns-repeated="5"/>
          <table:table-cell table:style-name="ce3" office:value-type="float" office:value="366.919" calcext:value-type="float">
            <text:p>366.919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7.091" calcext:value-type="float">
            <text:p>367.091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7.262" calcext:value-type="float">
            <text:p>367.262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7.433" calcext:value-type="float">
            <text:p>367.433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k</text:p>
          </table:table-cell>
          <table:table-cell office:value-type="float" office:value="0.00244991879" calcext:value-type="float">
            <text:p>0.00244991879</text:p>
          </table:table-cell>
          <table:table-cell office:value-type="float" office:value="144322.489" calcext:value-type="float">
            <text:p>144322.489</text:p>
          </table:table-cell>
          <table:table-cell table:number-columns-repeated="10"/>
          <table:table-cell office:value-type="float" office:value="367.604" calcext:value-type="float">
            <text:p>367.6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ml/drop</text:p>
          </table:table-cell>
          <table:table-cell office:value-type="float" office:value="0.025" calcext:value-type="float">
            <text:p>0.025</text:p>
          </table:table-cell>
          <table:table-cell table:number-columns-repeated="11"/>
          <table:table-cell office:value-type="float" office:value="367.776" calcext:value-type="float">
            <text:p>367.7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l/drop</text:p>
          </table:table-cell>
          <table:table-cell table:formula="of:=[.F21]/1000" office:value-type="float" office:value="0.000025" calcext:value-type="float">
            <text:p>0.00002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ole/liter (25g)</text:p>
          </table:table-cell>
          <table:table-cell table:style-name="ce2" office:value-type="float" office:value="0.0000055" calcext:value-type="float">
            <text:p>5.50E-06</text:p>
          </table:table-cell>
          <table:table-cell table:number-columns-repeated="11"/>
          <table:table-cell office:value-type="float" office:value="367.947" calcext:value-type="float">
            <text:p>367.9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volume (cm^3)</text:p>
          </table:table-cell>
          <table:table-cell office:value-type="float" office:value="2.7" calcext:value-type="float">
            <text:p>2.7</text:p>
          </table:table-cell>
          <table:table-cell table:number-columns-repeated="11"/>
          <table:table-cell office:value-type="float" office:value="368.118" calcext:value-type="float">
            <text:p>368.1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volume (liter)</text:p>
          </table:table-cell>
          <table:table-cell table:formula="of:=[.F24]/1000" office:value-type="float" office:value="0.0027" calcext:value-type="float">
            <text:p>0.0027</text:p>
          </table:table-cell>
          <table:table-cell table:number-columns-repeated="11"/>
          <table:table-cell office:value-type="float" office:value="368.289" calcext:value-type="float">
            <text:p>368.2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68.461" calcext:value-type="float">
            <text:p>368.4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Mole / drop </text:p>
          </table:table-cell>
          <table:table-cell table:formula="of:=[.F23]*[.F22]/3" office:value-type="float" office:value="0.00000000004583333333" calcext:value-type="float">
            <text:p>4.58333333333333E-11</text:p>
          </table:table-cell>
          <table:table-cell table:number-columns-repeated="11"/>
          <table:table-cell office:value-type="float" office:value="368.632" calcext:value-type="float">
            <text:p>368.6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68.803" calcext:value-type="float">
            <text:p>368.803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68.974" calcext:value-type="float">
            <text:p>368.974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string" calcext:value-type="string">
            <text:p>c = n/V [mol/l]</text:p>
          </table:table-cell>
          <table:table-cell table:number-columns-repeated="11"/>
          <table:table-cell office:value-type="float" office:value="369.146" calcext:value-type="float">
            <text:p>369.146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formula="of:=[.$F$27]*[.C5]/[.$F$25]" office:value-type="float" office:value="0.00000015277777777778" calcext:value-type="float">
            <text:p>1.52777777777778E-07</text:p>
          </table:table-cell>
          <table:table-cell table:number-columns-repeated="11"/>
          <table:table-cell office:value-type="float" office:value="369.317" calcext:value-type="float">
            <text:p>369.317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formula="of:=[.$F$27]*[.C6]/[.$F$25]" office:value-type="float" office:value="0.0000001358024691358" calcext:value-type="float">
            <text:p>1.35802469135802E-07</text:p>
          </table:table-cell>
          <table:table-cell table:number-columns-repeated="11"/>
          <table:table-cell office:value-type="float" office:value="369.488" calcext:value-type="float">
            <text:p>369.488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formula="of:=[.$F$27]*[.C7]/[.$F$25]" office:value-type="float" office:value="0.00000011882716049383" calcext:value-type="float">
            <text:p>1.18827160493827E-07</text:p>
          </table:table-cell>
          <table:table-cell table:number-columns-repeated="11"/>
          <table:table-cell office:value-type="float" office:value="369.659" calcext:value-type="float">
            <text:p>369.659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formula="of:=[.$F$27]*[.C8]/[.$F$25]" office:value-type="float" office:value="0.00000010185185185185" calcext:value-type="float">
            <text:p>1.01851851851852E-07</text:p>
          </table:table-cell>
          <table:table-cell table:number-columns-repeated="11"/>
          <table:table-cell office:value-type="float" office:value="369.831" calcext:value-type="float">
            <text:p>369.831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formula="of:=[.$F$27]*[.C9]/[.$F$25]" office:value-type="float" office:value="0.00000008487654320988" calcext:value-type="float">
            <text:p>8.48765432098765E-08</text:p>
          </table:table-cell>
          <table:table-cell table:number-columns-repeated="11"/>
          <table:table-cell office:value-type="float" office:value="370.002" calcext:value-type="float">
            <text:p>370.002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formula="of:=[.$F$27]*[.C10]/[.$F$25]" office:value-type="float" office:value="0.0000000679012345679" calcext:value-type="float">
            <text:p>6.79012345679012E-08</text:p>
          </table:table-cell>
          <table:table-cell table:number-columns-repeated="11"/>
          <table:table-cell office:value-type="float" office:value="370.173" calcext:value-type="float">
            <text:p>370.173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formula="of:=[.$F$27]*[.C11]/[.$F$25]" office:value-type="float" office:value="0.00000005092592592593" calcext:value-type="float">
            <text:p>5.09259259259259E-08</text:p>
          </table:table-cell>
          <table:table-cell table:number-columns-repeated="11"/>
          <table:table-cell office:value-type="float" office:value="370.345" calcext:value-type="float">
            <text:p>370.345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formula="of:=[.$F$27]*[.C12]/[.$F$25]" office:value-type="float" office:value="0.00000003395061728395" calcext:value-type="float">
            <text:p>3.39506172839506E-08</text:p>
          </table:table-cell>
          <table:table-cell table:number-columns-repeated="11"/>
          <table:table-cell office:value-type="float" office:value="370.516" calcext:value-type="float">
            <text:p>370.516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formula="of:=[.$F$27]*[.C13]/[.$F$25]" office:value-type="float" office:value="0.00000001697530864198" calcext:value-type="float">
            <text:p>1.69753086419753E-08</text:p>
          </table:table-cell>
          <table:table-cell table:number-columns-repeated="11"/>
          <table:table-cell office:value-type="float" office:value="370.687" calcext:value-type="float">
            <text:p>370.687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0.858" calcext:value-type="float">
            <text:p>370.858</text:p>
          </table:table-cell>
          <table:table-cell office:value-type="float" office:value="1.305" calcext:value-type="float">
            <text:p>1.305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03" calcext:value-type="float">
            <text:p>371.03</text:p>
          </table:table-cell>
          <table:table-cell office:value-type="float" office:value="1.011" calcext:value-type="float">
            <text:p>1.011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201" calcext:value-type="float">
            <text:p>371.201</text:p>
          </table:table-cell>
          <table:table-cell office:value-type="float" office:value="0.817" calcext:value-type="float">
            <text:p>0.81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epsilon</text:p>
          </table:table-cell>
          <table:table-cell table:formula="of:=[.G20]/1" office:value-type="float" office:value="144322.489" calcext:value-type="float">
            <text:p>144322.489</text:p>
          </table:table-cell>
          <table:table-cell table:number-columns-repeated="11"/>
          <table:table-cell office:value-type="float" office:value="371.372" calcext:value-type="float">
            <text:p>371.372</text:p>
          </table:table-cell>
          <table:table-cell office:value-type="float" office:value="0.617" calcext:value-type="float">
            <text:p>0.61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543" calcext:value-type="float">
            <text:p>371.543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715" calcext:value-type="float">
            <text:p>371.715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886" calcext:value-type="float">
            <text:p>371.886</text:p>
          </table:table-cell>
          <table:table-cell office:value-type="float" office:value="0.419" calcext:value-type="float">
            <text:p>0.419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057" calcext:value-type="float">
            <text:p>372.057</text:p>
          </table:table-cell>
          <table:table-cell office:value-type="float" office:value="0.361" calcext:value-type="float">
            <text:p>0.361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229" calcext:value-type="float">
            <text:p>372.229</text:p>
          </table:table-cell>
          <table:table-cell office:value-type="float" office:value="0.348" calcext:value-type="float">
            <text:p>0.348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4" calcext:value-type="float">
            <text:p>372.4</text:p>
          </table:table-cell>
          <table:table-cell office:value-type="float" office:value="0.313" calcext:value-type="float">
            <text:p>0.313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571" calcext:value-type="float">
            <text:p>372.571</text:p>
          </table:table-cell>
          <table:table-cell office:value-type="float" office:value="0.301" calcext:value-type="float">
            <text:p>0.301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string" calcext:value-type="string">
            <text:p>c [mol/l]</text:p>
          </table:table-cell>
          <table:table-cell office:value-type="string" calcext:value-type="string">
            <text:p>av. [au]</text:p>
          </table:table-cell>
          <table:table-cell office:value-type="string" calcext:value-type="string">
            <text:p>std [au]</text:p>
          </table:table-cell>
          <table:table-cell table:number-columns-repeated="9"/>
          <table:table-cell office:value-type="float" office:value="372.742" calcext:value-type="float">
            <text:p>372.742</text:p>
          </table:table-cell>
          <table:table-cell office:value-type="float" office:value="0.277" calcext:value-type="float">
            <text:p>0.27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0.00000015277777777778" calcext:value-type="float">
            <text:p>1.5277777777778E-07</text:p>
          </table:table-cell>
          <table:table-cell office:value-type="float" office:value="0.0226789033333333" calcext:value-type="float">
            <text:p>0.0226789033333333</text:p>
          </table:table-cell>
          <table:table-cell office:value-type="float" office:value="0.000613351758156225" calcext:value-type="float">
            <text:p>0.000613351758156225</text:p>
          </table:table-cell>
          <table:table-cell table:number-columns-repeated="9"/>
          <table:table-cell office:value-type="float" office:value="372.914" calcext:value-type="float">
            <text:p>372.914</text:p>
          </table:table-cell>
          <table:table-cell office:value-type="float" office:value="0.275" calcext:value-type="float">
            <text:p>0.275</text:p>
          </table:table-cell>
          <table:table-cell office:value-type="float" office:value="1.778" calcext:value-type="float">
            <text:p>1.77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0.0000001358024691358" calcext:value-type="float">
            <text:p>1.358024691358E-07</text:p>
          </table:table-cell>
          <table:table-cell office:value-type="float" office:value="0.0170816146666667" calcext:value-type="float">
            <text:p>0.0170816146666667</text:p>
          </table:table-cell>
          <table:table-cell office:value-type="float" office:value="0.00149885115662141" calcext:value-type="float">
            <text:p>0.00149885115662141</text:p>
          </table:table-cell>
          <table:table-cell table:number-columns-repeated="9"/>
          <table:table-cell office:value-type="float" office:value="373.085" calcext:value-type="float">
            <text:p>373.085</text:p>
          </table:table-cell>
          <table:table-cell office:value-type="float" office:value="0.268" calcext:value-type="float">
            <text:p>0.268</text:p>
          </table:table-cell>
          <table:table-cell office:value-type="float" office:value="1.675" calcext:value-type="float">
            <text:p>1.675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0.00000011882716049383" calcext:value-type="float">
            <text:p>1.1882716049383E-07</text:p>
          </table:table-cell>
          <table:table-cell office:value-type="float" office:value="0.0198445543333333" calcext:value-type="float">
            <text:p>0.0198445543333333</text:p>
          </table:table-cell>
          <table:table-cell office:value-type="float" office:value="0.0015853357719538" calcext:value-type="float">
            <text:p>0.0015853357719538</text:p>
          </table:table-cell>
          <table:table-cell table:number-columns-repeated="9"/>
          <table:table-cell office:value-type="float" office:value="373.256" calcext:value-type="float">
            <text:p>373.256</text:p>
          </table:table-cell>
          <table:table-cell office:value-type="float" office:value="0.256" calcext:value-type="float">
            <text:p>0.256</text:p>
          </table:table-cell>
          <table:table-cell office:value-type="float" office:value="1.519" calcext:value-type="float">
            <text:p>1.519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0.00000010185185185185" calcext:value-type="float">
            <text:p>1.0185185185185E-07</text:p>
          </table:table-cell>
          <table:table-cell office:value-type="float" office:value="0.0129346263333333" calcext:value-type="float">
            <text:p>0.0129346263333333</text:p>
          </table:table-cell>
          <table:table-cell office:value-type="float" office:value="0.00245884580070616" calcext:value-type="float">
            <text:p>0.00245884580070616</text:p>
          </table:table-cell>
          <table:table-cell table:number-columns-repeated="9"/>
          <table:table-cell office:value-type="float" office:value="373.428" calcext:value-type="float">
            <text:p>373.428</text:p>
          </table:table-cell>
          <table:table-cell office:value-type="float" office:value="0.246" calcext:value-type="float">
            <text:p>0.246</text:p>
          </table:table-cell>
          <table:table-cell office:value-type="float" office:value="1.192" calcext:value-type="float">
            <text:p>1.192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0.00000008487654320988" calcext:value-type="float">
            <text:p>8.487654320988E-08</text:p>
          </table:table-cell>
          <table:table-cell office:value-type="float" office:value="0.0109578076666667" calcext:value-type="float">
            <text:p>0.0109578076666667</text:p>
          </table:table-cell>
          <table:table-cell office:value-type="float" office:value="0.000337128182545354" calcext:value-type="float">
            <text:p>0.000337128182545354</text:p>
          </table:table-cell>
          <table:table-cell table:number-columns-repeated="9"/>
          <table:table-cell office:value-type="float" office:value="373.599" calcext:value-type="float">
            <text:p>373.599</text:p>
          </table:table-cell>
          <table:table-cell office:value-type="float" office:value="0.219" calcext:value-type="float">
            <text:p>0.219</text:p>
          </table:table-cell>
          <table:table-cell office:value-type="float" office:value="1.005" calcext:value-type="float">
            <text:p>1.005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0.0000000679012345679" calcext:value-type="float">
            <text:p>6.79012345679E-08</text:p>
          </table:table-cell>
          <table:table-cell office:value-type="float" office:value="0.0108421573333333" calcext:value-type="float">
            <text:p>0.0108421573333333</text:p>
          </table:table-cell>
          <table:table-cell office:value-type="float" office:value="0.00133334217686284" calcext:value-type="float">
            <text:p>0.00133334217686284</text:p>
          </table:table-cell>
          <table:table-cell table:number-columns-repeated="9"/>
          <table:table-cell office:value-type="float" office:value="373.77" calcext:value-type="float">
            <text:p>373.77</text:p>
          </table:table-cell>
          <table:table-cell office:value-type="float" office:value="0.216" calcext:value-type="float">
            <text:p>0.216</text:p>
          </table:table-cell>
          <table:table-cell office:value-type="float" office:value="0.94" calcext:value-type="float">
            <text:p>0.94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0.00000005092592592593" calcext:value-type="float">
            <text:p>5.092592592593E-08</text:p>
          </table:table-cell>
          <table:table-cell office:value-type="float" office:value="0.00636379666666667" calcext:value-type="float">
            <text:p>0.00636379666666667</text:p>
          </table:table-cell>
          <table:table-cell office:value-type="float" office:value="0.000853009721769531" calcext:value-type="float">
            <text:p>0.000853009721769531</text:p>
          </table:table-cell>
          <table:table-cell table:number-columns-repeated="9"/>
          <table:table-cell office:value-type="float" office:value="373.941" calcext:value-type="float">
            <text:p>373.941</text:p>
          </table:table-cell>
          <table:table-cell office:value-type="float" office:value="0.198" calcext:value-type="float">
            <text:p>0.198</text:p>
          </table:table-cell>
          <table:table-cell office:value-type="float" office:value="0.878" calcext:value-type="float">
            <text:p>0.87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0.00000003395061728395" calcext:value-type="float">
            <text:p>3.395061728395E-08</text:p>
          </table:table-cell>
          <table:table-cell office:value-type="float" office:value="0.00604433666666667" calcext:value-type="float">
            <text:p>0.00604433666666667</text:p>
          </table:table-cell>
          <table:table-cell office:value-type="float" office:value="0.000498816683094435" calcext:value-type="float">
            <text:p>0.000498816683094435</text:p>
          </table:table-cell>
          <table:table-cell table:number-columns-repeated="9"/>
          <table:table-cell office:value-type="float" office:value="374.113" calcext:value-type="float">
            <text:p>374.113</text:p>
          </table:table-cell>
          <table:table-cell office:value-type="float" office:value="0.191" calcext:value-type="float">
            <text:p>0.191</text:p>
          </table:table-cell>
          <table:table-cell office:value-type="float" office:value="0.813" calcext:value-type="float">
            <text:p>0.81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0.00000001697530864198" calcext:value-type="float">
            <text:p>1.697530864198E-08</text:p>
          </table:table-cell>
          <table:table-cell office:value-type="float" office:value="0.001471576" calcext:value-type="float">
            <text:p>0.001471576</text:p>
          </table:table-cell>
          <table:table-cell office:value-type="float" office:value="0.000937271667803951" calcext:value-type="float">
            <text:p>0.000937271667803951</text:p>
          </table:table-cell>
          <table:table-cell table:number-columns-repeated="9"/>
          <table:table-cell office:value-type="float" office:value="374.284" calcext:value-type="float">
            <text:p>374.284</text:p>
          </table:table-cell>
          <table:table-cell office:value-type="float" office:value="0.183" calcext:value-type="float">
            <text:p>0.183</text:p>
          </table:table-cell>
          <table:table-cell office:value-type="float" office:value="0.773" calcext:value-type="float">
            <text:p>0.77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455" calcext:value-type="float">
            <text:p>374.455</text:p>
          </table:table-cell>
          <table:table-cell office:value-type="float" office:value="0.189" calcext:value-type="float">
            <text:p>0.189</text:p>
          </table:table-cell>
          <table:table-cell office:value-type="float" office:value="0.718" calcext:value-type="float">
            <text:p>0.71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627" calcext:value-type="float">
            <text:p>374.627</text:p>
          </table:table-cell>
          <table:table-cell office:value-type="float" office:value="0.179" calcext:value-type="float">
            <text:p>0.179</text:p>
          </table:table-cell>
          <table:table-cell office:value-type="float" office:value="0.686" calcext:value-type="float">
            <text:p>0.686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798" calcext:value-type="float">
            <text:p>374.798</text:p>
          </table:table-cell>
          <table:table-cell office:value-type="float" office:value="0.173" calcext:value-type="float">
            <text:p>0.173</text:p>
          </table:table-cell>
          <table:table-cell office:value-type="float" office:value="0.652" calcext:value-type="float">
            <text:p>0.652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969" calcext:value-type="float">
            <text:p>374.969</text:p>
          </table:table-cell>
          <table:table-cell office:value-type="float" office:value="0.167" calcext:value-type="float">
            <text:p>0.167</text:p>
          </table:table-cell>
          <table:table-cell office:value-type="float" office:value="0.628" calcext:value-type="float">
            <text:p>0.62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141" calcext:value-type="float">
            <text:p>375.141</text:p>
          </table:table-cell>
          <table:table-cell office:value-type="float" office:value="0.161" calcext:value-type="float">
            <text:p>0.161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312" calcext:value-type="float">
            <text:p>375.312</text:p>
          </table:table-cell>
          <table:table-cell office:value-type="float" office:value="0.162" calcext:value-type="float">
            <text:p>0.162</text:p>
          </table:table-cell>
          <table:table-cell office:value-type="float" office:value="0.581" calcext:value-type="float">
            <text:p>0.581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483" calcext:value-type="float">
            <text:p>375.483</text:p>
          </table:table-cell>
          <table:table-cell office:value-type="float" office:value="0.161" calcext:value-type="float">
            <text:p>0.161</text:p>
          </table:table-cell>
          <table:table-cell office:value-type="float" office:value="0.561" calcext:value-type="float">
            <text:p>0.561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654" calcext:value-type="float">
            <text:p>375.654</text:p>
          </table:table-cell>
          <table:table-cell office:value-type="float" office:value="0.157" calcext:value-type="float">
            <text:p>0.157</text:p>
          </table:table-cell>
          <table:table-cell office:value-type="float" office:value="0.543" calcext:value-type="float">
            <text:p>0.54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826" calcext:value-type="float">
            <text:p>375.826</text:p>
          </table:table-cell>
          <table:table-cell office:value-type="float" office:value="0.154" calcext:value-type="float">
            <text:p>0.154</text:p>
          </table:table-cell>
          <table:table-cell office:value-type="float" office:value="0.53" calcext:value-type="float">
            <text:p>0.5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997" calcext:value-type="float">
            <text:p>375.997</text:p>
          </table:table-cell>
          <table:table-cell office:value-type="float" office:value="0.154" calcext:value-type="float">
            <text:p>0.154</text:p>
          </table:table-cell>
          <table:table-cell office:value-type="float" office:value="0.517" calcext:value-type="float">
            <text:p>0.517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168" calcext:value-type="float">
            <text:p>376.168</text:p>
          </table:table-cell>
          <table:table-cell office:value-type="float" office:value="0.154" calcext:value-type="float">
            <text:p>0.154</text:p>
          </table:table-cell>
          <table:table-cell office:value-type="float" office:value="0.503" calcext:value-type="float">
            <text:p>0.50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34" calcext:value-type="float">
            <text:p>376.34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8" calcext:value-type="float">
            <text:p>0.49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511" calcext:value-type="float">
            <text:p>376.511</text:p>
          </table:table-cell>
          <table:table-cell office:value-type="float" office:value="0.155" calcext:value-type="float">
            <text:p>0.155</text:p>
          </table:table-cell>
          <table:table-cell office:value-type="float" office:value="0.493" calcext:value-type="float">
            <text:p>0.49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682" calcext:value-type="float">
            <text:p>376.682</text:p>
          </table:table-cell>
          <table:table-cell office:value-type="float" office:value="0.158" calcext:value-type="float">
            <text:p>0.158</text:p>
          </table:table-cell>
          <table:table-cell office:value-type="float" office:value="0.489" calcext:value-type="float">
            <text:p>0.489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854" calcext:value-type="float">
            <text:p>376.854</text:p>
          </table:table-cell>
          <table:table-cell office:value-type="float" office:value="0.161" calcext:value-type="float">
            <text:p>0.161</text:p>
          </table:table-cell>
          <table:table-cell office:value-type="float" office:value="0.479" calcext:value-type="float">
            <text:p>0.479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025" calcext:value-type="float">
            <text:p>377.025</text:p>
          </table:table-cell>
          <table:table-cell office:value-type="float" office:value="0.164" calcext:value-type="float">
            <text:p>0.164</text:p>
          </table:table-cell>
          <table:table-cell office:value-type="float" office:value="0.476" calcext:value-type="float">
            <text:p>0.476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196" calcext:value-type="float">
            <text:p>377.196</text:p>
          </table:table-cell>
          <table:table-cell office:value-type="float" office:value="0.164" calcext:value-type="float">
            <text:p>0.164</text:p>
          </table:table-cell>
          <table:table-cell office:value-type="float" office:value="0.477" calcext:value-type="float">
            <text:p>0.477</text:p>
          </table:table-cell>
          <table:table-cell office:value-type="float" office:value="2.414" calcext:value-type="float">
            <text:p>2.4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368" calcext:value-type="float">
            <text:p>377.368</text:p>
          </table:table-cell>
          <table:table-cell office:value-type="float" office:value="0.161" calcext:value-type="float">
            <text:p>0.161</text:p>
          </table:table-cell>
          <table:table-cell office:value-type="float" office:value="0.468" calcext:value-type="float">
            <text:p>0.468</text:p>
          </table:table-cell>
          <table:table-cell office:value-type="float" office:value="1.855" calcext:value-type="float">
            <text:p>1.8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539" calcext:value-type="float">
            <text:p>377.539</text:p>
          </table:table-cell>
          <table:table-cell office:value-type="float" office:value="0.159" calcext:value-type="float">
            <text:p>0.159</text:p>
          </table:table-cell>
          <table:table-cell office:value-type="float" office:value="0.467" calcext:value-type="float">
            <text:p>0.467</text:p>
          </table:table-cell>
          <table:table-cell office:value-type="float" office:value="1.6" calcext:value-type="float">
            <text:p>1.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71" calcext:value-type="float">
            <text:p>377.71</text:p>
          </table:table-cell>
          <table:table-cell office:value-type="float" office:value="0.155" calcext:value-type="float">
            <text:p>0.155</text:p>
          </table:table-cell>
          <table:table-cell office:value-type="float" office:value="0.464" calcext:value-type="float">
            <text:p>0.464</text:p>
          </table:table-cell>
          <table:table-cell office:value-type="float" office:value="1.502" calcext:value-type="float">
            <text:p>1.5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881" calcext:value-type="float">
            <text:p>377.881</text:p>
          </table:table-cell>
          <table:table-cell office:value-type="float" office:value="0.154" calcext:value-type="float">
            <text:p>0.154</text:p>
          </table:table-cell>
          <table:table-cell office:value-type="float" office:value="0.461" calcext:value-type="float">
            <text:p>0.461</text:p>
          </table:table-cell>
          <table:table-cell office:value-type="float" office:value="1.353" calcext:value-type="float">
            <text:p>1.3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053" calcext:value-type="float">
            <text:p>378.0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454" calcext:value-type="float">
            <text:p>0.454</text:p>
          </table:table-cell>
          <table:table-cell office:value-type="float" office:value="1.242" calcext:value-type="float">
            <text:p>1.2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224" calcext:value-type="float">
            <text:p>378.22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5" calcext:value-type="float">
            <text:p>0.45</text:p>
          </table:table-cell>
          <table:table-cell office:value-type="float" office:value="1.187" calcext:value-type="float">
            <text:p>1.1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395" calcext:value-type="float">
            <text:p>378.395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3" calcext:value-type="float">
            <text:p>0.443</text:p>
          </table:table-cell>
          <table:table-cell office:value-type="float" office:value="1.11" calcext:value-type="float">
            <text:p>1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567" calcext:value-type="float">
            <text:p>378.567</text:p>
          </table:table-cell>
          <table:table-cell office:value-type="float" office:value="0.148" calcext:value-type="float">
            <text:p>0.148</text:p>
          </table:table-cell>
          <table:table-cell office:value-type="float" office:value="0.435" calcext:value-type="float">
            <text:p>0.435</text:p>
          </table:table-cell>
          <table:table-cell office:value-type="float" office:value="1.036" calcext:value-type="float">
            <text:p>1.0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738" calcext:value-type="float">
            <text:p>378.738</text:p>
          </table:table-cell>
          <table:table-cell office:value-type="float" office:value="0.146" calcext:value-type="float">
            <text:p>0.146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909" calcext:value-type="float">
            <text:p>378.909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968" calcext:value-type="float">
            <text:p>0.9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081" calcext:value-type="float">
            <text:p>379.081</text:p>
          </table:table-cell>
          <table:table-cell office:value-type="float" office:value="0.144" calcext:value-type="float">
            <text:p>0.144</text:p>
          </table:table-cell>
          <table:table-cell office:value-type="float" office:value="0.421" calcext:value-type="float">
            <text:p>0.421</text:p>
          </table:table-cell>
          <table:table-cell office:value-type="float" office:value="0.929" calcext:value-type="float">
            <text:p>0.9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252" calcext:value-type="float">
            <text:p>379.252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9" calcext:value-type="float">
            <text:p>0.419</text:p>
          </table:table-cell>
          <table:table-cell office:value-type="float" office:value="0.91" calcext:value-type="float">
            <text:p>0.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423" calcext:value-type="float">
            <text:p>379.423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6" calcext:value-type="float">
            <text:p>0.416</text:p>
          </table:table-cell>
          <table:table-cell office:value-type="float" office:value="0.888" calcext:value-type="float">
            <text:p>0.8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595" calcext:value-type="float">
            <text:p>379.595</text:p>
          </table:table-cell>
          <table:table-cell office:value-type="float" office:value="0.141" calcext:value-type="float">
            <text:p>0.141</text:p>
          </table:table-cell>
          <table:table-cell office:value-type="float" office:value="0.413" calcext:value-type="float">
            <text:p>0.413</text:p>
          </table:table-cell>
          <table:table-cell office:value-type="float" office:value="0.87" calcext:value-type="float">
            <text:p>0.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766" calcext:value-type="float">
            <text:p>379.766</text:p>
          </table:table-cell>
          <table:table-cell office:value-type="float" office:value="0.139" calcext:value-type="float">
            <text:p>0.139</text:p>
          </table:table-cell>
          <table:table-cell office:value-type="float" office:value="0.41" calcext:value-type="float">
            <text:p>0.41</text:p>
          </table:table-cell>
          <table:table-cell office:value-type="float" office:value="0.85" calcext:value-type="float">
            <text:p>0.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937" calcext:value-type="float">
            <text:p>379.9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405" calcext:value-type="float">
            <text:p>0.405</text:p>
          </table:table-cell>
          <table:table-cell office:value-type="float" office:value="0.833" calcext:value-type="float">
            <text:p>0.8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109" calcext:value-type="float">
            <text:p>380.109</text:p>
          </table:table-cell>
          <table:table-cell office:value-type="float" office:value="0.139" calcext:value-type="float">
            <text:p>0.139</text:p>
          </table:table-cell>
          <table:table-cell office:value-type="float" office:value="0.403" calcext:value-type="float">
            <text:p>0.403</text:p>
          </table:table-cell>
          <table:table-cell office:value-type="float" office:value="0.825" calcext:value-type="float">
            <text:p>0.8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28" calcext:value-type="float">
            <text:p>380.28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9" calcext:value-type="float">
            <text:p>0.399</text:p>
          </table:table-cell>
          <table:table-cell office:value-type="float" office:value="0.815" calcext:value-type="float">
            <text:p>0.8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451" calcext:value-type="float">
            <text:p>380.451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7" calcext:value-type="float">
            <text:p>0.397</text:p>
          </table:table-cell>
          <table:table-cell office:value-type="float" office:value="0.809" calcext:value-type="float">
            <text:p>0.8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623" calcext:value-type="float">
            <text:p>380.623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6" calcext:value-type="float">
            <text:p>0.396</text:p>
          </table:table-cell>
          <table:table-cell office:value-type="float" office:value="0.797" calcext:value-type="float">
            <text:p>0.7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794" calcext:value-type="float">
            <text:p>380.794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6" calcext:value-type="float">
            <text:p>0.396</text:p>
          </table:table-cell>
          <table:table-cell office:value-type="float" office:value="0.786" calcext:value-type="float">
            <text:p>0.7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965" calcext:value-type="float">
            <text:p>380.965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5" calcext:value-type="float">
            <text:p>0.395</text:p>
          </table:table-cell>
          <table:table-cell office:value-type="float" office:value="0.778" calcext:value-type="float">
            <text:p>0.7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137" calcext:value-type="float">
            <text:p>381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6" calcext:value-type="float">
            <text:p>0.396</text:p>
          </table:table-cell>
          <table:table-cell office:value-type="float" office:value="0.77" calcext:value-type="float">
            <text:p>0.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308" calcext:value-type="float">
            <text:p>381.308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6" calcext:value-type="float">
            <text:p>0.396</text:p>
          </table:table-cell>
          <table:table-cell office:value-type="float" office:value="0.763" calcext:value-type="float">
            <text:p>0.7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479" calcext:value-type="float">
            <text:p>381.479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4" calcext:value-type="float">
            <text:p>0.394</text:p>
          </table:table-cell>
          <table:table-cell office:value-type="float" office:value="0.757" calcext:value-type="float">
            <text:p>0.7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651" calcext:value-type="float">
            <text:p>381.651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4" calcext:value-type="float">
            <text:p>0.394</text:p>
          </table:table-cell>
          <table:table-cell office:value-type="float" office:value="0.751" calcext:value-type="float">
            <text:p>0.7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822" calcext:value-type="float">
            <text:p>381.822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3" calcext:value-type="float">
            <text:p>0.393</text:p>
          </table:table-cell>
          <table:table-cell office:value-type="float" office:value="0.745" calcext:value-type="float">
            <text:p>0.7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993" calcext:value-type="float">
            <text:p>381.993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1" calcext:value-type="float">
            <text:p>0.391</text:p>
          </table:table-cell>
          <table:table-cell office:value-type="float" office:value="0.738" calcext:value-type="float">
            <text:p>0.7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165" calcext:value-type="float">
            <text:p>382.165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" calcext:value-type="float">
            <text:p>0.39</text:p>
          </table:table-cell>
          <table:table-cell office:value-type="float" office:value="0.731" calcext:value-type="float">
            <text:p>0.7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336" calcext:value-type="float">
            <text:p>382.336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8" calcext:value-type="float">
            <text:p>0.388</text:p>
          </table:table-cell>
          <table:table-cell office:value-type="float" office:value="0.725" calcext:value-type="float">
            <text:p>0.7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507" calcext:value-type="float">
            <text:p>382.507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7" calcext:value-type="float">
            <text:p>0.387</text:p>
          </table:table-cell>
          <table:table-cell office:value-type="float" office:value="0.719" calcext:value-type="float">
            <text:p>0.7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679" calcext:value-type="float">
            <text:p>382.679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6" calcext:value-type="float">
            <text:p>0.386</text:p>
          </table:table-cell>
          <table:table-cell office:value-type="float" office:value="0.712" calcext:value-type="float">
            <text:p>0.7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85" calcext:value-type="float">
            <text:p>382.85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5" calcext:value-type="float">
            <text:p>0.385</text:p>
          </table:table-cell>
          <table:table-cell office:value-type="float" office:value="0.707" calcext:value-type="float">
            <text:p>0.7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021" calcext:value-type="float">
            <text:p>383.021</text:p>
          </table:table-cell>
          <table:table-cell office:value-type="float" office:value="0.14" calcext:value-type="float">
            <text:p>0.14</text:p>
          </table:table-cell>
          <table:table-cell office:value-type="float" office:value="0.385" calcext:value-type="float">
            <text:p>0.385</text:p>
          </table:table-cell>
          <table:table-cell office:value-type="float" office:value="0.702" calcext:value-type="float">
            <text:p>0.7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193" calcext:value-type="float">
            <text:p>383.193</text:p>
          </table:table-cell>
          <table:table-cell office:value-type="float" office:value="0.14" calcext:value-type="float">
            <text:p>0.14</text:p>
          </table:table-cell>
          <table:table-cell office:value-type="float" office:value="0.385" calcext:value-type="float">
            <text:p>0.385</text:p>
          </table:table-cell>
          <table:table-cell office:value-type="float" office:value="0.698" calcext:value-type="float">
            <text:p>0.6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364" calcext:value-type="float">
            <text:p>383.364</text:p>
          </table:table-cell>
          <table:table-cell office:value-type="float" office:value="0.14" calcext:value-type="float">
            <text:p>0.14</text:p>
          </table:table-cell>
          <table:table-cell office:value-type="float" office:value="0.384" calcext:value-type="float">
            <text:p>0.384</text:p>
          </table:table-cell>
          <table:table-cell office:value-type="float" office:value="0.698" calcext:value-type="float">
            <text:p>0.6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535" calcext:value-type="float">
            <text:p>383.535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4" calcext:value-type="float">
            <text:p>0.384</text:p>
          </table:table-cell>
          <table:table-cell office:value-type="float" office:value="0.693" calcext:value-type="float">
            <text:p>0.6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707" calcext:value-type="float">
            <text:p>383.707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3" calcext:value-type="float">
            <text:p>0.383</text:p>
          </table:table-cell>
          <table:table-cell office:value-type="float" office:value="0.69" calcext:value-type="float">
            <text:p>0.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878" calcext:value-type="float">
            <text:p>383.878</text:p>
          </table:table-cell>
          <table:table-cell office:value-type="float" office:value="0.138" calcext:value-type="float">
            <text:p>0.138</text:p>
          </table:table-cell>
          <table:table-cell office:value-type="float" office:value="0.382" calcext:value-type="float">
            <text:p>0.382</text:p>
          </table:table-cell>
          <table:table-cell office:value-type="float" office:value="0.686" calcext:value-type="float">
            <text:p>0.6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049" calcext:value-type="float">
            <text:p>384.049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1" calcext:value-type="float">
            <text:p>0.381</text:p>
          </table:table-cell>
          <table:table-cell office:value-type="float" office:value="0.68" calcext:value-type="float">
            <text:p>0.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221" calcext:value-type="float">
            <text:p>384.221</text:p>
          </table:table-cell>
          <table:table-cell office:value-type="float" office:value="0.136" calcext:value-type="float">
            <text:p>0.136</text:p>
          </table:table-cell>
          <table:table-cell office:value-type="float" office:value="0.38" calcext:value-type="float">
            <text:p>0.38</text:p>
          </table:table-cell>
          <table:table-cell office:value-type="float" office:value="0.679" calcext:value-type="float">
            <text:p>0.6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392" calcext:value-type="float">
            <text:p>384.392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" calcext:value-type="float">
            <text:p>0.38</text:p>
          </table:table-cell>
          <table:table-cell office:value-type="float" office:value="0.677" calcext:value-type="float">
            <text:p>0.6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564" calcext:value-type="float">
            <text:p>384.56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" calcext:value-type="float">
            <text:p>0.38</text:p>
          </table:table-cell>
          <table:table-cell office:value-type="float" office:value="0.676" calcext:value-type="float">
            <text:p>0.6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735" calcext:value-type="float">
            <text:p>384.73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" calcext:value-type="float">
            <text:p>0.38</text:p>
          </table:table-cell>
          <table:table-cell office:value-type="float" office:value="0.672" calcext:value-type="float">
            <text:p>0.6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906" calcext:value-type="float">
            <text:p>384.906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9" calcext:value-type="float">
            <text:p>0.379</text:p>
          </table:table-cell>
          <table:table-cell office:value-type="float" office:value="0.67" calcext:value-type="float">
            <text:p>0.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078" calcext:value-type="float">
            <text:p>385.07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8" calcext:value-type="float">
            <text:p>0.378</text:p>
          </table:table-cell>
          <table:table-cell office:value-type="float" office:value="0.669" calcext:value-type="float">
            <text:p>0.6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249" calcext:value-type="float">
            <text:p>385.249</text:p>
          </table:table-cell>
          <table:table-cell office:value-type="float" office:value="0.134" calcext:value-type="float">
            <text:p>0.134</text:p>
          </table:table-cell>
          <table:table-cell office:value-type="float" office:value="0.377" calcext:value-type="float">
            <text:p>0.377</text:p>
          </table:table-cell>
          <table:table-cell office:value-type="float" office:value="0.667" calcext:value-type="float">
            <text:p>0.6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42" calcext:value-type="float">
            <text:p>385.4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76" calcext:value-type="float">
            <text:p>0.376</text:p>
          </table:table-cell>
          <table:table-cell office:value-type="float" office:value="0.665" calcext:value-type="float">
            <text:p>0.6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592" calcext:value-type="float">
            <text:p>385.59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75" calcext:value-type="float">
            <text:p>0.375</text:p>
          </table:table-cell>
          <table:table-cell office:value-type="float" office:value="0.664" calcext:value-type="float">
            <text:p>0.6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763" calcext:value-type="float">
            <text:p>385.763</text:p>
          </table:table-cell>
          <table:table-cell office:value-type="float" office:value="0.133" calcext:value-type="float">
            <text:p>0.133</text:p>
          </table:table-cell>
          <table:table-cell office:value-type="float" office:value="0.374" calcext:value-type="float">
            <text:p>0.374</text:p>
          </table:table-cell>
          <table:table-cell office:value-type="float" office:value="0.662" calcext:value-type="float">
            <text:p>0.6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934" calcext:value-type="float">
            <text:p>385.9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373" calcext:value-type="float">
            <text:p>0.373</text:p>
          </table:table-cell>
          <table:table-cell office:value-type="float" office:value="0.66" calcext:value-type="float">
            <text:p>0.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106" calcext:value-type="float">
            <text:p>386.10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71" calcext:value-type="float">
            <text:p>0.371</text:p>
          </table:table-cell>
          <table:table-cell office:value-type="float" office:value="0.658" calcext:value-type="float">
            <text:p>0.6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277" calcext:value-type="float">
            <text:p>386.277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9" calcext:value-type="float">
            <text:p>0.369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448" calcext:value-type="float">
            <text:p>386.44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8" calcext:value-type="float">
            <text:p>0.368</text:p>
          </table:table-cell>
          <table:table-cell office:value-type="float" office:value="0.653" calcext:value-type="float">
            <text:p>0.6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62" calcext:value-type="float">
            <text:p>386.62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7" calcext:value-type="float">
            <text:p>0.367</text:p>
          </table:table-cell>
          <table:table-cell office:value-type="float" office:value="0.652" calcext:value-type="float">
            <text:p>0.6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791" calcext:value-type="float">
            <text:p>386.791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6" calcext:value-type="float">
            <text:p>0.366</text:p>
          </table:table-cell>
          <table:table-cell office:value-type="float" office:value="0.651" calcext:value-type="float">
            <text:p>0.6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963" calcext:value-type="float">
            <text:p>386.963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6" calcext:value-type="float">
            <text:p>0.366</text:p>
          </table:table-cell>
          <table:table-cell office:value-type="float" office:value="0.65" calcext:value-type="float">
            <text:p>0.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134" calcext:value-type="float">
            <text:p>387.1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9" calcext:value-type="float">
            <text:p>0.6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305" calcext:value-type="float">
            <text:p>387.305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8" calcext:value-type="float">
            <text:p>0.6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477" calcext:value-type="float">
            <text:p>387.477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6" calcext:value-type="float">
            <text:p>0.6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648" calcext:value-type="float">
            <text:p>387.64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4" calcext:value-type="float">
            <text:p>0.6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819" calcext:value-type="float">
            <text:p>387.819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4" calcext:value-type="float">
            <text:p>0.364</text:p>
          </table:table-cell>
          <table:table-cell office:value-type="float" office:value="0.643" calcext:value-type="float">
            <text:p>0.6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991" calcext:value-type="float">
            <text:p>387.991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4" calcext:value-type="float">
            <text:p>0.364</text:p>
          </table:table-cell>
          <table:table-cell office:value-type="float" office:value="0.642" calcext:value-type="float">
            <text:p>0.6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162" calcext:value-type="float">
            <text:p>388.162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4" calcext:value-type="float">
            <text:p>0.364</text:p>
          </table:table-cell>
          <table:table-cell office:value-type="float" office:value="0.641" calcext:value-type="float">
            <text:p>0.6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334" calcext:value-type="float">
            <text:p>388.3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1" calcext:value-type="float">
            <text:p>0.6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505" calcext:value-type="float">
            <text:p>388.505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" calcext:value-type="float">
            <text:p>0.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676" calcext:value-type="float">
            <text:p>388.67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9" calcext:value-type="float">
            <text:p>0.6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848" calcext:value-type="float">
            <text:p>388.84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8" calcext:value-type="float">
            <text:p>0.6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019" calcext:value-type="float">
            <text:p>389.019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7" calcext:value-type="float">
            <text:p>0.6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19" calcext:value-type="float">
            <text:p>389.19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6" calcext:value-type="float">
            <text:p>0.6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362" calcext:value-type="float">
            <text:p>389.362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533" calcext:value-type="float">
            <text:p>389.5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4" calcext:value-type="float">
            <text:p>0.6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705" calcext:value-type="float">
            <text:p>389.705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4" calcext:value-type="float">
            <text:p>0.6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876" calcext:value-type="float">
            <text:p>389.876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047" calcext:value-type="float">
            <text:p>390.047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219" calcext:value-type="float">
            <text:p>390.219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39" calcext:value-type="float">
            <text:p>390.39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562" calcext:value-type="float">
            <text:p>390.562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733" calcext:value-type="float">
            <text:p>390.7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904" calcext:value-type="float">
            <text:p>390.904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076" calcext:value-type="float">
            <text:p>391.07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247" calcext:value-type="float">
            <text:p>391.247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4" calcext:value-type="float">
            <text:p>0.364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419" calcext:value-type="float">
            <text:p>391.419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59" calcext:value-type="float">
            <text:p>391.59</text:p>
          </table:table-cell>
          <table:table-cell office:value-type="float" office:value="0.133" calcext:value-type="float">
            <text:p>0.133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761" calcext:value-type="float">
            <text:p>391.761</text:p>
          </table:table-cell>
          <table:table-cell office:value-type="float" office:value="0.133" calcext:value-type="float">
            <text:p>0.133</text:p>
          </table:table-cell>
          <table:table-cell office:value-type="float" office:value="0.364" calcext:value-type="float">
            <text:p>0.364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933" calcext:value-type="float">
            <text:p>391.933</text:p>
          </table:table-cell>
          <table:table-cell office:value-type="float" office:value="0.133" calcext:value-type="float">
            <text:p>0.133</text:p>
          </table:table-cell>
          <table:table-cell office:value-type="float" office:value="0.364" calcext:value-type="float">
            <text:p>0.364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104" calcext:value-type="float">
            <text:p>392.104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276" calcext:value-type="float">
            <text:p>392.276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447" calcext:value-type="float">
            <text:p>392.447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4" calcext:value-type="float">
            <text:p>0.6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618" calcext:value-type="float">
            <text:p>392.618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4" calcext:value-type="float">
            <text:p>0.6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79" calcext:value-type="float">
            <text:p>392.79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961" calcext:value-type="float">
            <text:p>392.961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133" calcext:value-type="float">
            <text:p>393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6" calcext:value-type="float">
            <text:p>0.366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304" calcext:value-type="float">
            <text:p>393.304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6" calcext:value-type="float">
            <text:p>0.366</text:p>
          </table:table-cell>
          <table:table-cell office:value-type="float" office:value="0.636" calcext:value-type="float">
            <text:p>0.6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475" calcext:value-type="float">
            <text:p>393.475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7" calcext:value-type="float">
            <text:p>0.367</text:p>
          </table:table-cell>
          <table:table-cell office:value-type="float" office:value="0.636" calcext:value-type="float">
            <text:p>0.6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647" calcext:value-type="float">
            <text:p>393.647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7" calcext:value-type="float">
            <text:p>0.367</text:p>
          </table:table-cell>
          <table:table-cell office:value-type="float" office:value="0.637" calcext:value-type="float">
            <text:p>0.6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818" calcext:value-type="float">
            <text:p>393.818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8" calcext:value-type="float">
            <text:p>0.368</text:p>
          </table:table-cell>
          <table:table-cell office:value-type="float" office:value="0.638" calcext:value-type="float">
            <text:p>0.6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99" calcext:value-type="float">
            <text:p>393.99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8" calcext:value-type="float">
            <text:p>0.368</text:p>
          </table:table-cell>
          <table:table-cell office:value-type="float" office:value="0.639" calcext:value-type="float">
            <text:p>0.6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161" calcext:value-type="float">
            <text:p>394.161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4" calcext:value-type="float">
            <text:p>0.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332" calcext:value-type="float">
            <text:p>394.3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41" calcext:value-type="float">
            <text:p>0.6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504" calcext:value-type="float">
            <text:p>394.5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" calcext:value-type="float">
            <text:p>0.37</text:p>
          </table:table-cell>
          <table:table-cell office:value-type="float" office:value="0.642" calcext:value-type="float">
            <text:p>0.6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675" calcext:value-type="float">
            <text:p>394.67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" calcext:value-type="float">
            <text:p>0.37</text:p>
          </table:table-cell>
          <table:table-cell office:value-type="float" office:value="0.642" calcext:value-type="float">
            <text:p>0.6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847" calcext:value-type="float">
            <text:p>394.847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" calcext:value-type="float">
            <text:p>0.37</text:p>
          </table:table-cell>
          <table:table-cell office:value-type="float" office:value="0.643" calcext:value-type="float">
            <text:p>0.6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018" calcext:value-type="float">
            <text:p>395.01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1" calcext:value-type="float">
            <text:p>0.371</text:p>
          </table:table-cell>
          <table:table-cell office:value-type="float" office:value="0.644" calcext:value-type="float">
            <text:p>0.6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189" calcext:value-type="float">
            <text:p>395.189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1" calcext:value-type="float">
            <text:p>0.371</text:p>
          </table:table-cell>
          <table:table-cell office:value-type="float" office:value="0.645" calcext:value-type="float">
            <text:p>0.6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361" calcext:value-type="float">
            <text:p>395.361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2" calcext:value-type="float">
            <text:p>0.372</text:p>
          </table:table-cell>
          <table:table-cell office:value-type="float" office:value="0.646" calcext:value-type="float">
            <text:p>0.6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532" calcext:value-type="float">
            <text:p>395.5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3" calcext:value-type="float">
            <text:p>0.373</text:p>
          </table:table-cell>
          <table:table-cell office:value-type="float" office:value="0.647" calcext:value-type="float">
            <text:p>0.6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704" calcext:value-type="float">
            <text:p>395.7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3" calcext:value-type="float">
            <text:p>0.373</text:p>
          </table:table-cell>
          <table:table-cell office:value-type="float" office:value="0.648" calcext:value-type="float">
            <text:p>0.6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875" calcext:value-type="float">
            <text:p>395.87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3" calcext:value-type="float">
            <text:p>0.373</text:p>
          </table:table-cell>
          <table:table-cell office:value-type="float" office:value="0.649" calcext:value-type="float">
            <text:p>0.6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047" calcext:value-type="float">
            <text:p>396.047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4" calcext:value-type="float">
            <text:p>0.374</text:p>
          </table:table-cell>
          <table:table-cell office:value-type="float" office:value="0.65" calcext:value-type="float">
            <text:p>0.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218" calcext:value-type="float">
            <text:p>396.21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51" calcext:value-type="float">
            <text:p>0.6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389" calcext:value-type="float">
            <text:p>396.389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51" calcext:value-type="float">
            <text:p>0.6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561" calcext:value-type="float">
            <text:p>396.561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53" calcext:value-type="float">
            <text:p>0.6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732" calcext:value-type="float">
            <text:p>396.7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6" calcext:value-type="float">
            <text:p>0.376</text:p>
          </table:table-cell>
          <table:table-cell office:value-type="float" office:value="0.654" calcext:value-type="float">
            <text:p>0.6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904" calcext:value-type="float">
            <text:p>396.904</text:p>
          </table:table-cell>
          <table:table-cell office:value-type="float" office:value="0.136" calcext:value-type="float">
            <text:p>0.136</text:p>
          </table:table-cell>
          <table:table-cell office:value-type="float" office:value="0.377" calcext:value-type="float">
            <text:p>0.377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075" calcext:value-type="float">
            <text:p>397.075</text:p>
          </table:table-cell>
          <table:table-cell office:value-type="float" office:value="0.136" calcext:value-type="float">
            <text:p>0.136</text:p>
          </table:table-cell>
          <table:table-cell office:value-type="float" office:value="0.377" calcext:value-type="float">
            <text:p>0.377</text:p>
          </table:table-cell>
          <table:table-cell office:value-type="float" office:value="0.656" calcext:value-type="float">
            <text:p>0.6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247" calcext:value-type="float">
            <text:p>397.247</text:p>
          </table:table-cell>
          <table:table-cell office:value-type="float" office:value="0.136" calcext:value-type="float">
            <text:p>0.136</text:p>
          </table:table-cell>
          <table:table-cell office:value-type="float" office:value="0.378" calcext:value-type="float">
            <text:p>0.378</text:p>
          </table:table-cell>
          <table:table-cell office:value-type="float" office:value="0.658" calcext:value-type="float">
            <text:p>0.6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418" calcext:value-type="float">
            <text:p>397.418</text:p>
          </table:table-cell>
          <table:table-cell office:value-type="float" office:value="0.136" calcext:value-type="float">
            <text:p>0.136</text:p>
          </table:table-cell>
          <table:table-cell office:value-type="float" office:value="0.379" calcext:value-type="float">
            <text:p>0.379</text:p>
          </table:table-cell>
          <table:table-cell office:value-type="float" office:value="0.659" calcext:value-type="float">
            <text:p>0.6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589" calcext:value-type="float">
            <text:p>397.589</text:p>
          </table:table-cell>
          <table:table-cell office:value-type="float" office:value="0.136" calcext:value-type="float">
            <text:p>0.136</text:p>
          </table:table-cell>
          <table:table-cell office:value-type="float" office:value="0.38" calcext:value-type="float">
            <text:p>0.38</text:p>
          </table:table-cell>
          <table:table-cell office:value-type="float" office:value="0.661" calcext:value-type="float">
            <text:p>0.6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761" calcext:value-type="float">
            <text:p>397.761</text:p>
          </table:table-cell>
          <table:table-cell office:value-type="float" office:value="0.136" calcext:value-type="float">
            <text:p>0.136</text:p>
          </table:table-cell>
          <table:table-cell office:value-type="float" office:value="0.381" calcext:value-type="float">
            <text:p>0.381</text:p>
          </table:table-cell>
          <table:table-cell office:value-type="float" office:value="0.662" calcext:value-type="float">
            <text:p>0.6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932" calcext:value-type="float">
            <text:p>397.932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2" calcext:value-type="float">
            <text:p>0.382</text:p>
          </table:table-cell>
          <table:table-cell office:value-type="float" office:value="0.664" calcext:value-type="float">
            <text:p>0.6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104" calcext:value-type="float">
            <text:p>398.104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666" calcext:value-type="float">
            <text:p>0.6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275" calcext:value-type="float">
            <text:p>398.275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4" calcext:value-type="float">
            <text:p>0.384</text:p>
          </table:table-cell>
          <table:table-cell office:value-type="float" office:value="0.668" calcext:value-type="float">
            <text:p>0.6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447" calcext:value-type="float">
            <text:p>398.447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5" calcext:value-type="float">
            <text:p>0.385</text:p>
          </table:table-cell>
          <table:table-cell office:value-type="float" office:value="0.671" calcext:value-type="float">
            <text:p>0.6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618" calcext:value-type="float">
            <text:p>398.618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7" calcext:value-type="float">
            <text:p>0.387</text:p>
          </table:table-cell>
          <table:table-cell office:value-type="float" office:value="0.672" calcext:value-type="float">
            <text:p>0.6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789" calcext:value-type="float">
            <text:p>398.789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8" calcext:value-type="float">
            <text:p>0.388</text:p>
          </table:table-cell>
          <table:table-cell office:value-type="float" office:value="0.675" calcext:value-type="float">
            <text:p>0.6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961" calcext:value-type="float">
            <text:p>398.961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677" calcext:value-type="float">
            <text:p>0.6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132" calcext:value-type="float">
            <text:p>399.132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" calcext:value-type="float">
            <text:p>0.39</text:p>
          </table:table-cell>
          <table:table-cell office:value-type="float" office:value="0.679" calcext:value-type="float">
            <text:p>0.6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304" calcext:value-type="float">
            <text:p>399.304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1" calcext:value-type="float">
            <text:p>0.391</text:p>
          </table:table-cell>
          <table:table-cell office:value-type="float" office:value="0.681" calcext:value-type="float">
            <text:p>0.6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475" calcext:value-type="float">
            <text:p>399.475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4" calcext:value-type="float">
            <text:p>0.6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647" calcext:value-type="float">
            <text:p>399.647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4" calcext:value-type="float">
            <text:p>0.394</text:p>
          </table:table-cell>
          <table:table-cell office:value-type="float" office:value="0.686" calcext:value-type="float">
            <text:p>0.6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818" calcext:value-type="float">
            <text:p>399.818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5" calcext:value-type="float">
            <text:p>0.395</text:p>
          </table:table-cell>
          <table:table-cell office:value-type="float" office:value="0.688" calcext:value-type="float">
            <text:p>0.6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989" calcext:value-type="float">
            <text:p>399.989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6" calcext:value-type="float">
            <text:p>0.396</text:p>
          </table:table-cell>
          <table:table-cell office:value-type="float" office:value="0.69" calcext:value-type="float">
            <text:p>0.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161" calcext:value-type="float">
            <text:p>400.161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8" calcext:value-type="float">
            <text:p>0.398</text:p>
          </table:table-cell>
          <table:table-cell office:value-type="float" office:value="0.692" calcext:value-type="float">
            <text:p>0.6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332" calcext:value-type="float">
            <text:p>400.332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9" calcext:value-type="float">
            <text:p>0.399</text:p>
          </table:table-cell>
          <table:table-cell office:value-type="float" office:value="0.694" calcext:value-type="float">
            <text:p>0.6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504" calcext:value-type="float">
            <text:p>400.504</text:p>
          </table:table-cell>
          <table:table-cell office:value-type="float" office:value="0.14" calcext:value-type="float">
            <text:p>0.14</text:p>
          </table:table-cell>
          <table:table-cell office:value-type="float" office:value="0.4" calcext:value-type="float">
            <text:p>0.4</text:p>
          </table:table-cell>
          <table:table-cell office:value-type="float" office:value="0.696" calcext:value-type="float">
            <text:p>0.6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675" calcext:value-type="float">
            <text:p>400.675</text:p>
          </table:table-cell>
          <table:table-cell office:value-type="float" office:value="0.14" calcext:value-type="float">
            <text:p>0.14</text:p>
          </table:table-cell>
          <table:table-cell office:value-type="float" office:value="0.401" calcext:value-type="float">
            <text:p>0.401</text:p>
          </table:table-cell>
          <table:table-cell office:value-type="float" office:value="0.698" calcext:value-type="float">
            <text:p>0.6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847" calcext:value-type="float">
            <text:p>400.847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2" calcext:value-type="float">
            <text:p>0.402</text:p>
          </table:table-cell>
          <table:table-cell office:value-type="float" office:value="0.7" calcext:value-type="float">
            <text:p>0.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018" calcext:value-type="float">
            <text:p>401.018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3" calcext:value-type="float">
            <text:p>0.403</text:p>
          </table:table-cell>
          <table:table-cell office:value-type="float" office:value="0.702" calcext:value-type="float">
            <text:p>0.7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19" calcext:value-type="float">
            <text:p>401.19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5" calcext:value-type="float">
            <text:p>0.405</text:p>
          </table:table-cell>
          <table:table-cell office:value-type="float" office:value="0.705" calcext:value-type="float">
            <text:p>0.7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361" calcext:value-type="float">
            <text:p>401.361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6" calcext:value-type="float">
            <text:p>0.406</text:p>
          </table:table-cell>
          <table:table-cell office:value-type="float" office:value="0.707" calcext:value-type="float">
            <text:p>0.7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533" calcext:value-type="float">
            <text:p>401.533</text:p>
          </table:table-cell>
          <table:table-cell office:value-type="float" office:value="0.142" calcext:value-type="float">
            <text:p>0.142</text:p>
          </table:table-cell>
          <table:table-cell office:value-type="float" office:value="0.407" calcext:value-type="float">
            <text:p>0.407</text:p>
          </table:table-cell>
          <table:table-cell office:value-type="float" office:value="0.709" calcext:value-type="float">
            <text:p>0.7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704" calcext:value-type="float">
            <text:p>401.704</text:p>
          </table:table-cell>
          <table:table-cell office:value-type="float" office:value="0.142" calcext:value-type="float">
            <text:p>0.142</text:p>
          </table:table-cell>
          <table:table-cell office:value-type="float" office:value="0.409" calcext:value-type="float">
            <text:p>0.409</text:p>
          </table:table-cell>
          <table:table-cell office:value-type="float" office:value="0.711" calcext:value-type="float">
            <text:p>0.7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875" calcext:value-type="float">
            <text:p>401.875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" calcext:value-type="float">
            <text:p>0.41</text:p>
          </table:table-cell>
          <table:table-cell office:value-type="float" office:value="0.713" calcext:value-type="float">
            <text:p>0.7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047" calcext:value-type="float">
            <text:p>402.0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411" calcext:value-type="float">
            <text:p>0.411</text:p>
          </table:table-cell>
          <table:table-cell office:value-type="float" office:value="0.716" calcext:value-type="float">
            <text:p>0.7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218" calcext:value-type="float">
            <text:p>402.218</text:p>
          </table:table-cell>
          <table:table-cell office:value-type="float" office:value="0.143" calcext:value-type="float">
            <text:p>0.143</text:p>
          </table:table-cell>
          <table:table-cell office:value-type="float" office:value="0.413" calcext:value-type="float">
            <text:p>0.413</text:p>
          </table:table-cell>
          <table:table-cell office:value-type="float" office:value="0.719" calcext:value-type="float">
            <text:p>0.7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39" calcext:value-type="float">
            <text:p>402.39</text:p>
          </table:table-cell>
          <table:table-cell office:value-type="float" office:value="0.143" calcext:value-type="float">
            <text:p>0.143</text:p>
          </table:table-cell>
          <table:table-cell office:value-type="float" office:value="0.414" calcext:value-type="float">
            <text:p>0.414</text:p>
          </table:table-cell>
          <table:table-cell office:value-type="float" office:value="0.721" calcext:value-type="float">
            <text:p>0.7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561" calcext:value-type="float">
            <text:p>402.561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723" calcext:value-type="float">
            <text:p>0.7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733" calcext:value-type="float">
            <text:p>402.733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6" calcext:value-type="float">
            <text:p>0.416</text:p>
          </table:table-cell>
          <table:table-cell office:value-type="float" office:value="0.726" calcext:value-type="float">
            <text:p>0.7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904" calcext:value-type="float">
            <text:p>402.904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8" calcext:value-type="float">
            <text:p>0.418</text:p>
          </table:table-cell>
          <table:table-cell office:value-type="float" office:value="0.728" calcext:value-type="float">
            <text:p>0.7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076" calcext:value-type="float">
            <text:p>403.076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9" calcext:value-type="float">
            <text:p>0.419</text:p>
          </table:table-cell>
          <table:table-cell office:value-type="float" office:value="0.731" calcext:value-type="float">
            <text:p>0.7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247" calcext:value-type="float">
            <text:p>403.247</text:p>
          </table:table-cell>
          <table:table-cell office:value-type="float" office:value="0.144" calcext:value-type="float">
            <text:p>0.144</text:p>
          </table:table-cell>
          <table:table-cell office:value-type="float" office:value="0.421" calcext:value-type="float">
            <text:p>0.421</text:p>
          </table:table-cell>
          <table:table-cell office:value-type="float" office:value="0.733" calcext:value-type="float">
            <text:p>0.7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419" calcext:value-type="float">
            <text:p>403.419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2" calcext:value-type="float">
            <text:p>0.422</text:p>
          </table:table-cell>
          <table:table-cell office:value-type="float" office:value="0.736" calcext:value-type="float">
            <text:p>0.7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59" calcext:value-type="float">
            <text:p>403.59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3" calcext:value-type="float">
            <text:p>0.423</text:p>
          </table:table-cell>
          <table:table-cell office:value-type="float" office:value="0.739" calcext:value-type="float">
            <text:p>0.7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762" calcext:value-type="float">
            <text:p>403.762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4" calcext:value-type="float">
            <text:p>0.424</text:p>
          </table:table-cell>
          <table:table-cell office:value-type="float" office:value="0.742" calcext:value-type="float">
            <text:p>0.7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933" calcext:value-type="float">
            <text:p>403.933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745" calcext:value-type="float">
            <text:p>0.7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104" calcext:value-type="float">
            <text:p>404.104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6" calcext:value-type="float">
            <text:p>0.426</text:p>
          </table:table-cell>
          <table:table-cell office:value-type="float" office:value="0.747" calcext:value-type="float">
            <text:p>0.7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276" calcext:value-type="float">
            <text:p>404.276</text:p>
          </table:table-cell>
          <table:table-cell office:value-type="float" office:value="0.146" calcext:value-type="float">
            <text:p>0.146</text:p>
          </table:table-cell>
          <table:table-cell office:value-type="float" office:value="0.428" calcext:value-type="float">
            <text:p>0.428</text:p>
          </table:table-cell>
          <table:table-cell office:value-type="float" office:value="0.75" calcext:value-type="float">
            <text:p>0.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447" calcext:value-type="float">
            <text:p>404.4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429" calcext:value-type="float">
            <text:p>0.429</text:p>
          </table:table-cell>
          <table:table-cell office:value-type="float" office:value="0.753" calcext:value-type="float">
            <text:p>0.7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619" calcext:value-type="float">
            <text:p>404.619</text:p>
          </table:table-cell>
          <table:table-cell office:value-type="float" office:value="0.146" calcext:value-type="float">
            <text:p>0.146</text:p>
          </table:table-cell>
          <table:table-cell office:value-type="float" office:value="0.43" calcext:value-type="float">
            <text:p>0.43</text:p>
          </table:table-cell>
          <table:table-cell office:value-type="float" office:value="0.756" calcext:value-type="float">
            <text:p>0.7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79" calcext:value-type="float">
            <text:p>404.79</text:p>
          </table:table-cell>
          <table:table-cell office:value-type="float" office:value="0.146" calcext:value-type="float">
            <text:p>0.146</text:p>
          </table:table-cell>
          <table:table-cell office:value-type="float" office:value="0.431" calcext:value-type="float">
            <text:p>0.431</text:p>
          </table:table-cell>
          <table:table-cell office:value-type="float" office:value="0.758" calcext:value-type="float">
            <text:p>0.7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962" calcext:value-type="float">
            <text:p>404.962</text:p>
          </table:table-cell>
          <table:table-cell office:value-type="float" office:value="0.146" calcext:value-type="float">
            <text:p>0.146</text:p>
          </table:table-cell>
          <table:table-cell office:value-type="float" office:value="0.432" calcext:value-type="float">
            <text:p>0.432</text:p>
          </table:table-cell>
          <table:table-cell office:value-type="float" office:value="0.761" calcext:value-type="float">
            <text:p>0.7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133" calcext:value-type="float">
            <text:p>405.133</text:p>
          </table:table-cell>
          <table:table-cell office:value-type="float" office:value="0.147" calcext:value-type="float">
            <text:p>0.147</text:p>
          </table:table-cell>
          <table:table-cell office:value-type="float" office:value="0.434" calcext:value-type="float">
            <text:p>0.434</text:p>
          </table:table-cell>
          <table:table-cell office:value-type="float" office:value="0.764" calcext:value-type="float">
            <text:p>0.7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305" calcext:value-type="float">
            <text:p>405.305</text:p>
          </table:table-cell>
          <table:table-cell office:value-type="float" office:value="0.147" calcext:value-type="float">
            <text:p>0.147</text:p>
          </table:table-cell>
          <table:table-cell office:value-type="float" office:value="0.435" calcext:value-type="float">
            <text:p>0.435</text:p>
          </table:table-cell>
          <table:table-cell office:value-type="float" office:value="0.766" calcext:value-type="float">
            <text:p>0.7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476" calcext:value-type="float">
            <text:p>405.476</text:p>
          </table:table-cell>
          <table:table-cell office:value-type="float" office:value="0.147" calcext:value-type="float">
            <text:p>0.147</text:p>
          </table:table-cell>
          <table:table-cell office:value-type="float" office:value="0.436" calcext:value-type="float">
            <text:p>0.436</text:p>
          </table:table-cell>
          <table:table-cell office:value-type="float" office:value="0.769" calcext:value-type="float">
            <text:p>0.7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648" calcext:value-type="float">
            <text:p>405.648</text:p>
          </table:table-cell>
          <table:table-cell office:value-type="float" office:value="0.148" calcext:value-type="float">
            <text:p>0.148</text:p>
          </table:table-cell>
          <table:table-cell office:value-type="float" office:value="0.437" calcext:value-type="float">
            <text:p>0.437</text:p>
          </table:table-cell>
          <table:table-cell office:value-type="float" office:value="0.772" calcext:value-type="float">
            <text:p>0.7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819" calcext:value-type="float">
            <text:p>405.819</text:p>
          </table:table-cell>
          <table:table-cell office:value-type="float" office:value="0.148" calcext:value-type="float">
            <text:p>0.148</text:p>
          </table:table-cell>
          <table:table-cell office:value-type="float" office:value="0.438" calcext:value-type="float">
            <text:p>0.438</text:p>
          </table:table-cell>
          <table:table-cell office:value-type="float" office:value="0.773" calcext:value-type="float">
            <text:p>0.7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991" calcext:value-type="float">
            <text:p>405.991</text:p>
          </table:table-cell>
          <table:table-cell office:value-type="float" office:value="0.148" calcext:value-type="float">
            <text:p>0.148</text:p>
          </table:table-cell>
          <table:table-cell office:value-type="float" office:value="0.44" calcext:value-type="float">
            <text:p>0.44</text:p>
          </table:table-cell>
          <table:table-cell office:value-type="float" office:value="0.775" calcext:value-type="float">
            <text:p>0.7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162" calcext:value-type="float">
            <text:p>406.162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1" calcext:value-type="float">
            <text:p>0.441</text:p>
          </table:table-cell>
          <table:table-cell office:value-type="float" office:value="0.778" calcext:value-type="float">
            <text:p>0.7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334" calcext:value-type="float">
            <text:p>406.334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" calcext:value-type="float">
            <text:p>0.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505" calcext:value-type="float">
            <text:p>406.505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3" calcext:value-type="float">
            <text:p>0.443</text:p>
          </table:table-cell>
          <table:table-cell office:value-type="float" office:value="0.781" calcext:value-type="float">
            <text:p>0.7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677" calcext:value-type="float">
            <text:p>406.677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4" calcext:value-type="float">
            <text:p>0.444</text:p>
          </table:table-cell>
          <table:table-cell office:value-type="float" office:value="0.782" calcext:value-type="float">
            <text:p>0.7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848" calcext:value-type="float">
            <text:p>406.8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5" calcext:value-type="float">
            <text:p>0.445</text:p>
          </table:table-cell>
          <table:table-cell office:value-type="float" office:value="0.785" calcext:value-type="float">
            <text:p>0.7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02" calcext:value-type="float">
            <text:p>407.02</text:p>
          </table:table-cell>
          <table:table-cell office:value-type="float" office:value="0.15" calcext:value-type="float">
            <text:p>0.15</text:p>
          </table:table-cell>
          <table:table-cell office:value-type="float" office:value="0.446" calcext:value-type="float">
            <text:p>0.446</text:p>
          </table:table-cell>
          <table:table-cell office:value-type="float" office:value="0.786" calcext:value-type="float">
            <text:p>0.7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191" calcext:value-type="float">
            <text:p>407.191</text:p>
          </table:table-cell>
          <table:table-cell office:value-type="float" office:value="0.15" calcext:value-type="float">
            <text:p>0.15</text:p>
          </table:table-cell>
          <table:table-cell office:value-type="float" office:value="0.447" calcext:value-type="float">
            <text:p>0.447</text:p>
          </table:table-cell>
          <table:table-cell office:value-type="float" office:value="0.788" calcext:value-type="float">
            <text:p>0.7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363" calcext:value-type="float">
            <text:p>407.363</text:p>
          </table:table-cell>
          <table:table-cell office:value-type="float" office:value="0.15" calcext:value-type="float">
            <text:p>0.15</text:p>
          </table:table-cell>
          <table:table-cell office:value-type="float" office:value="0.448" calcext:value-type="float">
            <text:p>0.448</text:p>
          </table:table-cell>
          <table:table-cell office:value-type="float" office:value="0.79" calcext:value-type="float">
            <text:p>0.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534" calcext:value-type="float">
            <text:p>407.534</text:p>
          </table:table-cell>
          <table:table-cell office:value-type="float" office:value="0.15" calcext:value-type="float">
            <text:p>0.15</text:p>
          </table:table-cell>
          <table:table-cell office:value-type="float" office:value="0.449" calcext:value-type="float">
            <text:p>0.449</text:p>
          </table:table-cell>
          <table:table-cell office:value-type="float" office:value="0.791" calcext:value-type="float">
            <text:p>0.7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706" calcext:value-type="float">
            <text:p>407.706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" calcext:value-type="float">
            <text:p>0.45</text:p>
          </table:table-cell>
          <table:table-cell office:value-type="float" office:value="0.793" calcext:value-type="float">
            <text:p>0.7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877" calcext:value-type="float">
            <text:p>407.877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1" calcext:value-type="float">
            <text:p>0.451</text:p>
          </table:table-cell>
          <table:table-cell office:value-type="float" office:value="0.795" calcext:value-type="float">
            <text:p>0.7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048" calcext:value-type="float">
            <text:p>408.0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2" calcext:value-type="float">
            <text:p>0.452</text:p>
          </table:table-cell>
          <table:table-cell office:value-type="float" office:value="0.797" calcext:value-type="float">
            <text:p>0.7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22" calcext:value-type="float">
            <text:p>408.22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2" calcext:value-type="float">
            <text:p>0.452</text:p>
          </table:table-cell>
          <table:table-cell office:value-type="float" office:value="0.799" calcext:value-type="float">
            <text:p>0.7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391" calcext:value-type="float">
            <text:p>408.391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4" calcext:value-type="float">
            <text:p>0.454</text:p>
          </table:table-cell>
          <table:table-cell office:value-type="float" office:value="0.801" calcext:value-type="float">
            <text:p>0.8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563" calcext:value-type="float">
            <text:p>408.563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803" calcext:value-type="float">
            <text:p>0.8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734" calcext:value-type="float">
            <text:p>408.734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6" calcext:value-type="float">
            <text:p>0.456</text:p>
          </table:table-cell>
          <table:table-cell office:value-type="float" office:value="0.805" calcext:value-type="float">
            <text:p>0.8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906" calcext:value-type="float">
            <text:p>408.906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7" calcext:value-type="float">
            <text:p>0.457</text:p>
          </table:table-cell>
          <table:table-cell office:value-type="float" office:value="0.806" calcext:value-type="float">
            <text:p>0.8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077" calcext:value-type="float">
            <text:p>409.077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8" calcext:value-type="float">
            <text:p>0.458</text:p>
          </table:table-cell>
          <table:table-cell office:value-type="float" office:value="0.808" calcext:value-type="float">
            <text:p>0.8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249" calcext:value-type="float">
            <text:p>409.2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9" calcext:value-type="float">
            <text:p>0.459</text:p>
          </table:table-cell>
          <table:table-cell office:value-type="float" office:value="0.811" calcext:value-type="float">
            <text:p>0.8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42" calcext:value-type="float">
            <text:p>409.42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" calcext:value-type="float">
            <text:p>0.46</text:p>
          </table:table-cell>
          <table:table-cell office:value-type="float" office:value="0.812" calcext:value-type="float">
            <text:p>0.8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592" calcext:value-type="float">
            <text:p>409.59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1" calcext:value-type="float">
            <text:p>0.461</text:p>
          </table:table-cell>
          <table:table-cell office:value-type="float" office:value="0.814" calcext:value-type="float">
            <text:p>0.8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763" calcext:value-type="float">
            <text:p>409.763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2" calcext:value-type="float">
            <text:p>0.462</text:p>
          </table:table-cell>
          <table:table-cell office:value-type="float" office:value="0.816" calcext:value-type="float">
            <text:p>0.8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935" calcext:value-type="float">
            <text:p>409.935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3" calcext:value-type="float">
            <text:p>0.463</text:p>
          </table:table-cell>
          <table:table-cell office:value-type="float" office:value="0.817" calcext:value-type="float">
            <text:p>0.8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106" calcext:value-type="float">
            <text:p>410.106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4" calcext:value-type="float">
            <text:p>0.464</text:p>
          </table:table-cell>
          <table:table-cell office:value-type="float" office:value="0.819" calcext:value-type="float">
            <text:p>0.8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278" calcext:value-type="float">
            <text:p>410.278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5" calcext:value-type="float">
            <text:p>0.465</text:p>
          </table:table-cell>
          <table:table-cell office:value-type="float" office:value="0.821" calcext:value-type="float">
            <text:p>0.8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449" calcext:value-type="float">
            <text:p>410.4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5" calcext:value-type="float">
            <text:p>0.465</text:p>
          </table:table-cell>
          <table:table-cell office:value-type="float" office:value="0.822" calcext:value-type="float">
            <text:p>0.8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621" calcext:value-type="float">
            <text:p>410.621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23" calcext:value-type="float">
            <text:p>0.8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792" calcext:value-type="float">
            <text:p>410.792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26" calcext:value-type="float">
            <text:p>0.8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964" calcext:value-type="float">
            <text:p>410.964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28" calcext:value-type="float">
            <text:p>0.8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135" calcext:value-type="float">
            <text:p>411.135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3" calcext:value-type="float">
            <text:p>0.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307" calcext:value-type="float">
            <text:p>411.307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31" calcext:value-type="float">
            <text:p>0.8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479" calcext:value-type="float">
            <text:p>411.479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32" calcext:value-type="float">
            <text:p>0.8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65" calcext:value-type="float">
            <text:p>411.65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33" calcext:value-type="float">
            <text:p>0.8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822" calcext:value-type="float">
            <text:p>411.822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4" calcext:value-type="float">
            <text:p>0.8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993" calcext:value-type="float">
            <text:p>411.993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5" calcext:value-type="float">
            <text:p>0.8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165" calcext:value-type="float">
            <text:p>412.165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6" calcext:value-type="float">
            <text:p>0.8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336" calcext:value-type="float">
            <text:p>412.336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7" calcext:value-type="float">
            <text:p>0.8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508" calcext:value-type="float">
            <text:p>412.508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8" calcext:value-type="float">
            <text:p>0.8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679" calcext:value-type="float">
            <text:p>412.67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8" calcext:value-type="float">
            <text:p>0.8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851" calcext:value-type="float">
            <text:p>412.8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8" calcext:value-type="float">
            <text:p>0.468</text:p>
          </table:table-cell>
          <table:table-cell office:value-type="float" office:value="0.84" calcext:value-type="float">
            <text:p>0.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022" calcext:value-type="float">
            <text:p>413.02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4" calcext:value-type="float">
            <text:p>0.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194" calcext:value-type="float">
            <text:p>413.19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41" calcext:value-type="float">
            <text:p>0.8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365" calcext:value-type="float">
            <text:p>413.365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7" calcext:value-type="float">
            <text:p>0.467</text:p>
          </table:table-cell>
          <table:table-cell office:value-type="float" office:value="0.841" calcext:value-type="float">
            <text:p>0.8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537" calcext:value-type="float">
            <text:p>413.537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7" calcext:value-type="float">
            <text:p>0.467</text:p>
          </table:table-cell>
          <table:table-cell office:value-type="float" office:value="0.841" calcext:value-type="float">
            <text:p>0.8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708" calcext:value-type="float">
            <text:p>413.70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8" calcext:value-type="float">
            <text:p>0.468</text:p>
          </table:table-cell>
          <table:table-cell office:value-type="float" office:value="0.843" calcext:value-type="float">
            <text:p>0.8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88" calcext:value-type="float">
            <text:p>413.8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8" calcext:value-type="float">
            <text:p>0.468</text:p>
          </table:table-cell>
          <table:table-cell office:value-type="float" office:value="0.845" calcext:value-type="float">
            <text:p>0.8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051" calcext:value-type="float">
            <text:p>414.051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8" calcext:value-type="float">
            <text:p>0.468</text:p>
          </table:table-cell>
          <table:table-cell office:value-type="float" office:value="0.846" calcext:value-type="float">
            <text:p>0.8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223" calcext:value-type="float">
            <text:p>414.223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9" calcext:value-type="float">
            <text:p>0.469</text:p>
          </table:table-cell>
          <table:table-cell office:value-type="float" office:value="0.847" calcext:value-type="float">
            <text:p>0.8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394" calcext:value-type="float">
            <text:p>414.394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9" calcext:value-type="float">
            <text:p>0.469</text:p>
          </table:table-cell>
          <table:table-cell office:value-type="float" office:value="0.848" calcext:value-type="float">
            <text:p>0.8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566" calcext:value-type="float">
            <text:p>414.566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9" calcext:value-type="float">
            <text:p>0.469</text:p>
          </table:table-cell>
          <table:table-cell office:value-type="float" office:value="0.849" calcext:value-type="float">
            <text:p>0.8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737" calcext:value-type="float">
            <text:p>414.737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1" calcext:value-type="float">
            <text:p>0.8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909" calcext:value-type="float">
            <text:p>414.909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3" calcext:value-type="float">
            <text:p>0.8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08" calcext:value-type="float">
            <text:p>415.0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3" calcext:value-type="float">
            <text:p>0.8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252" calcext:value-type="float">
            <text:p>415.2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2" calcext:value-type="float">
            <text:p>0.8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424" calcext:value-type="float">
            <text:p>415.424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1" calcext:value-type="float">
            <text:p>0.8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595" calcext:value-type="float">
            <text:p>415.595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1" calcext:value-type="float">
            <text:p>0.8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767" calcext:value-type="float">
            <text:p>415.767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1" calcext:value-type="float">
            <text:p>0.471</text:p>
          </table:table-cell>
          <table:table-cell office:value-type="float" office:value="0.851" calcext:value-type="float">
            <text:p>0.8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938" calcext:value-type="float">
            <text:p>415.93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2" calcext:value-type="float">
            <text:p>0.8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11" calcext:value-type="float">
            <text:p>416.11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2" calcext:value-type="float">
            <text:p>0.8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281" calcext:value-type="float">
            <text:p>416.281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3" calcext:value-type="float">
            <text:p>0.8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453" calcext:value-type="float">
            <text:p>416.453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3" calcext:value-type="float">
            <text:p>0.473</text:p>
          </table:table-cell>
          <table:table-cell office:value-type="float" office:value="0.854" calcext:value-type="float">
            <text:p>0.8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624" calcext:value-type="float">
            <text:p>416.62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4" calcext:value-type="float">
            <text:p>0.8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796" calcext:value-type="float">
            <text:p>416.796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5" calcext:value-type="float">
            <text:p>0.8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967" calcext:value-type="float">
            <text:p>416.967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3" calcext:value-type="float">
            <text:p>0.473</text:p>
          </table:table-cell>
          <table:table-cell office:value-type="float" office:value="0.856" calcext:value-type="float">
            <text:p>0.8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139" calcext:value-type="float">
            <text:p>417.139</text:p>
          </table:table-cell>
          <table:table-cell office:value-type="float" office:value="0.151" calcext:value-type="float">
            <text:p>0.151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7" calcext:value-type="float">
            <text:p>0.8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31" calcext:value-type="float">
            <text:p>417.31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3" calcext:value-type="float">
            <text:p>0.473</text:p>
          </table:table-cell>
          <table:table-cell office:value-type="float" office:value="0.858" calcext:value-type="float">
            <text:p>0.8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482" calcext:value-type="float">
            <text:p>417.48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3" calcext:value-type="float">
            <text:p>0.473</text:p>
          </table:table-cell>
          <table:table-cell office:value-type="float" office:value="0.861" calcext:value-type="float">
            <text:p>0.8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654" calcext:value-type="float">
            <text:p>417.65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4" calcext:value-type="float">
            <text:p>0.474</text:p>
          </table:table-cell>
          <table:table-cell office:value-type="float" office:value="0.863" calcext:value-type="float">
            <text:p>0.8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825" calcext:value-type="float">
            <text:p>417.825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5" calcext:value-type="float">
            <text:p>0.475</text:p>
          </table:table-cell>
          <table:table-cell office:value-type="float" office:value="0.865" calcext:value-type="float">
            <text:p>0.8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997" calcext:value-type="float">
            <text:p>417.997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6" calcext:value-type="float">
            <text:p>0.476</text:p>
          </table:table-cell>
          <table:table-cell office:value-type="float" office:value="0.866" calcext:value-type="float">
            <text:p>0.8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168" calcext:value-type="float">
            <text:p>418.168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7" calcext:value-type="float">
            <text:p>0.477</text:p>
          </table:table-cell>
          <table:table-cell office:value-type="float" office:value="0.868" calcext:value-type="float">
            <text:p>0.8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34" calcext:value-type="float">
            <text:p>418.3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8" calcext:value-type="float">
            <text:p>0.478</text:p>
          </table:table-cell>
          <table:table-cell office:value-type="float" office:value="0.869" calcext:value-type="float">
            <text:p>0.8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511" calcext:value-type="float">
            <text:p>418.511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9" calcext:value-type="float">
            <text:p>0.479</text:p>
          </table:table-cell>
          <table:table-cell office:value-type="float" office:value="0.87" calcext:value-type="float">
            <text:p>0.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683" calcext:value-type="float">
            <text:p>418.683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" calcext:value-type="float">
            <text:p>0.48</text:p>
          </table:table-cell>
          <table:table-cell office:value-type="float" office:value="0.874" calcext:value-type="float">
            <text:p>0.8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854" calcext:value-type="float">
            <text:p>418.85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1" calcext:value-type="float">
            <text:p>0.481</text:p>
          </table:table-cell>
          <table:table-cell office:value-type="float" office:value="0.877" calcext:value-type="float">
            <text:p>0.8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026" calcext:value-type="float">
            <text:p>419.026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" calcext:value-type="float">
            <text:p>0.483</text:p>
          </table:table-cell>
          <table:table-cell office:value-type="float" office:value="0.88" calcext:value-type="float">
            <text:p>0.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198" calcext:value-type="float">
            <text:p>419.198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4" calcext:value-type="float">
            <text:p>0.484</text:p>
          </table:table-cell>
          <table:table-cell office:value-type="float" office:value="0.882" calcext:value-type="float">
            <text:p>0.8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369" calcext:value-type="float">
            <text:p>419.36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6" calcext:value-type="float">
            <text:p>0.486</text:p>
          </table:table-cell>
          <table:table-cell office:value-type="float" office:value="0.884" calcext:value-type="float">
            <text:p>0.8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541" calcext:value-type="float">
            <text:p>419.541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7" calcext:value-type="float">
            <text:p>0.487</text:p>
          </table:table-cell>
          <table:table-cell office:value-type="float" office:value="0.885" calcext:value-type="float">
            <text:p>0.8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712" calcext:value-type="float">
            <text:p>419.71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9" calcext:value-type="float">
            <text:p>0.49</text:p>
          </table:table-cell>
          <table:table-cell office:value-type="float" office:value="0.892" calcext:value-type="float">
            <text:p>0.8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884" calcext:value-type="float">
            <text:p>419.88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91" calcext:value-type="float">
            <text:p>0.491</text:p>
          </table:table-cell>
          <table:table-cell office:value-type="float" office:value="0.895" calcext:value-type="float">
            <text:p>0.8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055" calcext:value-type="float">
            <text:p>420.055</text:p>
          </table:table-cell>
          <table:table-cell office:value-type="float" office:value="0.153" calcext:value-type="float">
            <text:p>0.153</text:p>
          </table:table-cell>
          <table:table-cell office:value-type="float" office:value="0.493" calcext:value-type="float">
            <text:p>0.493</text:p>
          </table:table-cell>
          <table:table-cell office:value-type="float" office:value="0.899" calcext:value-type="float">
            <text:p>0.8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227" calcext:value-type="float">
            <text:p>420.227</text:p>
          </table:table-cell>
          <table:table-cell office:value-type="float" office:value="0.153" calcext:value-type="float">
            <text:p>0.153</text:p>
          </table:table-cell>
          <table:table-cell office:value-type="float" office:value="0.493" calcext:value-type="float">
            <text:p>0.493</text:p>
          </table:table-cell>
          <table:table-cell office:value-type="float" office:value="0.902" calcext:value-type="float">
            <text:p>0.9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398" calcext:value-type="float">
            <text:p>420.39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95" calcext:value-type="float">
            <text:p>0.495</text:p>
          </table:table-cell>
          <table:table-cell office:value-type="float" office:value="0.904" calcext:value-type="float">
            <text:p>0.9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57" calcext:value-type="float">
            <text:p>420.57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5" calcext:value-type="float">
            <text:p>0.495</text:p>
          </table:table-cell>
          <table:table-cell office:value-type="float" office:value="0.907" calcext:value-type="float">
            <text:p>0.9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742" calcext:value-type="float">
            <text:p>420.742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6" calcext:value-type="float">
            <text:p>0.496</text:p>
          </table:table-cell>
          <table:table-cell office:value-type="float" office:value="0.912" calcext:value-type="float">
            <text:p>0.9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913" calcext:value-type="float">
            <text:p>420.913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6" calcext:value-type="float">
            <text:p>0.496</text:p>
          </table:table-cell>
          <table:table-cell office:value-type="float" office:value="0.913" calcext:value-type="float">
            <text:p>0.9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085" calcext:value-type="float">
            <text:p>421.085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6" calcext:value-type="float">
            <text:p>0.496</text:p>
          </table:table-cell>
          <table:table-cell office:value-type="float" office:value="0.916" calcext:value-type="float">
            <text:p>0.9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256" calcext:value-type="float">
            <text:p>421.256</text:p>
          </table:table-cell>
          <table:table-cell office:value-type="float" office:value="0.155" calcext:value-type="float">
            <text:p>0.155</text:p>
          </table:table-cell>
          <table:table-cell office:value-type="float" office:value="0.497" calcext:value-type="float">
            <text:p>0.497</text:p>
          </table:table-cell>
          <table:table-cell office:value-type="float" office:value="0.92" calcext:value-type="float">
            <text:p>0.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428" calcext:value-type="float">
            <text:p>421.428</text:p>
          </table:table-cell>
          <table:table-cell office:value-type="float" office:value="0.156" calcext:value-type="float">
            <text:p>0.156</text:p>
          </table:table-cell>
          <table:table-cell office:value-type="float" office:value="0.498" calcext:value-type="float">
            <text:p>0.498</text:p>
          </table:table-cell>
          <table:table-cell office:value-type="float" office:value="0.925" calcext:value-type="float">
            <text:p>0.9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599" calcext:value-type="float">
            <text:p>421.599</text:p>
          </table:table-cell>
          <table:table-cell office:value-type="float" office:value="0.156" calcext:value-type="float">
            <text:p>0.156</text:p>
          </table:table-cell>
          <table:table-cell office:value-type="float" office:value="0.499" calcext:value-type="float">
            <text:p>0.499</text:p>
          </table:table-cell>
          <table:table-cell office:value-type="float" office:value="0.929" calcext:value-type="float">
            <text:p>0.9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771" calcext:value-type="float">
            <text:p>421.771</text:p>
          </table:table-cell>
          <table:table-cell office:value-type="float" office:value="0.157" calcext:value-type="float">
            <text:p>0.157</text:p>
          </table:table-cell>
          <table:table-cell office:value-type="float" office:value="0.5" calcext:value-type="float">
            <text:p>0.5</text:p>
          </table:table-cell>
          <table:table-cell office:value-type="float" office:value="0.929" calcext:value-type="float">
            <text:p>0.9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943" calcext:value-type="float">
            <text:p>421.943</text:p>
          </table:table-cell>
          <table:table-cell office:value-type="float" office:value="0.157" calcext:value-type="float">
            <text:p>0.157</text:p>
          </table:table-cell>
          <table:table-cell office:value-type="float" office:value="0.501" calcext:value-type="float">
            <text:p>0.501</text:p>
          </table:table-cell>
          <table:table-cell office:value-type="float" office:value="0.932" calcext:value-type="float">
            <text:p>0.9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114" calcext:value-type="float">
            <text:p>422.114</text:p>
          </table:table-cell>
          <table:table-cell office:value-type="float" office:value="0.158" calcext:value-type="float">
            <text:p>0.158</text:p>
          </table:table-cell>
          <table:table-cell office:value-type="float" office:value="0.502" calcext:value-type="float">
            <text:p>0.502</text:p>
          </table:table-cell>
          <table:table-cell office:value-type="float" office:value="0.936" calcext:value-type="float">
            <text:p>0.9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286" calcext:value-type="float">
            <text:p>422.286</text:p>
          </table:table-cell>
          <table:table-cell office:value-type="float" office:value="0.158" calcext:value-type="float">
            <text:p>0.158</text:p>
          </table:table-cell>
          <table:table-cell office:value-type="float" office:value="0.503" calcext:value-type="float">
            <text:p>0.503</text:p>
          </table:table-cell>
          <table:table-cell office:value-type="float" office:value="0.942" calcext:value-type="float">
            <text:p>0.9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457" calcext:value-type="float">
            <text:p>422.457</text:p>
          </table:table-cell>
          <table:table-cell office:value-type="float" office:value="0.159" calcext:value-type="float">
            <text:p>0.159</text:p>
          </table:table-cell>
          <table:table-cell office:value-type="float" office:value="0.504" calcext:value-type="float">
            <text:p>0.504</text:p>
          </table:table-cell>
          <table:table-cell office:value-type="float" office:value="0.943" calcext:value-type="float">
            <text:p>0.9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629" calcext:value-type="float">
            <text:p>422.629</text:p>
          </table:table-cell>
          <table:table-cell office:value-type="float" office:value="0.159" calcext:value-type="float">
            <text:p>0.159</text:p>
          </table:table-cell>
          <table:table-cell office:value-type="float" office:value="0.506" calcext:value-type="float">
            <text:p>0.506</text:p>
          </table:table-cell>
          <table:table-cell office:value-type="float" office:value="0.945" calcext:value-type="float">
            <text:p>0.9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8" calcext:value-type="float">
            <text:p>422.8</text:p>
          </table:table-cell>
          <table:table-cell office:value-type="float" office:value="0.16" calcext:value-type="float">
            <text:p>0.16</text:p>
          </table:table-cell>
          <table:table-cell office:value-type="float" office:value="0.509" calcext:value-type="float">
            <text:p>0.509</text:p>
          </table:table-cell>
          <table:table-cell office:value-type="float" office:value="0.953" calcext:value-type="float">
            <text:p>0.9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972" calcext:value-type="float">
            <text:p>422.972</text:p>
          </table:table-cell>
          <table:table-cell office:value-type="float" office:value="0.16" calcext:value-type="float">
            <text:p>0.16</text:p>
          </table:table-cell>
          <table:table-cell office:value-type="float" office:value="0.511" calcext:value-type="float">
            <text:p>0.511</text:p>
          </table:table-cell>
          <table:table-cell office:value-type="float" office:value="0.959" calcext:value-type="float">
            <text:p>0.9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144" calcext:value-type="float">
            <text:p>423.144</text:p>
          </table:table-cell>
          <table:table-cell office:value-type="float" office:value="0.161" calcext:value-type="float">
            <text:p>0.161</text:p>
          </table:table-cell>
          <table:table-cell office:value-type="float" office:value="0.514" calcext:value-type="float">
            <text:p>0.514</text:p>
          </table:table-cell>
          <table:table-cell office:value-type="float" office:value="0.965" calcext:value-type="float">
            <text:p>0.9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315" calcext:value-type="float">
            <text:p>423.315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7" calcext:value-type="float">
            <text:p>0.517</text:p>
          </table:table-cell>
          <table:table-cell office:value-type="float" office:value="0.967" calcext:value-type="float">
            <text:p>0.9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487" calcext:value-type="float">
            <text:p>423.487</text:p>
          </table:table-cell>
          <table:table-cell office:value-type="float" office:value="0.163" calcext:value-type="float">
            <text:p>0.163</text:p>
          </table:table-cell>
          <table:table-cell office:value-type="float" office:value="0.52" calcext:value-type="float">
            <text:p>0.52</text:p>
          </table:table-cell>
          <table:table-cell office:value-type="float" office:value="0.972" calcext:value-type="float">
            <text:p>0.9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658" calcext:value-type="float">
            <text:p>423.658</text:p>
          </table:table-cell>
          <table:table-cell office:value-type="float" office:value="0.163" calcext:value-type="float">
            <text:p>0.163</text:p>
          </table:table-cell>
          <table:table-cell office:value-type="float" office:value="0.522" calcext:value-type="float">
            <text:p>0.522</text:p>
          </table:table-cell>
          <table:table-cell office:value-type="float" office:value="0.975" calcext:value-type="float">
            <text:p>0.9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83" calcext:value-type="float">
            <text:p>423.83</text:p>
          </table:table-cell>
          <table:table-cell office:value-type="float" office:value="0.163" calcext:value-type="float">
            <text:p>0.163</text:p>
          </table:table-cell>
          <table:table-cell office:value-type="float" office:value="0.526" calcext:value-type="float">
            <text:p>0.526</text:p>
          </table:table-cell>
          <table:table-cell office:value-type="float" office:value="0.984" calcext:value-type="float">
            <text:p>0.9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002" calcext:value-type="float">
            <text:p>424.002</text:p>
          </table:table-cell>
          <table:table-cell office:value-type="float" office:value="0.163" calcext:value-type="float">
            <text:p>0.163</text:p>
          </table:table-cell>
          <table:table-cell office:value-type="float" office:value="0.528" calcext:value-type="float">
            <text:p>0.528</text:p>
          </table:table-cell>
          <table:table-cell office:value-type="float" office:value="0.987" calcext:value-type="float">
            <text:p>0.9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173" calcext:value-type="float">
            <text:p>424.173</text:p>
          </table:table-cell>
          <table:table-cell office:value-type="float" office:value="0.164" calcext:value-type="float">
            <text:p>0.164</text:p>
          </table:table-cell>
          <table:table-cell office:value-type="float" office:value="0.531" calcext:value-type="float">
            <text:p>0.531</text:p>
          </table:table-cell>
          <table:table-cell office:value-type="float" office:value="0.994" calcext:value-type="float">
            <text:p>0.9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345" calcext:value-type="float">
            <text:p>424.34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2" calcext:value-type="float">
            <text:p>0.532</text:p>
          </table:table-cell>
          <table:table-cell office:value-type="float" office:value="0.997" calcext:value-type="float">
            <text:p>0.9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516" calcext:value-type="float">
            <text:p>424.516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4" calcext:value-type="float">
            <text:p>0.534</text:p>
          </table:table-cell>
          <table:table-cell office:value-type="float" office:value="1.001" calcext:value-type="float">
            <text:p>1.0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688" calcext:value-type="float">
            <text:p>424.688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5" calcext:value-type="float">
            <text:p>0.535</text:p>
          </table:table-cell>
          <table:table-cell office:value-type="float" office:value="1.011" calcext:value-type="float">
            <text:p>1.0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859" calcext:value-type="float">
            <text:p>424.859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6" calcext:value-type="float">
            <text:p>0.536</text:p>
          </table:table-cell>
          <table:table-cell office:value-type="float" office:value="1.018" calcext:value-type="float">
            <text:p>1.0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031" calcext:value-type="float">
            <text:p>425.031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7" calcext:value-type="float">
            <text:p>0.537</text:p>
          </table:table-cell>
          <table:table-cell office:value-type="float" office:value="1.021" calcext:value-type="float">
            <text:p>1.0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203" calcext:value-type="float">
            <text:p>425.203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9" calcext:value-type="float">
            <text:p>0.539</text:p>
          </table:table-cell>
          <table:table-cell office:value-type="float" office:value="1.034" calcext:value-type="float">
            <text:p>1.0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374" calcext:value-type="float">
            <text:p>425.374</text:p>
          </table:table-cell>
          <table:table-cell office:value-type="float" office:value="0.166" calcext:value-type="float">
            <text:p>0.166</text:p>
          </table:table-cell>
          <table:table-cell office:value-type="float" office:value="0.542" calcext:value-type="float">
            <text:p>0.542</text:p>
          </table:table-cell>
          <table:table-cell office:value-type="float" office:value="1.048" calcext:value-type="float">
            <text:p>1.0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546" calcext:value-type="float">
            <text:p>425.546</text:p>
          </table:table-cell>
          <table:table-cell office:value-type="float" office:value="0.166" calcext:value-type="float">
            <text:p>0.166</text:p>
          </table:table-cell>
          <table:table-cell office:value-type="float" office:value="0.543" calcext:value-type="float">
            <text:p>0.543</text:p>
          </table:table-cell>
          <table:table-cell office:value-type="float" office:value="1.056" calcext:value-type="float">
            <text:p>1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717" calcext:value-type="float">
            <text:p>425.717</text:p>
          </table:table-cell>
          <table:table-cell office:value-type="float" office:value="0.166" calcext:value-type="float">
            <text:p>0.166</text:p>
          </table:table-cell>
          <table:table-cell office:value-type="float" office:value="0.544" calcext:value-type="float">
            <text:p>0.544</text:p>
          </table:table-cell>
          <table:table-cell office:value-type="float" office:value="1.062" calcext:value-type="float">
            <text:p>1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889" calcext:value-type="float">
            <text:p>425.889</text:p>
          </table:table-cell>
          <table:table-cell office:value-type="float" office:value="0.167" calcext:value-type="float">
            <text:p>0.167</text:p>
          </table:table-cell>
          <table:table-cell office:value-type="float" office:value="0.547" calcext:value-type="float">
            <text:p>0.547</text:p>
          </table:table-cell>
          <table:table-cell office:value-type="float" office:value="1.075" calcext:value-type="float">
            <text:p>1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061" calcext:value-type="float">
            <text:p>426.061</text:p>
          </table:table-cell>
          <table:table-cell office:value-type="float" office:value="0.168" calcext:value-type="float">
            <text:p>0.168</text:p>
          </table:table-cell>
          <table:table-cell office:value-type="float" office:value="0.549" calcext:value-type="float">
            <text:p>0.549</text:p>
          </table:table-cell>
          <table:table-cell office:value-type="float" office:value="1.088" calcext:value-type="float">
            <text:p>1.0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232" calcext:value-type="float">
            <text:p>426.232</text:p>
          </table:table-cell>
          <table:table-cell office:value-type="float" office:value="0.169" calcext:value-type="float">
            <text:p>0.169</text:p>
          </table:table-cell>
          <table:table-cell office:value-type="float" office:value="0.552" calcext:value-type="float">
            <text:p>0.552</text:p>
          </table:table-cell>
          <table:table-cell office:value-type="float" office:value="1.102" calcext:value-type="float">
            <text:p>1.1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404" calcext:value-type="float">
            <text:p>426.404</text:p>
          </table:table-cell>
          <table:table-cell office:value-type="float" office:value="0.169" calcext:value-type="float">
            <text:p>0.169</text:p>
          </table:table-cell>
          <table:table-cell office:value-type="float" office:value="0.553" calcext:value-type="float">
            <text:p>0.553</text:p>
          </table:table-cell>
          <table:table-cell office:value-type="float" office:value="1.109" calcext:value-type="float">
            <text:p>1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575" calcext:value-type="float">
            <text:p>426.575</text:p>
          </table:table-cell>
          <table:table-cell office:value-type="float" office:value="0.17" calcext:value-type="float">
            <text:p>0.17</text:p>
          </table:table-cell>
          <table:table-cell office:value-type="float" office:value="0.556" calcext:value-type="float">
            <text:p>0.556</text:p>
          </table:table-cell>
          <table:table-cell office:value-type="float" office:value="1.118" calcext:value-type="float">
            <text:p>1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747" calcext:value-type="float">
            <text:p>426.747</text:p>
          </table:table-cell>
          <table:table-cell office:value-type="float" office:value="0.171" calcext:value-type="float">
            <text:p>0.171</text:p>
          </table:table-cell>
          <table:table-cell office:value-type="float" office:value="0.56" calcext:value-type="float">
            <text:p>0.56</text:p>
          </table:table-cell>
          <table:table-cell office:value-type="float" office:value="1.131" calcext:value-type="float">
            <text:p>1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919" calcext:value-type="float">
            <text:p>426.919</text:p>
          </table:table-cell>
          <table:table-cell office:value-type="float" office:value="0.172" calcext:value-type="float">
            <text:p>0.172</text:p>
          </table:table-cell>
          <table:table-cell office:value-type="float" office:value="0.562" calcext:value-type="float">
            <text:p>0.562</text:p>
          </table:table-cell>
          <table:table-cell office:value-type="float" office:value="1.151" calcext:value-type="float">
            <text:p>1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09" calcext:value-type="float">
            <text:p>427.09</text:p>
          </table:table-cell>
          <table:table-cell office:value-type="float" office:value="0.174" calcext:value-type="float">
            <text:p>0.174</text:p>
          </table:table-cell>
          <table:table-cell office:value-type="float" office:value="0.566" calcext:value-type="float">
            <text:p>0.566</text:p>
          </table:table-cell>
          <table:table-cell office:value-type="float" office:value="1.161" calcext:value-type="float">
            <text:p>1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262" calcext:value-type="float">
            <text:p>427.262</text:p>
          </table:table-cell>
          <table:table-cell office:value-type="float" office:value="0.174" calcext:value-type="float">
            <text:p>0.174</text:p>
          </table:table-cell>
          <table:table-cell office:value-type="float" office:value="0.569" calcext:value-type="float">
            <text:p>0.569</text:p>
          </table:table-cell>
          <table:table-cell office:value-type="float" office:value="1.161" calcext:value-type="float">
            <text:p>1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433" calcext:value-type="float">
            <text:p>427.433</text:p>
          </table:table-cell>
          <table:table-cell office:value-type="float" office:value="0.175" calcext:value-type="float">
            <text:p>0.175</text:p>
          </table:table-cell>
          <table:table-cell office:value-type="float" office:value="0.574" calcext:value-type="float">
            <text:p>0.574</text:p>
          </table:table-cell>
          <table:table-cell office:value-type="float" office:value="1.165" calcext:value-type="float">
            <text:p>1.1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605" calcext:value-type="float">
            <text:p>427.605</text:p>
          </table:table-cell>
          <table:table-cell office:value-type="float" office:value="0.176" calcext:value-type="float">
            <text:p>0.176</text:p>
          </table:table-cell>
          <table:table-cell office:value-type="float" office:value="0.577" calcext:value-type="float">
            <text:p>0.577</text:p>
          </table:table-cell>
          <table:table-cell office:value-type="float" office:value="1.175" calcext:value-type="float">
            <text:p>1.1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777" calcext:value-type="float">
            <text:p>427.7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58" calcext:value-type="float">
            <text:p>0.58</text:p>
          </table:table-cell>
          <table:table-cell office:value-type="float" office:value="1.182" calcext:value-type="float">
            <text:p>1.1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948" calcext:value-type="float">
            <text:p>427.9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584" calcext:value-type="float">
            <text:p>0.584</text:p>
          </table:table-cell>
          <table:table-cell office:value-type="float" office:value="1.193" calcext:value-type="float">
            <text:p>1.1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12" calcext:value-type="float">
            <text:p>428.12</text:p>
          </table:table-cell>
          <table:table-cell office:value-type="float" office:value="0.178" calcext:value-type="float">
            <text:p>0.178</text:p>
          </table:table-cell>
          <table:table-cell office:value-type="float" office:value="0.587" calcext:value-type="float">
            <text:p>0.587</text:p>
          </table:table-cell>
          <table:table-cell office:value-type="float" office:value="1.195" calcext:value-type="float">
            <text:p>1.1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291" calcext:value-type="float">
            <text:p>428.291</text:p>
          </table:table-cell>
          <table:table-cell office:value-type="float" office:value="0.179" calcext:value-type="float">
            <text:p>0.179</text:p>
          </table:table-cell>
          <table:table-cell office:value-type="float" office:value="0.59" calcext:value-type="float">
            <text:p>0.59</text:p>
          </table:table-cell>
          <table:table-cell office:value-type="float" office:value="1.197" calcext:value-type="float">
            <text:p>1.1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463" calcext:value-type="float">
            <text:p>428.463</text:p>
          </table:table-cell>
          <table:table-cell office:value-type="float" office:value="0.179" calcext:value-type="float">
            <text:p>0.179</text:p>
          </table:table-cell>
          <table:table-cell office:value-type="float" office:value="0.592" calcext:value-type="float">
            <text:p>0.592</text:p>
          </table:table-cell>
          <table:table-cell office:value-type="float" office:value="1.202" calcext:value-type="float">
            <text:p>1.2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635" calcext:value-type="float">
            <text:p>428.635</text:p>
          </table:table-cell>
          <table:table-cell office:value-type="float" office:value="0.179" calcext:value-type="float">
            <text:p>0.179</text:p>
          </table:table-cell>
          <table:table-cell office:value-type="float" office:value="0.595" calcext:value-type="float">
            <text:p>0.595</text:p>
          </table:table-cell>
          <table:table-cell office:value-type="float" office:value="1.205" calcext:value-type="float">
            <text:p>1.2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806" calcext:value-type="float">
            <text:p>428.806</text:p>
          </table:table-cell>
          <table:table-cell office:value-type="float" office:value="0.179" calcext:value-type="float">
            <text:p>0.179</text:p>
          </table:table-cell>
          <table:table-cell office:value-type="float" office:value="0.598" calcext:value-type="float">
            <text:p>0.598</text:p>
          </table:table-cell>
          <table:table-cell office:value-type="float" office:value="1.217" calcext:value-type="float">
            <text:p>1.2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978" calcext:value-type="float">
            <text:p>428.978</text:p>
          </table:table-cell>
          <table:table-cell office:value-type="float" office:value="0.18" calcext:value-type="float">
            <text:p>0.18</text:p>
          </table:table-cell>
          <table:table-cell office:value-type="float" office:value="0.601" calcext:value-type="float">
            <text:p>0.601</text:p>
          </table:table-cell>
          <table:table-cell office:value-type="float" office:value="1.227" calcext:value-type="float">
            <text:p>1.2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149" calcext:value-type="float">
            <text:p>429.149</text:p>
          </table:table-cell>
          <table:table-cell office:value-type="float" office:value="0.179" calcext:value-type="float">
            <text:p>0.179</text:p>
          </table:table-cell>
          <table:table-cell office:value-type="float" office:value="0.602" calcext:value-type="float">
            <text:p>0.602</text:p>
          </table:table-cell>
          <table:table-cell office:value-type="float" office:value="1.229" calcext:value-type="float">
            <text:p>1.2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321" calcext:value-type="float">
            <text:p>429.321</text:p>
          </table:table-cell>
          <table:table-cell office:value-type="float" office:value="0.179" calcext:value-type="float">
            <text:p>0.179</text:p>
          </table:table-cell>
          <table:table-cell office:value-type="float" office:value="0.604" calcext:value-type="float">
            <text:p>0.604</text:p>
          </table:table-cell>
          <table:table-cell office:value-type="float" office:value="1.24" calcext:value-type="float">
            <text:p>1.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493" calcext:value-type="float">
            <text:p>429.493</text:p>
          </table:table-cell>
          <table:table-cell office:value-type="float" office:value="0.179" calcext:value-type="float">
            <text:p>0.179</text:p>
          </table:table-cell>
          <table:table-cell office:value-type="float" office:value="0.605" calcext:value-type="float">
            <text:p>0.605</text:p>
          </table:table-cell>
          <table:table-cell office:value-type="float" office:value="1.241" calcext:value-type="float">
            <text:p>1.2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664" calcext:value-type="float">
            <text:p>429.664</text:p>
          </table:table-cell>
          <table:table-cell office:value-type="float" office:value="0.179" calcext:value-type="float">
            <text:p>0.179</text:p>
          </table:table-cell>
          <table:table-cell office:value-type="float" office:value="0.606" calcext:value-type="float">
            <text:p>0.606</text:p>
          </table:table-cell>
          <table:table-cell office:value-type="float" office:value="1.245" calcext:value-type="float">
            <text:p>1.2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836" calcext:value-type="float">
            <text:p>429.836</text:p>
          </table:table-cell>
          <table:table-cell office:value-type="float" office:value="0.18" calcext:value-type="float">
            <text:p>0.18</text:p>
          </table:table-cell>
          <table:table-cell office:value-type="float" office:value="0.607" calcext:value-type="float">
            <text:p>0.607</text:p>
          </table:table-cell>
          <table:table-cell office:value-type="float" office:value="1.256" calcext:value-type="float">
            <text:p>1.2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008" calcext:value-type="float">
            <text:p>430.008</text:p>
          </table:table-cell>
          <table:table-cell office:value-type="float" office:value="0.18" calcext:value-type="float">
            <text:p>0.18</text:p>
          </table:table-cell>
          <table:table-cell office:value-type="float" office:value="0.608" calcext:value-type="float">
            <text:p>0.608</text:p>
          </table:table-cell>
          <table:table-cell office:value-type="float" office:value="1.262" calcext:value-type="float">
            <text:p>1.2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179" calcext:value-type="float">
            <text:p>430.179</text:p>
          </table:table-cell>
          <table:table-cell office:value-type="float" office:value="0.181" calcext:value-type="float">
            <text:p>0.181</text:p>
          </table:table-cell>
          <table:table-cell office:value-type="float" office:value="0.608" calcext:value-type="float">
            <text:p>0.608</text:p>
          </table:table-cell>
          <table:table-cell office:value-type="float" office:value="1.267" calcext:value-type="float">
            <text:p>1.2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351" calcext:value-type="float">
            <text:p>430.351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" calcext:value-type="float">
            <text:p>0.61</text:p>
          </table:table-cell>
          <table:table-cell office:value-type="float" office:value="1.283" calcext:value-type="float">
            <text:p>1.2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522" calcext:value-type="float">
            <text:p>430.522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1" calcext:value-type="float">
            <text:p>0.611</text:p>
          </table:table-cell>
          <table:table-cell office:value-type="float" office:value="1.288" calcext:value-type="float">
            <text:p>1.2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694" calcext:value-type="float">
            <text:p>430.694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2" calcext:value-type="float">
            <text:p>0.612</text:p>
          </table:table-cell>
          <table:table-cell office:value-type="float" office:value="1.304" calcext:value-type="float">
            <text:p>1.3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866" calcext:value-type="float">
            <text:p>430.866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2" calcext:value-type="float">
            <text:p>0.612</text:p>
          </table:table-cell>
          <table:table-cell office:value-type="float" office:value="1.306" calcext:value-type="float">
            <text:p>1.3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037" calcext:value-type="float">
            <text:p>431.037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4" calcext:value-type="float">
            <text:p>0.614</text:p>
          </table:table-cell>
          <table:table-cell office:value-type="float" office:value="1.321" calcext:value-type="float">
            <text:p>1.3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209" calcext:value-type="float">
            <text:p>431.209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5" calcext:value-type="float">
            <text:p>0.615</text:p>
          </table:table-cell>
          <table:table-cell office:value-type="float" office:value="1.315" calcext:value-type="float">
            <text:p>1.3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381" calcext:value-type="float">
            <text:p>431.381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3" calcext:value-type="float">
            <text:p>0.613</text:p>
          </table:table-cell>
          <table:table-cell office:value-type="float" office:value="1.31" calcext:value-type="float">
            <text:p>1.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552" calcext:value-type="float">
            <text:p>431.552</text:p>
          </table:table-cell>
          <table:table-cell office:value-type="float" office:value="0.183" calcext:value-type="float">
            <text:p>0.183</text:p>
          </table:table-cell>
          <table:table-cell office:value-type="float" office:value="0.614" calcext:value-type="float">
            <text:p>0.614</text:p>
          </table:table-cell>
          <table:table-cell office:value-type="float" office:value="1.317" calcext:value-type="float">
            <text:p>1.3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724" calcext:value-type="float">
            <text:p>431.724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2" calcext:value-type="float">
            <text:p>0.612</text:p>
          </table:table-cell>
          <table:table-cell office:value-type="float" office:value="1.314" calcext:value-type="float">
            <text:p>1.3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895" calcext:value-type="float">
            <text:p>431.895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3" calcext:value-type="float">
            <text:p>0.613</text:p>
          </table:table-cell>
          <table:table-cell office:value-type="float" office:value="1.308" calcext:value-type="float">
            <text:p>1.3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067" calcext:value-type="float">
            <text:p>432.067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3" calcext:value-type="float">
            <text:p>0.613</text:p>
          </table:table-cell>
          <table:table-cell office:value-type="float" office:value="1.304" calcext:value-type="float">
            <text:p>1.3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239" calcext:value-type="float">
            <text:p>432.239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2" calcext:value-type="float">
            <text:p>0.612</text:p>
          </table:table-cell>
          <table:table-cell office:value-type="float" office:value="1.296" calcext:value-type="float">
            <text:p>1.2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41" calcext:value-type="float">
            <text:p>432.41</text:p>
          </table:table-cell>
          <table:table-cell office:value-type="float" office:value="0.18" calcext:value-type="float">
            <text:p>0.18</text:p>
          </table:table-cell>
          <table:table-cell office:value-type="float" office:value="0.612" calcext:value-type="float">
            <text:p>0.612</text:p>
          </table:table-cell>
          <table:table-cell office:value-type="float" office:value="1.287" calcext:value-type="float">
            <text:p>1.2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582" calcext:value-type="float">
            <text:p>432.582</text:p>
          </table:table-cell>
          <table:table-cell office:value-type="float" office:value="0.18" calcext:value-type="float">
            <text:p>0.18</text:p>
          </table:table-cell>
          <table:table-cell office:value-type="float" office:value="0.615" calcext:value-type="float">
            <text:p>0.615</text:p>
          </table:table-cell>
          <table:table-cell office:value-type="float" office:value="1.293" calcext:value-type="float">
            <text:p>1.2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754" calcext:value-type="float">
            <text:p>432.754</text:p>
          </table:table-cell>
          <table:table-cell office:value-type="float" office:value="0.179" calcext:value-type="float">
            <text:p>0.179</text:p>
          </table:table-cell>
          <table:table-cell office:value-type="float" office:value="0.613" calcext:value-type="float">
            <text:p>0.613</text:p>
          </table:table-cell>
          <table:table-cell office:value-type="float" office:value="1.272" calcext:value-type="float">
            <text:p>1.2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925" calcext:value-type="float">
            <text:p>432.925</text:p>
          </table:table-cell>
          <table:table-cell office:value-type="float" office:value="0.179" calcext:value-type="float">
            <text:p>0.179</text:p>
          </table:table-cell>
          <table:table-cell office:value-type="float" office:value="0.611" calcext:value-type="float">
            <text:p>0.611</text:p>
          </table:table-cell>
          <table:table-cell office:value-type="float" office:value="1.261" calcext:value-type="float">
            <text:p>1.2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097" calcext:value-type="float">
            <text:p>433.097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9" calcext:value-type="float">
            <text:p>0.609</text:p>
          </table:table-cell>
          <table:table-cell office:value-type="float" office:value="1.251" calcext:value-type="float">
            <text:p>1.2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269" calcext:value-type="float">
            <text:p>433.269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7" calcext:value-type="float">
            <text:p>0.607</text:p>
          </table:table-cell>
          <table:table-cell office:value-type="float" office:value="1.243" calcext:value-type="float">
            <text:p>1.2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44" calcext:value-type="float">
            <text:p>433.44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6" calcext:value-type="float">
            <text:p>0.606</text:p>
          </table:table-cell>
          <table:table-cell office:value-type="float" office:value="1.233" calcext:value-type="float">
            <text:p>1.2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612" calcext:value-type="float">
            <text:p>433.612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4" calcext:value-type="float">
            <text:p>0.604</text:p>
          </table:table-cell>
          <table:table-cell office:value-type="float" office:value="1.221" calcext:value-type="float">
            <text:p>1.2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783" calcext:value-type="float">
            <text:p>433.7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3" calcext:value-type="float">
            <text:p>0.603</text:p>
          </table:table-cell>
          <table:table-cell office:value-type="float" office:value="1.214" calcext:value-type="float">
            <text:p>1.2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955" calcext:value-type="float">
            <text:p>433.955</text:p>
          </table:table-cell>
          <table:table-cell office:value-type="float" office:value="0.178" calcext:value-type="float">
            <text:p>0.178</text:p>
          </table:table-cell>
          <table:table-cell office:value-type="float" office:value="0.6" calcext:value-type="float">
            <text:p>0.6</text:p>
          </table:table-cell>
          <table:table-cell office:value-type="float" office:value="1.198" calcext:value-type="float">
            <text:p>1.1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127" calcext:value-type="float">
            <text:p>434.127</text:p>
          </table:table-cell>
          <table:table-cell office:value-type="float" office:value="0.178" calcext:value-type="float">
            <text:p>0.178</text:p>
          </table:table-cell>
          <table:table-cell office:value-type="float" office:value="0.599" calcext:value-type="float">
            <text:p>0.599</text:p>
          </table:table-cell>
          <table:table-cell office:value-type="float" office:value="1.188" calcext:value-type="float">
            <text:p>1.1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298" calcext:value-type="float">
            <text:p>434.298</text:p>
          </table:table-cell>
          <table:table-cell office:value-type="float" office:value="0.177" calcext:value-type="float">
            <text:p>0.177</text:p>
          </table:table-cell>
          <table:table-cell office:value-type="float" office:value="0.596" calcext:value-type="float">
            <text:p>0.596</text:p>
          </table:table-cell>
          <table:table-cell office:value-type="float" office:value="1.179" calcext:value-type="float">
            <text:p>1.1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47" calcext:value-type="float">
            <text:p>434.47</text:p>
          </table:table-cell>
          <table:table-cell office:value-type="float" office:value="0.176" calcext:value-type="float">
            <text:p>0.176</text:p>
          </table:table-cell>
          <table:table-cell office:value-type="float" office:value="0.596" calcext:value-type="float">
            <text:p>0.596</text:p>
          </table:table-cell>
          <table:table-cell office:value-type="float" office:value="1.174" calcext:value-type="float">
            <text:p>1.1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642" calcext:value-type="float">
            <text:p>434.642</text:p>
          </table:table-cell>
          <table:table-cell office:value-type="float" office:value="0.176" calcext:value-type="float">
            <text:p>0.176</text:p>
          </table:table-cell>
          <table:table-cell office:value-type="float" office:value="0.593" calcext:value-type="float">
            <text:p>0.593</text:p>
          </table:table-cell>
          <table:table-cell office:value-type="float" office:value="1.16" calcext:value-type="float">
            <text:p>1.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813" calcext:value-type="float">
            <text:p>434.813</text:p>
          </table:table-cell>
          <table:table-cell office:value-type="float" office:value="0.175" calcext:value-type="float">
            <text:p>0.175</text:p>
          </table:table-cell>
          <table:table-cell office:value-type="float" office:value="0.59" calcext:value-type="float">
            <text:p>0.59</text:p>
          </table:table-cell>
          <table:table-cell office:value-type="float" office:value="1.151" calcext:value-type="float">
            <text:p>1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985" calcext:value-type="float">
            <text:p>434.9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588" calcext:value-type="float">
            <text:p>0.588</text:p>
          </table:table-cell>
          <table:table-cell office:value-type="float" office:value="1.142" calcext:value-type="float">
            <text:p>1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157" calcext:value-type="float">
            <text:p>435.157</text:p>
          </table:table-cell>
          <table:table-cell office:value-type="float" office:value="0.174" calcext:value-type="float">
            <text:p>0.174</text:p>
          </table:table-cell>
          <table:table-cell office:value-type="float" office:value="0.584" calcext:value-type="float">
            <text:p>0.584</text:p>
          </table:table-cell>
          <table:table-cell office:value-type="float" office:value="1.133" calcext:value-type="float">
            <text:p>1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328" calcext:value-type="float">
            <text:p>435.328</text:p>
          </table:table-cell>
          <table:table-cell office:value-type="float" office:value="0.174" calcext:value-type="float">
            <text:p>0.174</text:p>
          </table:table-cell>
          <table:table-cell office:value-type="float" office:value="0.58" calcext:value-type="float">
            <text:p>0.58</text:p>
          </table:table-cell>
          <table:table-cell office:value-type="float" office:value="1.12" calcext:value-type="float">
            <text:p>1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5" calcext:value-type="float">
            <text:p>435.5</text:p>
          </table:table-cell>
          <table:table-cell office:value-type="float" office:value="0.173" calcext:value-type="float">
            <text:p>0.173</text:p>
          </table:table-cell>
          <table:table-cell office:value-type="float" office:value="0.575" calcext:value-type="float">
            <text:p>0.575</text:p>
          </table:table-cell>
          <table:table-cell office:value-type="float" office:value="1.107" calcext:value-type="float">
            <text:p>1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672" calcext:value-type="float">
            <text:p>435.672</text:p>
          </table:table-cell>
          <table:table-cell office:value-type="float" office:value="0.172" calcext:value-type="float">
            <text:p>0.172</text:p>
          </table:table-cell>
          <table:table-cell office:value-type="float" office:value="0.573" calcext:value-type="float">
            <text:p>0.573</text:p>
          </table:table-cell>
          <table:table-cell office:value-type="float" office:value="1.099" calcext:value-type="float">
            <text:p>1.0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843" calcext:value-type="float">
            <text:p>435.843</text:p>
          </table:table-cell>
          <table:table-cell office:value-type="float" office:value="0.171" calcext:value-type="float">
            <text:p>0.171</text:p>
          </table:table-cell>
          <table:table-cell office:value-type="float" office:value="0.569" calcext:value-type="float">
            <text:p>0.569</text:p>
          </table:table-cell>
          <table:table-cell office:value-type="float" office:value="1.085" calcext:value-type="float">
            <text:p>1.0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015" calcext:value-type="float">
            <text:p>436.015</text:p>
          </table:table-cell>
          <table:table-cell office:value-type="float" office:value="0.171" calcext:value-type="float">
            <text:p>0.171</text:p>
          </table:table-cell>
          <table:table-cell office:value-type="float" office:value="0.567" calcext:value-type="float">
            <text:p>0.567</text:p>
          </table:table-cell>
          <table:table-cell office:value-type="float" office:value="1.08" calcext:value-type="float">
            <text:p>1.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187" calcext:value-type="float">
            <text:p>436.187</text:p>
          </table:table-cell>
          <table:table-cell office:value-type="float" office:value="0.17" calcext:value-type="float">
            <text:p>0.17</text:p>
          </table:table-cell>
          <table:table-cell office:value-type="float" office:value="0.563" calcext:value-type="float">
            <text:p>0.563</text:p>
          </table:table-cell>
          <table:table-cell office:value-type="float" office:value="1.075" calcext:value-type="float">
            <text:p>1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358" calcext:value-type="float">
            <text:p>436.358</text:p>
          </table:table-cell>
          <table:table-cell office:value-type="float" office:value="0.17" calcext:value-type="float">
            <text:p>0.17</text:p>
          </table:table-cell>
          <table:table-cell office:value-type="float" office:value="0.561" calcext:value-type="float">
            <text:p>0.561</text:p>
          </table:table-cell>
          <table:table-cell office:value-type="float" office:value="1.068" calcext:value-type="float">
            <text:p>1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53" calcext:value-type="float">
            <text:p>436.53</text:p>
          </table:table-cell>
          <table:table-cell office:value-type="float" office:value="0.17" calcext:value-type="float">
            <text:p>0.17</text:p>
          </table:table-cell>
          <table:table-cell office:value-type="float" office:value="0.557" calcext:value-type="float">
            <text:p>0.557</text:p>
          </table:table-cell>
          <table:table-cell office:value-type="float" office:value="1.057" calcext:value-type="float">
            <text:p>1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701" calcext:value-type="float">
            <text:p>436.701</text:p>
          </table:table-cell>
          <table:table-cell office:value-type="float" office:value="0.17" calcext:value-type="float">
            <text:p>0.17</text:p>
          </table:table-cell>
          <table:table-cell office:value-type="float" office:value="0.554" calcext:value-type="float">
            <text:p>0.554</text:p>
          </table:table-cell>
          <table:table-cell office:value-type="float" office:value="1.052" calcext:value-type="float">
            <text:p>1.0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873" calcext:value-type="float">
            <text:p>436.873</text:p>
          </table:table-cell>
          <table:table-cell office:value-type="float" office:value="0.169" calcext:value-type="float">
            <text:p>0.169</text:p>
          </table:table-cell>
          <table:table-cell office:value-type="float" office:value="0.549" calcext:value-type="float">
            <text:p>0.549</text:p>
          </table:table-cell>
          <table:table-cell office:value-type="float" office:value="1.039" calcext:value-type="float">
            <text:p>1.0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045" calcext:value-type="float">
            <text:p>437.045</text:p>
          </table:table-cell>
          <table:table-cell office:value-type="float" office:value="0.168" calcext:value-type="float">
            <text:p>0.168</text:p>
          </table:table-cell>
          <table:table-cell office:value-type="float" office:value="0.546" calcext:value-type="float">
            <text:p>0.546</text:p>
          </table:table-cell>
          <table:table-cell office:value-type="float" office:value="1.033" calcext:value-type="float">
            <text:p>1.0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216" calcext:value-type="float">
            <text:p>437.216</text:p>
          </table:table-cell>
          <table:table-cell office:value-type="float" office:value="0.168" calcext:value-type="float">
            <text:p>0.168</text:p>
          </table:table-cell>
          <table:table-cell office:value-type="float" office:value="0.543" calcext:value-type="float">
            <text:p>0.543</text:p>
          </table:table-cell>
          <table:table-cell office:value-type="float" office:value="1.025" calcext:value-type="float">
            <text:p>1.0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388" calcext:value-type="float">
            <text:p>437.388</text:p>
          </table:table-cell>
          <table:table-cell office:value-type="float" office:value="0.168" calcext:value-type="float">
            <text:p>0.168</text:p>
          </table:table-cell>
          <table:table-cell office:value-type="float" office:value="0.54" calcext:value-type="float">
            <text:p>0.54</text:p>
          </table:table-cell>
          <table:table-cell office:value-type="float" office:value="1.017" calcext:value-type="float">
            <text:p>1.0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56" calcext:value-type="float">
            <text:p>437.56</text:p>
          </table:table-cell>
          <table:table-cell office:value-type="float" office:value="0.167" calcext:value-type="float">
            <text:p>0.167</text:p>
          </table:table-cell>
          <table:table-cell office:value-type="float" office:value="0.536" calcext:value-type="float">
            <text:p>0.536</text:p>
          </table:table-cell>
          <table:table-cell office:value-type="float" office:value="1.002" calcext:value-type="float">
            <text:p>1.0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731" calcext:value-type="float">
            <text:p>437.731</text:p>
          </table:table-cell>
          <table:table-cell office:value-type="float" office:value="0.167" calcext:value-type="float">
            <text:p>0.167</text:p>
          </table:table-cell>
          <table:table-cell office:value-type="float" office:value="0.531" calcext:value-type="float">
            <text:p>0.531</text:p>
          </table:table-cell>
          <table:table-cell office:value-type="float" office:value="0.987" calcext:value-type="float">
            <text:p>0.9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903" calcext:value-type="float">
            <text:p>437.903</text:p>
          </table:table-cell>
          <table:table-cell office:value-type="float" office:value="0.166" calcext:value-type="float">
            <text:p>0.166</text:p>
          </table:table-cell>
          <table:table-cell office:value-type="float" office:value="0.527" calcext:value-type="float">
            <text:p>0.527</text:p>
          </table:table-cell>
          <table:table-cell office:value-type="float" office:value="0.973" calcext:value-type="float">
            <text:p>0.9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075" calcext:value-type="float">
            <text:p>438.07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23" calcext:value-type="float">
            <text:p>0.523</text:p>
          </table:table-cell>
          <table:table-cell office:value-type="float" office:value="0.96" calcext:value-type="float">
            <text:p>0.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246" calcext:value-type="float">
            <text:p>438.246</text:p>
          </table:table-cell>
          <table:table-cell office:value-type="float" office:value="0.165" calcext:value-type="float">
            <text:p>0.165</text:p>
          </table:table-cell>
          <table:table-cell office:value-type="float" office:value="0.519" calcext:value-type="float">
            <text:p>0.519</text:p>
          </table:table-cell>
          <table:table-cell office:value-type="float" office:value="0.95" calcext:value-type="float">
            <text:p>0.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418" calcext:value-type="float">
            <text:p>438.418</text:p>
          </table:table-cell>
          <table:table-cell office:value-type="float" office:value="0.164" calcext:value-type="float">
            <text:p>0.164</text:p>
          </table:table-cell>
          <table:table-cell office:value-type="float" office:value="0.514" calcext:value-type="float">
            <text:p>0.514</text:p>
          </table:table-cell>
          <table:table-cell office:value-type="float" office:value="0.936" calcext:value-type="float">
            <text:p>0.9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59" calcext:value-type="float">
            <text:p>438.59</text:p>
          </table:table-cell>
          <table:table-cell office:value-type="float" office:value="0.163" calcext:value-type="float">
            <text:p>0.163</text:p>
          </table:table-cell>
          <table:table-cell office:value-type="float" office:value="0.511" calcext:value-type="float">
            <text:p>0.511</text:p>
          </table:table-cell>
          <table:table-cell office:value-type="float" office:value="0.925" calcext:value-type="float">
            <text:p>0.9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761" calcext:value-type="float">
            <text:p>438.761</text:p>
          </table:table-cell>
          <table:table-cell office:value-type="float" office:value="0.163" calcext:value-type="float">
            <text:p>0.163</text:p>
          </table:table-cell>
          <table:table-cell office:value-type="float" office:value="0.507" calcext:value-type="float">
            <text:p>0.507</text:p>
          </table:table-cell>
          <table:table-cell office:value-type="float" office:value="0.914" calcext:value-type="float">
            <text:p>0.9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933" calcext:value-type="float">
            <text:p>438.933</text:p>
          </table:table-cell>
          <table:table-cell office:value-type="float" office:value="0.162" calcext:value-type="float">
            <text:p>0.162</text:p>
          </table:table-cell>
          <table:table-cell office:value-type="float" office:value="0.503" calcext:value-type="float">
            <text:p>0.503</text:p>
          </table:table-cell>
          <table:table-cell office:value-type="float" office:value="0.906" calcext:value-type="float">
            <text:p>0.9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105" calcext:value-type="float">
            <text:p>439.105</text:p>
          </table:table-cell>
          <table:table-cell office:value-type="float" office:value="0.161" calcext:value-type="float">
            <text:p>0.161</text:p>
          </table:table-cell>
          <table:table-cell office:value-type="float" office:value="0.499" calcext:value-type="float">
            <text:p>0.499</text:p>
          </table:table-cell>
          <table:table-cell office:value-type="float" office:value="0.895" calcext:value-type="float">
            <text:p>0.8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276" calcext:value-type="float">
            <text:p>439.276</text:p>
          </table:table-cell>
          <table:table-cell office:value-type="float" office:value="0.16" calcext:value-type="float">
            <text:p>0.16</text:p>
          </table:table-cell>
          <table:table-cell office:value-type="float" office:value="0.493" calcext:value-type="float">
            <text:p>0.493</text:p>
          </table:table-cell>
          <table:table-cell office:value-type="float" office:value="0.883" calcext:value-type="float">
            <text:p>0.8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448" calcext:value-type="float">
            <text:p>439.448</text:p>
          </table:table-cell>
          <table:table-cell office:value-type="float" office:value="0.158" calcext:value-type="float">
            <text:p>0.158</text:p>
          </table:table-cell>
          <table:table-cell office:value-type="float" office:value="0.49" calcext:value-type="float">
            <text:p>0.49</text:p>
          </table:table-cell>
          <table:table-cell office:value-type="float" office:value="0.877" calcext:value-type="float">
            <text:p>0.8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62" calcext:value-type="float">
            <text:p>439.62</text:p>
          </table:table-cell>
          <table:table-cell office:value-type="float" office:value="0.157" calcext:value-type="float">
            <text:p>0.157</text:p>
          </table:table-cell>
          <table:table-cell office:value-type="float" office:value="0.485" calcext:value-type="float">
            <text:p>0.485</text:p>
          </table:table-cell>
          <table:table-cell office:value-type="float" office:value="0.867" calcext:value-type="float">
            <text:p>0.8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791" calcext:value-type="float">
            <text:p>439.791</text:p>
          </table:table-cell>
          <table:table-cell office:value-type="float" office:value="0.156" calcext:value-type="float">
            <text:p>0.156</text:p>
          </table:table-cell>
          <table:table-cell office:value-type="float" office:value="0.482" calcext:value-type="float">
            <text:p>0.482</text:p>
          </table:table-cell>
          <table:table-cell office:value-type="float" office:value="0.86" calcext:value-type="float">
            <text:p>0.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963" calcext:value-type="float">
            <text:p>439.963</text:p>
          </table:table-cell>
          <table:table-cell office:value-type="float" office:value="0.155" calcext:value-type="float">
            <text:p>0.155</text:p>
          </table:table-cell>
          <table:table-cell office:value-type="float" office:value="0.478" calcext:value-type="float">
            <text:p>0.478</text:p>
          </table:table-cell>
          <table:table-cell office:value-type="float" office:value="0.852" calcext:value-type="float">
            <text:p>0.8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135" calcext:value-type="float">
            <text:p>440.135</text:p>
          </table:table-cell>
          <table:table-cell office:value-type="float" office:value="0.155" calcext:value-type="float">
            <text:p>0.155</text:p>
          </table:table-cell>
          <table:table-cell office:value-type="float" office:value="0.476" calcext:value-type="float">
            <text:p>0.476</text:p>
          </table:table-cell>
          <table:table-cell office:value-type="float" office:value="0.847" calcext:value-type="float">
            <text:p>0.8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307" calcext:value-type="float">
            <text:p>440.307</text:p>
          </table:table-cell>
          <table:table-cell office:value-type="float" office:value="0.154" calcext:value-type="float">
            <text:p>0.154</text:p>
          </table:table-cell>
          <table:table-cell office:value-type="float" office:value="0.472" calcext:value-type="float">
            <text:p>0.472</text:p>
          </table:table-cell>
          <table:table-cell office:value-type="float" office:value="0.84" calcext:value-type="float">
            <text:p>0.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478" calcext:value-type="float">
            <text:p>440.478</text:p>
          </table:table-cell>
          <table:table-cell office:value-type="float" office:value="0.154" calcext:value-type="float">
            <text:p>0.154</text:p>
          </table:table-cell>
          <table:table-cell office:value-type="float" office:value="0.47" calcext:value-type="float">
            <text:p>0.47</text:p>
          </table:table-cell>
          <table:table-cell office:value-type="float" office:value="0.834" calcext:value-type="float">
            <text:p>0.8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65" calcext:value-type="float">
            <text:p>440.65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" calcext:value-type="float">
            <text:p>0.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822" calcext:value-type="float">
            <text:p>440.82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5" calcext:value-type="float">
            <text:p>0.465</text:p>
          </table:table-cell>
          <table:table-cell office:value-type="float" office:value="0.826" calcext:value-type="float">
            <text:p>0.8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993" calcext:value-type="float">
            <text:p>440.993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1" calcext:value-type="float">
            <text:p>0.461</text:p>
          </table:table-cell>
          <table:table-cell office:value-type="float" office:value="0.819" calcext:value-type="float">
            <text:p>0.8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165" calcext:value-type="float">
            <text:p>441.165</text:p>
          </table:table-cell>
          <table:table-cell office:value-type="float" office:value="0.15" calcext:value-type="float">
            <text:p>0.15</text:p>
          </table:table-cell>
          <table:table-cell office:value-type="float" office:value="0.459" calcext:value-type="float">
            <text:p>0.459</text:p>
          </table:table-cell>
          <table:table-cell office:value-type="float" office:value="0.812" calcext:value-type="float">
            <text:p>0.8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337" calcext:value-type="float">
            <text:p>441.337</text:p>
          </table:table-cell>
          <table:table-cell office:value-type="float" office:value="0.149" calcext:value-type="float">
            <text:p>0.149</text:p>
          </table:table-cell>
          <table:table-cell office:value-type="float" office:value="0.455" calcext:value-type="float">
            <text:p>0.455</text:p>
          </table:table-cell>
          <table:table-cell office:value-type="float" office:value="0.806" calcext:value-type="float">
            <text:p>0.8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508" calcext:value-type="float">
            <text:p>441.508</text:p>
          </table:table-cell>
          <table:table-cell office:value-type="float" office:value="0.148" calcext:value-type="float">
            <text:p>0.148</text:p>
          </table:table-cell>
          <table:table-cell office:value-type="float" office:value="0.452" calcext:value-type="float">
            <text:p>0.452</text:p>
          </table:table-cell>
          <table:table-cell office:value-type="float" office:value="0.798" calcext:value-type="float">
            <text:p>0.7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68" calcext:value-type="float">
            <text:p>441.68</text:p>
          </table:table-cell>
          <table:table-cell office:value-type="float" office:value="0.146" calcext:value-type="float">
            <text:p>0.146</text:p>
          </table:table-cell>
          <table:table-cell office:value-type="float" office:value="0.448" calcext:value-type="float">
            <text:p>0.448</text:p>
          </table:table-cell>
          <table:table-cell office:value-type="float" office:value="0.791" calcext:value-type="float">
            <text:p>0.7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852" calcext:value-type="float">
            <text:p>441.852</text:p>
          </table:table-cell>
          <table:table-cell office:value-type="float" office:value="0.146" calcext:value-type="float">
            <text:p>0.146</text:p>
          </table:table-cell>
          <table:table-cell office:value-type="float" office:value="0.444" calcext:value-type="float">
            <text:p>0.444</text:p>
          </table:table-cell>
          <table:table-cell office:value-type="float" office:value="0.782" calcext:value-type="float">
            <text:p>0.7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023" calcext:value-type="float">
            <text:p>442.023</text:p>
          </table:table-cell>
          <table:table-cell office:value-type="float" office:value="0.146" calcext:value-type="float">
            <text:p>0.146</text:p>
          </table:table-cell>
          <table:table-cell office:value-type="float" office:value="0.442" calcext:value-type="float">
            <text:p>0.442</text:p>
          </table:table-cell>
          <table:table-cell office:value-type="float" office:value="0.775" calcext:value-type="float">
            <text:p>0.7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195" calcext:value-type="float">
            <text:p>442.195</text:p>
          </table:table-cell>
          <table:table-cell office:value-type="float" office:value="0.145" calcext:value-type="float">
            <text:p>0.145</text:p>
          </table:table-cell>
          <table:table-cell office:value-type="float" office:value="0.439" calcext:value-type="float">
            <text:p>0.439</text:p>
          </table:table-cell>
          <table:table-cell office:value-type="float" office:value="0.77" calcext:value-type="float">
            <text:p>0.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367" calcext:value-type="float">
            <text:p>442.367</text:p>
          </table:table-cell>
          <table:table-cell office:value-type="float" office:value="0.145" calcext:value-type="float">
            <text:p>0.145</text:p>
          </table:table-cell>
          <table:table-cell office:value-type="float" office:value="0.437" calcext:value-type="float">
            <text:p>0.437</text:p>
          </table:table-cell>
          <table:table-cell office:value-type="float" office:value="0.765" calcext:value-type="float">
            <text:p>0.7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538" calcext:value-type="float">
            <text:p>442.538</text:p>
          </table:table-cell>
          <table:table-cell office:value-type="float" office:value="0.144" calcext:value-type="float">
            <text:p>0.144</text:p>
          </table:table-cell>
          <table:table-cell office:value-type="float" office:value="0.434" calcext:value-type="float">
            <text:p>0.434</text:p>
          </table:table-cell>
          <table:table-cell office:value-type="float" office:value="0.757" calcext:value-type="float">
            <text:p>0.7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71" calcext:value-type="float">
            <text:p>442.71</text:p>
          </table:table-cell>
          <table:table-cell office:value-type="float" office:value="0.143" calcext:value-type="float">
            <text:p>0.143</text:p>
          </table:table-cell>
          <table:table-cell office:value-type="float" office:value="0.432" calcext:value-type="float">
            <text:p>0.432</text:p>
          </table:table-cell>
          <table:table-cell office:value-type="float" office:value="0.752" calcext:value-type="float">
            <text:p>0.7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882" calcext:value-type="float">
            <text:p>442.882</text:p>
          </table:table-cell>
          <table:table-cell office:value-type="float" office:value="0.142" calcext:value-type="float">
            <text:p>0.142</text:p>
          </table:table-cell>
          <table:table-cell office:value-type="float" office:value="0.43" calcext:value-type="float">
            <text:p>0.43</text:p>
          </table:table-cell>
          <table:table-cell office:value-type="float" office:value="0.746" calcext:value-type="float">
            <text:p>0.7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054" calcext:value-type="float">
            <text:p>443.054</text:p>
          </table:table-cell>
          <table:table-cell office:value-type="float" office:value="0.142" calcext:value-type="float">
            <text:p>0.142</text:p>
          </table:table-cell>
          <table:table-cell office:value-type="float" office:value="0.427" calcext:value-type="float">
            <text:p>0.427</text:p>
          </table:table-cell>
          <table:table-cell office:value-type="float" office:value="0.743" calcext:value-type="float">
            <text:p>0.7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225" calcext:value-type="float">
            <text:p>443.225</text:p>
          </table:table-cell>
          <table:table-cell office:value-type="float" office:value="0.141" calcext:value-type="float">
            <text:p>0.141</text:p>
          </table:table-cell>
          <table:table-cell office:value-type="float" office:value="0.425" calcext:value-type="float">
            <text:p>0.425</text:p>
          </table:table-cell>
          <table:table-cell office:value-type="float" office:value="0.738" calcext:value-type="float">
            <text:p>0.7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397" calcext:value-type="float">
            <text:p>443.397</text:p>
          </table:table-cell>
          <table:table-cell office:value-type="float" office:value="0.141" calcext:value-type="float">
            <text:p>0.141</text:p>
          </table:table-cell>
          <table:table-cell office:value-type="float" office:value="0.423" calcext:value-type="float">
            <text:p>0.423</text:p>
          </table:table-cell>
          <table:table-cell office:value-type="float" office:value="0.733" calcext:value-type="float">
            <text:p>0.7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569" calcext:value-type="float">
            <text:p>443.569</text:p>
          </table:table-cell>
          <table:table-cell office:value-type="float" office:value="0.141" calcext:value-type="float">
            <text:p>0.141</text:p>
          </table:table-cell>
          <table:table-cell office:value-type="float" office:value="0.421" calcext:value-type="float">
            <text:p>0.421</text:p>
          </table:table-cell>
          <table:table-cell office:value-type="float" office:value="0.731" calcext:value-type="float">
            <text:p>0.7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74" calcext:value-type="float">
            <text:p>443.74</text:p>
          </table:table-cell>
          <table:table-cell office:value-type="float" office:value="0.141" calcext:value-type="float">
            <text:p>0.1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726" calcext:value-type="float">
            <text:p>0.7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912" calcext:value-type="float">
            <text:p>443.912</text:p>
          </table:table-cell>
          <table:table-cell office:value-type="float" office:value="0.141" calcext:value-type="float">
            <text:p>0.141</text:p>
          </table:table-cell>
          <table:table-cell office:value-type="float" office:value="0.418" calcext:value-type="float">
            <text:p>0.418</text:p>
          </table:table-cell>
          <table:table-cell office:value-type="float" office:value="0.723" calcext:value-type="float">
            <text:p>0.7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084" calcext:value-type="float">
            <text:p>444.084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6" calcext:value-type="float">
            <text:p>0.416</text:p>
          </table:table-cell>
          <table:table-cell office:value-type="float" office:value="0.72" calcext:value-type="float">
            <text:p>0.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255" calcext:value-type="float">
            <text:p>444.255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5" calcext:value-type="float">
            <text:p>0.415</text:p>
          </table:table-cell>
          <table:table-cell office:value-type="float" office:value="0.718" calcext:value-type="float">
            <text:p>0.7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427" calcext:value-type="float">
            <text:p>444.427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3" calcext:value-type="float">
            <text:p>0.413</text:p>
          </table:table-cell>
          <table:table-cell office:value-type="float" office:value="0.715" calcext:value-type="float">
            <text:p>0.7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599" calcext:value-type="float">
            <text:p>444.599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1" calcext:value-type="float">
            <text:p>0.411</text:p>
          </table:table-cell>
          <table:table-cell office:value-type="float" office:value="0.714" calcext:value-type="float">
            <text:p>0.7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771" calcext:value-type="float">
            <text:p>444.771</text:p>
          </table:table-cell>
          <table:table-cell office:value-type="float" office:value="0.141" calcext:value-type="float">
            <text:p>0.141</text:p>
          </table:table-cell>
          <table:table-cell office:value-type="float" office:value="0.41" calcext:value-type="float">
            <text:p>0.41</text:p>
          </table:table-cell>
          <table:table-cell office:value-type="float" office:value="0.711" calcext:value-type="float">
            <text:p>0.7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942" calcext:value-type="float">
            <text:p>444.9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9" calcext:value-type="float">
            <text:p>0.409</text:p>
          </table:table-cell>
          <table:table-cell office:value-type="float" office:value="0.708" calcext:value-type="float">
            <text:p>0.7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114" calcext:value-type="float">
            <text:p>445.114</text:p>
          </table:table-cell>
          <table:table-cell office:value-type="float" office:value="0.14" calcext:value-type="float">
            <text:p>0.14</text:p>
          </table:table-cell>
          <table:table-cell office:value-type="float" office:value="0.405" calcext:value-type="float">
            <text:p>0.405</text:p>
          </table:table-cell>
          <table:table-cell office:value-type="float" office:value="0.705" calcext:value-type="float">
            <text:p>0.7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286" calcext:value-type="float">
            <text:p>445.286</text:p>
          </table:table-cell>
          <table:table-cell office:value-type="float" office:value="0.14" calcext:value-type="float">
            <text:p>0.14</text:p>
          </table:table-cell>
          <table:table-cell office:value-type="float" office:value="0.405" calcext:value-type="float">
            <text:p>0.405</text:p>
          </table:table-cell>
          <table:table-cell office:value-type="float" office:value="0.704" calcext:value-type="float">
            <text:p>0.7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457" calcext:value-type="float">
            <text:p>445.457</text:p>
          </table:table-cell>
          <table:table-cell office:value-type="float" office:value="0.14" calcext:value-type="float">
            <text:p>0.14</text:p>
          </table:table-cell>
          <table:table-cell office:value-type="float" office:value="0.403" calcext:value-type="float">
            <text:p>0.403</text:p>
          </table:table-cell>
          <table:table-cell office:value-type="float" office:value="0.7" calcext:value-type="float">
            <text:p>0.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629" calcext:value-type="float">
            <text:p>445.629</text:p>
          </table:table-cell>
          <table:table-cell office:value-type="float" office:value="0.139" calcext:value-type="float">
            <text:p>0.139</text:p>
          </table:table-cell>
          <table:table-cell office:value-type="float" office:value="0.402" calcext:value-type="float">
            <text:p>0.402</text:p>
          </table:table-cell>
          <table:table-cell office:value-type="float" office:value="0.697" calcext:value-type="float">
            <text:p>0.6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801" calcext:value-type="float">
            <text:p>445.801</text:p>
          </table:table-cell>
          <table:table-cell office:value-type="float" office:value="0.138" calcext:value-type="float">
            <text:p>0.138</text:p>
          </table:table-cell>
          <table:table-cell office:value-type="float" office:value="0.401" calcext:value-type="float">
            <text:p>0.401</text:p>
          </table:table-cell>
          <table:table-cell office:value-type="float" office:value="0.695" calcext:value-type="float">
            <text:p>0.6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972" calcext:value-type="float">
            <text:p>445.972</text:p>
          </table:table-cell>
          <table:table-cell office:value-type="float" office:value="0.138" calcext:value-type="float">
            <text:p>0.138</text:p>
          </table:table-cell>
          <table:table-cell office:value-type="float" office:value="0.401" calcext:value-type="float">
            <text:p>0.401</text:p>
          </table:table-cell>
          <table:table-cell office:value-type="float" office:value="0.692" calcext:value-type="float">
            <text:p>0.6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144" calcext:value-type="float">
            <text:p>446.144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9" calcext:value-type="float">
            <text:p>0.399</text:p>
          </table:table-cell>
          <table:table-cell office:value-type="float" office:value="0.69" calcext:value-type="float">
            <text:p>0.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316" calcext:value-type="float">
            <text:p>446.316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8" calcext:value-type="float">
            <text:p>0.398</text:p>
          </table:table-cell>
          <table:table-cell office:value-type="float" office:value="0.688" calcext:value-type="float">
            <text:p>0.6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488" calcext:value-type="float">
            <text:p>446.488</text:p>
          </table:table-cell>
          <table:table-cell office:value-type="float" office:value="0.136" calcext:value-type="float">
            <text:p>0.136</text:p>
          </table:table-cell>
          <table:table-cell office:value-type="float" office:value="0.396" calcext:value-type="float">
            <text:p>0.396</text:p>
          </table:table-cell>
          <table:table-cell office:value-type="float" office:value="0.685" calcext:value-type="float">
            <text:p>0.6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659" calcext:value-type="float">
            <text:p>446.659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5" calcext:value-type="float">
            <text:p>0.395</text:p>
          </table:table-cell>
          <table:table-cell office:value-type="float" office:value="0.685" calcext:value-type="float">
            <text:p>0.6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831" calcext:value-type="float">
            <text:p>446.8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5" calcext:value-type="float">
            <text:p>0.395</text:p>
          </table:table-cell>
          <table:table-cell office:value-type="float" office:value="0.683" calcext:value-type="float">
            <text:p>0.6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003" calcext:value-type="float">
            <text:p>447.003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4" calcext:value-type="float">
            <text:p>0.394</text:p>
          </table:table-cell>
          <table:table-cell office:value-type="float" office:value="0.681" calcext:value-type="float">
            <text:p>0.6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174" calcext:value-type="float">
            <text:p>447.17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2" calcext:value-type="float">
            <text:p>0.6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346" calcext:value-type="float">
            <text:p>447.346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1" calcext:value-type="float">
            <text:p>0.6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518" calcext:value-type="float">
            <text:p>447.51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2" calcext:value-type="float">
            <text:p>0.392</text:p>
          </table:table-cell>
          <table:table-cell office:value-type="float" office:value="0.68" calcext:value-type="float">
            <text:p>0.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69" calcext:value-type="float">
            <text:p>447.69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679" calcext:value-type="float">
            <text:p>0.6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861" calcext:value-type="float">
            <text:p>447.861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" calcext:value-type="float">
            <text:p>0.39</text:p>
          </table:table-cell>
          <table:table-cell office:value-type="float" office:value="0.679" calcext:value-type="float">
            <text:p>0.6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033" calcext:value-type="float">
            <text:p>448.0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" calcext:value-type="float">
            <text:p>0.39</text:p>
          </table:table-cell>
          <table:table-cell office:value-type="float" office:value="0.677" calcext:value-type="float">
            <text:p>0.6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205" calcext:value-type="float">
            <text:p>448.20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8" calcext:value-type="float">
            <text:p>0.388</text:p>
          </table:table-cell>
          <table:table-cell office:value-type="float" office:value="0.678" calcext:value-type="float">
            <text:p>0.6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377" calcext:value-type="float">
            <text:p>448.377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8" calcext:value-type="float">
            <text:p>0.388</text:p>
          </table:table-cell>
          <table:table-cell office:value-type="float" office:value="0.677" calcext:value-type="float">
            <text:p>0.6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548" calcext:value-type="float">
            <text:p>448.548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74" calcext:value-type="float">
            <text:p>0.6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72" calcext:value-type="float">
            <text:p>448.7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71" calcext:value-type="float">
            <text:p>0.6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892" calcext:value-type="float">
            <text:p>448.89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6" calcext:value-type="float">
            <text:p>0.386</text:p>
          </table:table-cell>
          <table:table-cell office:value-type="float" office:value="0.67" calcext:value-type="float">
            <text:p>0.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063" calcext:value-type="float">
            <text:p>449.063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6" calcext:value-type="float">
            <text:p>0.386</text:p>
          </table:table-cell>
          <table:table-cell office:value-type="float" office:value="0.668" calcext:value-type="float">
            <text:p>0.6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235" calcext:value-type="float">
            <text:p>449.235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6" calcext:value-type="float">
            <text:p>0.386</text:p>
          </table:table-cell>
          <table:table-cell office:value-type="float" office:value="0.665" calcext:value-type="float">
            <text:p>0.6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407" calcext:value-type="float">
            <text:p>449.407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63" calcext:value-type="float">
            <text:p>0.6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579" calcext:value-type="float">
            <text:p>449.579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61" calcext:value-type="float">
            <text:p>0.6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75" calcext:value-type="float">
            <text:p>449.75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6" calcext:value-type="float">
            <text:p>0.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922" calcext:value-type="float">
            <text:p>449.92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6" calcext:value-type="float">
            <text:p>0.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094" calcext:value-type="float">
            <text:p>450.094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6" calcext:value-type="float">
            <text:p>0.386</text:p>
          </table:table-cell>
          <table:table-cell office:value-type="float" office:value="0.657" calcext:value-type="float">
            <text:p>0.6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266" calcext:value-type="float">
            <text:p>450.266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6" calcext:value-type="float">
            <text:p>0.6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437" calcext:value-type="float">
            <text:p>450.437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7" calcext:value-type="float">
            <text:p>0.6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609" calcext:value-type="float">
            <text:p>450.609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6" calcext:value-type="float">
            <text:p>0.6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781" calcext:value-type="float">
            <text:p>450.781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6" calcext:value-type="float">
            <text:p>0.6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953" calcext:value-type="float">
            <text:p>450.953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124" calcext:value-type="float">
            <text:p>451.124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296" calcext:value-type="float">
            <text:p>451.29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4" calcext:value-type="float">
            <text:p>0.384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468" calcext:value-type="float">
            <text:p>451.46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3" calcext:value-type="float">
            <text:p>0.6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64" calcext:value-type="float">
            <text:p>451.64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2" calcext:value-type="float">
            <text:p>0.6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811" calcext:value-type="float">
            <text:p>451.811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2" calcext:value-type="float">
            <text:p>0.6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983" calcext:value-type="float">
            <text:p>451.983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2" calcext:value-type="float">
            <text:p>0.6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155" calcext:value-type="float">
            <text:p>452.155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4" calcext:value-type="float">
            <text:p>0.384</text:p>
          </table:table-cell>
          <table:table-cell office:value-type="float" office:value="0.649" calcext:value-type="float">
            <text:p>0.6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327" calcext:value-type="float">
            <text:p>452.327</text:p>
          </table:table-cell>
          <table:table-cell office:value-type="float" office:value="0.131" calcext:value-type="float">
            <text:p>0.131</text:p>
          </table:table-cell>
          <table:table-cell office:value-type="float" office:value="0.384" calcext:value-type="float">
            <text:p>0.384</text:p>
          </table:table-cell>
          <table:table-cell office:value-type="float" office:value="0.648" calcext:value-type="float">
            <text:p>0.6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498" calcext:value-type="float">
            <text:p>452.498</text:p>
          </table:table-cell>
          <table:table-cell office:value-type="float" office:value="0.13" calcext:value-type="float">
            <text:p>0.13</text:p>
          </table:table-cell>
          <table:table-cell office:value-type="float" office:value="0.383" calcext:value-type="float">
            <text:p>0.383</text:p>
          </table:table-cell>
          <table:table-cell office:value-type="float" office:value="0.645" calcext:value-type="float">
            <text:p>0.6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67" calcext:value-type="float">
            <text:p>452.67</text:p>
          </table:table-cell>
          <table:table-cell office:value-type="float" office:value="0.129" calcext:value-type="float">
            <text:p>0.129</text:p>
          </table:table-cell>
          <table:table-cell office:value-type="float" office:value="0.383" calcext:value-type="float">
            <text:p>0.383</text:p>
          </table:table-cell>
          <table:table-cell office:value-type="float" office:value="0.643" calcext:value-type="float">
            <text:p>0.6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842" calcext:value-type="float">
            <text:p>452.842</text:p>
          </table:table-cell>
          <table:table-cell office:value-type="float" office:value="0.129" calcext:value-type="float">
            <text:p>0.129</text:p>
          </table:table-cell>
          <table:table-cell office:value-type="float" office:value="0.382" calcext:value-type="float">
            <text:p>0.382</text:p>
          </table:table-cell>
          <table:table-cell office:value-type="float" office:value="0.64" calcext:value-type="float">
            <text:p>0.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014" calcext:value-type="float">
            <text:p>453.014</text:p>
          </table:table-cell>
          <table:table-cell office:value-type="float" office:value="0.128" calcext:value-type="float">
            <text:p>0.128</text:p>
          </table:table-cell>
          <table:table-cell office:value-type="float" office:value="0.38" calcext:value-type="float">
            <text:p>0.38</text:p>
          </table:table-cell>
          <table:table-cell office:value-type="float" office:value="0.637" calcext:value-type="float">
            <text:p>0.6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185" calcext:value-type="float">
            <text:p>453.185</text:p>
          </table:table-cell>
          <table:table-cell office:value-type="float" office:value="0.128" calcext:value-type="float">
            <text:p>0.128</text:p>
          </table:table-cell>
          <table:table-cell office:value-type="float" office:value="0.38" calcext:value-type="float">
            <text:p>0.38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357" calcext:value-type="float">
            <text:p>453.357</text:p>
          </table:table-cell>
          <table:table-cell office:value-type="float" office:value="0.128" calcext:value-type="float">
            <text:p>0.128</text:p>
          </table:table-cell>
          <table:table-cell office:value-type="float" office:value="0.379" calcext:value-type="float">
            <text:p>0.379</text:p>
          </table:table-cell>
          <table:table-cell office:value-type="float" office:value="0.631" calcext:value-type="float">
            <text:p>0.6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529" calcext:value-type="float">
            <text:p>453.5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378" calcext:value-type="float">
            <text:p>0.378</text:p>
          </table:table-cell>
          <table:table-cell office:value-type="float" office:value="0.629" calcext:value-type="float">
            <text:p>0.6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701" calcext:value-type="float">
            <text:p>453.701</text:p>
          </table:table-cell>
          <table:table-cell office:value-type="float" office:value="0.128" calcext:value-type="float">
            <text:p>0.128</text:p>
          </table:table-cell>
          <table:table-cell office:value-type="float" office:value="0.377" calcext:value-type="float">
            <text:p>0.377</text:p>
          </table:table-cell>
          <table:table-cell office:value-type="float" office:value="0.627" calcext:value-type="float">
            <text:p>0.6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872" calcext:value-type="float">
            <text:p>453.872</text:p>
          </table:table-cell>
          <table:table-cell office:value-type="float" office:value="0.127" calcext:value-type="float">
            <text:p>0.127</text:p>
          </table:table-cell>
          <table:table-cell office:value-type="float" office:value="0.377" calcext:value-type="float">
            <text:p>0.377</text:p>
          </table:table-cell>
          <table:table-cell office:value-type="float" office:value="0.624" calcext:value-type="float">
            <text:p>0.6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044" calcext:value-type="float">
            <text:p>454.044</text:p>
          </table:table-cell>
          <table:table-cell office:value-type="float" office:value="0.127" calcext:value-type="float">
            <text:p>0.127</text:p>
          </table:table-cell>
          <table:table-cell office:value-type="float" office:value="0.376" calcext:value-type="float">
            <text:p>0.376</text:p>
          </table:table-cell>
          <table:table-cell office:value-type="float" office:value="0.623" calcext:value-type="float">
            <text:p>0.6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216" calcext:value-type="float">
            <text:p>454.216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1" calcext:value-type="float">
            <text:p>0.6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388" calcext:value-type="float">
            <text:p>454.388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4" calcext:value-type="float">
            <text:p>0.374</text:p>
          </table:table-cell>
          <table:table-cell office:value-type="float" office:value="0.62" calcext:value-type="float">
            <text:p>0.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559" calcext:value-type="float">
            <text:p>454.559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3" calcext:value-type="float">
            <text:p>0.373</text:p>
          </table:table-cell>
          <table:table-cell office:value-type="float" office:value="0.62" calcext:value-type="float">
            <text:p>0.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731" calcext:value-type="float">
            <text:p>454.731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3" calcext:value-type="float">
            <text:p>0.373</text:p>
          </table:table-cell>
          <table:table-cell office:value-type="float" office:value="0.619" calcext:value-type="float">
            <text:p>0.6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903" calcext:value-type="float">
            <text:p>454.903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2" calcext:value-type="float">
            <text:p>0.372</text:p>
          </table:table-cell>
          <table:table-cell office:value-type="float" office:value="0.619" calcext:value-type="float">
            <text:p>0.6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075" calcext:value-type="float">
            <text:p>455.075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2" calcext:value-type="float">
            <text:p>0.372</text:p>
          </table:table-cell>
          <table:table-cell office:value-type="float" office:value="0.619" calcext:value-type="float">
            <text:p>0.6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246" calcext:value-type="float">
            <text:p>455.246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1" calcext:value-type="float">
            <text:p>0.371</text:p>
          </table:table-cell>
          <table:table-cell office:value-type="float" office:value="0.618" calcext:value-type="float">
            <text:p>0.6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418" calcext:value-type="float">
            <text:p>455.418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" calcext:value-type="float">
            <text:p>0.37</text:p>
          </table:table-cell>
          <table:table-cell office:value-type="float" office:value="0.616" calcext:value-type="float">
            <text:p>0.6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59" calcext:value-type="float">
            <text:p>455.59</text:p>
          </table:table-cell>
          <table:table-cell office:value-type="float" office:value="0.126" calcext:value-type="float">
            <text:p>0.126</text:p>
          </table:table-cell>
          <table:table-cell office:value-type="float" office:value="0.369" calcext:value-type="float">
            <text:p>0.369</text:p>
          </table:table-cell>
          <table:table-cell office:value-type="float" office:value="0.615" calcext:value-type="float">
            <text:p>0.6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762" calcext:value-type="float">
            <text:p>455.762</text:p>
          </table:table-cell>
          <table:table-cell office:value-type="float" office:value="0.126" calcext:value-type="float">
            <text:p>0.126</text:p>
          </table:table-cell>
          <table:table-cell office:value-type="float" office:value="0.368" calcext:value-type="float">
            <text:p>0.368</text:p>
          </table:table-cell>
          <table:table-cell office:value-type="float" office:value="0.614" calcext:value-type="float">
            <text:p>0.6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933" calcext:value-type="float">
            <text:p>455.933</text:p>
          </table:table-cell>
          <table:table-cell office:value-type="float" office:value="0.126" calcext:value-type="float">
            <text:p>0.126</text:p>
          </table:table-cell>
          <table:table-cell office:value-type="float" office:value="0.367" calcext:value-type="float">
            <text:p>0.367</text:p>
          </table:table-cell>
          <table:table-cell office:value-type="float" office:value="0.613" calcext:value-type="float">
            <text:p>0.6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105" calcext:value-type="float">
            <text:p>456.105</text:p>
          </table:table-cell>
          <table:table-cell office:value-type="float" office:value="0.126" calcext:value-type="float">
            <text:p>0.126</text:p>
          </table:table-cell>
          <table:table-cell office:value-type="float" office:value="0.365" calcext:value-type="float">
            <text:p>0.365</text:p>
          </table:table-cell>
          <table:table-cell office:value-type="float" office:value="0.611" calcext:value-type="float">
            <text:p>0.6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277" calcext:value-type="float">
            <text:p>456.2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364" calcext:value-type="float">
            <text:p>0.364</text:p>
          </table:table-cell>
          <table:table-cell office:value-type="float" office:value="0.609" calcext:value-type="float">
            <text:p>0.6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449" calcext:value-type="float">
            <text:p>456.449</text:p>
          </table:table-cell>
          <table:table-cell office:value-type="float" office:value="0.125" calcext:value-type="float">
            <text:p>0.125</text:p>
          </table:table-cell>
          <table:table-cell office:value-type="float" office:value="0.363" calcext:value-type="float">
            <text:p>0.363</text:p>
          </table:table-cell>
          <table:table-cell office:value-type="float" office:value="0.609" calcext:value-type="float">
            <text:p>0.6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621" calcext:value-type="float">
            <text:p>456.6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62" calcext:value-type="float">
            <text:p>0.362</text:p>
          </table:table-cell>
          <table:table-cell office:value-type="float" office:value="0.606" calcext:value-type="float">
            <text:p>0.6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792" calcext:value-type="float">
            <text:p>456.792</text:p>
          </table:table-cell>
          <table:table-cell office:value-type="float" office:value="0.125" calcext:value-type="float">
            <text:p>0.125</text:p>
          </table:table-cell>
          <table:table-cell office:value-type="float" office:value="0.36" calcext:value-type="float">
            <text:p>0.36</text:p>
          </table:table-cell>
          <table:table-cell office:value-type="float" office:value="0.604" calcext:value-type="float">
            <text:p>0.6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964" calcext:value-type="float">
            <text:p>456.9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9" calcext:value-type="float">
            <text:p>0.359</text:p>
          </table:table-cell>
          <table:table-cell office:value-type="float" office:value="0.601" calcext:value-type="float">
            <text:p>0.6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136" calcext:value-type="float">
            <text:p>457.136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7" calcext:value-type="float">
            <text:p>0.357</text:p>
          </table:table-cell>
          <table:table-cell office:value-type="float" office:value="0.598" calcext:value-type="float">
            <text:p>0.5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308" calcext:value-type="float">
            <text:p>457.308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6" calcext:value-type="float">
            <text:p>0.356</text:p>
          </table:table-cell>
          <table:table-cell office:value-type="float" office:value="0.596" calcext:value-type="float">
            <text:p>0.5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479" calcext:value-type="float">
            <text:p>457.479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595" calcext:value-type="float">
            <text:p>0.5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651" calcext:value-type="float">
            <text:p>457.6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593" calcext:value-type="float">
            <text:p>0.5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823" calcext:value-type="float">
            <text:p>457.8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4" calcext:value-type="float">
            <text:p>0.354</text:p>
          </table:table-cell>
          <table:table-cell office:value-type="float" office:value="0.592" calcext:value-type="float">
            <text:p>0.5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995" calcext:value-type="float">
            <text:p>457.99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3" calcext:value-type="float">
            <text:p>0.353</text:p>
          </table:table-cell>
          <table:table-cell office:value-type="float" office:value="0.59" calcext:value-type="float">
            <text:p>0.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167" calcext:value-type="float">
            <text:p>458.167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3" calcext:value-type="float">
            <text:p>0.353</text:p>
          </table:table-cell>
          <table:table-cell office:value-type="float" office:value="0.589" calcext:value-type="float">
            <text:p>0.5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338" calcext:value-type="float">
            <text:p>458.338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2" calcext:value-type="float">
            <text:p>0.352</text:p>
          </table:table-cell>
          <table:table-cell office:value-type="float" office:value="0.587" calcext:value-type="float">
            <text:p>0.5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51" calcext:value-type="float">
            <text:p>458.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1" calcext:value-type="float">
            <text:p>0.351</text:p>
          </table:table-cell>
          <table:table-cell office:value-type="float" office:value="0.585" calcext:value-type="float">
            <text:p>0.5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682" calcext:value-type="float">
            <text:p>458.682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" calcext:value-type="float">
            <text:p>0.35</text:p>
          </table:table-cell>
          <table:table-cell office:value-type="float" office:value="0.584" calcext:value-type="float">
            <text:p>0.5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854" calcext:value-type="float">
            <text:p>458.85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9" calcext:value-type="float">
            <text:p>0.349</text:p>
          </table:table-cell>
          <table:table-cell office:value-type="float" office:value="0.582" calcext:value-type="float">
            <text:p>0.5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025" calcext:value-type="float">
            <text:p>459.0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8" calcext:value-type="float">
            <text:p>0.348</text:p>
          </table:table-cell>
          <table:table-cell office:value-type="float" office:value="0.581" calcext:value-type="float">
            <text:p>0.5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197" calcext:value-type="float">
            <text:p>459.1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6" calcext:value-type="float">
            <text:p>0.346</text:p>
          </table:table-cell>
          <table:table-cell office:value-type="float" office:value="0.579" calcext:value-type="float">
            <text:p>0.5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369" calcext:value-type="float">
            <text:p>459.369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4" calcext:value-type="float">
            <text:p>0.344</text:p>
          </table:table-cell>
          <table:table-cell office:value-type="float" office:value="0.577" calcext:value-type="float">
            <text:p>0.5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541" calcext:value-type="float">
            <text:p>459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3" calcext:value-type="float">
            <text:p>0.343</text:p>
          </table:table-cell>
          <table:table-cell office:value-type="float" office:value="0.575" calcext:value-type="float">
            <text:p>0.5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713" calcext:value-type="float">
            <text:p>459.7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2" calcext:value-type="float">
            <text:p>0.342</text:p>
          </table:table-cell>
          <table:table-cell office:value-type="float" office:value="0.573" calcext:value-type="float">
            <text:p>0.5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884" calcext:value-type="float">
            <text:p>459.88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1" calcext:value-type="float">
            <text:p>0.341</text:p>
          </table:table-cell>
          <table:table-cell office:value-type="float" office:value="0.571" calcext:value-type="float">
            <text:p>0.5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056" calcext:value-type="float">
            <text:p>460.056</text:p>
          </table:table-cell>
          <table:table-cell office:value-type="float" office:value="0.126" calcext:value-type="float">
            <text:p>0.126</text:p>
          </table:table-cell>
          <table:table-cell office:value-type="float" office:value="0.34" calcext:value-type="float">
            <text:p>0.34</text:p>
          </table:table-cell>
          <table:table-cell office:value-type="float" office:value="0.57" calcext:value-type="float">
            <text:p>0.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228" calcext:value-type="float">
            <text:p>460.2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9" calcext:value-type="float">
            <text:p>0.339</text:p>
          </table:table-cell>
          <table:table-cell office:value-type="float" office:value="0.567" calcext:value-type="float">
            <text:p>0.5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4" calcext:value-type="float">
            <text:p>460.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8" calcext:value-type="float">
            <text:p>0.338</text:p>
          </table:table-cell>
          <table:table-cell office:value-type="float" office:value="0.565" calcext:value-type="float">
            <text:p>0.5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572" calcext:value-type="float">
            <text:p>460.572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7" calcext:value-type="float">
            <text:p>0.337</text:p>
          </table:table-cell>
          <table:table-cell office:value-type="float" office:value="0.563" calcext:value-type="float">
            <text:p>0.5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743" calcext:value-type="float">
            <text:p>460.7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6" calcext:value-type="float">
            <text:p>0.336</text:p>
          </table:table-cell>
          <table:table-cell office:value-type="float" office:value="0.561" calcext:value-type="float">
            <text:p>0.5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915" calcext:value-type="float">
            <text:p>460.9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5" calcext:value-type="float">
            <text:p>0.335</text:p>
          </table:table-cell>
          <table:table-cell office:value-type="float" office:value="0.559" calcext:value-type="float">
            <text:p>0.5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087" calcext:value-type="float">
            <text:p>461.087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4" calcext:value-type="float">
            <text:p>0.334</text:p>
          </table:table-cell>
          <table:table-cell office:value-type="float" office:value="0.557" calcext:value-type="float">
            <text:p>0.5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259" calcext:value-type="float">
            <text:p>461.259</text:p>
          </table:table-cell>
          <table:table-cell office:value-type="float" office:value="0.124" calcext:value-type="float">
            <text:p>0.124</text:p>
          </table:table-cell>
          <table:table-cell office:value-type="float" office:value="0.333" calcext:value-type="float">
            <text:p>0.333</text:p>
          </table:table-cell>
          <table:table-cell office:value-type="float" office:value="0.556" calcext:value-type="float">
            <text:p>0.5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431" calcext:value-type="float">
            <text:p>461.431</text:p>
          </table:table-cell>
          <table:table-cell office:value-type="float" office:value="0.124" calcext:value-type="float">
            <text:p>0.124</text:p>
          </table:table-cell>
          <table:table-cell office:value-type="float" office:value="0.332" calcext:value-type="float">
            <text:p>0.332</text:p>
          </table:table-cell>
          <table:table-cell office:value-type="float" office:value="0.555" calcext:value-type="float">
            <text:p>0.5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602" calcext:value-type="float">
            <text:p>461.602</text:p>
          </table:table-cell>
          <table:table-cell office:value-type="float" office:value="0.123" calcext:value-type="float">
            <text:p>0.123</text:p>
          </table:table-cell>
          <table:table-cell office:value-type="float" office:value="0.331" calcext:value-type="float">
            <text:p>0.331</text:p>
          </table:table-cell>
          <table:table-cell office:value-type="float" office:value="0.554" calcext:value-type="float">
            <text:p>0.5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774" calcext:value-type="float">
            <text:p>461.774</text:p>
          </table:table-cell>
          <table:table-cell office:value-type="float" office:value="0.123" calcext:value-type="float">
            <text:p>0.123</text:p>
          </table:table-cell>
          <table:table-cell office:value-type="float" office:value="0.33" calcext:value-type="float">
            <text:p>0.33</text:p>
          </table:table-cell>
          <table:table-cell office:value-type="float" office:value="0.552" calcext:value-type="float">
            <text:p>0.5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946" calcext:value-type="float">
            <text:p>461.946</text:p>
          </table:table-cell>
          <table:table-cell office:value-type="float" office:value="0.123" calcext:value-type="float">
            <text:p>0.123</text:p>
          </table:table-cell>
          <table:table-cell office:value-type="float" office:value="0.33" calcext:value-type="float">
            <text:p>0.33</text:p>
          </table:table-cell>
          <table:table-cell office:value-type="float" office:value="0.551" calcext:value-type="float">
            <text:p>0.5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118" calcext:value-type="float">
            <text:p>462.118</text:p>
          </table:table-cell>
          <table:table-cell office:value-type="float" office:value="0.123" calcext:value-type="float">
            <text:p>0.123</text:p>
          </table:table-cell>
          <table:table-cell office:value-type="float" office:value="0.329" calcext:value-type="float">
            <text:p>0.329</text:p>
          </table:table-cell>
          <table:table-cell office:value-type="float" office:value="0.55" calcext:value-type="float">
            <text:p>0.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29" calcext:value-type="float">
            <text:p>462.29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8" calcext:value-type="float">
            <text:p>0.5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461" calcext:value-type="float">
            <text:p>462.4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7" calcext:value-type="float">
            <text:p>0.327</text:p>
          </table:table-cell>
          <table:table-cell office:value-type="float" office:value="0.545" calcext:value-type="float">
            <text:p>0.5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633" calcext:value-type="float">
            <text:p>462.633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6" calcext:value-type="float">
            <text:p>0.326</text:p>
          </table:table-cell>
          <table:table-cell office:value-type="float" office:value="0.543" calcext:value-type="float">
            <text:p>0.5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805" calcext:value-type="float">
            <text:p>462.8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5" calcext:value-type="float">
            <text:p>0.325</text:p>
          </table:table-cell>
          <table:table-cell office:value-type="float" office:value="0.541" calcext:value-type="float">
            <text:p>0.5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977" calcext:value-type="float">
            <text:p>462.977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5" calcext:value-type="float">
            <text:p>0.325</text:p>
          </table:table-cell>
          <table:table-cell office:value-type="float" office:value="0.539" calcext:value-type="float">
            <text:p>0.5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149" calcext:value-type="float">
            <text:p>463.149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4" calcext:value-type="float">
            <text:p>0.324</text:p>
          </table:table-cell>
          <table:table-cell office:value-type="float" office:value="0.537" calcext:value-type="float">
            <text:p>0.5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32" calcext:value-type="float">
            <text:p>463.32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3" calcext:value-type="float">
            <text:p>0.323</text:p>
          </table:table-cell>
          <table:table-cell office:value-type="float" office:value="0.535" calcext:value-type="float">
            <text:p>0.5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492" calcext:value-type="float">
            <text:p>463.492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2" calcext:value-type="float">
            <text:p>0.322</text:p>
          </table:table-cell>
          <table:table-cell office:value-type="float" office:value="0.533" calcext:value-type="float">
            <text:p>0.5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664" calcext:value-type="float">
            <text:p>463.664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1" calcext:value-type="float">
            <text:p>0.321</text:p>
          </table:table-cell>
          <table:table-cell office:value-type="float" office:value="0.53" calcext:value-type="float">
            <text:p>0.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836" calcext:value-type="float">
            <text:p>463.836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" calcext:value-type="float">
            <text:p>0.32</text:p>
          </table:table-cell>
          <table:table-cell office:value-type="float" office:value="0.528" calcext:value-type="float">
            <text:p>0.5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008" calcext:value-type="float">
            <text:p>464.008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" calcext:value-type="float">
            <text:p>0.32</text:p>
          </table:table-cell>
          <table:table-cell office:value-type="float" office:value="0.525" calcext:value-type="float">
            <text:p>0.5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18" calcext:value-type="float">
            <text:p>464.18</text:p>
          </table:table-cell>
          <table:table-cell office:value-type="float" office:value="0.12" calcext:value-type="float">
            <text:p>0.12</text:p>
          </table:table-cell>
          <table:table-cell office:value-type="float" office:value="0.319" calcext:value-type="float">
            <text:p>0.319</text:p>
          </table:table-cell>
          <table:table-cell office:value-type="float" office:value="0.523" calcext:value-type="float">
            <text:p>0.5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351" calcext:value-type="float">
            <text:p>464.351</text:p>
          </table:table-cell>
          <table:table-cell office:value-type="float" office:value="0.12" calcext:value-type="float">
            <text:p>0.12</text:p>
          </table:table-cell>
          <table:table-cell office:value-type="float" office:value="0.318" calcext:value-type="float">
            <text:p>0.318</text:p>
          </table:table-cell>
          <table:table-cell office:value-type="float" office:value="0.519" calcext:value-type="float">
            <text:p>0.5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523" calcext:value-type="float">
            <text:p>464.523</text:p>
          </table:table-cell>
          <table:table-cell office:value-type="float" office:value="0.119" calcext:value-type="float">
            <text:p>0.119</text:p>
          </table:table-cell>
          <table:table-cell office:value-type="float" office:value="0.317" calcext:value-type="float">
            <text:p>0.317</text:p>
          </table:table-cell>
          <table:table-cell office:value-type="float" office:value="0.517" calcext:value-type="float">
            <text:p>0.5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695" calcext:value-type="float">
            <text:p>464.695</text:p>
          </table:table-cell>
          <table:table-cell office:value-type="float" office:value="0.119" calcext:value-type="float">
            <text:p>0.119</text:p>
          </table:table-cell>
          <table:table-cell office:value-type="float" office:value="0.316" calcext:value-type="float">
            <text:p>0.316</text:p>
          </table:table-cell>
          <table:table-cell office:value-type="float" office:value="0.515" calcext:value-type="float">
            <text:p>0.5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867" calcext:value-type="float">
            <text:p>464.867</text:p>
          </table:table-cell>
          <table:table-cell office:value-type="float" office:value="0.119" calcext:value-type="float">
            <text:p>0.119</text:p>
          </table:table-cell>
          <table:table-cell office:value-type="float" office:value="0.315" calcext:value-type="float">
            <text:p>0.315</text:p>
          </table:table-cell>
          <table:table-cell office:value-type="float" office:value="0.512" calcext:value-type="float">
            <text:p>0.5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039" calcext:value-type="float">
            <text:p>465.039</text:p>
          </table:table-cell>
          <table:table-cell office:value-type="float" office:value="0.119" calcext:value-type="float">
            <text:p>0.119</text:p>
          </table:table-cell>
          <table:table-cell office:value-type="float" office:value="0.314" calcext:value-type="float">
            <text:p>0.314</text:p>
          </table:table-cell>
          <table:table-cell office:value-type="float" office:value="0.511" calcext:value-type="float">
            <text:p>0.5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21" calcext:value-type="float">
            <text:p>465.21</text:p>
          </table:table-cell>
          <table:table-cell office:value-type="float" office:value="0.118" calcext:value-type="float">
            <text:p>0.118</text:p>
          </table:table-cell>
          <table:table-cell office:value-type="float" office:value="0.313" calcext:value-type="float">
            <text:p>0.313</text:p>
          </table:table-cell>
          <table:table-cell office:value-type="float" office:value="0.509" calcext:value-type="float">
            <text:p>0.5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382" calcext:value-type="float">
            <text:p>465.382</text:p>
          </table:table-cell>
          <table:table-cell office:value-type="float" office:value="0.118" calcext:value-type="float">
            <text:p>0.118</text:p>
          </table:table-cell>
          <table:table-cell office:value-type="float" office:value="0.312" calcext:value-type="float">
            <text:p>0.312</text:p>
          </table:table-cell>
          <table:table-cell office:value-type="float" office:value="0.507" calcext:value-type="float">
            <text:p>0.5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554" calcext:value-type="float">
            <text:p>465.554</text:p>
          </table:table-cell>
          <table:table-cell office:value-type="float" office:value="0.117" calcext:value-type="float">
            <text:p>0.117</text:p>
          </table:table-cell>
          <table:table-cell office:value-type="float" office:value="0.311" calcext:value-type="float">
            <text:p>0.311</text:p>
          </table:table-cell>
          <table:table-cell office:value-type="float" office:value="0.505" calcext:value-type="float">
            <text:p>0.5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726" calcext:value-type="float">
            <text:p>465.726</text:p>
          </table:table-cell>
          <table:table-cell office:value-type="float" office:value="0.117" calcext:value-type="float">
            <text:p>0.117</text:p>
          </table:table-cell>
          <table:table-cell office:value-type="float" office:value="0.31" calcext:value-type="float">
            <text:p>0.31</text:p>
          </table:table-cell>
          <table:table-cell office:value-type="float" office:value="0.503" calcext:value-type="float">
            <text:p>0.5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898" calcext:value-type="float">
            <text:p>465.898</text:p>
          </table:table-cell>
          <table:table-cell office:value-type="float" office:value="0.117" calcext:value-type="float">
            <text:p>0.117</text:p>
          </table:table-cell>
          <table:table-cell office:value-type="float" office:value="0.309" calcext:value-type="float">
            <text:p>0.309</text:p>
          </table:table-cell>
          <table:table-cell office:value-type="float" office:value="0.503" calcext:value-type="float">
            <text:p>0.5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07" calcext:value-type="float">
            <text:p>466.07</text:p>
          </table:table-cell>
          <table:table-cell office:value-type="float" office:value="0.117" calcext:value-type="float">
            <text:p>0.117</text:p>
          </table:table-cell>
          <table:table-cell office:value-type="float" office:value="0.309" calcext:value-type="float">
            <text:p>0.309</text:p>
          </table:table-cell>
          <table:table-cell office:value-type="float" office:value="0.502" calcext:value-type="float">
            <text:p>0.5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241" calcext:value-type="float">
            <text:p>466.241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7" calcext:value-type="float">
            <text:p>0.307</text:p>
          </table:table-cell>
          <table:table-cell office:value-type="float" office:value="0.5" calcext:value-type="float">
            <text:p>0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413" calcext:value-type="float">
            <text:p>466.4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7" calcext:value-type="float">
            <text:p>0.307</text:p>
          </table:table-cell>
          <table:table-cell office:value-type="float" office:value="0.498" calcext:value-type="float">
            <text:p>0.4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585" calcext:value-type="float">
            <text:p>466.585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6" calcext:value-type="float">
            <text:p>0.306</text:p>
          </table:table-cell>
          <table:table-cell office:value-type="float" office:value="0.497" calcext:value-type="float">
            <text:p>0.4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757" calcext:value-type="float">
            <text:p>466.757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5" calcext:value-type="float">
            <text:p>0.305</text:p>
          </table:table-cell>
          <table:table-cell office:value-type="float" office:value="0.497" calcext:value-type="float">
            <text:p>0.4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929" calcext:value-type="float">
            <text:p>466.929</text:p>
          </table:table-cell>
          <table:table-cell office:value-type="float" office:value="0.117" calcext:value-type="float">
            <text:p>0.117</text:p>
          </table:table-cell>
          <table:table-cell office:value-type="float" office:value="0.305" calcext:value-type="float">
            <text:p>0.305</text:p>
          </table:table-cell>
          <table:table-cell office:value-type="float" office:value="0.496" calcext:value-type="float">
            <text:p>0.4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101" calcext:value-type="float">
            <text:p>467.1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4" calcext:value-type="float">
            <text:p>0.304</text:p>
          </table:table-cell>
          <table:table-cell office:value-type="float" office:value="0.494" calcext:value-type="float">
            <text:p>0.4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272" calcext:value-type="float">
            <text:p>467.272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3" calcext:value-type="float">
            <text:p>0.303</text:p>
          </table:table-cell>
          <table:table-cell office:value-type="float" office:value="0.493" calcext:value-type="float">
            <text:p>0.4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444" calcext:value-type="float">
            <text:p>467.444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3" calcext:value-type="float">
            <text:p>0.303</text:p>
          </table:table-cell>
          <table:table-cell office:value-type="float" office:value="0.492" calcext:value-type="float">
            <text:p>0.4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616" calcext:value-type="float">
            <text:p>467.616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2" calcext:value-type="float">
            <text:p>0.302</text:p>
          </table:table-cell>
          <table:table-cell office:value-type="float" office:value="0.491" calcext:value-type="float">
            <text:p>0.4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788" calcext:value-type="float">
            <text:p>467.788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1" calcext:value-type="float">
            <text:p>0.301</text:p>
          </table:table-cell>
          <table:table-cell office:value-type="float" office:value="0.489" calcext:value-type="float">
            <text:p>0.4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96" calcext:value-type="float">
            <text:p>467.96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1" calcext:value-type="float">
            <text:p>0.301</text:p>
          </table:table-cell>
          <table:table-cell office:value-type="float" office:value="0.488" calcext:value-type="float">
            <text:p>0.4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132" calcext:value-type="float">
            <text:p>468.132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1" calcext:value-type="float">
            <text:p>0.301</text:p>
          </table:table-cell>
          <table:table-cell office:value-type="float" office:value="0.487" calcext:value-type="float">
            <text:p>0.4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303" calcext:value-type="float">
            <text:p>468.303</text:p>
          </table:table-cell>
          <table:table-cell office:value-type="float" office:value="0.116" calcext:value-type="float">
            <text:p>0.116</text:p>
          </table:table-cell>
          <table:table-cell office:value-type="float" office:value="0.3" calcext:value-type="float">
            <text:p>0.3</text:p>
          </table:table-cell>
          <table:table-cell office:value-type="float" office:value="0.485" calcext:value-type="float">
            <text:p>0.4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475" calcext:value-type="float">
            <text:p>468.475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9" calcext:value-type="float">
            <text:p>0.299</text:p>
          </table:table-cell>
          <table:table-cell office:value-type="float" office:value="0.483" calcext:value-type="float">
            <text:p>0.4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647" calcext:value-type="float">
            <text:p>468.647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9" calcext:value-type="float">
            <text:p>0.299</text:p>
          </table:table-cell>
          <table:table-cell office:value-type="float" office:value="0.482" calcext:value-type="float">
            <text:p>0.4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819" calcext:value-type="float">
            <text:p>468.8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7" calcext:value-type="float">
            <text:p>0.297</text:p>
          </table:table-cell>
          <table:table-cell office:value-type="float" office:value="0.48" calcext:value-type="float">
            <text:p>0.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991" calcext:value-type="float">
            <text:p>468.991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7" calcext:value-type="float">
            <text:p>0.297</text:p>
          </table:table-cell>
          <table:table-cell office:value-type="float" office:value="0.479" calcext:value-type="float">
            <text:p>0.4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163" calcext:value-type="float">
            <text:p>469.163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6" calcext:value-type="float">
            <text:p>0.296</text:p>
          </table:table-cell>
          <table:table-cell office:value-type="float" office:value="0.477" calcext:value-type="float">
            <text:p>0.4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335" calcext:value-type="float">
            <text:p>469.335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5" calcext:value-type="float">
            <text:p>0.295</text:p>
          </table:table-cell>
          <table:table-cell office:value-type="float" office:value="0.476" calcext:value-type="float">
            <text:p>0.4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506" calcext:value-type="float">
            <text:p>469.506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4" calcext:value-type="float">
            <text:p>0.294</text:p>
          </table:table-cell>
          <table:table-cell office:value-type="float" office:value="0.474" calcext:value-type="float">
            <text:p>0.4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678" calcext:value-type="float">
            <text:p>469.678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3" calcext:value-type="float">
            <text:p>0.293</text:p>
          </table:table-cell>
          <table:table-cell office:value-type="float" office:value="0.472" calcext:value-type="float">
            <text:p>0.4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85" calcext:value-type="float">
            <text:p>469.85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3" calcext:value-type="float">
            <text:p>0.29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022" calcext:value-type="float">
            <text:p>470.022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2" calcext:value-type="float">
            <text:p>0.292</text:p>
          </table:table-cell>
          <table:table-cell office:value-type="float" office:value="0.469" calcext:value-type="float">
            <text:p>0.4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194" calcext:value-type="float">
            <text:p>470.194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2" calcext:value-type="float">
            <text:p>0.292</text:p>
          </table:table-cell>
          <table:table-cell office:value-type="float" office:value="0.467" calcext:value-type="float">
            <text:p>0.4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366" calcext:value-type="float">
            <text:p>470.366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466" calcext:value-type="float">
            <text:p>0.4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538" calcext:value-type="float">
            <text:p>470.538</text:p>
          </table:table-cell>
          <table:table-cell office:value-type="float" office:value="0.114" calcext:value-type="float">
            <text:p>0.114</text:p>
          </table:table-cell>
          <table:table-cell office:value-type="float" office:value="0.291" calcext:value-type="float">
            <text:p>0.291</text:p>
          </table:table-cell>
          <table:table-cell office:value-type="float" office:value="0.464" calcext:value-type="float">
            <text:p>0.4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709" calcext:value-type="float">
            <text:p>470.709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" calcext:value-type="float">
            <text:p>0.29</text:p>
          </table:table-cell>
          <table:table-cell office:value-type="float" office:value="0.463" calcext:value-type="float">
            <text:p>0.4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881" calcext:value-type="float">
            <text:p>470.881</text:p>
          </table:table-cell>
          <table:table-cell office:value-type="float" office:value="0.114" calcext:value-type="float">
            <text:p>0.114</text:p>
          </table:table-cell>
          <table:table-cell office:value-type="float" office:value="0.289" calcext:value-type="float">
            <text:p>0.289</text:p>
          </table:table-cell>
          <table:table-cell office:value-type="float" office:value="0.461" calcext:value-type="float">
            <text:p>0.4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053" calcext:value-type="float">
            <text:p>471.053</text:p>
          </table:table-cell>
          <table:table-cell office:value-type="float" office:value="0.114" calcext:value-type="float">
            <text:p>0.114</text:p>
          </table:table-cell>
          <table:table-cell office:value-type="float" office:value="0.288" calcext:value-type="float">
            <text:p>0.288</text:p>
          </table:table-cell>
          <table:table-cell office:value-type="float" office:value="0.459" calcext:value-type="float">
            <text:p>0.4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225" calcext:value-type="float">
            <text:p>471.225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7" calcext:value-type="float">
            <text:p>0.287</text:p>
          </table:table-cell>
          <table:table-cell office:value-type="float" office:value="0.457" calcext:value-type="float">
            <text:p>0.4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397" calcext:value-type="float">
            <text:p>471.397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7" calcext:value-type="float">
            <text:p>0.287</text:p>
          </table:table-cell>
          <table:table-cell office:value-type="float" office:value="0.456" calcext:value-type="float">
            <text:p>0.4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569" calcext:value-type="float">
            <text:p>471.569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6" calcext:value-type="float">
            <text:p>0.286</text:p>
          </table:table-cell>
          <table:table-cell office:value-type="float" office:value="0.455" calcext:value-type="float">
            <text:p>0.4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741" calcext:value-type="float">
            <text:p>471.741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5" calcext:value-type="float">
            <text:p>0.285</text:p>
          </table:table-cell>
          <table:table-cell office:value-type="float" office:value="0.453" calcext:value-type="float">
            <text:p>0.4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912" calcext:value-type="float">
            <text:p>471.9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4" calcext:value-type="float">
            <text:p>0.284</text:p>
          </table:table-cell>
          <table:table-cell office:value-type="float" office:value="0.451" calcext:value-type="float">
            <text:p>0.4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084" calcext:value-type="float">
            <text:p>472.084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4" calcext:value-type="float">
            <text:p>0.284</text:p>
          </table:table-cell>
          <table:table-cell office:value-type="float" office:value="0.45" calcext:value-type="float">
            <text:p>0.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256" calcext:value-type="float">
            <text:p>472.256</text:p>
          </table:table-cell>
          <table:table-cell office:value-type="float" office:value="0.112" calcext:value-type="float">
            <text:p>0.112</text:p>
          </table:table-cell>
          <table:table-cell office:value-type="float" office:value="0.282" calcext:value-type="float">
            <text:p>0.282</text:p>
          </table:table-cell>
          <table:table-cell office:value-type="float" office:value="0.447" calcext:value-type="float">
            <text:p>0.4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428" calcext:value-type="float">
            <text:p>472.428</text:p>
          </table:table-cell>
          <table:table-cell office:value-type="float" office:value="0.112" calcext:value-type="float">
            <text:p>0.112</text:p>
          </table:table-cell>
          <table:table-cell office:value-type="float" office:value="0.281" calcext:value-type="float">
            <text:p>0.281</text:p>
          </table:table-cell>
          <table:table-cell office:value-type="float" office:value="0.446" calcext:value-type="float">
            <text:p>0.4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6" calcext:value-type="float">
            <text:p>472.6</text:p>
          </table:table-cell>
          <table:table-cell office:value-type="float" office:value="0.112" calcext:value-type="float">
            <text:p>0.112</text:p>
          </table:table-cell>
          <table:table-cell office:value-type="float" office:value="0.28" calcext:value-type="float">
            <text:p>0.28</text:p>
          </table:table-cell>
          <table:table-cell office:value-type="float" office:value="0.444" calcext:value-type="float">
            <text:p>0.4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772" calcext:value-type="float">
            <text:p>472.772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9" calcext:value-type="float">
            <text:p>0.279</text:p>
          </table:table-cell>
          <table:table-cell office:value-type="float" office:value="0.442" calcext:value-type="float">
            <text:p>0.4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944" calcext:value-type="float">
            <text:p>472.944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7" calcext:value-type="float">
            <text:p>0.277</text:p>
          </table:table-cell>
          <table:table-cell office:value-type="float" office:value="0.439" calcext:value-type="float">
            <text:p>0.4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115" calcext:value-type="float">
            <text:p>473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6" calcext:value-type="float">
            <text:p>0.276</text:p>
          </table:table-cell>
          <table:table-cell office:value-type="float" office:value="0.437" calcext:value-type="float">
            <text:p>0.4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287" calcext:value-type="float">
            <text:p>473.287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5" calcext:value-type="float">
            <text:p>0.275</text:p>
          </table:table-cell>
          <table:table-cell office:value-type="float" office:value="0.435" calcext:value-type="float">
            <text:p>0.4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459" calcext:value-type="float">
            <text:p>473.459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4" calcext:value-type="float">
            <text:p>0.274</text:p>
          </table:table-cell>
          <table:table-cell office:value-type="float" office:value="0.433" calcext:value-type="float">
            <text:p>0.4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631" calcext:value-type="float">
            <text:p>473.631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3" calcext:value-type="float">
            <text:p>0.273</text:p>
          </table:table-cell>
          <table:table-cell office:value-type="float" office:value="0.43" calcext:value-type="float">
            <text:p>0.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803" calcext:value-type="float">
            <text:p>473.803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8" calcext:value-type="float">
            <text:p>0.4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975" calcext:value-type="float">
            <text:p>473.975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1" calcext:value-type="float">
            <text:p>0.271</text:p>
          </table:table-cell>
          <table:table-cell office:value-type="float" office:value="0.425" calcext:value-type="float">
            <text:p>0.4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147" calcext:value-type="float">
            <text:p>474.147</text:p>
          </table:table-cell>
          <table:table-cell office:value-type="float" office:value="0.112" calcext:value-type="float">
            <text:p>0.112</text:p>
          </table:table-cell>
          <table:table-cell office:value-type="float" office:value="0.269" calcext:value-type="float">
            <text:p>0.269</text:p>
          </table:table-cell>
          <table:table-cell office:value-type="float" office:value="0.422" calcext:value-type="float">
            <text:p>0.4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319" calcext:value-type="float">
            <text:p>474.319</text:p>
          </table:table-cell>
          <table:table-cell office:value-type="float" office:value="0.112" calcext:value-type="float">
            <text:p>0.112</text:p>
          </table:table-cell>
          <table:table-cell office:value-type="float" office:value="0.268" calcext:value-type="float">
            <text:p>0.268</text:p>
          </table:table-cell>
          <table:table-cell office:value-type="float" office:value="0.419" calcext:value-type="float">
            <text:p>0.4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49" calcext:value-type="float">
            <text:p>474.49</text:p>
          </table:table-cell>
          <table:table-cell office:value-type="float" office:value="0.111" calcext:value-type="float">
            <text:p>0.111</text:p>
          </table:table-cell>
          <table:table-cell office:value-type="float" office:value="0.267" calcext:value-type="float">
            <text:p>0.267</text:p>
          </table:table-cell>
          <table:table-cell office:value-type="float" office:value="0.417" calcext:value-type="float">
            <text:p>0.4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662" calcext:value-type="float">
            <text:p>474.662</text:p>
          </table:table-cell>
          <table:table-cell office:value-type="float" office:value="0.111" calcext:value-type="float">
            <text:p>0.111</text:p>
          </table:table-cell>
          <table:table-cell office:value-type="float" office:value="0.265" calcext:value-type="float">
            <text:p>0.265</text:p>
          </table:table-cell>
          <table:table-cell office:value-type="float" office:value="0.414" calcext:value-type="float">
            <text:p>0.4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834" calcext:value-type="float">
            <text:p>474.834</text:p>
          </table:table-cell>
          <table:table-cell office:value-type="float" office:value="0.11" calcext:value-type="float">
            <text:p>0.11</text:p>
          </table:table-cell>
          <table:table-cell office:value-type="float" office:value="0.263" calcext:value-type="float">
            <text:p>0.263</text:p>
          </table:table-cell>
          <table:table-cell office:value-type="float" office:value="0.411" calcext:value-type="float">
            <text:p>0.4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006" calcext:value-type="float">
            <text:p>475.006</text:p>
          </table:table-cell>
          <table:table-cell office:value-type="float" office:value="0.11" calcext:value-type="float">
            <text:p>0.11</text:p>
          </table:table-cell>
          <table:table-cell office:value-type="float" office:value="0.262" calcext:value-type="float">
            <text:p>0.262</text:p>
          </table:table-cell>
          <table:table-cell office:value-type="float" office:value="0.408" calcext:value-type="float">
            <text:p>0.4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178" calcext:value-type="float">
            <text:p>475.178</text:p>
          </table:table-cell>
          <table:table-cell office:value-type="float" office:value="0.109" calcext:value-type="float">
            <text:p>0.109</text:p>
          </table:table-cell>
          <table:table-cell office:value-type="float" office:value="0.26" calcext:value-type="float">
            <text:p>0.26</text:p>
          </table:table-cell>
          <table:table-cell office:value-type="float" office:value="0.406" calcext:value-type="float">
            <text:p>0.4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35" calcext:value-type="float">
            <text:p>475.35</text:p>
          </table:table-cell>
          <table:table-cell office:value-type="float" office:value="0.108" calcext:value-type="float">
            <text:p>0.108</text:p>
          </table:table-cell>
          <table:table-cell office:value-type="float" office:value="0.258" calcext:value-type="float">
            <text:p>0.258</text:p>
          </table:table-cell>
          <table:table-cell office:value-type="float" office:value="0.403" calcext:value-type="float">
            <text:p>0.4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522" calcext:value-type="float">
            <text:p>475.522</text:p>
          </table:table-cell>
          <table:table-cell office:value-type="float" office:value="0.108" calcext:value-type="float">
            <text:p>0.108</text:p>
          </table:table-cell>
          <table:table-cell office:value-type="float" office:value="0.256" calcext:value-type="float">
            <text:p>0.256</text:p>
          </table:table-cell>
          <table:table-cell office:value-type="float" office:value="0.4" calcext:value-type="float">
            <text:p>0.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694" calcext:value-type="float">
            <text:p>475.694</text:p>
          </table:table-cell>
          <table:table-cell office:value-type="float" office:value="0.107" calcext:value-type="float">
            <text:p>0.107</text:p>
          </table:table-cell>
          <table:table-cell office:value-type="float" office:value="0.254" calcext:value-type="float">
            <text:p>0.254</text:p>
          </table:table-cell>
          <table:table-cell office:value-type="float" office:value="0.397" calcext:value-type="float">
            <text:p>0.3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865" calcext:value-type="float">
            <text:p>475.865</text:p>
          </table:table-cell>
          <table:table-cell office:value-type="float" office:value="0.107" calcext:value-type="float">
            <text:p>0.107</text:p>
          </table:table-cell>
          <table:table-cell office:value-type="float" office:value="0.252" calcext:value-type="float">
            <text:p>0.252</text:p>
          </table:table-cell>
          <table:table-cell office:value-type="float" office:value="0.395" calcext:value-type="float">
            <text:p>0.3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037" calcext:value-type="float">
            <text:p>476.037</text:p>
          </table:table-cell>
          <table:table-cell office:value-type="float" office:value="0.106" calcext:value-type="float">
            <text:p>0.106</text:p>
          </table:table-cell>
          <table:table-cell office:value-type="float" office:value="0.25" calcext:value-type="float">
            <text:p>0.25</text:p>
          </table:table-cell>
          <table:table-cell office:value-type="float" office:value="0.392" calcext:value-type="float">
            <text:p>0.3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209" calcext:value-type="float">
            <text:p>476.209</text:p>
          </table:table-cell>
          <table:table-cell office:value-type="float" office:value="0.105" calcext:value-type="float">
            <text:p>0.105</text:p>
          </table:table-cell>
          <table:table-cell office:value-type="float" office:value="0.248" calcext:value-type="float">
            <text:p>0.248</text:p>
          </table:table-cell>
          <table:table-cell office:value-type="float" office:value="0.389" calcext:value-type="float">
            <text:p>0.3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381" calcext:value-type="float">
            <text:p>476.381</text:p>
          </table:table-cell>
          <table:table-cell office:value-type="float" office:value="0.104" calcext:value-type="float">
            <text:p>0.104</text:p>
          </table:table-cell>
          <table:table-cell office:value-type="float" office:value="0.246" calcext:value-type="float">
            <text:p>0.246</text:p>
          </table:table-cell>
          <table:table-cell office:value-type="float" office:value="0.386" calcext:value-type="float">
            <text:p>0.3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553" calcext:value-type="float">
            <text:p>476.553</text:p>
          </table:table-cell>
          <table:table-cell office:value-type="float" office:value="0.104" calcext:value-type="float">
            <text:p>0.104</text:p>
          </table:table-cell>
          <table:table-cell office:value-type="float" office:value="0.245" calcext:value-type="float">
            <text:p>0.245</text:p>
          </table:table-cell>
          <table:table-cell office:value-type="float" office:value="0.384" calcext:value-type="float">
            <text:p>0.3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725" calcext:value-type="float">
            <text:p>476.725</text:p>
          </table:table-cell>
          <table:table-cell office:value-type="float" office:value="0.103" calcext:value-type="float">
            <text:p>0.103</text:p>
          </table:table-cell>
          <table:table-cell office:value-type="float" office:value="0.243" calcext:value-type="float">
            <text:p>0.243</text:p>
          </table:table-cell>
          <table:table-cell office:value-type="float" office:value="0.382" calcext:value-type="float">
            <text:p>0.3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897" calcext:value-type="float">
            <text:p>476.897</text:p>
          </table:table-cell>
          <table:table-cell office:value-type="float" office:value="0.103" calcext:value-type="float">
            <text:p>0.103</text:p>
          </table:table-cell>
          <table:table-cell office:value-type="float" office:value="0.241" calcext:value-type="float">
            <text:p>0.241</text:p>
          </table:table-cell>
          <table:table-cell office:value-type="float" office:value="0.379" calcext:value-type="float">
            <text:p>0.3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069" calcext:value-type="float">
            <text:p>477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0.24" calcext:value-type="float">
            <text:p>0.24</text:p>
          </table:table-cell>
          <table:table-cell office:value-type="float" office:value="0.377" calcext:value-type="float">
            <text:p>0.3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241" calcext:value-type="float">
            <text:p>477.241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8" calcext:value-type="float">
            <text:p>0.238</text:p>
          </table:table-cell>
          <table:table-cell office:value-type="float" office:value="0.375" calcext:value-type="float">
            <text:p>0.3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413" calcext:value-type="float">
            <text:p>477.4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6" calcext:value-type="float">
            <text:p>0.236</text:p>
          </table:table-cell>
          <table:table-cell office:value-type="float" office:value="0.373" calcext:value-type="float">
            <text:p>0.3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584" calcext:value-type="float">
            <text:p>477.584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5" calcext:value-type="float">
            <text:p>0.235</text:p>
          </table:table-cell>
          <table:table-cell office:value-type="float" office:value="0.37" calcext:value-type="float">
            <text:p>0.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756" calcext:value-type="float">
            <text:p>477.756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4" calcext:value-type="float">
            <text:p>0.234</text:p>
          </table:table-cell>
          <table:table-cell office:value-type="float" office:value="0.368" calcext:value-type="float">
            <text:p>0.3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928" calcext:value-type="float">
            <text:p>477.928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3" calcext:value-type="float">
            <text:p>0.233</text:p>
          </table:table-cell>
          <table:table-cell office:value-type="float" office:value="0.365" calcext:value-type="float">
            <text:p>0.3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1" calcext:value-type="float">
            <text:p>478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363" calcext:value-type="float">
            <text:p>0.3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272" calcext:value-type="float">
            <text:p>478.272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444" calcext:value-type="float">
            <text:p>478.444</text:p>
          </table:table-cell>
          <table:table-cell office:value-type="float" office:value="0.1" calcext:value-type="float">
            <text:p>0.1</text:p>
          </table:table-cell>
          <table:table-cell office:value-type="float" office:value="0.229" calcext:value-type="float">
            <text:p>0.229</text:p>
          </table:table-cell>
          <table:table-cell office:value-type="float" office:value="0.358" calcext:value-type="float">
            <text:p>0.3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616" calcext:value-type="float">
            <text:p>478.616</text:p>
          </table:table-cell>
          <table:table-cell office:value-type="float" office:value="0.1" calcext:value-type="float">
            <text:p>0.1</text:p>
          </table:table-cell>
          <table:table-cell office:value-type="float" office:value="0.227" calcext:value-type="float">
            <text:p>0.227</text:p>
          </table:table-cell>
          <table:table-cell office:value-type="float" office:value="0.355" calcext:value-type="float">
            <text:p>0.3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788" calcext:value-type="float">
            <text:p>478.788</text:p>
          </table:table-cell>
          <table:table-cell office:value-type="float" office:value="0.1" calcext:value-type="float">
            <text:p>0.1</text:p>
          </table:table-cell>
          <table:table-cell office:value-type="float" office:value="0.225" calcext:value-type="float">
            <text:p>0.225</text:p>
          </table:table-cell>
          <table:table-cell office:value-type="float" office:value="0.352" calcext:value-type="float">
            <text:p>0.3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96" calcext:value-type="float">
            <text:p>478.96</text:p>
          </table:table-cell>
          <table:table-cell office:value-type="float" office:value="0.1" calcext:value-type="float">
            <text:p>0.1</text:p>
          </table:table-cell>
          <table:table-cell office:value-type="float" office:value="0.224" calcext:value-type="float">
            <text:p>0.224</text:p>
          </table:table-cell>
          <table:table-cell office:value-type="float" office:value="0.349" calcext:value-type="float">
            <text:p>0.3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132" calcext:value-type="float">
            <text:p>479.132</text:p>
          </table:table-cell>
          <table:table-cell office:value-type="float" office:value="0.1" calcext:value-type="float">
            <text:p>0.1</text:p>
          </table:table-cell>
          <table:table-cell office:value-type="float" office:value="0.222" calcext:value-type="float">
            <text:p>0.222</text:p>
          </table:table-cell>
          <table:table-cell office:value-type="float" office:value="0.346" calcext:value-type="float">
            <text:p>0.3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303" calcext:value-type="float">
            <text:p>479.3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221" calcext:value-type="float">
            <text:p>0.221</text:p>
          </table:table-cell>
          <table:table-cell office:value-type="float" office:value="0.343" calcext:value-type="float">
            <text:p>0.3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475" calcext:value-type="float">
            <text:p>479.475</text:p>
          </table:table-cell>
          <table:table-cell office:value-type="float" office:value="0.099" calcext:value-type="float">
            <text:p>0.099</text:p>
          </table:table-cell>
          <table:table-cell office:value-type="float" office:value="0.219" calcext:value-type="float">
            <text:p>0.219</text:p>
          </table:table-cell>
          <table:table-cell office:value-type="float" office:value="0.34" calcext:value-type="float">
            <text:p>0.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647" calcext:value-type="float">
            <text:p>479.647</text:p>
          </table:table-cell>
          <table:table-cell office:value-type="float" office:value="0.098" calcext:value-type="float">
            <text:p>0.098</text:p>
          </table:table-cell>
          <table:table-cell office:value-type="float" office:value="0.217" calcext:value-type="float">
            <text:p>0.217</text:p>
          </table:table-cell>
          <table:table-cell office:value-type="float" office:value="0.337" calcext:value-type="float">
            <text:p>0.3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819" calcext:value-type="float">
            <text:p>479.819</text:p>
          </table:table-cell>
          <table:table-cell office:value-type="float" office:value="0.097" calcext:value-type="float">
            <text:p>0.097</text:p>
          </table:table-cell>
          <table:table-cell office:value-type="float" office:value="0.216" calcext:value-type="float">
            <text:p>0.216</text:p>
          </table:table-cell>
          <table:table-cell office:value-type="float" office:value="0.334" calcext:value-type="float">
            <text:p>0.3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991" calcext:value-type="float">
            <text:p>479.9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214" calcext:value-type="float">
            <text:p>0.214</text:p>
          </table:table-cell>
          <table:table-cell office:value-type="float" office:value="0.331" calcext:value-type="float">
            <text:p>0.3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163" calcext:value-type="float">
            <text:p>480.163</text:p>
          </table:table-cell>
          <table:table-cell office:value-type="float" office:value="0.096" calcext:value-type="float">
            <text:p>0.096</text:p>
          </table:table-cell>
          <table:table-cell office:value-type="float" office:value="0.212" calcext:value-type="float">
            <text:p>0.212</text:p>
          </table:table-cell>
          <table:table-cell office:value-type="float" office:value="0.328" calcext:value-type="float">
            <text:p>0.3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335" calcext:value-type="float">
            <text:p>480.335</text:p>
          </table:table-cell>
          <table:table-cell office:value-type="float" office:value="0.096" calcext:value-type="float">
            <text:p>0.096</text:p>
          </table:table-cell>
          <table:table-cell office:value-type="float" office:value="0.211" calcext:value-type="float">
            <text:p>0.211</text:p>
          </table:table-cell>
          <table:table-cell office:value-type="float" office:value="0.326" calcext:value-type="float">
            <text:p>0.3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507" calcext:value-type="float">
            <text:p>480.507</text:p>
          </table:table-cell>
          <table:table-cell office:value-type="float" office:value="0.095" calcext:value-type="float">
            <text:p>0.095</text:p>
          </table:table-cell>
          <table:table-cell office:value-type="float" office:value="0.209" calcext:value-type="float">
            <text:p>0.209</text:p>
          </table:table-cell>
          <table:table-cell office:value-type="float" office:value="0.323" calcext:value-type="float">
            <text:p>0.3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679" calcext:value-type="float">
            <text:p>480.679</text:p>
          </table:table-cell>
          <table:table-cell office:value-type="float" office:value="0.095" calcext:value-type="float">
            <text:p>0.095</text:p>
          </table:table-cell>
          <table:table-cell office:value-type="float" office:value="0.208" calcext:value-type="float">
            <text:p>0.208</text:p>
          </table:table-cell>
          <table:table-cell office:value-type="float" office:value="0.321" calcext:value-type="float">
            <text:p>0.3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851" calcext:value-type="float">
            <text:p>480.85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07" calcext:value-type="float">
            <text:p>0.207</text:p>
          </table:table-cell>
          <table:table-cell office:value-type="float" office:value="0.319" calcext:value-type="float">
            <text:p>0.3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023" calcext:value-type="float">
            <text:p>481.023</text:p>
          </table:table-cell>
          <table:table-cell office:value-type="float" office:value="0.094" calcext:value-type="float">
            <text:p>0.094</text:p>
          </table:table-cell>
          <table:table-cell office:value-type="float" office:value="0.205" calcext:value-type="float">
            <text:p>0.205</text:p>
          </table:table-cell>
          <table:table-cell office:value-type="float" office:value="0.316" calcext:value-type="float">
            <text:p>0.3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194" calcext:value-type="float">
            <text:p>481.1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204" calcext:value-type="float">
            <text:p>0.204</text:p>
          </table:table-cell>
          <table:table-cell office:value-type="float" office:value="0.314" calcext:value-type="float">
            <text:p>0.3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366" calcext:value-type="float">
            <text:p>481.366</text:p>
          </table:table-cell>
          <table:table-cell office:value-type="float" office:value="0.093" calcext:value-type="float">
            <text:p>0.093</text:p>
          </table:table-cell>
          <table:table-cell office:value-type="float" office:value="0.203" calcext:value-type="float">
            <text:p>0.203</text:p>
          </table:table-cell>
          <table:table-cell office:value-type="float" office:value="0.312" calcext:value-type="float">
            <text:p>0.3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538" calcext:value-type="float">
            <text:p>481.53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01" calcext:value-type="float">
            <text:p>0.201</text:p>
          </table:table-cell>
          <table:table-cell office:value-type="float" office:value="0.309" calcext:value-type="float">
            <text:p>0.3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71" calcext:value-type="float">
            <text:p>481.7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" calcext:value-type="float">
            <text:p>0.2</text:p>
          </table:table-cell>
          <table:table-cell office:value-type="float" office:value="0.307" calcext:value-type="float">
            <text:p>0.3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882" calcext:value-type="float">
            <text:p>481.88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9" calcext:value-type="float">
            <text:p>0.199</text:p>
          </table:table-cell>
          <table:table-cell office:value-type="float" office:value="0.305" calcext:value-type="float">
            <text:p>0.3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054" calcext:value-type="float">
            <text:p>482.05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7" calcext:value-type="float">
            <text:p>0.197</text:p>
          </table:table-cell>
          <table:table-cell office:value-type="float" office:value="0.303" calcext:value-type="float">
            <text:p>0.3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226" calcext:value-type="float">
            <text:p>482.22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301" calcext:value-type="float">
            <text:p>0.3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398" calcext:value-type="float">
            <text:p>482.3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94" calcext:value-type="float">
            <text:p>0.194</text:p>
          </table:table-cell>
          <table:table-cell office:value-type="float" office:value="0.298" calcext:value-type="float">
            <text:p>0.2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57" calcext:value-type="float">
            <text:p>482.5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93" calcext:value-type="float">
            <text:p>0.193</text:p>
          </table:table-cell>
          <table:table-cell office:value-type="float" office:value="0.296" calcext:value-type="float">
            <text:p>0.2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742" calcext:value-type="float">
            <text:p>482.742</text:p>
          </table:table-cell>
          <table:table-cell office:value-type="float" office:value="0.09" calcext:value-type="float">
            <text:p>0.09</text:p>
          </table:table-cell>
          <table:table-cell office:value-type="float" office:value="0.191" calcext:value-type="float">
            <text:p>0.191</text:p>
          </table:table-cell>
          <table:table-cell office:value-type="float" office:value="0.293" calcext:value-type="float">
            <text:p>0.2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914" calcext:value-type="float">
            <text:p>482.914</text:p>
          </table:table-cell>
          <table:table-cell office:value-type="float" office:value="0.09" calcext:value-type="float">
            <text:p>0.09</text:p>
          </table:table-cell>
          <table:table-cell office:value-type="float" office:value="0.189" calcext:value-type="float">
            <text:p>0.189</text:p>
          </table:table-cell>
          <table:table-cell office:value-type="float" office:value="0.29" calcext:value-type="float">
            <text:p>0.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086" calcext:value-type="float">
            <text:p>483.086</text:p>
          </table:table-cell>
          <table:table-cell office:value-type="float" office:value="0.09" calcext:value-type="float">
            <text:p>0.09</text:p>
          </table:table-cell>
          <table:table-cell office:value-type="float" office:value="0.187" calcext:value-type="float">
            <text:p>0.187</text:p>
          </table:table-cell>
          <table:table-cell office:value-type="float" office:value="0.288" calcext:value-type="float">
            <text:p>0.2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258" calcext:value-type="float">
            <text:p>483.25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85" calcext:value-type="float">
            <text:p>0.2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429" calcext:value-type="float">
            <text:p>483.42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84" calcext:value-type="float">
            <text:p>0.184</text:p>
          </table:table-cell>
          <table:table-cell office:value-type="float" office:value="0.283" calcext:value-type="float">
            <text:p>0.2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601" calcext:value-type="float">
            <text:p>483.6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82" calcext:value-type="float">
            <text:p>0.182</text:p>
          </table:table-cell>
          <table:table-cell office:value-type="float" office:value="0.28" calcext:value-type="float">
            <text:p>0.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773" calcext:value-type="float">
            <text:p>483.77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8" calcext:value-type="float">
            <text:p>0.18</text:p>
          </table:table-cell>
          <table:table-cell office:value-type="float" office:value="0.278" calcext:value-type="float">
            <text:p>0.2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945" calcext:value-type="float">
            <text:p>483.945</text:p>
          </table:table-cell>
          <table:table-cell office:value-type="float" office:value="0.088" calcext:value-type="float">
            <text:p>0.088</text:p>
          </table:table-cell>
          <table:table-cell office:value-type="float" office:value="0.179" calcext:value-type="float">
            <text:p>0.179</text:p>
          </table:table-cell>
          <table:table-cell office:value-type="float" office:value="0.275" calcext:value-type="float">
            <text:p>0.2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117" calcext:value-type="float">
            <text:p>484.11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73" calcext:value-type="float">
            <text:p>0.2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289" calcext:value-type="float">
            <text:p>484.28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76" calcext:value-type="float">
            <text:p>0.176</text:p>
          </table:table-cell>
          <table:table-cell office:value-type="float" office:value="0.271" calcext:value-type="float">
            <text:p>0.2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461" calcext:value-type="float">
            <text:p>484.46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74" calcext:value-type="float">
            <text:p>0.174</text:p>
          </table:table-cell>
          <table:table-cell office:value-type="float" office:value="0.268" calcext:value-type="float">
            <text:p>0.2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633" calcext:value-type="float">
            <text:p>484.63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73" calcext:value-type="float">
            <text:p>0.173</text:p>
          </table:table-cell>
          <table:table-cell office:value-type="float" office:value="0.266" calcext:value-type="float">
            <text:p>0.2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805" calcext:value-type="float">
            <text:p>484.80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71" calcext:value-type="float">
            <text:p>0.171</text:p>
          </table:table-cell>
          <table:table-cell office:value-type="float" office:value="0.264" calcext:value-type="float">
            <text:p>0.2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977" calcext:value-type="float">
            <text:p>484.97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7" calcext:value-type="float">
            <text:p>0.17</text:p>
          </table:table-cell>
          <table:table-cell office:value-type="float" office:value="0.262" calcext:value-type="float">
            <text:p>0.2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149" calcext:value-type="float">
            <text:p>485.14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69" calcext:value-type="float">
            <text:p>0.169</text:p>
          </table:table-cell>
          <table:table-cell office:value-type="float" office:value="0.26" calcext:value-type="float">
            <text:p>0.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321" calcext:value-type="float">
            <text:p>485.32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68" calcext:value-type="float">
            <text:p>0.168</text:p>
          </table:table-cell>
          <table:table-cell office:value-type="float" office:value="0.258" calcext:value-type="float">
            <text:p>0.2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493" calcext:value-type="float">
            <text:p>485.493</text:p>
          </table:table-cell>
          <table:table-cell office:value-type="float" office:value="0.085" calcext:value-type="float">
            <text:p>0.085</text:p>
          </table:table-cell>
          <table:table-cell office:value-type="float" office:value="0.166" calcext:value-type="float">
            <text:p>0.166</text:p>
          </table:table-cell>
          <table:table-cell office:value-type="float" office:value="0.256" calcext:value-type="float">
            <text:p>0.2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665" calcext:value-type="float">
            <text:p>485.66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65" calcext:value-type="float">
            <text:p>0.165</text:p>
          </table:table-cell>
          <table:table-cell office:value-type="float" office:value="0.254" calcext:value-type="float">
            <text:p>0.2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837" calcext:value-type="float">
            <text:p>485.83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64" calcext:value-type="float">
            <text:p>0.164</text:p>
          </table:table-cell>
          <table:table-cell office:value-type="float" office:value="0.252" calcext:value-type="float">
            <text:p>0.2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009" calcext:value-type="float">
            <text:p>486.009</text:p>
          </table:table-cell>
          <table:table-cell office:value-type="float" office:value="0.084" calcext:value-type="float">
            <text:p>0.084</text:p>
          </table:table-cell>
          <table:table-cell office:value-type="float" office:value="0.163" calcext:value-type="float">
            <text:p>0.163</text:p>
          </table:table-cell>
          <table:table-cell office:value-type="float" office:value="0.25" calcext:value-type="float">
            <text:p>0.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18" calcext:value-type="float">
            <text:p>486.1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62" calcext:value-type="float">
            <text:p>0.162</text:p>
          </table:table-cell>
          <table:table-cell office:value-type="float" office:value="0.248" calcext:value-type="float">
            <text:p>0.2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352" calcext:value-type="float">
            <text:p>486.35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61" calcext:value-type="float">
            <text:p>0.161</text:p>
          </table:table-cell>
          <table:table-cell office:value-type="float" office:value="0.246" calcext:value-type="float">
            <text:p>0.2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524" calcext:value-type="float">
            <text:p>486.52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9" calcext:value-type="float">
            <text:p>0.159</text:p>
          </table:table-cell>
          <table:table-cell office:value-type="float" office:value="0.243" calcext:value-type="float">
            <text:p>0.2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696" calcext:value-type="float">
            <text:p>486.696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8" calcext:value-type="float">
            <text:p>0.158</text:p>
          </table:table-cell>
          <table:table-cell office:value-type="float" office:value="0.241" calcext:value-type="float">
            <text:p>0.2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868" calcext:value-type="float">
            <text:p>486.86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7" calcext:value-type="float">
            <text:p>0.157</text:p>
          </table:table-cell>
          <table:table-cell office:value-type="float" office:value="0.239" calcext:value-type="float">
            <text:p>0.2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04" calcext:value-type="float">
            <text:p>487.0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5" calcext:value-type="float">
            <text:p>0.155</text:p>
          </table:table-cell>
          <table:table-cell office:value-type="float" office:value="0.237" calcext:value-type="float">
            <text:p>0.2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212" calcext:value-type="float">
            <text:p>487.21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4" calcext:value-type="float">
            <text:p>0.154</text:p>
          </table:table-cell>
          <table:table-cell office:value-type="float" office:value="0.235" calcext:value-type="float">
            <text:p>0.2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384" calcext:value-type="float">
            <text:p>487.384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3" calcext:value-type="float">
            <text:p>0.153</text:p>
          </table:table-cell>
          <table:table-cell office:value-type="float" office:value="0.233" calcext:value-type="float">
            <text:p>0.2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556" calcext:value-type="float">
            <text:p>487.556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2" calcext:value-type="float">
            <text:p>0.152</text:p>
          </table:table-cell>
          <table:table-cell office:value-type="float" office:value="0.232" calcext:value-type="float">
            <text:p>0.2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728" calcext:value-type="float">
            <text:p>487.728</text:p>
          </table:table-cell>
          <table:table-cell office:value-type="float" office:value="0.081" calcext:value-type="float">
            <text:p>0.081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9" calcext:value-type="float">
            <text:p>487.9</text:p>
          </table:table-cell>
          <table:table-cell office:value-type="float" office:value="0.081" calcext:value-type="float">
            <text:p>0.081</text:p>
          </table:table-cell>
          <table:table-cell office:value-type="float" office:value="0.149" calcext:value-type="float">
            <text:p>0.149</text:p>
          </table:table-cell>
          <table:table-cell office:value-type="float" office:value="0.228" calcext:value-type="float">
            <text:p>0.2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072" calcext:value-type="float">
            <text:p>488.072</text:p>
          </table:table-cell>
          <table:table-cell office:value-type="float" office:value="0.08" calcext:value-type="float">
            <text:p>0.08</text:p>
          </table:table-cell>
          <table:table-cell office:value-type="float" office:value="0.148" calcext:value-type="float">
            <text:p>0.148</text:p>
          </table:table-cell>
          <table:table-cell office:value-type="float" office:value="0.226" calcext:value-type="float">
            <text:p>0.2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244" calcext:value-type="float">
            <text:p>488.244</text:p>
          </table:table-cell>
          <table:table-cell office:value-type="float" office:value="0.08" calcext:value-type="float">
            <text:p>0.08</text:p>
          </table:table-cell>
          <table:table-cell office:value-type="float" office:value="0.147" calcext:value-type="float">
            <text:p>0.147</text:p>
          </table:table-cell>
          <table:table-cell office:value-type="float" office:value="0.224" calcext:value-type="float">
            <text:p>0.2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416" calcext:value-type="float">
            <text:p>488.416</text:p>
          </table:table-cell>
          <table:table-cell office:value-type="float" office:value="0.08" calcext:value-type="float">
            <text:p>0.08</text:p>
          </table:table-cell>
          <table:table-cell office:value-type="float" office:value="0.146" calcext:value-type="float">
            <text:p>0.146</text:p>
          </table:table-cell>
          <table:table-cell office:value-type="float" office:value="0.223" calcext:value-type="float">
            <text:p>0.2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588" calcext:value-type="float">
            <text:p>488.588</text:p>
          </table:table-cell>
          <table:table-cell office:value-type="float" office:value="0.08" calcext:value-type="float">
            <text:p>0.08</text:p>
          </table:table-cell>
          <table:table-cell office:value-type="float" office:value="0.145" calcext:value-type="float">
            <text:p>0.145</text:p>
          </table:table-cell>
          <table:table-cell office:value-type="float" office:value="0.221" calcext:value-type="float">
            <text:p>0.2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76" calcext:value-type="float">
            <text:p>488.76</text:p>
          </table:table-cell>
          <table:table-cell office:value-type="float" office:value="0.079" calcext:value-type="float">
            <text:p>0.079</text:p>
          </table:table-cell>
          <table:table-cell office:value-type="float" office:value="0.144" calcext:value-type="float">
            <text:p>0.144</text:p>
          </table:table-cell>
          <table:table-cell office:value-type="float" office:value="0.219" calcext:value-type="float">
            <text:p>0.2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932" calcext:value-type="float">
            <text:p>488.93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43" calcext:value-type="float">
            <text:p>0.143</text:p>
          </table:table-cell>
          <table:table-cell office:value-type="float" office:value="0.217" calcext:value-type="float">
            <text:p>0.2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104" calcext:value-type="float">
            <text:p>489.104</text:p>
          </table:table-cell>
          <table:table-cell office:value-type="float" office:value="0.079" calcext:value-type="float">
            <text:p>0.079</text:p>
          </table:table-cell>
          <table:table-cell office:value-type="float" office:value="0.142" calcext:value-type="float">
            <text:p>0.142</text:p>
          </table:table-cell>
          <table:table-cell office:value-type="float" office:value="0.216" calcext:value-type="float">
            <text:p>0.2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276" calcext:value-type="float">
            <text:p>489.276</text:p>
          </table:table-cell>
          <table:table-cell office:value-type="float" office:value="0.078" calcext:value-type="float">
            <text:p>0.07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14" calcext:value-type="float">
            <text:p>0.2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448" calcext:value-type="float">
            <text:p>489.448</text:p>
          </table:table-cell>
          <table:table-cell office:value-type="float" office:value="0.078" calcext:value-type="float">
            <text:p>0.078</text:p>
          </table:table-cell>
          <table:table-cell office:value-type="float" office:value="0.14" calcext:value-type="float">
            <text:p>0.14</text:p>
          </table:table-cell>
          <table:table-cell office:value-type="float" office:value="0.212" calcext:value-type="float">
            <text:p>0.2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62" calcext:value-type="float">
            <text:p>489.6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39" calcext:value-type="float">
            <text:p>0.139</text:p>
          </table:table-cell>
          <table:table-cell office:value-type="float" office:value="0.21" calcext:value-type="float">
            <text:p>0.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792" calcext:value-type="float">
            <text:p>489.792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8" calcext:value-type="float">
            <text:p>0.138</text:p>
          </table:table-cell>
          <table:table-cell office:value-type="float" office:value="0.209" calcext:value-type="float">
            <text:p>0.2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964" calcext:value-type="float">
            <text:p>489.964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8" calcext:value-type="float">
            <text:p>0.138</text:p>
          </table:table-cell>
          <table:table-cell office:value-type="float" office:value="0.207" calcext:value-type="float">
            <text:p>0.2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135" calcext:value-type="float">
            <text:p>490.13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6" calcext:value-type="float">
            <text:p>0.136</text:p>
          </table:table-cell>
          <table:table-cell office:value-type="float" office:value="0.205" calcext:value-type="float">
            <text:p>0.2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307" calcext:value-type="float">
            <text:p>490.30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6" calcext:value-type="float">
            <text:p>0.136</text:p>
          </table:table-cell>
          <table:table-cell office:value-type="float" office:value="0.204" calcext:value-type="float">
            <text:p>0.2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479" calcext:value-type="float">
            <text:p>490.47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5" calcext:value-type="float">
            <text:p>0.135</text:p>
          </table:table-cell>
          <table:table-cell office:value-type="float" office:value="0.202" calcext:value-type="float">
            <text:p>0.2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651" calcext:value-type="float">
            <text:p>490.65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4" calcext:value-type="float">
            <text:p>0.134</text:p>
          </table:table-cell>
          <table:table-cell office:value-type="float" office:value="0.2" calcext:value-type="float">
            <text:p>0.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823" calcext:value-type="float">
            <text:p>490.823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99" calcext:value-type="float">
            <text:p>0.1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995" calcext:value-type="float">
            <text:p>490.99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97" calcext:value-type="float">
            <text:p>0.1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167" calcext:value-type="float">
            <text:p>491.16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96" calcext:value-type="float">
            <text:p>0.1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339" calcext:value-type="float">
            <text:p>491.33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" calcext:value-type="float">
            <text:p>0.13</text:p>
          </table:table-cell>
          <table:table-cell office:value-type="float" office:value="0.195" calcext:value-type="float">
            <text:p>0.1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511" calcext:value-type="float">
            <text:p>491.51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94" calcext:value-type="float">
            <text:p>0.1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683" calcext:value-type="float">
            <text:p>491.683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92" calcext:value-type="float">
            <text:p>0.1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855" calcext:value-type="float">
            <text:p>491.85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91" calcext:value-type="float">
            <text:p>0.1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027" calcext:value-type="float">
            <text:p>492.02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9" calcext:value-type="float">
            <text:p>0.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199" calcext:value-type="float">
            <text:p>492.19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89" calcext:value-type="float">
            <text:p>0.1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371" calcext:value-type="float">
            <text:p>492.37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87" calcext:value-type="float">
            <text:p>0.1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543" calcext:value-type="float">
            <text:p>492.543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86" calcext:value-type="float">
            <text:p>0.1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715" calcext:value-type="float">
            <text:p>492.71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85" calcext:value-type="float">
            <text:p>0.1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887" calcext:value-type="float">
            <text:p>492.887</text:p>
          </table:table-cell>
          <table:table-cell office:value-type="float" office:value="0.076" calcext:value-type="float">
            <text:p>0.07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84" calcext:value-type="float">
            <text:p>0.1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059" calcext:value-type="float">
            <text:p>493.059</text:p>
          </table:table-cell>
          <table:table-cell office:value-type="float" office:value="0.076" calcext:value-type="float">
            <text:p>0.07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83" calcext:value-type="float">
            <text:p>0.1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231" calcext:value-type="float">
            <text:p>493.231</text:p>
          </table:table-cell>
          <table:table-cell office:value-type="float" office:value="0.076" calcext:value-type="float">
            <text:p>0.07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81" calcext:value-type="float">
            <text:p>0.1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403" calcext:value-type="float">
            <text:p>493.403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8" calcext:value-type="float">
            <text:p>0.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575" calcext:value-type="float">
            <text:p>493.57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78" calcext:value-type="float">
            <text:p>0.1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747" calcext:value-type="float">
            <text:p>493.747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" calcext:value-type="float">
            <text:p>0.12</text:p>
          </table:table-cell>
          <table:table-cell office:value-type="float" office:value="0.177" calcext:value-type="float">
            <text:p>0.1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919" calcext:value-type="float">
            <text:p>493.919</text:p>
          </table:table-cell>
          <table:table-cell office:value-type="float" office:value="0.074" calcext:value-type="float">
            <text:p>0.074</text:p>
          </table:table-cell>
          <table:table-cell office:value-type="float" office:value="0.12" calcext:value-type="float">
            <text:p>0.12</text:p>
          </table:table-cell>
          <table:table-cell office:value-type="float" office:value="0.176" calcext:value-type="float">
            <text:p>0.1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091" calcext:value-type="float">
            <text:p>494.091</text:p>
          </table:table-cell>
          <table:table-cell office:value-type="float" office:value="0.074" calcext:value-type="float">
            <text:p>0.07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74" calcext:value-type="float">
            <text:p>0.1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263" calcext:value-type="float">
            <text:p>494.263</text:p>
          </table:table-cell>
          <table:table-cell office:value-type="float" office:value="0.074" calcext:value-type="float">
            <text:p>0.07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73" calcext:value-type="float">
            <text:p>0.1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435" calcext:value-type="float">
            <text:p>494.435</text:p>
          </table:table-cell>
          <table:table-cell office:value-type="float" office:value="0.074" calcext:value-type="float">
            <text:p>0.07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72" calcext:value-type="float">
            <text:p>0.1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607" calcext:value-type="float">
            <text:p>494.607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7" calcext:value-type="float">
            <text:p>0.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779" calcext:value-type="float">
            <text:p>494.77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69" calcext:value-type="float">
            <text:p>0.1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951" calcext:value-type="float">
            <text:p>494.95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68" calcext:value-type="float">
            <text:p>0.1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123" calcext:value-type="float">
            <text:p>495.123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67" calcext:value-type="float">
            <text:p>0.1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295" calcext:value-type="float">
            <text:p>495.295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6" calcext:value-type="float">
            <text:p>0.1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467" calcext:value-type="float">
            <text:p>495.467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5" calcext:value-type="float">
            <text:p>0.1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639" calcext:value-type="float">
            <text:p>495.63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4" calcext:value-type="float">
            <text:p>0.1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811" calcext:value-type="float">
            <text:p>495.81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63" calcext:value-type="float">
            <text:p>0.1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983" calcext:value-type="float">
            <text:p>495.983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2" calcext:value-type="float">
            <text:p>0.1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155" calcext:value-type="float">
            <text:p>496.155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1" calcext:value-type="float">
            <text:p>0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327" calcext:value-type="float">
            <text:p>496.327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1" calcext:value-type="float">
            <text:p>0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499" calcext:value-type="float">
            <text:p>496.499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" calcext:value-type="float">
            <text:p>0.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671" calcext:value-type="float">
            <text:p>496.6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59" calcext:value-type="float">
            <text:p>0.1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843" calcext:value-type="float">
            <text:p>496.843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58" calcext:value-type="float">
            <text:p>0.1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015" calcext:value-type="float">
            <text:p>497.015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8" calcext:value-type="float">
            <text:p>0.1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187" calcext:value-type="float">
            <text:p>497.187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7" calcext:value-type="float">
            <text:p>0.1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359" calcext:value-type="float">
            <text:p>497.359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" calcext:value-type="float">
            <text:p>0.11</text:p>
          </table:table-cell>
          <table:table-cell office:value-type="float" office:value="0.156" calcext:value-type="float">
            <text:p>0.1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531" calcext:value-type="float">
            <text:p>497.531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" calcext:value-type="float">
            <text:p>0.11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703" calcext:value-type="float">
            <text:p>497.703</text:p>
          </table:table-cell>
          <table:table-cell office:value-type="float" office:value="0.07" calcext:value-type="float">
            <text:p>0.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875" calcext:value-type="float">
            <text:p>497.875</text:p>
          </table:table-cell>
          <table:table-cell office:value-type="float" office:value="0.07" calcext:value-type="float">
            <text:p>0.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047" calcext:value-type="float">
            <text:p>498.047</text:p>
          </table:table-cell>
          <table:table-cell office:value-type="float" office:value="0.07" calcext:value-type="float">
            <text:p>0.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219" calcext:value-type="float">
            <text:p>498.219</text:p>
          </table:table-cell>
          <table:table-cell office:value-type="float" office:value="0.07" calcext:value-type="float">
            <text:p>0.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391" calcext:value-type="float">
            <text:p>498.391</text:p>
          </table:table-cell>
          <table:table-cell office:value-type="float" office:value="0.07" calcext:value-type="float">
            <text:p>0.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563" calcext:value-type="float">
            <text:p>498.563</text:p>
          </table:table-cell>
          <table:table-cell office:value-type="float" office:value="0.07" calcext:value-type="float">
            <text:p>0.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735" calcext:value-type="float">
            <text:p>498.735</text:p>
          </table:table-cell>
          <table:table-cell office:value-type="float" office:value="0.07" calcext:value-type="float">
            <text:p>0.0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907" calcext:value-type="float">
            <text:p>498.907</text:p>
          </table:table-cell>
          <table:table-cell office:value-type="float" office:value="0.07" calcext:value-type="float">
            <text:p>0.0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079" calcext:value-type="float">
            <text:p>499.079</text:p>
          </table:table-cell>
          <table:table-cell office:value-type="float" office:value="0.07" calcext:value-type="float">
            <text:p>0.0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251" calcext:value-type="float">
            <text:p>499.251</text:p>
          </table:table-cell>
          <table:table-cell office:value-type="float" office:value="0.07" calcext:value-type="float">
            <text:p>0.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423" calcext:value-type="float">
            <text:p>499.423</text:p>
          </table:table-cell>
          <table:table-cell office:value-type="float" office:value="0.07" calcext:value-type="float">
            <text:p>0.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595" calcext:value-type="float">
            <text:p>499.595</text:p>
          </table:table-cell>
          <table:table-cell office:value-type="float" office:value="0.07" calcext:value-type="float">
            <text:p>0.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767" calcext:value-type="float">
            <text:p>499.767</text:p>
          </table:table-cell>
          <table:table-cell office:value-type="float" office:value="0.07" calcext:value-type="float">
            <text:p>0.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939" calcext:value-type="float">
            <text:p>499.939</text:p>
          </table:table-cell>
          <table:table-cell office:value-type="float" office:value="0.07" calcext:value-type="float">
            <text:p>0.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111" calcext:value-type="float">
            <text:p>500.111</text:p>
          </table:table-cell>
          <table:table-cell office:value-type="float" office:value="0.07" calcext:value-type="float">
            <text:p>0.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283" calcext:value-type="float">
            <text:p>500.283</text:p>
          </table:table-cell>
          <table:table-cell office:value-type="float" office:value="0.07" calcext:value-type="float">
            <text:p>0.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455" calcext:value-type="float">
            <text:p>500.455</text:p>
          </table:table-cell>
          <table:table-cell office:value-type="float" office:value="0.07" calcext:value-type="float">
            <text:p>0.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627" calcext:value-type="float">
            <text:p>500.627</text:p>
          </table:table-cell>
          <table:table-cell office:value-type="float" office:value="0.07" calcext:value-type="float">
            <text:p>0.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3" calcext:value-type="float">
            <text:p>0.1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799" calcext:value-type="float">
            <text:p>500.79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2" calcext:value-type="float">
            <text:p>0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971" calcext:value-type="float">
            <text:p>500.97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144" calcext:value-type="float">
            <text:p>501.14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316" calcext:value-type="float">
            <text:p>501.31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488" calcext:value-type="float">
            <text:p>501.48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66" calcext:value-type="float">
            <text:p>501.6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832" calcext:value-type="float">
            <text:p>501.83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004" calcext:value-type="float">
            <text:p>502.00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176" calcext:value-type="float">
            <text:p>502.17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7" calcext:value-type="float">
            <text:p>0.1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348" calcext:value-type="float">
            <text:p>502.34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52" calcext:value-type="float">
            <text:p>502.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692" calcext:value-type="float">
            <text:p>502.69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864" calcext:value-type="float">
            <text:p>502.86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036" calcext:value-type="float">
            <text:p>503.03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208" calcext:value-type="float">
            <text:p>503.2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38" calcext:value-type="float">
            <text:p>503.3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552" calcext:value-type="float">
            <text:p>503.5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724" calcext:value-type="float">
            <text:p>503.72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896" calcext:value-type="float">
            <text:p>503.89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068" calcext:value-type="float">
            <text:p>504.06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24" calcext:value-type="float">
            <text:p>504.2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412" calcext:value-type="float">
            <text:p>504.41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584" calcext:value-type="float">
            <text:p>504.58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756" calcext:value-type="float">
            <text:p>504.7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928" calcext:value-type="float">
            <text:p>504.92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101" calcext:value-type="float">
            <text:p>505.10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273" calcext:value-type="float">
            <text:p>505.27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445" calcext:value-type="float">
            <text:p>505.44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617" calcext:value-type="float">
            <text:p>505.61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789" calcext:value-type="float">
            <text:p>505.78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961" calcext:value-type="float">
            <text:p>505.96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133" calcext:value-type="float">
            <text:p>506.13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305" calcext:value-type="float">
            <text:p>506.3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477" calcext:value-type="float">
            <text:p>506.47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649" calcext:value-type="float">
            <text:p>506.64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821" calcext:value-type="float">
            <text:p>506.82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993" calcext:value-type="float">
            <text:p>506.99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165" calcext:value-type="float">
            <text:p>507.16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337" calcext:value-type="float">
            <text:p>507.33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509" calcext:value-type="float">
            <text:p>507.50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681" calcext:value-type="float">
            <text:p>507.68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854" calcext:value-type="float">
            <text:p>507.8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026" calcext:value-type="float">
            <text:p>508.02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198" calcext:value-type="float">
            <text:p>508.19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37" calcext:value-type="float">
            <text:p>508.3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542" calcext:value-type="float">
            <text:p>508.54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714" calcext:value-type="float">
            <text:p>508.71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886" calcext:value-type="float">
            <text:p>508.88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058" calcext:value-type="float">
            <text:p>509.05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23" calcext:value-type="float">
            <text:p>509.2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402" calcext:value-type="float">
            <text:p>509.40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574" calcext:value-type="float">
            <text:p>509.57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746" calcext:value-type="float">
            <text:p>509.74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918" calcext:value-type="float">
            <text:p>509.91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091" calcext:value-type="float">
            <text:p>510.09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263" calcext:value-type="float">
            <text:p>510.26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435" calcext:value-type="float">
            <text:p>510.43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607" calcext:value-type="float">
            <text:p>510.60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779" calcext:value-type="float">
            <text:p>510.77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951" calcext:value-type="float">
            <text:p>510.9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123" calcext:value-type="float">
            <text:p>511.12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295" calcext:value-type="float">
            <text:p>511.29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467" calcext:value-type="float">
            <text:p>511.46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639" calcext:value-type="float">
            <text:p>511.63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811" calcext:value-type="float">
            <text:p>511.81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984" calcext:value-type="float">
            <text:p>511.98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156" calcext:value-type="float">
            <text:p>512.15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328" calcext:value-type="float">
            <text:p>512.32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5" calcext:value-type="float">
            <text:p>512.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672" calcext:value-type="float">
            <text:p>512.67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844" calcext:value-type="float">
            <text:p>512.84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016" calcext:value-type="float">
            <text:p>513.01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188" calcext:value-type="float">
            <text:p>513.18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36" calcext:value-type="float">
            <text:p>513.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532" calcext:value-type="float">
            <text:p>513.53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705" calcext:value-type="float">
            <text:p>513.7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877" calcext:value-type="float">
            <text:p>513.87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049" calcext:value-type="float">
            <text:p>514.04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221" calcext:value-type="float">
            <text:p>514.22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393" calcext:value-type="float">
            <text:p>514.39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565" calcext:value-type="float">
            <text:p>514.56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737" calcext:value-type="float">
            <text:p>514.73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909" calcext:value-type="float">
            <text:p>514.9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081" calcext:value-type="float">
            <text:p>515.08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254" calcext:value-type="float">
            <text:p>515.2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426" calcext:value-type="float">
            <text:p>515.4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598" calcext:value-type="float">
            <text:p>515.59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77" calcext:value-type="float">
            <text:p>515.7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942" calcext:value-type="float">
            <text:p>515.94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114" calcext:value-type="float">
            <text:p>516.1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286" calcext:value-type="float">
            <text:p>516.28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458" calcext:value-type="float">
            <text:p>516.45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631" calcext:value-type="float">
            <text:p>516.63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803" calcext:value-type="float">
            <text:p>516.8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975" calcext:value-type="float">
            <text:p>516.97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147" calcext:value-type="float">
            <text:p>517.14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319" calcext:value-type="float">
            <text:p>517.31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491" calcext:value-type="float">
            <text:p>517.49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663" calcext:value-type="float">
            <text:p>517.66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835" calcext:value-type="float">
            <text:p>517.83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008" calcext:value-type="float">
            <text:p>518.00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18" calcext:value-type="float">
            <text:p>518.1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352" calcext:value-type="float">
            <text:p>518.35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524" calcext:value-type="float">
            <text:p>518.52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696" calcext:value-type="float">
            <text:p>518.69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868" calcext:value-type="float">
            <text:p>518.86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04" calcext:value-type="float">
            <text:p>519.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212" calcext:value-type="float">
            <text:p>519.21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385" calcext:value-type="float">
            <text:p>519.38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557" calcext:value-type="float">
            <text:p>519.55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729" calcext:value-type="float">
            <text:p>519.72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901" calcext:value-type="float">
            <text:p>519.90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073" calcext:value-type="float">
            <text:p>520.07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245" calcext:value-type="float">
            <text:p>520.24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417" calcext:value-type="float">
            <text:p>520.41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59" calcext:value-type="float">
            <text:p>520.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762" calcext:value-type="float">
            <text:p>520.76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934" calcext:value-type="float">
            <text:p>520.93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106" calcext:value-type="float">
            <text:p>521.10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278" calcext:value-type="float">
            <text:p>521.27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45" calcext:value-type="float">
            <text:p>521.4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622" calcext:value-type="float">
            <text:p>521.62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795" calcext:value-type="float">
            <text:p>521.79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967" calcext:value-type="float">
            <text:p>521.96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139" calcext:value-type="float">
            <text:p>522.13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311" calcext:value-type="float">
            <text:p>522.31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483" calcext:value-type="float">
            <text:p>522.48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655" calcext:value-type="float">
            <text:p>522.6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828" calcext:value-type="float">
            <text:p>522.82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" calcext:value-type="float">
            <text:p>52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172" calcext:value-type="float">
            <text:p>523.17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344" calcext:value-type="float">
            <text:p>523.34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516" calcext:value-type="float">
            <text:p>523.51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688" calcext:value-type="float">
            <text:p>523.68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861" calcext:value-type="float">
            <text:p>523.86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033" calcext:value-type="float">
            <text:p>524.03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205" calcext:value-type="float">
            <text:p>524.20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377" calcext:value-type="float">
            <text:p>524.37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549" calcext:value-type="float">
            <text:p>524.54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721" calcext:value-type="float">
            <text:p>524.72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894" calcext:value-type="float">
            <text:p>524.89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066" calcext:value-type="float">
            <text:p>525.06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238" calcext:value-type="float">
            <text:p>525.23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41" calcext:value-type="float">
            <text:p>525.4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582" calcext:value-type="float">
            <text:p>525.58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754" calcext:value-type="float">
            <text:p>525.7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927" calcext:value-type="float">
            <text:p>525.92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099" calcext:value-type="float">
            <text:p>526.09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271" calcext:value-type="float">
            <text:p>526.27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443" calcext:value-type="float">
            <text:p>526.44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615" calcext:value-type="float">
            <text:p>526.61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787" calcext:value-type="float">
            <text:p>526.7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96" calcext:value-type="float">
            <text:p>526.9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132" calcext:value-type="float">
            <text:p>527.13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304" calcext:value-type="float">
            <text:p>527.3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476" calcext:value-type="float">
            <text:p>527.47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648" calcext:value-type="float">
            <text:p>527.6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821" calcext:value-type="float">
            <text:p>527.82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993" calcext:value-type="float">
            <text:p>527.99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165" calcext:value-type="float">
            <text:p>528.1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337" calcext:value-type="float">
            <text:p>528.33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509" calcext:value-type="float">
            <text:p>528.50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682" calcext:value-type="float">
            <text:p>528.68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854" calcext:value-type="float">
            <text:p>528.8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026" calcext:value-type="float">
            <text:p>529.02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198" calcext:value-type="float">
            <text:p>529.19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37" calcext:value-type="float">
            <text:p>529.3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543" calcext:value-type="float">
            <text:p>529.54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715" calcext:value-type="float">
            <text:p>529.71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887" calcext:value-type="float">
            <text:p>529.8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059" calcext:value-type="float">
            <text:p>530.0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231" calcext:value-type="float">
            <text:p>530.23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404" calcext:value-type="float">
            <text:p>530.4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576" calcext:value-type="float">
            <text:p>530.57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748" calcext:value-type="float">
            <text:p>530.7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92" calcext:value-type="float">
            <text:p>530.9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092" calcext:value-type="float">
            <text:p>531.09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265" calcext:value-type="float">
            <text:p>531.2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437" calcext:value-type="float">
            <text:p>531.43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609" calcext:value-type="float">
            <text:p>531.60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781" calcext:value-type="float">
            <text:p>531.78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953" calcext:value-type="float">
            <text:p>531.9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126" calcext:value-type="float">
            <text:p>532.1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298" calcext:value-type="float">
            <text:p>532.29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47" calcext:value-type="float">
            <text:p>532.4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642" calcext:value-type="float">
            <text:p>532.64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814" calcext:value-type="float">
            <text:p>532.8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987" calcext:value-type="float">
            <text:p>532.9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159" calcext:value-type="float">
            <text:p>533.15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331" calcext:value-type="float">
            <text:p>533.33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503" calcext:value-type="float">
            <text:p>533.5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676" calcext:value-type="float">
            <text:p>533.67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848" calcext:value-type="float">
            <text:p>533.84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02" calcext:value-type="float">
            <text:p>534.0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192" calcext:value-type="float">
            <text:p>534.1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364" calcext:value-type="float">
            <text:p>534.3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537" calcext:value-type="float">
            <text:p>534.53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709" calcext:value-type="float">
            <text:p>534.7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881" calcext:value-type="float">
            <text:p>534.88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053" calcext:value-type="float">
            <text:p>535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226" calcext:value-type="float">
            <text:p>535.2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398" calcext:value-type="float">
            <text:p>535.39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57" calcext:value-type="float">
            <text:p>535.5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742" calcext:value-type="float">
            <text:p>535.74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914" calcext:value-type="float">
            <text:p>535.9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087" calcext:value-type="float">
            <text:p>536.08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259" calcext:value-type="float">
            <text:p>536.25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431" calcext:value-type="float">
            <text:p>536.43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603" calcext:value-type="float">
            <text:p>536.6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776" calcext:value-type="float">
            <text:p>536.77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948" calcext:value-type="float">
            <text:p>536.94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12" calcext:value-type="float">
            <text:p>537.1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292" calcext:value-type="float">
            <text:p>537.2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465" calcext:value-type="float">
            <text:p>537.4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637" calcext:value-type="float">
            <text:p>537.63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809" calcext:value-type="float">
            <text:p>537.8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981" calcext:value-type="float">
            <text:p>537.98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154" calcext:value-type="float">
            <text:p>538.1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326" calcext:value-type="float">
            <text:p>538.32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498" calcext:value-type="float">
            <text:p>538.49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67" calcext:value-type="float">
            <text:p>538.6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843" calcext:value-type="float">
            <text:p>538.84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015" calcext:value-type="float">
            <text:p>539.01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187" calcext:value-type="float">
            <text:p>539.1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359" calcext:value-type="float">
            <text:p>539.3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532" calcext:value-type="float">
            <text:p>539.53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704" calcext:value-type="float">
            <text:p>539.7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876" calcext:value-type="float">
            <text:p>539.87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048" calcext:value-type="float">
            <text:p>540.0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221" calcext:value-type="float">
            <text:p>540.22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393" calcext:value-type="float">
            <text:p>540.39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565" calcext:value-type="float">
            <text:p>540.5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737" calcext:value-type="float">
            <text:p>540.73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91" calcext:value-type="float">
            <text:p>540.9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082" calcext:value-type="float">
            <text:p>541.08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254" calcext:value-type="float">
            <text:p>541.2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427" calcext:value-type="float">
            <text:p>541.42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599" calcext:value-type="float">
            <text:p>541.59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771" calcext:value-type="float">
            <text:p>541.77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943" calcext:value-type="float">
            <text:p>541.94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116" calcext:value-type="float">
            <text:p>542.11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288" calcext:value-type="float">
            <text:p>542.28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46" calcext:value-type="float">
            <text:p>542.4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632" calcext:value-type="float">
            <text:p>542.63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805" calcext:value-type="float">
            <text:p>542.80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977" calcext:value-type="float">
            <text:p>542.97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149" calcext:value-type="float">
            <text:p>543.14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321" calcext:value-type="float">
            <text:p>543.32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494" calcext:value-type="float">
            <text:p>543.49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666" calcext:value-type="float">
            <text:p>543.66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838" calcext:value-type="float">
            <text:p>543.83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011" calcext:value-type="float">
            <text:p>544.01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183" calcext:value-type="float">
            <text:p>544.18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355" calcext:value-type="float">
            <text:p>544.35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527" calcext:value-type="float">
            <text:p>544.52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7" calcext:value-type="float">
            <text:p>544.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872" calcext:value-type="float">
            <text:p>544.87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044" calcext:value-type="float">
            <text:p>545.04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217" calcext:value-type="float">
            <text:p>545.21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389" calcext:value-type="float">
            <text:p>545.38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561" calcext:value-type="float">
            <text:p>545.5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733" calcext:value-type="float">
            <text:p>545.73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906" calcext:value-type="float">
            <text:p>545.90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078" calcext:value-type="float">
            <text:p>546.07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25" calcext:value-type="float">
            <text:p>546.2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423" calcext:value-type="float">
            <text:p>546.42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595" calcext:value-type="float">
            <text:p>546.59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767" calcext:value-type="float">
            <text:p>546.76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94" calcext:value-type="float">
            <text:p>546.9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112" calcext:value-type="float">
            <text:p>547.11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284" calcext:value-type="float">
            <text:p>547.28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456" calcext:value-type="float">
            <text:p>547.45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629" calcext:value-type="float">
            <text:p>547.62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801" calcext:value-type="float">
            <text:p>547.8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973" calcext:value-type="float">
            <text:p>547.97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146" calcext:value-type="float">
            <text:p>548.14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318" calcext:value-type="float">
            <text:p>548.31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49" calcext:value-type="float">
            <text:p>548.4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663" calcext:value-type="float">
            <text:p>548.66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835" calcext:value-type="float">
            <text:p>548.83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007" calcext:value-type="float">
            <text:p>549.00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18" calcext:value-type="float">
            <text:p>549.1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352" calcext:value-type="float">
            <text:p>549.3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524" calcext:value-type="float">
            <text:p>549.52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696" calcext:value-type="float">
            <text:p>549.69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869" calcext:value-type="float">
            <text:p>549.86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041" calcext:value-type="float">
            <text:p>550.04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213" calcext:value-type="float">
            <text:p>550.21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386" calcext:value-type="float">
            <text:p>550.38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558" calcext:value-type="float">
            <text:p>550.55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73" calcext:value-type="float">
            <text:p>550.7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903" calcext:value-type="float">
            <text:p>550.90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075" calcext:value-type="float">
            <text:p>551.07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247" calcext:value-type="float">
            <text:p>551.24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42" calcext:value-type="float">
            <text:p>551.4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592" calcext:value-type="float">
            <text:p>551.59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764" calcext:value-type="float">
            <text:p>551.76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937" calcext:value-type="float">
            <text:p>551.93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109" calcext:value-type="float">
            <text:p>552.10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281" calcext:value-type="float">
            <text:p>552.28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454" calcext:value-type="float">
            <text:p>552.45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626" calcext:value-type="float">
            <text:p>552.62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798" calcext:value-type="float">
            <text:p>552.79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971" calcext:value-type="float">
            <text:p>552.97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143" calcext:value-type="float">
            <text:p>553.14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315" calcext:value-type="float">
            <text:p>553.31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488" calcext:value-type="float">
            <text:p>553.48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66" calcext:value-type="float">
            <text:p>553.6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832" calcext:value-type="float">
            <text:p>553.83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005" calcext:value-type="float">
            <text:p>554.00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177" calcext:value-type="float">
            <text:p>554.17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349" calcext:value-type="float">
            <text:p>554.34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522" calcext:value-type="float">
            <text:p>554.52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694" calcext:value-type="float">
            <text:p>554.69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866" calcext:value-type="float">
            <text:p>554.86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039" calcext:value-type="float">
            <text:p>555.03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211" calcext:value-type="float">
            <text:p>555.21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383" calcext:value-type="float">
            <text:p>555.38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556" calcext:value-type="float">
            <text:p>555.55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728" calcext:value-type="float">
            <text:p>555.72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9" calcext:value-type="float">
            <text:p>555.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073" calcext:value-type="float">
            <text:p>556.07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245" calcext:value-type="float">
            <text:p>556.24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417" calcext:value-type="float">
            <text:p>556.41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59" calcext:value-type="float">
            <text:p>556.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762" calcext:value-type="float">
            <text:p>556.7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935" calcext:value-type="float">
            <text:p>556.93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107" calcext:value-type="float">
            <text:p>557.10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279" calcext:value-type="float">
            <text:p>557.27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452" calcext:value-type="float">
            <text:p>557.45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624" calcext:value-type="float">
            <text:p>557.62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796" calcext:value-type="float">
            <text:p>557.79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969" calcext:value-type="float">
            <text:p>557.96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141" calcext:value-type="float">
            <text:p>558.14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313" calcext:value-type="float">
            <text:p>558.31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486" calcext:value-type="float">
            <text:p>558.48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658" calcext:value-type="float">
            <text:p>558.65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831" calcext:value-type="float">
            <text:p>558.83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003" calcext:value-type="float">
            <text:p>559.00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175" calcext:value-type="float">
            <text:p>559.17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348" calcext:value-type="float">
            <text:p>559.3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52" calcext:value-type="float">
            <text:p>559.5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692" calcext:value-type="float">
            <text:p>559.6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865" calcext:value-type="float">
            <text:p>559.8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037" calcext:value-type="float">
            <text:p>560.03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209" calcext:value-type="float">
            <text:p>560.2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382" calcext:value-type="float">
            <text:p>560.38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554" calcext:value-type="float">
            <text:p>560.5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727" calcext:value-type="float">
            <text:p>560.72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899" calcext:value-type="float">
            <text:p>560.89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071" calcext:value-type="float">
            <text:p>561.07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244" calcext:value-type="float">
            <text:p>561.24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416" calcext:value-type="float">
            <text:p>561.41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589" calcext:value-type="float">
            <text:p>561.58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761" calcext:value-type="float">
            <text:p>561.76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933" calcext:value-type="float">
            <text:p>561.93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106" calcext:value-type="float">
            <text:p>562.10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278" calcext:value-type="float">
            <text:p>562.27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45" calcext:value-type="float">
            <text:p>562.4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623" calcext:value-type="float">
            <text:p>562.62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795" calcext:value-type="float">
            <text:p>562.79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968" calcext:value-type="float">
            <text:p>562.96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14" calcext:value-type="float">
            <text:p>563.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312" calcext:value-type="float">
            <text:p>563.31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485" calcext:value-type="float">
            <text:p>563.48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657" calcext:value-type="float">
            <text:p>563.65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83" calcext:value-type="float">
            <text:p>563.8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002" calcext:value-type="float">
            <text:p>564.00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174" calcext:value-type="float">
            <text:p>564.17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347" calcext:value-type="float">
            <text:p>564.34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519" calcext:value-type="float">
            <text:p>564.51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692" calcext:value-type="float">
            <text:p>564.6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864" calcext:value-type="float">
            <text:p>564.8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036" calcext:value-type="float">
            <text:p>565.0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209" calcext:value-type="float">
            <text:p>565.2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381" calcext:value-type="float">
            <text:p>565.38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554" calcext:value-type="float">
            <text:p>565.5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726" calcext:value-type="float">
            <text:p>565.72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898" calcext:value-type="float">
            <text:p>565.89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071" calcext:value-type="float">
            <text:p>566.07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243" calcext:value-type="float">
            <text:p>566.24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416" calcext:value-type="float">
            <text:p>566.41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588" calcext:value-type="float">
            <text:p>566.58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76" calcext:value-type="float">
            <text:p>566.7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933" calcext:value-type="float">
            <text:p>566.93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105" calcext:value-type="float">
            <text:p>567.1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278" calcext:value-type="float">
            <text:p>567.27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45" calcext:value-type="float">
            <text:p>567.4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623" calcext:value-type="float">
            <text:p>567.62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795" calcext:value-type="float">
            <text:p>567.79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967" calcext:value-type="float">
            <text:p>567.96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14" calcext:value-type="float">
            <text:p>568.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312" calcext:value-type="float">
            <text:p>568.31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485" calcext:value-type="float">
            <text:p>568.48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657" calcext:value-type="float">
            <text:p>568.65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829" calcext:value-type="float">
            <text:p>568.82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002" calcext:value-type="float">
            <text:p>569.00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174" calcext:value-type="float">
            <text:p>569.17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347" calcext:value-type="float">
            <text:p>569.347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519" calcext:value-type="float">
            <text:p>569.519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692" calcext:value-type="float">
            <text:p>569.6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864" calcext:value-type="float">
            <text:p>569.8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036" calcext:value-type="float">
            <text:p>570.0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209" calcext:value-type="float">
            <text:p>570.2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381" calcext:value-type="float">
            <text:p>570.38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554" calcext:value-type="float">
            <text:p>570.5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726" calcext:value-type="float">
            <text:p>570.7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899" calcext:value-type="float">
            <text:p>570.899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071" calcext:value-type="float">
            <text:p>571.07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244" calcext:value-type="float">
            <text:p>571.24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416" calcext:value-type="float">
            <text:p>571.41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588" calcext:value-type="float">
            <text:p>571.58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761" calcext:value-type="float">
            <text:p>571.76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933" calcext:value-type="float">
            <text:p>571.93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106" calcext:value-type="float">
            <text:p>572.10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278" calcext:value-type="float">
            <text:p>572.27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451" calcext:value-type="float">
            <text:p>572.45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623" calcext:value-type="float">
            <text:p>572.62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796" calcext:value-type="float">
            <text:p>572.79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968" calcext:value-type="float">
            <text:p>572.96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14" calcext:value-type="float">
            <text:p>573.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313" calcext:value-type="float">
            <text:p>573.31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485" calcext:value-type="float">
            <text:p>573.485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658" calcext:value-type="float">
            <text:p>573.65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83" calcext:value-type="float">
            <text:p>573.8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003" calcext:value-type="float">
            <text:p>574.00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175" calcext:value-type="float">
            <text:p>574.17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348" calcext:value-type="float">
            <text:p>574.34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52" calcext:value-type="float">
            <text:p>574.5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693" calcext:value-type="float">
            <text:p>574.69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865" calcext:value-type="float">
            <text:p>574.86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037" calcext:value-type="float">
            <text:p>575.03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21" calcext:value-type="float">
            <text:p>575.2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382" calcext:value-type="float">
            <text:p>575.38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555" calcext:value-type="float">
            <text:p>575.5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727" calcext:value-type="float">
            <text:p>575.72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9" calcext:value-type="float">
            <text:p>575.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072" calcext:value-type="float">
            <text:p>576.07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245" calcext:value-type="float">
            <text:p>576.24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417" calcext:value-type="float">
            <text:p>576.41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59" calcext:value-type="float">
            <text:p>576.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762" calcext:value-type="float">
            <text:p>576.76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935" calcext:value-type="float">
            <text:p>576.93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107" calcext:value-type="float">
            <text:p>577.10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28" calcext:value-type="float">
            <text:p>577.2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452" calcext:value-type="float">
            <text:p>577.45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624" calcext:value-type="float">
            <text:p>577.62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797" calcext:value-type="float">
            <text:p>577.79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969" calcext:value-type="float">
            <text:p>577.96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142" calcext:value-type="float">
            <text:p>578.14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314" calcext:value-type="float">
            <text:p>578.3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487" calcext:value-type="float">
            <text:p>578.48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659" calcext:value-type="float">
            <text:p>578.6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832" calcext:value-type="float">
            <text:p>578.8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004" calcext:value-type="float">
            <text:p>579.0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177" calcext:value-type="float">
            <text:p>579.17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349" calcext:value-type="float">
            <text:p>579.34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522" calcext:value-type="float">
            <text:p>579.52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694" calcext:value-type="float">
            <text:p>579.69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867" calcext:value-type="float">
            <text:p>579.86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039" calcext:value-type="float">
            <text:p>580.03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212" calcext:value-type="float">
            <text:p>580.21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384" calcext:value-type="float">
            <text:p>580.38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557" calcext:value-type="float">
            <text:p>580.55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729" calcext:value-type="float">
            <text:p>580.72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902" calcext:value-type="float">
            <text:p>580.90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074" calcext:value-type="float">
            <text:p>581.07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247" calcext:value-type="float">
            <text:p>581.24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419" calcext:value-type="float">
            <text:p>581.41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592" calcext:value-type="float">
            <text:p>581.59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764" calcext:value-type="float">
            <text:p>581.76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937" calcext:value-type="float">
            <text:p>581.93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109" calcext:value-type="float">
            <text:p>582.10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282" calcext:value-type="float">
            <text:p>582.28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454" calcext:value-type="float">
            <text:p>582.4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627" calcext:value-type="float">
            <text:p>582.62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799" calcext:value-type="float">
            <text:p>582.79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972" calcext:value-type="float">
            <text:p>582.97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144" calcext:value-type="float">
            <text:p>583.14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317" calcext:value-type="float">
            <text:p>583.31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489" calcext:value-type="float">
            <text:p>583.48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662" calcext:value-type="float">
            <text:p>583.66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834" calcext:value-type="float">
            <text:p>583.83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007" calcext:value-type="float">
            <text:p>584.00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179" calcext:value-type="float">
            <text:p>584.17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352" calcext:value-type="float">
            <text:p>584.35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524" calcext:value-type="float">
            <text:p>584.52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697" calcext:value-type="float">
            <text:p>584.69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869" calcext:value-type="float">
            <text:p>584.86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042" calcext:value-type="float">
            <text:p>585.04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214" calcext:value-type="float">
            <text:p>585.2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387" calcext:value-type="float">
            <text:p>585.38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559" calcext:value-type="float">
            <text:p>585.5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732" calcext:value-type="float">
            <text:p>585.7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904" calcext:value-type="float">
            <text:p>585.9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077" calcext:value-type="float">
            <text:p>586.07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25" calcext:value-type="float">
            <text:p>586.2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422" calcext:value-type="float">
            <text:p>586.42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595" calcext:value-type="float">
            <text:p>586.59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767" calcext:value-type="float">
            <text:p>586.76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94" calcext:value-type="float">
            <text:p>586.9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112" calcext:value-type="float">
            <text:p>587.11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285" calcext:value-type="float">
            <text:p>587.28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457" calcext:value-type="float">
            <text:p>587.45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63" calcext:value-type="float">
            <text:p>587.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802" calcext:value-type="float">
            <text:p>587.80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975" calcext:value-type="float">
            <text:p>587.97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147" calcext:value-type="float">
            <text:p>588.14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32" calcext:value-type="float">
            <text:p>588.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492" calcext:value-type="float">
            <text:p>588.49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665" calcext:value-type="float">
            <text:p>588.66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838" calcext:value-type="float">
            <text:p>588.83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01" calcext:value-type="float">
            <text:p>589.0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183" calcext:value-type="float">
            <text:p>589.18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355" calcext:value-type="float">
            <text:p>589.3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528" calcext:value-type="float">
            <text:p>589.52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7" calcext:value-type="float">
            <text:p>589.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873" calcext:value-type="float">
            <text:p>589.87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045" calcext:value-type="float">
            <text:p>590.04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218" calcext:value-type="float">
            <text:p>590.21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39" calcext:value-type="float">
            <text:p>590.3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563" calcext:value-type="float">
            <text:p>590.5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736" calcext:value-type="float">
            <text:p>590.73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908" calcext:value-type="float">
            <text:p>590.90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081" calcext:value-type="float">
            <text:p>591.08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253" calcext:value-type="float">
            <text:p>591.2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426" calcext:value-type="float">
            <text:p>591.42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598" calcext:value-type="float">
            <text:p>591.59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771" calcext:value-type="float">
            <text:p>591.77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943" calcext:value-type="float">
            <text:p>591.94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116" calcext:value-type="float">
            <text:p>592.11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289" calcext:value-type="float">
            <text:p>592.28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461" calcext:value-type="float">
            <text:p>592.46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634" calcext:value-type="float">
            <text:p>592.63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806" calcext:value-type="float">
            <text:p>592.80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979" calcext:value-type="float">
            <text:p>592.97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151" calcext:value-type="float">
            <text:p>593.15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324" calcext:value-type="float">
            <text:p>593.32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496" calcext:value-type="float">
            <text:p>593.49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669" calcext:value-type="float">
            <text:p>593.66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842" calcext:value-type="float">
            <text:p>593.84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014" calcext:value-type="float">
            <text:p>594.0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187" calcext:value-type="float">
            <text:p>594.18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359" calcext:value-type="float">
            <text:p>594.3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532" calcext:value-type="float">
            <text:p>594.5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704" calcext:value-type="float">
            <text:p>594.7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877" calcext:value-type="float">
            <text:p>594.87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05" calcext:value-type="float">
            <text:p>595.0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222" calcext:value-type="float">
            <text:p>595.22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395" calcext:value-type="float">
            <text:p>595.39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567" calcext:value-type="float">
            <text:p>595.56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74" calcext:value-type="float">
            <text:p>595.7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913" calcext:value-type="float">
            <text:p>595.91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085" calcext:value-type="float">
            <text:p>596.08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258" calcext:value-type="float">
            <text:p>596.25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43" calcext:value-type="float">
            <text:p>596.4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603" calcext:value-type="float">
            <text:p>596.603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775" calcext:value-type="float">
            <text:p>596.775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948" calcext:value-type="float">
            <text:p>596.948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121" calcext:value-type="float">
            <text:p>597.12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293" calcext:value-type="float">
            <text:p>597.293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466" calcext:value-type="float">
            <text:p>597.466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638" calcext:value-type="float">
            <text:p>597.638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811" calcext:value-type="float">
            <text:p>597.81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984" calcext:value-type="float">
            <text:p>597.98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156" calcext:value-type="float">
            <text:p>598.1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329" calcext:value-type="float">
            <text:p>598.329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501" calcext:value-type="float">
            <text:p>598.50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674" calcext:value-type="float">
            <text:p>598.67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847" calcext:value-type="float">
            <text:p>598.84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019" calcext:value-type="float">
            <text:p>599.019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192" calcext:value-type="float">
            <text:p>599.192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364" calcext:value-type="float">
            <text:p>599.36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537" calcext:value-type="float">
            <text:p>599.53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71" calcext:value-type="float">
            <text:p>599.7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882" calcext:value-type="float">
            <text:p>599.882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055" calcext:value-type="float">
            <text:p>60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227" calcext:value-type="float">
            <text:p>600.22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4" calcext:value-type="float">
            <text:p>600.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" calcext:value-type="float">
            <text:p>0.1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573" calcext:value-type="float">
            <text:p>600.573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" calcext:value-type="float">
            <text:p>0.1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745" calcext:value-type="float">
            <text:p>600.74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" calcext:value-type="float">
            <text:p>0.1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918" calcext:value-type="float">
            <text:p>600.91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" calcext:value-type="float">
            <text:p>0.11</text:p>
          </table:table-cell>
          <table:table-cell office:value-type="float" office:value="0.137" calcext:value-type="float">
            <text:p>0.1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09" calcext:value-type="float">
            <text:p>601.09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" calcext:value-type="float">
            <text:p>0.11</text:p>
          </table:table-cell>
          <table:table-cell office:value-type="float" office:value="0.137" calcext:value-type="float">
            <text:p>0.1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263" calcext:value-type="float">
            <text:p>601.26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7" calcext:value-type="float">
            <text:p>0.1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436" calcext:value-type="float">
            <text:p>601.43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608" calcext:value-type="float">
            <text:p>601.6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781" calcext:value-type="float">
            <text:p>601.781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954" calcext:value-type="float">
            <text:p>601.9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126" calcext:value-type="float">
            <text:p>602.12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299" calcext:value-type="float">
            <text:p>602.299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471" calcext:value-type="float">
            <text:p>602.471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644" calcext:value-type="float">
            <text:p>602.64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817" calcext:value-type="float">
            <text:p>602.817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989" calcext:value-type="float">
            <text:p>602.989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162" calcext:value-type="float">
            <text:p>603.16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334" calcext:value-type="float">
            <text:p>603.33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507" calcext:value-type="float">
            <text:p>603.507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68" calcext:value-type="float">
            <text:p>603.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852" calcext:value-type="float">
            <text:p>603.8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2" calcext:value-type="float">
            <text:p>0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025" calcext:value-type="float">
            <text:p>604.02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2" calcext:value-type="float">
            <text:p>0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198" calcext:value-type="float">
            <text:p>604.19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2" calcext:value-type="float">
            <text:p>0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37" calcext:value-type="float">
            <text:p>604.3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3" calcext:value-type="float">
            <text:p>0.1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543" calcext:value-type="float">
            <text:p>604.54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3" calcext:value-type="float">
            <text:p>0.1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716" calcext:value-type="float">
            <text:p>604.71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888" calcext:value-type="float">
            <text:p>604.88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061" calcext:value-type="float">
            <text:p>605.06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233" calcext:value-type="float">
            <text:p>605.23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406" calcext:value-type="float">
            <text:p>605.4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579" calcext:value-type="float">
            <text:p>605.57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751" calcext:value-type="float">
            <text:p>605.7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924" calcext:value-type="float">
            <text:p>605.92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097" calcext:value-type="float">
            <text:p>606.09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269" calcext:value-type="float">
            <text:p>606.26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442" calcext:value-type="float">
            <text:p>606.44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615" calcext:value-type="float">
            <text:p>606.61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787" calcext:value-type="float">
            <text:p>606.78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96" calcext:value-type="float">
            <text:p>606.9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132" calcext:value-type="float">
            <text:p>607.13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305" calcext:value-type="float">
            <text:p>607.30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478" calcext:value-type="float">
            <text:p>607.47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65" calcext:value-type="float">
            <text:p>607.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823" calcext:value-type="float">
            <text:p>607.82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996" calcext:value-type="float">
            <text:p>607.99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168" calcext:value-type="float">
            <text:p>608.1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341" calcext:value-type="float">
            <text:p>608.34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514" calcext:value-type="float">
            <text:p>608.51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686" calcext:value-type="float">
            <text:p>608.68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859" calcext:value-type="float">
            <text:p>608.8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032" calcext:value-type="float">
            <text:p>609.03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204" calcext:value-type="float">
            <text:p>609.20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377" calcext:value-type="float">
            <text:p>609.3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55" calcext:value-type="float">
            <text:p>609.5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722" calcext:value-type="float">
            <text:p>609.72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895" calcext:value-type="float">
            <text:p>609.89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068" calcext:value-type="float">
            <text:p>610.0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24" calcext:value-type="float">
            <text:p>610.2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413" calcext:value-type="float">
            <text:p>610.41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586" calcext:value-type="float">
            <text:p>610.58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758" calcext:value-type="float">
            <text:p>610.75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931" calcext:value-type="float">
            <text:p>610.93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104" calcext:value-type="float">
            <text:p>611.104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276" calcext:value-type="float">
            <text:p>611.276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449" calcext:value-type="float">
            <text:p>611.449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622" calcext:value-type="float">
            <text:p>611.62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794" calcext:value-type="float">
            <text:p>611.794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967" calcext:value-type="float">
            <text:p>611.967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14" calcext:value-type="float">
            <text:p>612.14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312" calcext:value-type="float">
            <text:p>612.312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485" calcext:value-type="float">
            <text:p>612.485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658" calcext:value-type="float">
            <text:p>612.658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83" calcext:value-type="float">
            <text:p>612.8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003" calcext:value-type="float">
            <text:p>613.00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176" calcext:value-type="float">
            <text:p>613.176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348" calcext:value-type="float">
            <text:p>613.348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521" calcext:value-type="float">
            <text:p>613.521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694" calcext:value-type="float">
            <text:p>613.694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866" calcext:value-type="float">
            <text:p>613.8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039" calcext:value-type="float">
            <text:p>614.039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212" calcext:value-type="float">
            <text:p>614.212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385" calcext:value-type="float">
            <text:p>614.385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557" calcext:value-type="float">
            <text:p>614.5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73" calcext:value-type="float">
            <text:p>614.73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903" calcext:value-type="float">
            <text:p>614.903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075" calcext:value-type="float">
            <text:p>615.0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248" calcext:value-type="float">
            <text:p>615.248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421" calcext:value-type="float">
            <text:p>615.421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593" calcext:value-type="float">
            <text:p>615.59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766" calcext:value-type="float">
            <text:p>615.7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939" calcext:value-type="float">
            <text:p>615.939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111" calcext:value-type="float">
            <text:p>616.111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284" calcext:value-type="float">
            <text:p>616.284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457" calcext:value-type="float">
            <text:p>616.4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63" calcext:value-type="float">
            <text:p>616.6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802" calcext:value-type="float">
            <text:p>616.802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975" calcext:value-type="float">
            <text:p>616.9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148" calcext:value-type="float">
            <text:p>617.148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32" calcext:value-type="float">
            <text:p>617.32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493" calcext:value-type="float">
            <text:p>617.49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666" calcext:value-type="float">
            <text:p>617.6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839" calcext:value-type="float">
            <text:p>617.839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011" calcext:value-type="float">
            <text:p>618.011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184" calcext:value-type="float">
            <text:p>618.184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357" calcext:value-type="float">
            <text:p>618.3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529" calcext:value-type="float">
            <text:p>618.529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702" calcext:value-type="float">
            <text:p>618.702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875" calcext:value-type="float">
            <text:p>618.8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047" calcext:value-type="float">
            <text:p>619.047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22" calcext:value-type="float">
            <text:p>619.2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393" calcext:value-type="float">
            <text:p>619.393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566" calcext:value-type="float">
            <text:p>619.5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738" calcext:value-type="float">
            <text:p>619.738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911" calcext:value-type="float">
            <text:p>619.911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084" calcext:value-type="float">
            <text:p>620.084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257" calcext:value-type="float">
            <text:p>620.2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429" calcext:value-type="float">
            <text:p>620.429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602" calcext:value-type="float">
            <text:p>620.60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775" calcext:value-type="float">
            <text:p>620.7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947" calcext:value-type="float">
            <text:p>620.947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12" calcext:value-type="float">
            <text:p>621.1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293" calcext:value-type="float">
            <text:p>621.293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466" calcext:value-type="float">
            <text:p>621.4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638" calcext:value-type="float">
            <text:p>621.638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811" calcext:value-type="float">
            <text:p>621.811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984" calcext:value-type="float">
            <text:p>621.984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157" calcext:value-type="float">
            <text:p>622.1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329" calcext:value-type="float">
            <text:p>622.329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502" calcext:value-type="float">
            <text:p>622.502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675" calcext:value-type="float">
            <text:p>622.6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847" calcext:value-type="float">
            <text:p>622.847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02" calcext:value-type="float">
            <text:p>623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193" calcext:value-type="float">
            <text:p>623.193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366" calcext:value-type="float">
            <text:p>623.366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538" calcext:value-type="float">
            <text:p>623.538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711" calcext:value-type="float">
            <text:p>623.711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884" calcext:value-type="float">
            <text:p>623.884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057" calcext:value-type="float">
            <text:p>624.057</text:p>
          </table:table-cell>
          <table:table-cell office:value-type="float" office:value="0.07" calcext:value-type="float">
            <text:p>0.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229" calcext:value-type="float">
            <text:p>624.229</text:p>
          </table:table-cell>
          <table:table-cell office:value-type="float" office:value="0.07" calcext:value-type="float">
            <text:p>0.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402" calcext:value-type="float">
            <text:p>624.402</text:p>
          </table:table-cell>
          <table:table-cell office:value-type="float" office:value="0.07" calcext:value-type="float">
            <text:p>0.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575" calcext:value-type="float">
            <text:p>624.575</text:p>
          </table:table-cell>
          <table:table-cell office:value-type="float" office:value="0.07" calcext:value-type="float">
            <text:p>0.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748" calcext:value-type="float">
            <text:p>624.74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92" calcext:value-type="float">
            <text:p>624.9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093" calcext:value-type="float">
            <text:p>625.09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266" calcext:value-type="float">
            <text:p>625.26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439" calcext:value-type="float">
            <text:p>625.43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611" calcext:value-type="float">
            <text:p>625.61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784" calcext:value-type="float">
            <text:p>625.78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957" calcext:value-type="float">
            <text:p>625.9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13" calcext:value-type="float">
            <text:p>626.1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302" calcext:value-type="float">
            <text:p>626.30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475" calcext:value-type="float">
            <text:p>626.47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648" calcext:value-type="float">
            <text:p>626.64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821" calcext:value-type="float">
            <text:p>626.8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993" calcext:value-type="float">
            <text:p>626.99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166" calcext:value-type="float">
            <text:p>627.16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339" calcext:value-type="float">
            <text:p>627.33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512" calcext:value-type="float">
            <text:p>627.51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685" calcext:value-type="float">
            <text:p>627.68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857" calcext:value-type="float">
            <text:p>627.8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03" calcext:value-type="float">
            <text:p>628.0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203" calcext:value-type="float">
            <text:p>628.20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376" calcext:value-type="float">
            <text:p>628.37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548" calcext:value-type="float">
            <text:p>628.54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721" calcext:value-type="float">
            <text:p>628.7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894" calcext:value-type="float">
            <text:p>628.89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067" calcext:value-type="float">
            <text:p>629.0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239" calcext:value-type="float">
            <text:p>629.23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412" calcext:value-type="float">
            <text:p>629.41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585" calcext:value-type="float">
            <text:p>629.58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758" calcext:value-type="float">
            <text:p>629.75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931" calcext:value-type="float">
            <text:p>629.93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103" calcext:value-type="float">
            <text:p>630.10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276" calcext:value-type="float">
            <text:p>630.27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449" calcext:value-type="float">
            <text:p>630.44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622" calcext:value-type="float">
            <text:p>630.62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794" calcext:value-type="float">
            <text:p>630.79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967" calcext:value-type="float">
            <text:p>630.9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14" calcext:value-type="float">
            <text:p>631.1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313" calcext:value-type="float">
            <text:p>631.31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486" calcext:value-type="float">
            <text:p>631.48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658" calcext:value-type="float">
            <text:p>631.65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831" calcext:value-type="float">
            <text:p>631.83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004" calcext:value-type="float">
            <text:p>632.00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177" calcext:value-type="float">
            <text:p>632.1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35" calcext:value-type="float">
            <text:p>632.3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522" calcext:value-type="float">
            <text:p>632.52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695" calcext:value-type="float">
            <text:p>632.69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868" calcext:value-type="float">
            <text:p>632.8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041" calcext:value-type="float">
            <text:p>633.04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214" calcext:value-type="float">
            <text:p>633.21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386" calcext:value-type="float">
            <text:p>633.38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559" calcext:value-type="float">
            <text:p>633.5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732" calcext:value-type="float">
            <text:p>633.732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905" calcext:value-type="float">
            <text:p>633.905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078" calcext:value-type="float">
            <text:p>634.078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25" calcext:value-type="float">
            <text:p>634.25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423" calcext:value-type="float">
            <text:p>634.423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596" calcext:value-type="float">
            <text:p>634.596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769" calcext:value-type="float">
            <text:p>634.769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942" calcext:value-type="float">
            <text:p>634.94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114" calcext:value-type="float">
            <text:p>635.114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287" calcext:value-type="float">
            <text:p>635.287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46" calcext:value-type="float">
            <text:p>635.46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633" calcext:value-type="float">
            <text:p>635.633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806" calcext:value-type="float">
            <text:p>635.806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6" calcext:value-type="float">
            <text:p>0.1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978" calcext:value-type="float">
            <text:p>635.978</text:p>
          </table:table-cell>
          <table:table-cell office:value-type="float" office:value="0.07" calcext:value-type="float">
            <text:p>0.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7" calcext:value-type="float">
            <text:p>0.1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151" calcext:value-type="float">
            <text:p>636.151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7" calcext:value-type="float">
            <text:p>0.1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324" calcext:value-type="float">
            <text:p>636.324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8" calcext:value-type="float">
            <text:p>0.1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497" calcext:value-type="float">
            <text:p>636.497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9" calcext:value-type="float">
            <text:p>0.1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67" calcext:value-type="float">
            <text:p>636.67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" calcext:value-type="float">
            <text:p>0.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843" calcext:value-type="float">
            <text:p>636.843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1" calcext:value-type="float">
            <text:p>0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015" calcext:value-type="float">
            <text:p>637.015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61" calcext:value-type="float">
            <text:p>0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188" calcext:value-type="float">
            <text:p>637.188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62" calcext:value-type="float">
            <text:p>0.1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361" calcext:value-type="float">
            <text:p>637.36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3" calcext:value-type="float">
            <text:p>0.1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534" calcext:value-type="float">
            <text:p>637.534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4" calcext:value-type="float">
            <text:p>0.1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707" calcext:value-type="float">
            <text:p>637.707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65" calcext:value-type="float">
            <text:p>0.1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879" calcext:value-type="float">
            <text:p>637.879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" calcext:value-type="float">
            <text:p>0.13</text:p>
          </table:table-cell>
          <table:table-cell office:value-type="float" office:value="0.166" calcext:value-type="float">
            <text:p>0.1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052" calcext:value-type="float">
            <text:p>638.052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" calcext:value-type="float">
            <text:p>0.13</text:p>
          </table:table-cell>
          <table:table-cell office:value-type="float" office:value="0.167" calcext:value-type="float">
            <text:p>0.1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225" calcext:value-type="float">
            <text:p>638.225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68" calcext:value-type="float">
            <text:p>0.1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398" calcext:value-type="float">
            <text:p>638.398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2" calcext:value-type="float">
            <text:p>0.132</text:p>
          </table:table-cell>
          <table:table-cell office:value-type="float" office:value="0.169" calcext:value-type="float">
            <text:p>0.1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571" calcext:value-type="float">
            <text:p>638.57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7" calcext:value-type="float">
            <text:p>0.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744" calcext:value-type="float">
            <text:p>638.744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1" calcext:value-type="float">
            <text:p>0.1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916" calcext:value-type="float">
            <text:p>638.916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2" calcext:value-type="float">
            <text:p>0.1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089" calcext:value-type="float">
            <text:p>639.08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73" calcext:value-type="float">
            <text:p>0.1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262" calcext:value-type="float">
            <text:p>639.262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74" calcext:value-type="float">
            <text:p>0.1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435" calcext:value-type="float">
            <text:p>639.435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75" calcext:value-type="float">
            <text:p>0.1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608" calcext:value-type="float">
            <text:p>639.608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6" calcext:value-type="float">
            <text:p>0.1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781" calcext:value-type="float">
            <text:p>639.78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77" calcext:value-type="float">
            <text:p>0.1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953" calcext:value-type="float">
            <text:p>639.953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78" calcext:value-type="float">
            <text:p>0.1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126" calcext:value-type="float">
            <text:p>640.126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8" calcext:value-type="float">
            <text:p>0.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299" calcext:value-type="float">
            <text:p>640.299</text:p>
          </table:table-cell>
          <table:table-cell office:value-type="float" office:value="0.074" calcext:value-type="float">
            <text:p>0.07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81" calcext:value-type="float">
            <text:p>0.1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472" calcext:value-type="float">
            <text:p>640.47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82" calcext:value-type="float">
            <text:p>0.1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645" calcext:value-type="float">
            <text:p>640.645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" calcext:value-type="float">
            <text:p>0.14</text:p>
          </table:table-cell>
          <table:table-cell office:value-type="float" office:value="0.183" calcext:value-type="float">
            <text:p>0.1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818" calcext:value-type="float">
            <text:p>640.818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84" calcext:value-type="float">
            <text:p>0.1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99" calcext:value-type="float">
            <text:p>640.99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5" calcext:value-type="float">
            <text:p>0.1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163" calcext:value-type="float">
            <text:p>641.163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6" calcext:value-type="float">
            <text:p>0.1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336" calcext:value-type="float">
            <text:p>641.336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88" calcext:value-type="float">
            <text:p>0.1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509" calcext:value-type="float">
            <text:p>641.509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89" calcext:value-type="float">
            <text:p>0.1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682" calcext:value-type="float">
            <text:p>641.682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9" calcext:value-type="float">
            <text:p>0.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855" calcext:value-type="float">
            <text:p>641.85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91" calcext:value-type="float">
            <text:p>0.1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028" calcext:value-type="float">
            <text:p>642.028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93" calcext:value-type="float">
            <text:p>0.1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2" calcext:value-type="float">
            <text:p>642.2</text:p>
          </table:table-cell>
          <table:table-cell office:value-type="float" office:value="0.076" calcext:value-type="float">
            <text:p>0.07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94" calcext:value-type="float">
            <text:p>0.1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373" calcext:value-type="float">
            <text:p>642.373</text:p>
          </table:table-cell>
          <table:table-cell office:value-type="float" office:value="0.076" calcext:value-type="float">
            <text:p>0.07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95" calcext:value-type="float">
            <text:p>0.1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546" calcext:value-type="float">
            <text:p>642.546</text:p>
          </table:table-cell>
          <table:table-cell office:value-type="float" office:value="0.076" calcext:value-type="float">
            <text:p>0.07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96" calcext:value-type="float">
            <text:p>0.1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719" calcext:value-type="float">
            <text:p>642.719</text:p>
          </table:table-cell>
          <table:table-cell office:value-type="float" office:value="0.076" calcext:value-type="float">
            <text:p>0.076</text:p>
          </table:table-cell>
          <table:table-cell office:value-type="float" office:value="0.15" calcext:value-type="float">
            <text:p>0.15</text:p>
          </table:table-cell>
          <table:table-cell office:value-type="float" office:value="0.198" calcext:value-type="float">
            <text:p>0.1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892" calcext:value-type="float">
            <text:p>642.892</text:p>
          </table:table-cell>
          <table:table-cell office:value-type="float" office:value="0.076" calcext:value-type="float">
            <text:p>0.076</text:p>
          </table:table-cell>
          <table:table-cell office:value-type="float" office:value="0.15" calcext:value-type="float">
            <text:p>0.15</text:p>
          </table:table-cell>
          <table:table-cell office:value-type="float" office:value="0.199" calcext:value-type="float">
            <text:p>0.1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065" calcext:value-type="float">
            <text:p>643.06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1" calcext:value-type="float">
            <text:p>0.151</text:p>
          </table:table-cell>
          <table:table-cell office:value-type="float" office:value="0.2" calcext:value-type="float">
            <text:p>0.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237" calcext:value-type="float">
            <text:p>643.23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2" calcext:value-type="float">
            <text:p>0.152</text:p>
          </table:table-cell>
          <table:table-cell office:value-type="float" office:value="0.202" calcext:value-type="float">
            <text:p>0.2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41" calcext:value-type="float">
            <text:p>643.4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3" calcext:value-type="float">
            <text:p>0.153</text:p>
          </table:table-cell>
          <table:table-cell office:value-type="float" office:value="0.203" calcext:value-type="float">
            <text:p>0.2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583" calcext:value-type="float">
            <text:p>643.583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4" calcext:value-type="float">
            <text:p>0.154</text:p>
          </table:table-cell>
          <table:table-cell office:value-type="float" office:value="0.204" calcext:value-type="float">
            <text:p>0.2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756" calcext:value-type="float">
            <text:p>643.756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5" calcext:value-type="float">
            <text:p>0.155</text:p>
          </table:table-cell>
          <table:table-cell office:value-type="float" office:value="0.206" calcext:value-type="float">
            <text:p>0.2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929" calcext:value-type="float">
            <text:p>643.929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5" calcext:value-type="float">
            <text:p>0.155</text:p>
          </table:table-cell>
          <table:table-cell office:value-type="float" office:value="0.207" calcext:value-type="float">
            <text:p>0.2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102" calcext:value-type="float">
            <text:p>644.10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6" calcext:value-type="float">
            <text:p>0.156</text:p>
          </table:table-cell>
          <table:table-cell office:value-type="float" office:value="0.208" calcext:value-type="float">
            <text:p>0.2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275" calcext:value-type="float">
            <text:p>644.275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7" calcext:value-type="float">
            <text:p>0.157</text:p>
          </table:table-cell>
          <table:table-cell office:value-type="float" office:value="0.21" calcext:value-type="float">
            <text:p>0.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448" calcext:value-type="float">
            <text:p>644.448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8" calcext:value-type="float">
            <text:p>0.158</text:p>
          </table:table-cell>
          <table:table-cell office:value-type="float" office:value="0.211" calcext:value-type="float">
            <text:p>0.2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62" calcext:value-type="float">
            <text:p>644.6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9" calcext:value-type="float">
            <text:p>0.159</text:p>
          </table:table-cell>
          <table:table-cell office:value-type="float" office:value="0.212" calcext:value-type="float">
            <text:p>0.2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793" calcext:value-type="float">
            <text:p>644.793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9" calcext:value-type="float">
            <text:p>0.159</text:p>
          </table:table-cell>
          <table:table-cell office:value-type="float" office:value="0.214" calcext:value-type="float">
            <text:p>0.2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966" calcext:value-type="float">
            <text:p>644.966</text:p>
          </table:table-cell>
          <table:table-cell office:value-type="float" office:value="0.078" calcext:value-type="float">
            <text:p>0.078</text:p>
          </table:table-cell>
          <table:table-cell office:value-type="float" office:value="0.16" calcext:value-type="float">
            <text:p>0.16</text:p>
          </table:table-cell>
          <table:table-cell office:value-type="float" office:value="0.215" calcext:value-type="float">
            <text:p>0.2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139" calcext:value-type="float">
            <text:p>645.139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1" calcext:value-type="float">
            <text:p>0.161</text:p>
          </table:table-cell>
          <table:table-cell office:value-type="float" office:value="0.216" calcext:value-type="float">
            <text:p>0.2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312" calcext:value-type="float">
            <text:p>645.31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2" calcext:value-type="float">
            <text:p>0.162</text:p>
          </table:table-cell>
          <table:table-cell office:value-type="float" office:value="0.217" calcext:value-type="float">
            <text:p>0.2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485" calcext:value-type="float">
            <text:p>645.485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3" calcext:value-type="float">
            <text:p>0.163</text:p>
          </table:table-cell>
          <table:table-cell office:value-type="float" office:value="0.219" calcext:value-type="float">
            <text:p>0.2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658" calcext:value-type="float">
            <text:p>645.658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4" calcext:value-type="float">
            <text:p>0.164</text:p>
          </table:table-cell>
          <table:table-cell office:value-type="float" office:value="0.22" calcext:value-type="float">
            <text:p>0.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83" calcext:value-type="float">
            <text:p>645.83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5" calcext:value-type="float">
            <text:p>0.165</text:p>
          </table:table-cell>
          <table:table-cell office:value-type="float" office:value="0.222" calcext:value-type="float">
            <text:p>0.2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003" calcext:value-type="float">
            <text:p>646.003</text:p>
          </table:table-cell>
          <table:table-cell office:value-type="float" office:value="0.08" calcext:value-type="float">
            <text:p>0.08</text:p>
          </table:table-cell>
          <table:table-cell office:value-type="float" office:value="0.165" calcext:value-type="float">
            <text:p>0.165</text:p>
          </table:table-cell>
          <table:table-cell office:value-type="float" office:value="0.223" calcext:value-type="float">
            <text:p>0.2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176" calcext:value-type="float">
            <text:p>646.176</text:p>
          </table:table-cell>
          <table:table-cell office:value-type="float" office:value="0.08" calcext:value-type="float">
            <text:p>0.08</text:p>
          </table:table-cell>
          <table:table-cell office:value-type="float" office:value="0.166" calcext:value-type="float">
            <text:p>0.166</text:p>
          </table:table-cell>
          <table:table-cell office:value-type="float" office:value="0.224" calcext:value-type="float">
            <text:p>0.2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349" calcext:value-type="float">
            <text:p>646.349</text:p>
          </table:table-cell>
          <table:table-cell office:value-type="float" office:value="0.08" calcext:value-type="float">
            <text:p>0.08</text:p>
          </table:table-cell>
          <table:table-cell office:value-type="float" office:value="0.167" calcext:value-type="float">
            <text:p>0.167</text:p>
          </table:table-cell>
          <table:table-cell office:value-type="float" office:value="0.226" calcext:value-type="float">
            <text:p>0.2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522" calcext:value-type="float">
            <text:p>646.522</text:p>
          </table:table-cell>
          <table:table-cell office:value-type="float" office:value="0.08" calcext:value-type="float">
            <text:p>0.08</text:p>
          </table:table-cell>
          <table:table-cell office:value-type="float" office:value="0.168" calcext:value-type="float">
            <text:p>0.168</text:p>
          </table:table-cell>
          <table:table-cell office:value-type="float" office:value="0.227" calcext:value-type="float">
            <text:p>0.2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695" calcext:value-type="float">
            <text:p>646.695</text:p>
          </table:table-cell>
          <table:table-cell office:value-type="float" office:value="0.08" calcext:value-type="float">
            <text:p>0.08</text:p>
          </table:table-cell>
          <table:table-cell office:value-type="float" office:value="0.169" calcext:value-type="float">
            <text:p>0.169</text:p>
          </table:table-cell>
          <table:table-cell office:value-type="float" office:value="0.229" calcext:value-type="float">
            <text:p>0.2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868" calcext:value-type="float">
            <text:p>646.868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041" calcext:value-type="float">
            <text:p>647.04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1" calcext:value-type="float">
            <text:p>0.171</text:p>
          </table:table-cell>
          <table:table-cell office:value-type="float" office:value="0.232" calcext:value-type="float">
            <text:p>0.2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213" calcext:value-type="float">
            <text:p>647.21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1" calcext:value-type="float">
            <text:p>0.171</text:p>
          </table:table-cell>
          <table:table-cell office:value-type="float" office:value="0.233" calcext:value-type="float">
            <text:p>0.2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386" calcext:value-type="float">
            <text:p>647.386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2" calcext:value-type="float">
            <text:p>0.172</text:p>
          </table:table-cell>
          <table:table-cell office:value-type="float" office:value="0.235" calcext:value-type="float">
            <text:p>0.2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559" calcext:value-type="float">
            <text:p>647.559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3" calcext:value-type="float">
            <text:p>0.173</text:p>
          </table:table-cell>
          <table:table-cell office:value-type="float" office:value="0.236" calcext:value-type="float">
            <text:p>0.2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732" calcext:value-type="float">
            <text:p>647.73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4" calcext:value-type="float">
            <text:p>0.174</text:p>
          </table:table-cell>
          <table:table-cell office:value-type="float" office:value="0.238" calcext:value-type="float">
            <text:p>0.2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905" calcext:value-type="float">
            <text:p>647.9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5" calcext:value-type="float">
            <text:p>0.175</text:p>
          </table:table-cell>
          <table:table-cell office:value-type="float" office:value="0.24" calcext:value-type="float">
            <text:p>0.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078" calcext:value-type="float">
            <text:p>648.078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6" calcext:value-type="float">
            <text:p>0.176</text:p>
          </table:table-cell>
          <table:table-cell office:value-type="float" office:value="0.241" calcext:value-type="float">
            <text:p>0.2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251" calcext:value-type="float">
            <text:p>648.25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7" calcext:value-type="float">
            <text:p>0.177</text:p>
          </table:table-cell>
          <table:table-cell office:value-type="float" office:value="0.243" calcext:value-type="float">
            <text:p>0.2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424" calcext:value-type="float">
            <text:p>648.424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8" calcext:value-type="float">
            <text:p>0.178</text:p>
          </table:table-cell>
          <table:table-cell office:value-type="float" office:value="0.245" calcext:value-type="float">
            <text:p>0.2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597" calcext:value-type="float">
            <text:p>648.597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9" calcext:value-type="float">
            <text:p>0.179</text:p>
          </table:table-cell>
          <table:table-cell office:value-type="float" office:value="0.246" calcext:value-type="float">
            <text:p>0.2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769" calcext:value-type="float">
            <text:p>648.769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" calcext:value-type="float">
            <text:p>0.18</text:p>
          </table:table-cell>
          <table:table-cell office:value-type="float" office:value="0.248" calcext:value-type="float">
            <text:p>0.2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942" calcext:value-type="float">
            <text:p>648.9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2" calcext:value-type="float">
            <text:p>0.182</text:p>
          </table:table-cell>
          <table:table-cell office:value-type="float" office:value="0.25" calcext:value-type="float">
            <text:p>0.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115" calcext:value-type="float">
            <text:p>649.11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3" calcext:value-type="float">
            <text:p>0.183</text:p>
          </table:table-cell>
          <table:table-cell office:value-type="float" office:value="0.252" calcext:value-type="float">
            <text:p>0.2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288" calcext:value-type="float">
            <text:p>649.28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4" calcext:value-type="float">
            <text:p>0.184</text:p>
          </table:table-cell>
          <table:table-cell office:value-type="float" office:value="0.253" calcext:value-type="float">
            <text:p>0.2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461" calcext:value-type="float">
            <text:p>649.46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255" calcext:value-type="float">
            <text:p>0.2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634" calcext:value-type="float">
            <text:p>649.634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6" calcext:value-type="float">
            <text:p>0.186</text:p>
          </table:table-cell>
          <table:table-cell office:value-type="float" office:value="0.257" calcext:value-type="float">
            <text:p>0.2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807" calcext:value-type="float">
            <text:p>649.807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7" calcext:value-type="float">
            <text:p>0.187</text:p>
          </table:table-cell>
          <table:table-cell office:value-type="float" office:value="0.259" calcext:value-type="float">
            <text:p>0.2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98" calcext:value-type="float">
            <text:p>649.9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8" calcext:value-type="float">
            <text:p>0.188</text:p>
          </table:table-cell>
          <table:table-cell office:value-type="float" office:value="0.261" calcext:value-type="float">
            <text:p>0.2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153" calcext:value-type="float">
            <text:p>650.15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9" calcext:value-type="float">
            <text:p>0.19</text:p>
          </table:table-cell>
          <table:table-cell office:value-type="float" office:value="0.263" calcext:value-type="float">
            <text:p>0.2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325" calcext:value-type="float">
            <text:p>650.32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1" calcext:value-type="float">
            <text:p>0.191</text:p>
          </table:table-cell>
          <table:table-cell office:value-type="float" office:value="0.265" calcext:value-type="float">
            <text:p>0.2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498" calcext:value-type="float">
            <text:p>650.498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2" calcext:value-type="float">
            <text:p>0.192</text:p>
          </table:table-cell>
          <table:table-cell office:value-type="float" office:value="0.267" calcext:value-type="float">
            <text:p>0.2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671" calcext:value-type="float">
            <text:p>650.67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4" calcext:value-type="float">
            <text:p>0.194</text:p>
          </table:table-cell>
          <table:table-cell office:value-type="float" office:value="0.27" calcext:value-type="float">
            <text:p>0.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844" calcext:value-type="float">
            <text:p>650.84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95" calcext:value-type="float">
            <text:p>0.195</text:p>
          </table:table-cell>
          <table:table-cell office:value-type="float" office:value="0.272" calcext:value-type="float">
            <text:p>0.2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017" calcext:value-type="float">
            <text:p>651.01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96" calcext:value-type="float">
            <text:p>0.196</text:p>
          </table:table-cell>
          <table:table-cell office:value-type="float" office:value="0.274" calcext:value-type="float">
            <text:p>0.2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19" calcext:value-type="float">
            <text:p>651.1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77" calcext:value-type="float">
            <text:p>0.2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363" calcext:value-type="float">
            <text:p>651.363</text:p>
          </table:table-cell>
          <table:table-cell office:value-type="float" office:value="0.087" calcext:value-type="float">
            <text:p>0.087</text:p>
          </table:table-cell>
          <table:table-cell office:value-type="float" office:value="0.199" calcext:value-type="float">
            <text:p>0.199</text:p>
          </table:table-cell>
          <table:table-cell office:value-type="float" office:value="0.279" calcext:value-type="float">
            <text:p>0.2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536" calcext:value-type="float">
            <text:p>651.53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1" calcext:value-type="float">
            <text:p>0.201</text:p>
          </table:table-cell>
          <table:table-cell office:value-type="float" office:value="0.282" calcext:value-type="float">
            <text:p>0.2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709" calcext:value-type="float">
            <text:p>651.709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84" calcext:value-type="float">
            <text:p>0.2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882" calcext:value-type="float">
            <text:p>651.882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4" calcext:value-type="float">
            <text:p>0.204</text:p>
          </table:table-cell>
          <table:table-cell office:value-type="float" office:value="0.287" calcext:value-type="float">
            <text:p>0.2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054" calcext:value-type="float">
            <text:p>652.054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9" calcext:value-type="float">
            <text:p>0.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227" calcext:value-type="float">
            <text:p>652.227</text:p>
          </table:table-cell>
          <table:table-cell office:value-type="float" office:value="0.089" calcext:value-type="float">
            <text:p>0.08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92" calcext:value-type="float">
            <text:p>0.2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4" calcext:value-type="float">
            <text:p>652.4</text:p>
          </table:table-cell>
          <table:table-cell office:value-type="float" office:value="0.089" calcext:value-type="float">
            <text:p>0.089</text:p>
          </table:table-cell>
          <table:table-cell office:value-type="float" office:value="0.209" calcext:value-type="float">
            <text:p>0.209</text:p>
          </table:table-cell>
          <table:table-cell office:value-type="float" office:value="0.295" calcext:value-type="float">
            <text:p>0.2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573" calcext:value-type="float">
            <text:p>652.573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98" calcext:value-type="float">
            <text:p>0.2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746" calcext:value-type="float">
            <text:p>652.746</text:p>
          </table:table-cell>
          <table:table-cell office:value-type="float" office:value="0.09" calcext:value-type="float">
            <text:p>0.09</text:p>
          </table:table-cell>
          <table:table-cell office:value-type="float" office:value="0.213" calcext:value-type="float">
            <text:p>0.213</text:p>
          </table:table-cell>
          <table:table-cell office:value-type="float" office:value="0.3" calcext:value-type="float">
            <text:p>0.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919" calcext:value-type="float">
            <text:p>652.919</text:p>
          </table:table-cell>
          <table:table-cell office:value-type="float" office:value="0.09" calcext:value-type="float">
            <text:p>0.09</text:p>
          </table:table-cell>
          <table:table-cell office:value-type="float" office:value="0.215" calcext:value-type="float">
            <text:p>0.215</text:p>
          </table:table-cell>
          <table:table-cell office:value-type="float" office:value="0.303" calcext:value-type="float">
            <text:p>0.3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092" calcext:value-type="float">
            <text:p>653.092</text:p>
          </table:table-cell>
          <table:table-cell office:value-type="float" office:value="0.09" calcext:value-type="float">
            <text:p>0.09</text:p>
          </table:table-cell>
          <table:table-cell office:value-type="float" office:value="0.216" calcext:value-type="float">
            <text:p>0.216</text:p>
          </table:table-cell>
          <table:table-cell office:value-type="float" office:value="0.306" calcext:value-type="float">
            <text:p>0.3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265" calcext:value-type="float">
            <text:p>653.2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218" calcext:value-type="float">
            <text:p>0.218</text:p>
          </table:table-cell>
          <table:table-cell office:value-type="float" office:value="0.309" calcext:value-type="float">
            <text:p>0.3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438" calcext:value-type="float">
            <text:p>653.438</text:p>
          </table:table-cell>
          <table:table-cell office:value-type="float" office:value="0.091" calcext:value-type="float">
            <text:p>0.091</text:p>
          </table:table-cell>
          <table:table-cell office:value-type="float" office:value="0.22" calcext:value-type="float">
            <text:p>0.22</text:p>
          </table:table-cell>
          <table:table-cell office:value-type="float" office:value="0.312" calcext:value-type="float">
            <text:p>0.3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611" calcext:value-type="float">
            <text:p>653.611</text:p>
          </table:table-cell>
          <table:table-cell office:value-type="float" office:value="0.091" calcext:value-type="float">
            <text:p>0.091</text:p>
          </table:table-cell>
          <table:table-cell office:value-type="float" office:value="0.222" calcext:value-type="float">
            <text:p>0.222</text:p>
          </table:table-cell>
          <table:table-cell office:value-type="float" office:value="0.315" calcext:value-type="float">
            <text:p>0.3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784" calcext:value-type="float">
            <text:p>653.784</text:p>
          </table:table-cell>
          <table:table-cell office:value-type="float" office:value="0.092" calcext:value-type="float">
            <text:p>0.092</text:p>
          </table:table-cell>
          <table:table-cell office:value-type="float" office:value="0.224" calcext:value-type="float">
            <text:p>0.224</text:p>
          </table:table-cell>
          <table:table-cell office:value-type="float" office:value="0.319" calcext:value-type="float">
            <text:p>0.3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956" calcext:value-type="float">
            <text:p>653.956</text:p>
          </table:table-cell>
          <table:table-cell office:value-type="float" office:value="0.092" calcext:value-type="float">
            <text:p>0.092</text:p>
          </table:table-cell>
          <table:table-cell office:value-type="float" office:value="0.226" calcext:value-type="float">
            <text:p>0.226</text:p>
          </table:table-cell>
          <table:table-cell office:value-type="float" office:value="0.322" calcext:value-type="float">
            <text:p>0.3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129" calcext:value-type="float">
            <text:p>654.129</text:p>
          </table:table-cell>
          <table:table-cell office:value-type="float" office:value="0.093" calcext:value-type="float">
            <text:p>0.093</text:p>
          </table:table-cell>
          <table:table-cell office:value-type="float" office:value="0.228" calcext:value-type="float">
            <text:p>0.228</text:p>
          </table:table-cell>
          <table:table-cell office:value-type="float" office:value="0.325" calcext:value-type="float">
            <text:p>0.3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302" calcext:value-type="float">
            <text:p>654.3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23" calcext:value-type="float">
            <text:p>0.23</text:p>
          </table:table-cell>
          <table:table-cell office:value-type="float" office:value="0.329" calcext:value-type="float">
            <text:p>0.3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475" calcext:value-type="float">
            <text:p>654.475</text:p>
          </table:table-cell>
          <table:table-cell office:value-type="float" office:value="0.094" calcext:value-type="float">
            <text:p>0.094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648" calcext:value-type="float">
            <text:p>654.648</text:p>
          </table:table-cell>
          <table:table-cell office:value-type="float" office:value="0.094" calcext:value-type="float">
            <text:p>0.0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336" calcext:value-type="float">
            <text:p>0.3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821" calcext:value-type="float">
            <text:p>654.821</text:p>
          </table:table-cell>
          <table:table-cell office:value-type="float" office:value="0.095" calcext:value-type="float">
            <text:p>0.095</text:p>
          </table:table-cell>
          <table:table-cell office:value-type="float" office:value="0.236" calcext:value-type="float">
            <text:p>0.236</text:p>
          </table:table-cell>
          <table:table-cell office:value-type="float" office:value="0.339" calcext:value-type="float">
            <text:p>0.3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994" calcext:value-type="float">
            <text:p>654.9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238" calcext:value-type="float">
            <text:p>0.238</text:p>
          </table:table-cell>
          <table:table-cell office:value-type="float" office:value="0.343" calcext:value-type="float">
            <text:p>0.3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167" calcext:value-type="float">
            <text:p>655.1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241" calcext:value-type="float">
            <text:p>0.241</text:p>
          </table:table-cell>
          <table:table-cell office:value-type="float" office:value="0.347" calcext:value-type="float">
            <text:p>0.3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34" calcext:value-type="float">
            <text:p>655.34</text:p>
          </table:table-cell>
          <table:table-cell office:value-type="float" office:value="0.096" calcext:value-type="float">
            <text:p>0.096</text:p>
          </table:table-cell>
          <table:table-cell office:value-type="float" office:value="0.243" calcext:value-type="float">
            <text:p>0.243</text:p>
          </table:table-cell>
          <table:table-cell office:value-type="float" office:value="0.35" calcext:value-type="float">
            <text:p>0.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513" calcext:value-type="float">
            <text:p>655.513</text:p>
          </table:table-cell>
          <table:table-cell office:value-type="float" office:value="0.097" calcext:value-type="float">
            <text:p>0.097</text:p>
          </table:table-cell>
          <table:table-cell office:value-type="float" office:value="0.245" calcext:value-type="float">
            <text:p>0.245</text:p>
          </table:table-cell>
          <table:table-cell office:value-type="float" office:value="0.354" calcext:value-type="float">
            <text:p>0.3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686" calcext:value-type="float">
            <text:p>655.686</text:p>
          </table:table-cell>
          <table:table-cell office:value-type="float" office:value="0.097" calcext:value-type="float">
            <text:p>0.097</text:p>
          </table:table-cell>
          <table:table-cell office:value-type="float" office:value="0.247" calcext:value-type="float">
            <text:p>0.247</text:p>
          </table:table-cell>
          <table:table-cell office:value-type="float" office:value="0.358" calcext:value-type="float">
            <text:p>0.3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859" calcext:value-type="float">
            <text:p>655.859</text:p>
          </table:table-cell>
          <table:table-cell office:value-type="float" office:value="0.098" calcext:value-type="float">
            <text:p>0.098</text:p>
          </table:table-cell>
          <table:table-cell office:value-type="float" office:value="0.249" calcext:value-type="float">
            <text:p>0.249</text:p>
          </table:table-cell>
          <table:table-cell office:value-type="float" office:value="0.361" calcext:value-type="float">
            <text:p>0.3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032" calcext:value-type="float">
            <text:p>656.032</text:p>
          </table:table-cell>
          <table:table-cell office:value-type="float" office:value="0.098" calcext:value-type="float">
            <text:p>0.098</text:p>
          </table:table-cell>
          <table:table-cell office:value-type="float" office:value="0.252" calcext:value-type="float">
            <text:p>0.252</text:p>
          </table:table-cell>
          <table:table-cell office:value-type="float" office:value="0.365" calcext:value-type="float">
            <text:p>0.3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204" calcext:value-type="float">
            <text:p>656.2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254" calcext:value-type="float">
            <text:p>0.254</text:p>
          </table:table-cell>
          <table:table-cell office:value-type="float" office:value="0.369" calcext:value-type="float">
            <text:p>0.3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377" calcext:value-type="float">
            <text:p>656.377</text:p>
          </table:table-cell>
          <table:table-cell office:value-type="float" office:value="0.099" calcext:value-type="float">
            <text:p>0.099</text:p>
          </table:table-cell>
          <table:table-cell office:value-type="float" office:value="0.256" calcext:value-type="float">
            <text:p>0.256</text:p>
          </table:table-cell>
          <table:table-cell office:value-type="float" office:value="0.372" calcext:value-type="float">
            <text:p>0.3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55" calcext:value-type="float">
            <text:p>656.55</text:p>
          </table:table-cell>
          <table:table-cell office:value-type="float" office:value="0.1" calcext:value-type="float">
            <text:p>0.1</text:p>
          </table:table-cell>
          <table:table-cell office:value-type="float" office:value="0.259" calcext:value-type="float">
            <text:p>0.259</text:p>
          </table:table-cell>
          <table:table-cell office:value-type="float" office:value="0.376" calcext:value-type="float">
            <text:p>0.3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723" calcext:value-type="float">
            <text:p>656.723</text:p>
          </table:table-cell>
          <table:table-cell office:value-type="float" office:value="0.1" calcext:value-type="float">
            <text:p>0.1</text:p>
          </table:table-cell>
          <table:table-cell office:value-type="float" office:value="0.261" calcext:value-type="float">
            <text:p>0.261</text:p>
          </table:table-cell>
          <table:table-cell office:value-type="float" office:value="0.38" calcext:value-type="float">
            <text:p>0.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896" calcext:value-type="float">
            <text:p>656.8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3" calcext:value-type="float">
            <text:p>0.263</text:p>
          </table:table-cell>
          <table:table-cell office:value-type="float" office:value="0.384" calcext:value-type="float">
            <text:p>0.3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069" calcext:value-type="float">
            <text:p>657.069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5" calcext:value-type="float">
            <text:p>0.265</text:p>
          </table:table-cell>
          <table:table-cell office:value-type="float" office:value="0.388" calcext:value-type="float">
            <text:p>0.3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242" calcext:value-type="float">
            <text:p>657.242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7" calcext:value-type="float">
            <text:p>0.267</text:p>
          </table:table-cell>
          <table:table-cell office:value-type="float" office:value="0.391" calcext:value-type="float">
            <text:p>0.3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415" calcext:value-type="float">
            <text:p>657.4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27" calcext:value-type="float">
            <text:p>0.27</text:p>
          </table:table-cell>
          <table:table-cell office:value-type="float" office:value="0.395" calcext:value-type="float">
            <text:p>0.3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588" calcext:value-type="float">
            <text:p>657.588</text:p>
          </table:table-cell>
          <table:table-cell office:value-type="float" office:value="0.102" calcext:value-type="float">
            <text:p>0.1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99" calcext:value-type="float">
            <text:p>0.3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761" calcext:value-type="float">
            <text:p>657.761</text:p>
          </table:table-cell>
          <table:table-cell office:value-type="float" office:value="0.103" calcext:value-type="float">
            <text:p>0.103</text:p>
          </table:table-cell>
          <table:table-cell office:value-type="float" office:value="0.274" calcext:value-type="float">
            <text:p>0.274</text:p>
          </table:table-cell>
          <table:table-cell office:value-type="float" office:value="0.403" calcext:value-type="float">
            <text:p>0.4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934" calcext:value-type="float">
            <text:p>657.934</text:p>
          </table:table-cell>
          <table:table-cell office:value-type="float" office:value="0.103" calcext:value-type="float">
            <text:p>0.103</text:p>
          </table:table-cell>
          <table:table-cell office:value-type="float" office:value="0.276" calcext:value-type="float">
            <text:p>0.276</text:p>
          </table:table-cell>
          <table:table-cell office:value-type="float" office:value="0.406" calcext:value-type="float">
            <text:p>0.4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107" calcext:value-type="float">
            <text:p>658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278" calcext:value-type="float">
            <text:p>0.278</text:p>
          </table:table-cell>
          <table:table-cell office:value-type="float" office:value="0.41" calcext:value-type="float">
            <text:p>0.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28" calcext:value-type="float">
            <text:p>658.28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1" calcext:value-type="float">
            <text:p>0.281</text:p>
          </table:table-cell>
          <table:table-cell office:value-type="float" office:value="0.414" calcext:value-type="float">
            <text:p>0.4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453" calcext:value-type="float">
            <text:p>658.453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3" calcext:value-type="float">
            <text:p>0.283</text:p>
          </table:table-cell>
          <table:table-cell office:value-type="float" office:value="0.417" calcext:value-type="float">
            <text:p>0.4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626" calcext:value-type="float">
            <text:p>658.626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5" calcext:value-type="float">
            <text:p>0.285</text:p>
          </table:table-cell>
          <table:table-cell office:value-type="float" office:value="0.421" calcext:value-type="float">
            <text:p>0.4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799" calcext:value-type="float">
            <text:p>658.7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7" calcext:value-type="float">
            <text:p>0.287</text:p>
          </table:table-cell>
          <table:table-cell office:value-type="float" office:value="0.424" calcext:value-type="float">
            <text:p>0.4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971" calcext:value-type="float">
            <text:p>658.971</text:p>
          </table:table-cell>
          <table:table-cell office:value-type="float" office:value="0.106" calcext:value-type="float">
            <text:p>0.106</text:p>
          </table:table-cell>
          <table:table-cell office:value-type="float" office:value="0.289" calcext:value-type="float">
            <text:p>0.289</text:p>
          </table:table-cell>
          <table:table-cell office:value-type="float" office:value="0.428" calcext:value-type="float">
            <text:p>0.4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144" calcext:value-type="float">
            <text:p>659.144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1" calcext:value-type="float">
            <text:p>0.291</text:p>
          </table:table-cell>
          <table:table-cell office:value-type="float" office:value="0.431" calcext:value-type="float">
            <text:p>0.4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317" calcext:value-type="float">
            <text:p>659.317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2" calcext:value-type="float">
            <text:p>0.292</text:p>
          </table:table-cell>
          <table:table-cell office:value-type="float" office:value="0.434" calcext:value-type="float">
            <text:p>0.4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49" calcext:value-type="float">
            <text:p>659.49</text:p>
          </table:table-cell>
          <table:table-cell office:value-type="float" office:value="0.107" calcext:value-type="float">
            <text:p>0.107</text:p>
          </table:table-cell>
          <table:table-cell office:value-type="float" office:value="0.294" calcext:value-type="float">
            <text:p>0.294</text:p>
          </table:table-cell>
          <table:table-cell office:value-type="float" office:value="0.437" calcext:value-type="float">
            <text:p>0.4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663" calcext:value-type="float">
            <text:p>659.663</text:p>
          </table:table-cell>
          <table:table-cell office:value-type="float" office:value="0.107" calcext:value-type="float">
            <text:p>0.107</text:p>
          </table:table-cell>
          <table:table-cell office:value-type="float" office:value="0.296" calcext:value-type="float">
            <text:p>0.296</text:p>
          </table:table-cell>
          <table:table-cell office:value-type="float" office:value="0.44" calcext:value-type="float">
            <text:p>0.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836" calcext:value-type="float">
            <text:p>659.836</text:p>
          </table:table-cell>
          <table:table-cell office:value-type="float" office:value="0.108" calcext:value-type="float">
            <text:p>0.108</text:p>
          </table:table-cell>
          <table:table-cell office:value-type="float" office:value="0.298" calcext:value-type="float">
            <text:p>0.298</text:p>
          </table:table-cell>
          <table:table-cell office:value-type="float" office:value="0.443" calcext:value-type="float">
            <text:p>0.4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009" calcext:value-type="float">
            <text:p>660.0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299" calcext:value-type="float">
            <text:p>0.299</text:p>
          </table:table-cell>
          <table:table-cell office:value-type="float" office:value="0.446" calcext:value-type="float">
            <text:p>0.4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182" calcext:value-type="float">
            <text:p>660.182</text:p>
          </table:table-cell>
          <table:table-cell office:value-type="float" office:value="0.108" calcext:value-type="float">
            <text:p>0.108</text:p>
          </table:table-cell>
          <table:table-cell office:value-type="float" office:value="0.301" calcext:value-type="float">
            <text:p>0.301</text:p>
          </table:table-cell>
          <table:table-cell office:value-type="float" office:value="0.449" calcext:value-type="float">
            <text:p>0.4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355" calcext:value-type="float">
            <text:p>660.35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2" calcext:value-type="float">
            <text:p>0.302</text:p>
          </table:table-cell>
          <table:table-cell office:value-type="float" office:value="0.451" calcext:value-type="float">
            <text:p>0.4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528" calcext:value-type="float">
            <text:p>660.528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3" calcext:value-type="float">
            <text:p>0.303</text:p>
          </table:table-cell>
          <table:table-cell office:value-type="float" office:value="0.453" calcext:value-type="float">
            <text:p>0.4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701" calcext:value-type="float">
            <text:p>660.7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5" calcext:value-type="float">
            <text:p>0.305</text:p>
          </table:table-cell>
          <table:table-cell office:value-type="float" office:value="0.456" calcext:value-type="float">
            <text:p>0.4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874" calcext:value-type="float">
            <text:p>660.874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6" calcext:value-type="float">
            <text:p>0.306</text:p>
          </table:table-cell>
          <table:table-cell office:value-type="float" office:value="0.458" calcext:value-type="float">
            <text:p>0.4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047" calcext:value-type="float">
            <text:p>661.047</text:p>
          </table:table-cell>
          <table:table-cell office:value-type="float" office:value="0.11" calcext:value-type="float">
            <text:p>0.11</text:p>
          </table:table-cell>
          <table:table-cell office:value-type="float" office:value="0.307" calcext:value-type="float">
            <text:p>0.307</text:p>
          </table:table-cell>
          <table:table-cell office:value-type="float" office:value="0.46" calcext:value-type="float">
            <text:p>0.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22" calcext:value-type="float">
            <text:p>661.22</text:p>
          </table:table-cell>
          <table:table-cell office:value-type="float" office:value="0.11" calcext:value-type="float">
            <text:p>0.11</text:p>
          </table:table-cell>
          <table:table-cell office:value-type="float" office:value="0.308" calcext:value-type="float">
            <text:p>0.308</text:p>
          </table:table-cell>
          <table:table-cell office:value-type="float" office:value="0.462" calcext:value-type="float">
            <text:p>0.4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393" calcext:value-type="float">
            <text:p>661.393</text:p>
          </table:table-cell>
          <table:table-cell office:value-type="float" office:value="0.11" calcext:value-type="float">
            <text:p>0.11</text:p>
          </table:table-cell>
          <table:table-cell office:value-type="float" office:value="0.309" calcext:value-type="float">
            <text:p>0.309</text:p>
          </table:table-cell>
          <table:table-cell office:value-type="float" office:value="0.463" calcext:value-type="float">
            <text:p>0.4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566" calcext:value-type="float">
            <text:p>661.566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465" calcext:value-type="float">
            <text:p>0.4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739" calcext:value-type="float">
            <text:p>661.739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466" calcext:value-type="float">
            <text:p>0.4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912" calcext:value-type="float">
            <text:p>661.912</text:p>
          </table:table-cell>
          <table:table-cell office:value-type="float" office:value="0.11" calcext:value-type="float">
            <text:p>0.11</text:p>
          </table:table-cell>
          <table:table-cell office:value-type="float" office:value="0.311" calcext:value-type="float">
            <text:p>0.311</text:p>
          </table:table-cell>
          <table:table-cell office:value-type="float" office:value="0.467" calcext:value-type="float">
            <text:p>0.4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085" calcext:value-type="float">
            <text:p>662.085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68" calcext:value-type="float">
            <text:p>0.4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258" calcext:value-type="float">
            <text:p>662.258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69" calcext:value-type="float">
            <text:p>0.4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431" calcext:value-type="float">
            <text:p>662.431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7" calcext:value-type="float">
            <text:p>0.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604" calcext:value-type="float">
            <text:p>662.604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777" calcext:value-type="float">
            <text:p>662.777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95" calcext:value-type="float">
            <text:p>662.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122" calcext:value-type="float">
            <text:p>663.122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295" calcext:value-type="float">
            <text:p>663.2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468" calcext:value-type="float">
            <text:p>663.4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641" calcext:value-type="float">
            <text:p>663.641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7" calcext:value-type="float">
            <text:p>0.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814" calcext:value-type="float">
            <text:p>663.814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7" calcext:value-type="float">
            <text:p>0.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987" calcext:value-type="float">
            <text:p>663.987</text:p>
          </table:table-cell>
          <table:table-cell office:value-type="float" office:value="0.11" calcext:value-type="float">
            <text:p>0.11</text:p>
          </table:table-cell>
          <table:table-cell office:value-type="float" office:value="0.311" calcext:value-type="float">
            <text:p>0.311</text:p>
          </table:table-cell>
          <table:table-cell office:value-type="float" office:value="0.469" calcext:value-type="float">
            <text:p>0.4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16" calcext:value-type="float">
            <text:p>664.16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468" calcext:value-type="float">
            <text:p>0.4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333" calcext:value-type="float">
            <text:p>664.333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467" calcext:value-type="float">
            <text:p>0.4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506" calcext:value-type="float">
            <text:p>664.506</text:p>
          </table:table-cell>
          <table:table-cell office:value-type="float" office:value="0.11" calcext:value-type="float">
            <text:p>0.11</text:p>
          </table:table-cell>
          <table:table-cell office:value-type="float" office:value="0.309" calcext:value-type="float">
            <text:p>0.309</text:p>
          </table:table-cell>
          <table:table-cell office:value-type="float" office:value="0.465" calcext:value-type="float">
            <text:p>0.4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679" calcext:value-type="float">
            <text:p>664.679</text:p>
          </table:table-cell>
          <table:table-cell office:value-type="float" office:value="0.11" calcext:value-type="float">
            <text:p>0.11</text:p>
          </table:table-cell>
          <table:table-cell office:value-type="float" office:value="0.308" calcext:value-type="float">
            <text:p>0.308</text:p>
          </table:table-cell>
          <table:table-cell office:value-type="float" office:value="0.464" calcext:value-type="float">
            <text:p>0.4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852" calcext:value-type="float">
            <text:p>664.852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7" calcext:value-type="float">
            <text:p>0.307</text:p>
          </table:table-cell>
          <table:table-cell office:value-type="float" office:value="0.462" calcext:value-type="float">
            <text:p>0.4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025" calcext:value-type="float">
            <text:p>665.02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6" calcext:value-type="float">
            <text:p>0.306</text:p>
          </table:table-cell>
          <table:table-cell office:value-type="float" office:value="0.46" calcext:value-type="float">
            <text:p>0.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198" calcext:value-type="float">
            <text:p>665.198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58" calcext:value-type="float">
            <text:p>0.4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371" calcext:value-type="float">
            <text:p>665.371</text:p>
          </table:table-cell>
          <table:table-cell office:value-type="float" office:value="0.108" calcext:value-type="float">
            <text:p>0.108</text:p>
          </table:table-cell>
          <table:table-cell office:value-type="float" office:value="0.303" calcext:value-type="float">
            <text:p>0.303</text:p>
          </table:table-cell>
          <table:table-cell office:value-type="float" office:value="0.456" calcext:value-type="float">
            <text:p>0.4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544" calcext:value-type="float">
            <text:p>665.544</text:p>
          </table:table-cell>
          <table:table-cell office:value-type="float" office:value="0.108" calcext:value-type="float">
            <text:p>0.108</text:p>
          </table:table-cell>
          <table:table-cell office:value-type="float" office:value="0.302" calcext:value-type="float">
            <text:p>0.302</text:p>
          </table:table-cell>
          <table:table-cell office:value-type="float" office:value="0.453" calcext:value-type="float">
            <text:p>0.4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717" calcext:value-type="float">
            <text:p>665.717</text:p>
          </table:table-cell>
          <table:table-cell office:value-type="float" office:value="0.108" calcext:value-type="float">
            <text:p>0.108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89" calcext:value-type="float">
            <text:p>665.89</text:p>
          </table:table-cell>
          <table:table-cell office:value-type="float" office:value="0.107" calcext:value-type="float">
            <text:p>0.107</text:p>
          </table:table-cell>
          <table:table-cell office:value-type="float" office:value="0.298" calcext:value-type="float">
            <text:p>0.298</text:p>
          </table:table-cell>
          <table:table-cell office:value-type="float" office:value="0.447" calcext:value-type="float">
            <text:p>0.4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063" calcext:value-type="float">
            <text:p>666.063</text:p>
          </table:table-cell>
          <table:table-cell office:value-type="float" office:value="0.107" calcext:value-type="float">
            <text:p>0.107</text:p>
          </table:table-cell>
          <table:table-cell office:value-type="float" office:value="0.296" calcext:value-type="float">
            <text:p>0.296</text:p>
          </table:table-cell>
          <table:table-cell office:value-type="float" office:value="0.444" calcext:value-type="float">
            <text:p>0.4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236" calcext:value-type="float">
            <text:p>666.236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4" calcext:value-type="float">
            <text:p>0.294</text:p>
          </table:table-cell>
          <table:table-cell office:value-type="float" office:value="0.441" calcext:value-type="float">
            <text:p>0.4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409" calcext:value-type="float">
            <text:p>666.4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2" calcext:value-type="float">
            <text:p>0.292</text:p>
          </table:table-cell>
          <table:table-cell office:value-type="float" office:value="0.438" calcext:value-type="float">
            <text:p>0.4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582" calcext:value-type="float">
            <text:p>666.582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1" calcext:value-type="float">
            <text:p>0.291</text:p>
          </table:table-cell>
          <table:table-cell office:value-type="float" office:value="0.434" calcext:value-type="float">
            <text:p>0.4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755" calcext:value-type="float">
            <text:p>666.755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8" calcext:value-type="float">
            <text:p>0.288</text:p>
          </table:table-cell>
          <table:table-cell office:value-type="float" office:value="0.431" calcext:value-type="float">
            <text:p>0.4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928" calcext:value-type="float">
            <text:p>666.9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6" calcext:value-type="float">
            <text:p>0.286</text:p>
          </table:table-cell>
          <table:table-cell office:value-type="float" office:value="0.427" calcext:value-type="float">
            <text:p>0.4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101" calcext:value-type="float">
            <text:p>667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4" calcext:value-type="float">
            <text:p>0.284</text:p>
          </table:table-cell>
          <table:table-cell office:value-type="float" office:value="0.423" calcext:value-type="float">
            <text:p>0.4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274" calcext:value-type="float">
            <text:p>667.274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2" calcext:value-type="float">
            <text:p>0.282</text:p>
          </table:table-cell>
          <table:table-cell office:value-type="float" office:value="0.419" calcext:value-type="float">
            <text:p>0.4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447" calcext:value-type="float">
            <text:p>667.447</text:p>
          </table:table-cell>
          <table:table-cell office:value-type="float" office:value="0.103" calcext:value-type="float">
            <text:p>0.103</text:p>
          </table:table-cell>
          <table:table-cell office:value-type="float" office:value="0.279" calcext:value-type="float">
            <text:p>0.279</text:p>
          </table:table-cell>
          <table:table-cell office:value-type="float" office:value="0.415" calcext:value-type="float">
            <text:p>0.4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62" calcext:value-type="float">
            <text:p>667.62</text:p>
          </table:table-cell>
          <table:table-cell office:value-type="float" office:value="0.103" calcext:value-type="float">
            <text:p>0.103</text:p>
          </table:table-cell>
          <table:table-cell office:value-type="float" office:value="0.277" calcext:value-type="float">
            <text:p>0.277</text:p>
          </table:table-cell>
          <table:table-cell office:value-type="float" office:value="0.411" calcext:value-type="float">
            <text:p>0.4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793" calcext:value-type="float">
            <text:p>667.793</text:p>
          </table:table-cell>
          <table:table-cell office:value-type="float" office:value="0.102" calcext:value-type="float">
            <text:p>0.102</text:p>
          </table:table-cell>
          <table:table-cell office:value-type="float" office:value="0.274" calcext:value-type="float">
            <text:p>0.274</text:p>
          </table:table-cell>
          <table:table-cell office:value-type="float" office:value="0.407" calcext:value-type="float">
            <text:p>0.4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966" calcext:value-type="float">
            <text:p>667.9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3" calcext:value-type="float">
            <text:p>0.4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139" calcext:value-type="float">
            <text:p>668.139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9" calcext:value-type="float">
            <text:p>0.269</text:p>
          </table:table-cell>
          <table:table-cell office:value-type="float" office:value="0.398" calcext:value-type="float">
            <text:p>0.3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312" calcext:value-type="float">
            <text:p>668.3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6" calcext:value-type="float">
            <text:p>0.266</text:p>
          </table:table-cell>
          <table:table-cell office:value-type="float" office:value="0.394" calcext:value-type="float">
            <text:p>0.3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485" calcext:value-type="float">
            <text:p>668.485</text:p>
          </table:table-cell>
          <table:table-cell office:value-type="float" office:value="0.1" calcext:value-type="float">
            <text:p>0.1</text:p>
          </table:table-cell>
          <table:table-cell office:value-type="float" office:value="0.264" calcext:value-type="float">
            <text:p>0.264</text:p>
          </table:table-cell>
          <table:table-cell office:value-type="float" office:value="0.389" calcext:value-type="float">
            <text:p>0.3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658" calcext:value-type="float">
            <text:p>668.658</text:p>
          </table:table-cell>
          <table:table-cell office:value-type="float" office:value="0.099" calcext:value-type="float">
            <text:p>0.099</text:p>
          </table:table-cell>
          <table:table-cell office:value-type="float" office:value="0.261" calcext:value-type="float">
            <text:p>0.261</text:p>
          </table:table-cell>
          <table:table-cell office:value-type="float" office:value="0.385" calcext:value-type="float">
            <text:p>0.3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831" calcext:value-type="float">
            <text:p>668.831</text:p>
          </table:table-cell>
          <table:table-cell office:value-type="float" office:value="0.099" calcext:value-type="float">
            <text:p>0.099</text:p>
          </table:table-cell>
          <table:table-cell office:value-type="float" office:value="0.258" calcext:value-type="float">
            <text:p>0.258</text:p>
          </table:table-cell>
          <table:table-cell office:value-type="float" office:value="0.38" calcext:value-type="float">
            <text:p>0.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004" calcext:value-type="float">
            <text:p>669.0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255" calcext:value-type="float">
            <text:p>0.255</text:p>
          </table:table-cell>
          <table:table-cell office:value-type="float" office:value="0.375" calcext:value-type="float">
            <text:p>0.3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177" calcext:value-type="float">
            <text:p>669.177</text:p>
          </table:table-cell>
          <table:table-cell office:value-type="float" office:value="0.097" calcext:value-type="float">
            <text:p>0.097</text:p>
          </table:table-cell>
          <table:table-cell office:value-type="float" office:value="0.252" calcext:value-type="float">
            <text:p>0.252</text:p>
          </table:table-cell>
          <table:table-cell office:value-type="float" office:value="0.37" calcext:value-type="float">
            <text:p>0.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35" calcext:value-type="float">
            <text:p>669.35</text:p>
          </table:table-cell>
          <table:table-cell office:value-type="float" office:value="0.097" calcext:value-type="float">
            <text:p>0.097</text:p>
          </table:table-cell>
          <table:table-cell office:value-type="float" office:value="0.25" calcext:value-type="float">
            <text:p>0.25</text:p>
          </table:table-cell>
          <table:table-cell office:value-type="float" office:value="0.365" calcext:value-type="float">
            <text:p>0.3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523" calcext:value-type="float">
            <text:p>669.523</text:p>
          </table:table-cell>
          <table:table-cell office:value-type="float" office:value="0.096" calcext:value-type="float">
            <text:p>0.096</text:p>
          </table:table-cell>
          <table:table-cell office:value-type="float" office:value="0.247" calcext:value-type="float">
            <text:p>0.247</text:p>
          </table:table-cell>
          <table:table-cell office:value-type="float" office:value="0.36" calcext:value-type="float">
            <text:p>0.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696" calcext:value-type="float">
            <text:p>669.6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243" calcext:value-type="float">
            <text:p>0.243</text:p>
          </table:table-cell>
          <table:table-cell office:value-type="float" office:value="0.355" calcext:value-type="float">
            <text:p>0.3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869" calcext:value-type="float">
            <text:p>669.869</text:p>
          </table:table-cell>
          <table:table-cell office:value-type="float" office:value="0.095" calcext:value-type="float">
            <text:p>0.095</text:p>
          </table:table-cell>
          <table:table-cell office:value-type="float" office:value="0.24" calcext:value-type="float">
            <text:p>0.24</text:p>
          </table:table-cell>
          <table:table-cell office:value-type="float" office:value="0.35" calcext:value-type="float">
            <text:p>0.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042" calcext:value-type="float">
            <text:p>670.042</text:p>
          </table:table-cell>
          <table:table-cell office:value-type="float" office:value="0.094" calcext:value-type="float">
            <text:p>0.094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5" calcext:value-type="float">
            <text:p>0.3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215" calcext:value-type="float">
            <text:p>670.215</text:p>
          </table:table-cell>
          <table:table-cell office:value-type="float" office:value="0.093" calcext:value-type="float">
            <text:p>0.093</text:p>
          </table:table-cell>
          <table:table-cell office:value-type="float" office:value="0.234" calcext:value-type="float">
            <text:p>0.234</text:p>
          </table:table-cell>
          <table:table-cell office:value-type="float" office:value="0.34" calcext:value-type="float">
            <text:p>0.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388" calcext:value-type="float">
            <text:p>670.3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31" calcext:value-type="float">
            <text:p>0.231</text:p>
          </table:table-cell>
          <table:table-cell office:value-type="float" office:value="0.335" calcext:value-type="float">
            <text:p>0.3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561" calcext:value-type="float">
            <text:p>670.56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28" calcext:value-type="float">
            <text:p>0.228</text:p>
          </table:table-cell>
          <table:table-cell office:value-type="float" office:value="0.33" calcext:value-type="float">
            <text:p>0.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734" calcext:value-type="float">
            <text:p>670.734</text:p>
          </table:table-cell>
          <table:table-cell office:value-type="float" office:value="0.091" calcext:value-type="float">
            <text:p>0.091</text:p>
          </table:table-cell>
          <table:table-cell office:value-type="float" office:value="0.225" calcext:value-type="float">
            <text:p>0.225</text:p>
          </table:table-cell>
          <table:table-cell office:value-type="float" office:value="0.325" calcext:value-type="float">
            <text:p>0.3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907" calcext:value-type="float">
            <text:p>670.907</text:p>
          </table:table-cell>
          <table:table-cell office:value-type="float" office:value="0.091" calcext:value-type="float">
            <text:p>0.091</text:p>
          </table:table-cell>
          <table:table-cell office:value-type="float" office:value="0.222" calcext:value-type="float">
            <text:p>0.222</text:p>
          </table:table-cell>
          <table:table-cell office:value-type="float" office:value="0.32" calcext:value-type="float">
            <text:p>0.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08" calcext:value-type="float">
            <text:p>671.08</text:p>
          </table:table-cell>
          <table:table-cell office:value-type="float" office:value="0.09" calcext:value-type="float">
            <text:p>0.09</text:p>
          </table:table-cell>
          <table:table-cell office:value-type="float" office:value="0.218" calcext:value-type="float">
            <text:p>0.218</text:p>
          </table:table-cell>
          <table:table-cell office:value-type="float" office:value="0.315" calcext:value-type="float">
            <text:p>0.3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253" calcext:value-type="float">
            <text:p>671.253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5" calcext:value-type="float">
            <text:p>0.215</text:p>
          </table:table-cell>
          <table:table-cell office:value-type="float" office:value="0.309" calcext:value-type="float">
            <text:p>0.3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426" calcext:value-type="float">
            <text:p>671.426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2" calcext:value-type="float">
            <text:p>0.212</text:p>
          </table:table-cell>
          <table:table-cell office:value-type="float" office:value="0.304" calcext:value-type="float">
            <text:p>0.3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599" calcext:value-type="float">
            <text:p>671.599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9" calcext:value-type="float">
            <text:p>0.209</text:p>
          </table:table-cell>
          <table:table-cell office:value-type="float" office:value="0.299" calcext:value-type="float">
            <text:p>0.2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772" calcext:value-type="float">
            <text:p>671.77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6" calcext:value-type="float">
            <text:p>0.206</text:p>
          </table:table-cell>
          <table:table-cell office:value-type="float" office:value="0.294" calcext:value-type="float">
            <text:p>0.2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945" calcext:value-type="float">
            <text:p>671.945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3" calcext:value-type="float">
            <text:p>0.203</text:p>
          </table:table-cell>
          <table:table-cell office:value-type="float" office:value="0.289" calcext:value-type="float">
            <text:p>0.2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118" calcext:value-type="float">
            <text:p>672.118</text:p>
          </table:table-cell>
          <table:table-cell office:value-type="float" office:value="0.086" calcext:value-type="float">
            <text:p>0.086</text:p>
          </table:table-cell>
          <table:table-cell office:value-type="float" office:value="0.2" calcext:value-type="float">
            <text:p>0.2</text:p>
          </table:table-cell>
          <table:table-cell office:value-type="float" office:value="0.284" calcext:value-type="float">
            <text:p>0.2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291" calcext:value-type="float">
            <text:p>672.29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7" calcext:value-type="float">
            <text:p>0.197</text:p>
          </table:table-cell>
          <table:table-cell office:value-type="float" office:value="0.279" calcext:value-type="float">
            <text:p>0.2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464" calcext:value-type="float">
            <text:p>672.464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4" calcext:value-type="float">
            <text:p>0.194</text:p>
          </table:table-cell>
          <table:table-cell office:value-type="float" office:value="0.274" calcext:value-type="float">
            <text:p>0.2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637" calcext:value-type="float">
            <text:p>672.637</text:p>
          </table:table-cell>
          <table:table-cell office:value-type="float" office:value="0.084" calcext:value-type="float">
            <text:p>0.084</text:p>
          </table:table-cell>
          <table:table-cell office:value-type="float" office:value="0.192" calcext:value-type="float">
            <text:p>0.192</text:p>
          </table:table-cell>
          <table:table-cell office:value-type="float" office:value="0.27" calcext:value-type="float">
            <text:p>0.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81" calcext:value-type="float">
            <text:p>672.8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9" calcext:value-type="float">
            <text:p>0.189</text:p>
          </table:table-cell>
          <table:table-cell office:value-type="float" office:value="0.265" calcext:value-type="float">
            <text:p>0.2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983" calcext:value-type="float">
            <text:p>672.983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6" calcext:value-type="float">
            <text:p>0.186</text:p>
          </table:table-cell>
          <table:table-cell office:value-type="float" office:value="0.26" calcext:value-type="float">
            <text:p>0.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156" calcext:value-type="float">
            <text:p>673.156</text:p>
          </table:table-cell>
          <table:table-cell office:value-type="float" office:value="0.082" calcext:value-type="float">
            <text:p>0.0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256" calcext:value-type="float">
            <text:p>0.2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329" calcext:value-type="float">
            <text:p>673.329</text:p>
          </table:table-cell>
          <table:table-cell office:value-type="float" office:value="0.082" calcext:value-type="float">
            <text:p>0.082</text:p>
          </table:table-cell>
          <table:table-cell office:value-type="float" office:value="0.18" calcext:value-type="float">
            <text:p>0.18</text:p>
          </table:table-cell>
          <table:table-cell office:value-type="float" office:value="0.251" calcext:value-type="float">
            <text:p>0.2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503" calcext:value-type="float">
            <text:p>673.50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8" calcext:value-type="float">
            <text:p>0.178</text:p>
          </table:table-cell>
          <table:table-cell office:value-type="float" office:value="0.246" calcext:value-type="float">
            <text:p>0.2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676" calcext:value-type="float">
            <text:p>673.676</text:p>
          </table:table-cell>
          <table:table-cell office:value-type="float" office:value="0.08" calcext:value-type="float">
            <text:p>0.08</text:p>
          </table:table-cell>
          <table:table-cell office:value-type="float" office:value="0.175" calcext:value-type="float">
            <text:p>0.175</text:p>
          </table:table-cell>
          <table:table-cell office:value-type="float" office:value="0.242" calcext:value-type="float">
            <text:p>0.2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849" calcext:value-type="float">
            <text:p>673.849</text:p>
          </table:table-cell>
          <table:table-cell office:value-type="float" office:value="0.08" calcext:value-type="float">
            <text:p>0.08</text:p>
          </table:table-cell>
          <table:table-cell office:value-type="float" office:value="0.172" calcext:value-type="float">
            <text:p>0.172</text:p>
          </table:table-cell>
          <table:table-cell office:value-type="float" office:value="0.237" calcext:value-type="float">
            <text:p>0.2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022" calcext:value-type="float">
            <text:p>674.02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9" calcext:value-type="float">
            <text:p>0.169</text:p>
          </table:table-cell>
          <table:table-cell office:value-type="float" office:value="0.233" calcext:value-type="float">
            <text:p>0.2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195" calcext:value-type="float">
            <text:p>674.195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7" calcext:value-type="float">
            <text:p>0.167</text:p>
          </table:table-cell>
          <table:table-cell office:value-type="float" office:value="0.228" calcext:value-type="float">
            <text:p>0.2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368" calcext:value-type="float">
            <text:p>674.368</text:p>
          </table:table-cell>
          <table:table-cell office:value-type="float" office:value="0.078" calcext:value-type="float">
            <text:p>0.078</text:p>
          </table:table-cell>
          <table:table-cell office:value-type="float" office:value="0.164" calcext:value-type="float">
            <text:p>0.164</text:p>
          </table:table-cell>
          <table:table-cell office:value-type="float" office:value="0.224" calcext:value-type="float">
            <text:p>0.2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541" calcext:value-type="float">
            <text:p>674.541</text:p>
          </table:table-cell>
          <table:table-cell office:value-type="float" office:value="0.078" calcext:value-type="float">
            <text:p>0.078</text:p>
          </table:table-cell>
          <table:table-cell office:value-type="float" office:value="0.161" calcext:value-type="float">
            <text:p>0.161</text:p>
          </table:table-cell>
          <table:table-cell office:value-type="float" office:value="0.22" calcext:value-type="float">
            <text:p>0.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714" calcext:value-type="float">
            <text:p>674.714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9" calcext:value-type="float">
            <text:p>0.159</text:p>
          </table:table-cell>
          <table:table-cell office:value-type="float" office:value="0.216" calcext:value-type="float">
            <text:p>0.2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887" calcext:value-type="float">
            <text:p>674.88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6" calcext:value-type="float">
            <text:p>0.156</text:p>
          </table:table-cell>
          <table:table-cell office:value-type="float" office:value="0.211" calcext:value-type="float">
            <text:p>0.2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06" calcext:value-type="float">
            <text:p>675.06</text:p>
          </table:table-cell>
          <table:table-cell office:value-type="float" office:value="0.076" calcext:value-type="float">
            <text:p>0.076</text:p>
          </table:table-cell>
          <table:table-cell office:value-type="float" office:value="0.154" calcext:value-type="float">
            <text:p>0.154</text:p>
          </table:table-cell>
          <table:table-cell office:value-type="float" office:value="0.207" calcext:value-type="float">
            <text:p>0.2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233" calcext:value-type="float">
            <text:p>675.233</text:p>
          </table:table-cell>
          <table:table-cell office:value-type="float" office:value="0.075" calcext:value-type="float">
            <text:p>0.075</text:p>
          </table:table-cell>
          <table:table-cell office:value-type="float" office:value="0.151" calcext:value-type="float">
            <text:p>0.151</text:p>
          </table:table-cell>
          <table:table-cell office:value-type="float" office:value="0.203" calcext:value-type="float">
            <text:p>0.2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406" calcext:value-type="float">
            <text:p>675.40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99" calcext:value-type="float">
            <text:p>0.1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579" calcext:value-type="float">
            <text:p>675.579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96" calcext:value-type="float">
            <text:p>0.1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752" calcext:value-type="float">
            <text:p>675.75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92" calcext:value-type="float">
            <text:p>0.1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925" calcext:value-type="float">
            <text:p>675.925</text:p>
          </table:table-cell>
          <table:table-cell office:value-type="float" office:value="0.073" calcext:value-type="float">
            <text:p>0.07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8" calcext:value-type="float">
            <text:p>0.1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098" calcext:value-type="float">
            <text:p>676.098</text:p>
          </table:table-cell>
          <table:table-cell office:value-type="float" office:value="0.073" calcext:value-type="float">
            <text:p>0.073</text:p>
          </table:table-cell>
          <table:table-cell office:value-type="float" office:value="0.14" calcext:value-type="float">
            <text:p>0.14</text:p>
          </table:table-cell>
          <table:table-cell office:value-type="float" office:value="0.185" calcext:value-type="float">
            <text:p>0.1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271" calcext:value-type="float">
            <text:p>676.2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81" calcext:value-type="float">
            <text:p>0.1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444" calcext:value-type="float">
            <text:p>676.444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8" calcext:value-type="float">
            <text:p>0.1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617" calcext:value-type="float">
            <text:p>676.617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74" calcext:value-type="float">
            <text:p>0.1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79" calcext:value-type="float">
            <text:p>676.79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71" calcext:value-type="float">
            <text:p>0.1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963" calcext:value-type="float">
            <text:p>676.963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" calcext:value-type="float">
            <text:p>0.13</text:p>
          </table:table-cell>
          <table:table-cell office:value-type="float" office:value="0.168" calcext:value-type="float">
            <text:p>0.1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136" calcext:value-type="float">
            <text:p>677.136</text:p>
          </table:table-cell>
          <table:table-cell office:value-type="float" office:value="0.07" calcext:value-type="float">
            <text:p>0.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5" calcext:value-type="float">
            <text:p>0.1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309" calcext:value-type="float">
            <text:p>677.309</text:p>
          </table:table-cell>
          <table:table-cell office:value-type="float" office:value="0.07" calcext:value-type="float">
            <text:p>0.0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2" calcext:value-type="float">
            <text:p>0.1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482" calcext:value-type="float">
            <text:p>677.48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9" calcext:value-type="float">
            <text:p>0.1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656" calcext:value-type="float">
            <text:p>677.65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6" calcext:value-type="float">
            <text:p>0.1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829" calcext:value-type="float">
            <text:p>677.82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002" calcext:value-type="float">
            <text:p>678.00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175" calcext:value-type="float">
            <text:p>678.17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348" calcext:value-type="float">
            <text:p>678.34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521" calcext:value-type="float">
            <text:p>678.52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3" calcext:value-type="float">
            <text:p>0.1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694" calcext:value-type="float">
            <text:p>678.69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867" calcext:value-type="float">
            <text:p>678.86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04" calcext:value-type="float">
            <text:p>679.0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" calcext:value-type="float">
            <text:p>0.11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213" calcext:value-type="float">
            <text:p>679.21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386" calcext:value-type="float">
            <text:p>679.38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559" calcext:value-type="float">
            <text:p>679.5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732" calcext:value-type="float">
            <text:p>679.73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905" calcext:value-type="float">
            <text:p>679.9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078" calcext:value-type="float">
            <text:p>680.07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251" calcext:value-type="float">
            <text:p>680.25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425" calcext:value-type="float">
            <text:p>680.425</text:p>
          </table:table-cell>
          <table:table-cell office:value-type="float" office:value="0.064" calcext:value-type="float">
            <text:p>0.064</text:p>
          </table:table-cell>
          <table:table-cell office:value-type="float" office:value="0.1" calcext:value-type="float">
            <text:p>0.1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598" calcext:value-type="float">
            <text:p>680.59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771" calcext:value-type="float">
            <text:p>680.77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944" calcext:value-type="float">
            <text:p>680.94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117" calcext:value-type="float">
            <text:p>681.11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29" calcext:value-type="float">
            <text:p>681.2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463" calcext:value-type="float">
            <text:p>681.46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636" calcext:value-type="float">
            <text:p>681.63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809" calcext:value-type="float">
            <text:p>681.80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6" calcext:value-type="float">
            <text:p>0.1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982" calcext:value-type="float">
            <text:p>681.98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5" calcext:value-type="float">
            <text:p>0.1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155" calcext:value-type="float">
            <text:p>682.15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3" calcext:value-type="float">
            <text:p>0.1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328" calcext:value-type="float">
            <text:p>682.32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" calcext:value-type="float">
            <text:p>0.09</text:p>
          </table:table-cell>
          <table:table-cell office:value-type="float" office:value="0.102" calcext:value-type="float">
            <text:p>0.1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501" calcext:value-type="float">
            <text:p>682.50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1" calcext:value-type="float">
            <text:p>0.1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675" calcext:value-type="float">
            <text:p>682.67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9" calcext:value-type="float">
            <text:p>0.0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848" calcext:value-type="float">
            <text:p>682.84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021" calcext:value-type="float">
            <text:p>683.02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7" calcext:value-type="float">
            <text:p>0.0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194" calcext:value-type="float">
            <text:p>683.19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367" calcext:value-type="float">
            <text:p>683.36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5" calcext:value-type="float">
            <text:p>0.0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54" calcext:value-type="float">
            <text:p>683.5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4" calcext:value-type="float">
            <text:p>0.0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713" calcext:value-type="float">
            <text:p>683.713</text:p>
          </table:table-cell>
          <table:table-cell office:value-type="float" office:value="0.06" calcext:value-type="float">
            <text:p>0.0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3" calcext:value-type="float">
            <text:p>0.0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886" calcext:value-type="float">
            <text:p>683.886</text:p>
          </table:table-cell>
          <table:table-cell office:value-type="float" office:value="0.06" calcext:value-type="float">
            <text:p>0.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2" calcext:value-type="float">
            <text:p>0.0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059" calcext:value-type="float">
            <text:p>684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232" calcext:value-type="float">
            <text:p>684.232</text:p>
          </table:table-cell>
          <table:table-cell office:value-type="float" office:value="0.06" calcext:value-type="float">
            <text:p>0.0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405" calcext:value-type="float">
            <text:p>684.405</text:p>
          </table:table-cell>
          <table:table-cell office:value-type="float" office:value="0.06" calcext:value-type="float">
            <text:p>0.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" calcext:value-type="float">
            <text:p>0.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579" calcext:value-type="float">
            <text:p>684.579</text:p>
          </table:table-cell>
          <table:table-cell office:value-type="float" office:value="0.06" calcext:value-type="float">
            <text:p>0.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9" calcext:value-type="float">
            <text:p>0.0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752" calcext:value-type="float">
            <text:p>684.752</text:p>
          </table:table-cell>
          <table:table-cell office:value-type="float" office:value="0.06" calcext:value-type="float">
            <text:p>0.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8" calcext:value-type="float">
            <text:p>0.0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925" calcext:value-type="float">
            <text:p>684.925</text:p>
          </table:table-cell>
          <table:table-cell office:value-type="float" office:value="0.06" calcext:value-type="float">
            <text:p>0.0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8" calcext:value-type="float">
            <text:p>0.0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098" calcext:value-type="float">
            <text:p>685.098</text:p>
          </table:table-cell>
          <table:table-cell office:value-type="float" office:value="0.06" calcext:value-type="float">
            <text:p>0.0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7" calcext:value-type="float">
            <text:p>0.0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271" calcext:value-type="float">
            <text:p>685.27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" calcext:value-type="float">
            <text:p>0.08</text:p>
          </table:table-cell>
          <table:table-cell office:value-type="float" office:value="0.086" calcext:value-type="float">
            <text:p>0.0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444" calcext:value-type="float">
            <text:p>685.444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" calcext:value-type="float">
            <text:p>0.08</text:p>
          </table:table-cell>
          <table:table-cell office:value-type="float" office:value="0.086" calcext:value-type="float">
            <text:p>0.0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617" calcext:value-type="float">
            <text:p>685.61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5" calcext:value-type="float">
            <text:p>0.0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79" calcext:value-type="float">
            <text:p>685.7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4" calcext:value-type="float">
            <text:p>0.0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963" calcext:value-type="float">
            <text:p>685.96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4" calcext:value-type="float">
            <text:p>0.0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136" calcext:value-type="float">
            <text:p>686.13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3" calcext:value-type="float">
            <text:p>0.0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31" calcext:value-type="float">
            <text:p>686.3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2" calcext:value-type="float">
            <text:p>0.0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483" calcext:value-type="float">
            <text:p>686.48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2" calcext:value-type="float">
            <text:p>0.0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656" calcext:value-type="float">
            <text:p>686.6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1" calcext:value-type="float">
            <text:p>0.0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829" calcext:value-type="float">
            <text:p>686.82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1" calcext:value-type="float">
            <text:p>0.0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002" calcext:value-type="float">
            <text:p>687.00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" calcext:value-type="float">
            <text:p>0.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175" calcext:value-type="float">
            <text:p>687.17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" calcext:value-type="float">
            <text:p>0.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348" calcext:value-type="float">
            <text:p>687.3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9" calcext:value-type="float">
            <text:p>0.0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521" calcext:value-type="float">
            <text:p>687.52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9" calcext:value-type="float">
            <text:p>0.0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694" calcext:value-type="float">
            <text:p>687.69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8" calcext:value-type="float">
            <text:p>0.0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867" calcext:value-type="float">
            <text:p>687.86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8" calcext:value-type="float">
            <text:p>0.0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041" calcext:value-type="float">
            <text:p>688.04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8" calcext:value-type="float">
            <text:p>0.0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214" calcext:value-type="float">
            <text:p>688.21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7" calcext:value-type="float">
            <text:p>0.0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387" calcext:value-type="float">
            <text:p>688.38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7" calcext:value-type="float">
            <text:p>0.0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56" calcext:value-type="float">
            <text:p>688.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7" calcext:value-type="float">
            <text:p>0.0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733" calcext:value-type="float">
            <text:p>688.73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906" calcext:value-type="float">
            <text:p>688.90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079" calcext:value-type="float">
            <text:p>689.07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252" calcext:value-type="float">
            <text:p>689.25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426" calcext:value-type="float">
            <text:p>689.42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599" calcext:value-type="float">
            <text:p>689.59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5" calcext:value-type="float">
            <text:p>0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772" calcext:value-type="float">
            <text:p>689.77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5" calcext:value-type="float">
            <text:p>0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945" calcext:value-type="float">
            <text:p>689.94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118" calcext:value-type="float">
            <text:p>690.11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291" calcext:value-type="float">
            <text:p>690.29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464" calcext:value-type="float">
            <text:p>690.46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637" calcext:value-type="float">
            <text:p>690.63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811" calcext:value-type="float">
            <text:p>690.81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984" calcext:value-type="float">
            <text:p>690.98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157" calcext:value-type="float">
            <text:p>691.157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33" calcext:value-type="float">
            <text:p>691.33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503" calcext:value-type="float">
            <text:p>691.503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676" calcext:value-type="float">
            <text:p>691.676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849" calcext:value-type="float">
            <text:p>691.84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022" calcext:value-type="float">
            <text:p>692.022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196" calcext:value-type="float">
            <text:p>692.196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369" calcext:value-type="float">
            <text:p>692.369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542" calcext:value-type="float">
            <text:p>692.542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715" calcext:value-type="float">
            <text:p>692.715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888" calcext:value-type="float">
            <text:p>692.888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061" calcext:value-type="float">
            <text:p>693.061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234" calcext:value-type="float">
            <text:p>693.234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408" calcext:value-type="float">
            <text:p>693.40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581" calcext:value-type="float">
            <text:p>693.58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754" calcext:value-type="float">
            <text:p>693.7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927" calcext:value-type="float">
            <text:p>693.92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1" calcext:value-type="float">
            <text:p>694.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273" calcext:value-type="float">
            <text:p>694.27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447" calcext:value-type="float">
            <text:p>694.44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62" calcext:value-type="float">
            <text:p>694.6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793" calcext:value-type="float">
            <text:p>694.79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966" calcext:value-type="float">
            <text:p>694.96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139" calcext:value-type="float">
            <text:p>695.13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312" calcext:value-type="float">
            <text:p>695.31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485" calcext:value-type="float">
            <text:p>695.48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659" calcext:value-type="float">
            <text:p>695.65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832" calcext:value-type="float">
            <text:p>695.83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005" calcext:value-type="float">
            <text:p>696.00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178" calcext:value-type="float">
            <text:p>696.17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351" calcext:value-type="float">
            <text:p>696.35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524" calcext:value-type="float">
            <text:p>696.524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" calcext:value-type="float">
            <text:p>0.07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698" calcext:value-type="float">
            <text:p>696.69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" calcext:value-type="float">
            <text:p>0.07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871" calcext:value-type="float">
            <text:p>696.87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" calcext:value-type="float">
            <text:p>0.07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044" calcext:value-type="float">
            <text:p>697.044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217" calcext:value-type="float">
            <text:p>697.21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39" calcext:value-type="float">
            <text:p>697.3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563" calcext:value-type="float">
            <text:p>697.56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737" calcext:value-type="float">
            <text:p>697.73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91" calcext:value-type="float">
            <text:p>697.9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083" calcext:value-type="float">
            <text:p>698.08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256" calcext:value-type="float">
            <text:p>698.2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429" calcext:value-type="float">
            <text:p>698.429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602" calcext:value-type="float">
            <text:p>698.602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776" calcext:value-type="float">
            <text:p>698.776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949" calcext:value-type="float">
            <text:p>698.9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122" calcext:value-type="float">
            <text:p>699.12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295" calcext:value-type="float">
            <text:p>699.29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468" calcext:value-type="float">
            <text:p>699.46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641" calcext:value-type="float">
            <text:p>699.64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815" calcext:value-type="float">
            <text:p>699.81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988" calcext:value-type="float">
            <text:p>699.98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161" calcext:value-type="float">
            <text:p>700.16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334" calcext:value-type="float">
            <text:p>700.33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507" calcext:value-type="float">
            <text:p>700.50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681" calcext:value-type="float">
            <text:p>700.68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854" calcext:value-type="float">
            <text:p>700.8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027" calcext:value-type="float">
            <text:p>701.02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2" calcext:value-type="float">
            <text:p>701.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373" calcext:value-type="float">
            <text:p>701.37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547" calcext:value-type="float">
            <text:p>701.54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72" calcext:value-type="float">
            <text:p>701.7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893" calcext:value-type="float">
            <text:p>701.89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066" calcext:value-type="float">
            <text:p>702.06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239" calcext:value-type="float">
            <text:p>702.23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413" calcext:value-type="float">
            <text:p>702.41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586" calcext:value-type="float">
            <text:p>702.58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759" calcext:value-type="float">
            <text:p>702.75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932" calcext:value-type="float">
            <text:p>702.93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105" calcext:value-type="float">
            <text:p>703.10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279" calcext:value-type="float">
            <text:p>703.27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452" calcext:value-type="float">
            <text:p>703.45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625" calcext:value-type="float">
            <text:p>703.6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798" calcext:value-type="float">
            <text:p>703.79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971" calcext:value-type="float">
            <text:p>703.97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145" calcext:value-type="float">
            <text:p>704.14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318" calcext:value-type="float">
            <text:p>704.31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491" calcext:value-type="float">
            <text:p>704.49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664" calcext:value-type="float">
            <text:p>704.66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837" calcext:value-type="float">
            <text:p>704.83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011" calcext:value-type="float">
            <text:p>705.01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184" calcext:value-type="float">
            <text:p>705.18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357" calcext:value-type="float">
            <text:p>705.35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53" calcext:value-type="float">
            <text:p>705.5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703" calcext:value-type="float">
            <text:p>705.70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877" calcext:value-type="float">
            <text:p>705.87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05" calcext:value-type="float">
            <text:p>706.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223" calcext:value-type="float">
            <text:p>706.22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396" calcext:value-type="float">
            <text:p>706.39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57" calcext:value-type="float">
            <text:p>706.5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743" calcext:value-type="float">
            <text:p>706.74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916" calcext:value-type="float">
            <text:p>706.91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089" calcext:value-type="float">
            <text:p>707.08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262" calcext:value-type="float">
            <text:p>707.26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436" calcext:value-type="float">
            <text:p>707.43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609" calcext:value-type="float">
            <text:p>707.60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782" calcext:value-type="float">
            <text:p>707.78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955" calcext:value-type="float">
            <text:p>707.95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129" calcext:value-type="float">
            <text:p>708.12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302" calcext:value-type="float">
            <text:p>708.30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475" calcext:value-type="float">
            <text:p>708.47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648" calcext:value-type="float">
            <text:p>708.64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821" calcext:value-type="float">
            <text:p>708.82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995" calcext:value-type="float">
            <text:p>708.99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168" calcext:value-type="float">
            <text:p>709.1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341" calcext:value-type="float">
            <text:p>709.34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514" calcext:value-type="float">
            <text:p>709.51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688" calcext:value-type="float">
            <text:p>709.68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861" calcext:value-type="float">
            <text:p>709.86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034" calcext:value-type="float">
            <text:p>710.03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207" calcext:value-type="float">
            <text:p>710.20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381" calcext:value-type="float">
            <text:p>710.38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554" calcext:value-type="float">
            <text:p>710.55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727" calcext:value-type="float">
            <text:p>710.7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9" calcext:value-type="float">
            <text:p>710.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074" calcext:value-type="float">
            <text:p>711.07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247" calcext:value-type="float">
            <text:p>711.2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42" calcext:value-type="float">
            <text:p>711.4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593" calcext:value-type="float">
            <text:p>711.59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767" calcext:value-type="float">
            <text:p>711.76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94" calcext:value-type="float">
            <text:p>711.9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113" calcext:value-type="float">
            <text:p>712.1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286" calcext:value-type="float">
            <text:p>712.28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46" calcext:value-type="float">
            <text:p>712.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633" calcext:value-type="float">
            <text:p>712.63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806" calcext:value-type="float">
            <text:p>712.80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979" calcext:value-type="float">
            <text:p>712.97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153" calcext:value-type="float">
            <text:p>713.15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326" calcext:value-type="float">
            <text:p>713.3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499" calcext:value-type="float">
            <text:p>713.4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672" calcext:value-type="float">
            <text:p>713.67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846" calcext:value-type="float">
            <text:p>713.8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019" calcext:value-type="float">
            <text:p>714.01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192" calcext:value-type="float">
            <text:p>714.19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366" calcext:value-type="float">
            <text:p>714.36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539" calcext:value-type="float">
            <text:p>714.5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712" calcext:value-type="float">
            <text:p>714.71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885" calcext:value-type="float">
            <text:p>714.88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059" calcext:value-type="float">
            <text:p>715.05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232" calcext:value-type="float">
            <text:p>715.2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405" calcext:value-type="float">
            <text:p>715.4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578" calcext:value-type="float">
            <text:p>715.57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752" calcext:value-type="float">
            <text:p>715.75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925" calcext:value-type="float">
            <text:p>715.9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098" calcext:value-type="float">
            <text:p>716.09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271" calcext:value-type="float">
            <text:p>716.27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445" calcext:value-type="float">
            <text:p>716.44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618" calcext:value-type="float">
            <text:p>716.61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791" calcext:value-type="float">
            <text:p>716.79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965" calcext:value-type="float">
            <text:p>716.96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138" calcext:value-type="float">
            <text:p>717.1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311" calcext:value-type="float">
            <text:p>717.31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484" calcext:value-type="float">
            <text:p>717.4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658" calcext:value-type="float">
            <text:p>717.6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831" calcext:value-type="float">
            <text:p>717.8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004" calcext:value-type="float">
            <text:p>718.00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178" calcext:value-type="float">
            <text:p>718.1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351" calcext:value-type="float">
            <text:p>718.35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524" calcext:value-type="float">
            <text:p>718.52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697" calcext:value-type="float">
            <text:p>718.69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871" calcext:value-type="float">
            <text:p>718.87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044" calcext:value-type="float">
            <text:p>719.04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217" calcext:value-type="float">
            <text:p>719.2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391" calcext:value-type="float">
            <text:p>719.39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" calcext:value-type="float">
            <text:p>0.0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564" calcext:value-type="float">
            <text:p>719.5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737" calcext:value-type="float">
            <text:p>719.73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911" calcext:value-type="float">
            <text:p>719.91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084" calcext:value-type="float">
            <text:p>720.08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257" calcext:value-type="float">
            <text:p>720.25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43" calcext:value-type="float">
            <text:p>720.4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604" calcext:value-type="float">
            <text:p>720.6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777" calcext:value-type="float">
            <text:p>720.77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95" calcext:value-type="float">
            <text:p>720.95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124" calcext:value-type="float">
            <text:p>721.12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297" calcext:value-type="float">
            <text:p>721.29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47" calcext:value-type="float">
            <text:p>721.4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644" calcext:value-type="float">
            <text:p>721.64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817" calcext:value-type="float">
            <text:p>721.81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99" calcext:value-type="float">
            <text:p>721.9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163" calcext:value-type="float">
            <text:p>722.16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337" calcext:value-type="float">
            <text:p>722.33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51" calcext:value-type="float">
            <text:p>722.5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683" calcext:value-type="float">
            <text:p>722.68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857" calcext:value-type="float">
            <text:p>722.85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03" calcext:value-type="float">
            <text:p>723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203" calcext:value-type="float">
            <text:p>723.2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377" calcext:value-type="float">
            <text:p>723.37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55" calcext:value-type="float">
            <text:p>723.55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723" calcext:value-type="float">
            <text:p>723.723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897" calcext:value-type="float">
            <text:p>723.897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07" calcext:value-type="float">
            <text:p>724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243" calcext:value-type="float">
            <text:p>724.243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417" calcext:value-type="float">
            <text:p>724.417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59" calcext:value-type="float">
            <text:p>724.59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763" calcext:value-type="float">
            <text:p>724.763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937" calcext:value-type="float">
            <text:p>724.937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11" calcext:value-type="float">
            <text:p>725.1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283" calcext:value-type="float">
            <text:p>725.28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457" calcext:value-type="float">
            <text:p>725.45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63" calcext:value-type="float">
            <text:p>725.6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803" calcext:value-type="float">
            <text:p>725.80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977" calcext:value-type="float">
            <text:p>725.97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15" calcext:value-type="float">
            <text:p>726.1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323" calcext:value-type="float">
            <text:p>726.32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497" calcext:value-type="float">
            <text:p>726.49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67" calcext:value-type="float">
            <text:p>726.6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843" calcext:value-type="float">
            <text:p>726.84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017" calcext:value-type="float">
            <text:p>727.01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19" calcext:value-type="float">
            <text:p>727.1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363" calcext:value-type="float">
            <text:p>727.36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537" calcext:value-type="float">
            <text:p>727.53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71" calcext:value-type="float">
            <text:p>727.7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883" calcext:value-type="float">
            <text:p>727.88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057" calcext:value-type="float">
            <text:p>728.05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23" calcext:value-type="float">
            <text:p>728.2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403" calcext:value-type="float">
            <text:p>728.40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577" calcext:value-type="float">
            <text:p>728.57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75" calcext:value-type="float">
            <text:p>728.7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923" calcext:value-type="float">
            <text:p>728.92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097" calcext:value-type="float">
            <text:p>729.09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27" calcext:value-type="float">
            <text:p>729.2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443" calcext:value-type="float">
            <text:p>729.44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617" calcext:value-type="float">
            <text:p>729.61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79" calcext:value-type="float">
            <text:p>729.7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963" calcext:value-type="float">
            <text:p>729.96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137" calcext:value-type="float">
            <text:p>730.1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31" calcext:value-type="float">
            <text:p>730.3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484" calcext:value-type="float">
            <text:p>730.48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657" calcext:value-type="float">
            <text:p>730.65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83" calcext:value-type="float">
            <text:p>730.8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004" calcext:value-type="float">
            <text:p>731.00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177" calcext:value-type="float">
            <text:p>731.17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35" calcext:value-type="float">
            <text:p>731.3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524" calcext:value-type="float">
            <text:p>731.52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697" calcext:value-type="float">
            <text:p>731.69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87" calcext:value-type="float">
            <text:p>731.8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044" calcext:value-type="float">
            <text:p>732.04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217" calcext:value-type="float">
            <text:p>732.21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391" calcext:value-type="float">
            <text:p>732.39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564" calcext:value-type="float">
            <text:p>732.56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737" calcext:value-type="float">
            <text:p>732.7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911" calcext:value-type="float">
            <text:p>732.91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084" calcext:value-type="float">
            <text:p>733.08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257" calcext:value-type="float">
            <text:p>733.25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431" calcext:value-type="float">
            <text:p>733.43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604" calcext:value-type="float">
            <text:p>733.60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778" calcext:value-type="float">
            <text:p>733.77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951" calcext:value-type="float">
            <text:p>733.95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124" calcext:value-type="float">
            <text:p>734.12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298" calcext:value-type="float">
            <text:p>734.29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471" calcext:value-type="float">
            <text:p>734.47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644" calcext:value-type="float">
            <text:p>734.64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818" calcext:value-type="float">
            <text:p>734.81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991" calcext:value-type="float">
            <text:p>734.99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165" calcext:value-type="float">
            <text:p>735.16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338" calcext:value-type="float">
            <text:p>735.33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511" calcext:value-type="float">
            <text:p>735.51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685" calcext:value-type="float">
            <text:p>735.68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858" calcext:value-type="float">
            <text:p>735.85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032" calcext:value-type="float">
            <text:p>736.03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205" calcext:value-type="float">
            <text:p>736.20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378" calcext:value-type="float">
            <text:p>736.37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552" calcext:value-type="float">
            <text:p>736.55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725" calcext:value-type="float">
            <text:p>736.72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899" calcext:value-type="float">
            <text:p>736.89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072" calcext:value-type="float">
            <text:p>737.07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245" calcext:value-type="float">
            <text:p>737.24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419" calcext:value-type="float">
            <text:p>737.41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592" calcext:value-type="float">
            <text:p>737.59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766" calcext:value-type="float">
            <text:p>737.76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939" calcext:value-type="float">
            <text:p>737.93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112" calcext:value-type="float">
            <text:p>738.11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286" calcext:value-type="float">
            <text:p>738.28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459" calcext:value-type="float">
            <text:p>738.45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633" calcext:value-type="float">
            <text:p>738.63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806" calcext:value-type="float">
            <text:p>738.80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979" calcext:value-type="float">
            <text:p>738.97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153" calcext:value-type="float">
            <text:p>739.15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326" calcext:value-type="float">
            <text:p>739.32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5" calcext:value-type="float">
            <text:p>739.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673" calcext:value-type="float">
            <text:p>739.67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846" calcext:value-type="float">
            <text:p>739.8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02" calcext:value-type="float">
            <text:p>740.0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193" calcext:value-type="float">
            <text:p>740.19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367" calcext:value-type="float">
            <text:p>740.36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54" calcext:value-type="float">
            <text:p>740.5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713" calcext:value-type="float">
            <text:p>740.71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887" calcext:value-type="float">
            <text:p>740.88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06" calcext:value-type="float">
            <text:p>741.0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234" calcext:value-type="float">
            <text:p>741.23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407" calcext:value-type="float">
            <text:p>741.40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581" calcext:value-type="float">
            <text:p>741.58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754" calcext:value-type="float">
            <text:p>741.75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927" calcext:value-type="float">
            <text:p>741.92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101" calcext:value-type="float">
            <text:p>742.10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274" calcext:value-type="float">
            <text:p>742.27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448" calcext:value-type="float">
            <text:p>742.44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621" calcext:value-type="float">
            <text:p>742.62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795" calcext:value-type="float">
            <text:p>742.79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968" calcext:value-type="float">
            <text:p>742.96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141" calcext:value-type="float">
            <text:p>743.14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315" calcext:value-type="float">
            <text:p>743.31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488" calcext:value-type="float">
            <text:p>743.48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662" calcext:value-type="float">
            <text:p>743.66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835" calcext:value-type="float">
            <text:p>743.83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009" calcext:value-type="float">
            <text:p>744.00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182" calcext:value-type="float">
            <text:p>744.18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355" calcext:value-type="float">
            <text:p>744.35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529" calcext:value-type="float">
            <text:p>744.52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702" calcext:value-type="float">
            <text:p>744.70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876" calcext:value-type="float">
            <text:p>744.87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049" calcext:value-type="float">
            <text:p>745.04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223" calcext:value-type="float">
            <text:p>745.22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396" calcext:value-type="float">
            <text:p>745.39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57" calcext:value-type="float">
            <text:p>745.5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743" calcext:value-type="float">
            <text:p>745.74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916" calcext:value-type="float">
            <text:p>745.91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09" calcext:value-type="float">
            <text:p>746.0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263" calcext:value-type="float">
            <text:p>746.26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437" calcext:value-type="float">
            <text:p>746.43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61" calcext:value-type="float">
            <text:p>746.6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784" calcext:value-type="float">
            <text:p>746.78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957" calcext:value-type="float">
            <text:p>746.95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131" calcext:value-type="float">
            <text:p>747.13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304" calcext:value-type="float">
            <text:p>747.30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478" calcext:value-type="float">
            <text:p>747.47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651" calcext:value-type="float">
            <text:p>747.65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824" calcext:value-type="float">
            <text:p>747.82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998" calcext:value-type="float">
            <text:p>747.99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171" calcext:value-type="float">
            <text:p>748.17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345" calcext:value-type="float">
            <text:p>748.345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518" calcext:value-type="float">
            <text:p>748.518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692" calcext:value-type="float">
            <text:p>748.69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865" calcext:value-type="float">
            <text:p>748.865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039" calcext:value-type="float">
            <text:p>749.03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212" calcext:value-type="float">
            <text:p>749.21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386" calcext:value-type="float">
            <text:p>749.386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559" calcext:value-type="float">
            <text:p>749.559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733" calcext:value-type="float">
            <text:p>749.733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906" calcext:value-type="float">
            <text:p>749.9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08" calcext:value-type="float">
            <text:p>75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253" calcext:value-type="float">
            <text:p>750.253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426" calcext:value-type="float">
            <text:p>750.426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6" calcext:value-type="float">
            <text:p>750.6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773" calcext:value-type="float">
            <text:p>750.773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947" calcext:value-type="float">
            <text:p>750.947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12" calcext:value-type="float">
            <text:p>75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294" calcext:value-type="float">
            <text:p>751.294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467" calcext:value-type="float">
            <text:p>751.467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641" calcext:value-type="float">
            <text:p>751.641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814" calcext:value-type="float">
            <text:p>751.814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988" calcext:value-type="float">
            <text:p>751.988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161" calcext:value-type="float">
            <text:p>752.161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335" calcext:value-type="float">
            <text:p>752.3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508" calcext:value-type="float">
            <text:p>752.5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682" calcext:value-type="float">
            <text:p>752.6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855" calcext:value-type="float">
            <text:p>752.85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029" calcext:value-type="float">
            <text:p>753.0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202" calcext:value-type="float">
            <text:p>753.20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376" calcext:value-type="float">
            <text:p>753.37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549" calcext:value-type="float">
            <text:p>753.5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723" calcext:value-type="float">
            <text:p>753.72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896" calcext:value-type="float">
            <text:p>753.89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07" calcext:value-type="float">
            <text:p>754.0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243" calcext:value-type="float">
            <text:p>754.24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417" calcext:value-type="float">
            <text:p>754.4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59" calcext:value-type="float">
            <text:p>754.5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764" calcext:value-type="float">
            <text:p>754.7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937" calcext:value-type="float">
            <text:p>754.93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111" calcext:value-type="float">
            <text:p>755.11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284" calcext:value-type="float">
            <text:p>755.28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458" calcext:value-type="float">
            <text:p>755.45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631" calcext:value-type="float">
            <text:p>755.6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805" calcext:value-type="float">
            <text:p>755.8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978" calcext:value-type="float">
            <text:p>755.9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152" calcext:value-type="float">
            <text:p>756.1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325" calcext:value-type="float">
            <text:p>756.32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499" calcext:value-type="float">
            <text:p>756.49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672" calcext:value-type="float">
            <text:p>756.67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846" calcext:value-type="float">
            <text:p>756.84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019" calcext:value-type="float">
            <text:p>757.01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193" calcext:value-type="float">
            <text:p>757.19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366" calcext:value-type="float">
            <text:p>757.3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54" calcext:value-type="float">
            <text:p>757.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713" calcext:value-type="float">
            <text:p>757.71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887" calcext:value-type="float">
            <text:p>757.8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06" calcext:value-type="float">
            <text:p>758.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234" calcext:value-type="float">
            <text:p>758.23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407" calcext:value-type="float">
            <text:p>758.40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581" calcext:value-type="float">
            <text:p>758.58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754" calcext:value-type="float">
            <text:p>758.7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928" calcext:value-type="float">
            <text:p>758.9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101" calcext:value-type="float">
            <text:p>759.10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275" calcext:value-type="float">
            <text:p>759.27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448" calcext:value-type="float">
            <text:p>759.44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622" calcext:value-type="float">
            <text:p>759.62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795" calcext:value-type="float">
            <text:p>759.79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969" calcext:value-type="float">
            <text:p>759.9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143" calcext:value-type="float">
            <text:p>760.14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316" calcext:value-type="float">
            <text:p>760.3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49" calcext:value-type="float">
            <text:p>760.4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663" calcext:value-type="float">
            <text:p>760.66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837" calcext:value-type="float">
            <text:p>760.83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01" calcext:value-type="float">
            <text:p>761.0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184" calcext:value-type="float">
            <text:p>761.1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357" calcext:value-type="float">
            <text:p>761.35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531" calcext:value-type="float">
            <text:p>761.5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704" calcext:value-type="float">
            <text:p>761.70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878" calcext:value-type="float">
            <text:p>761.87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051" calcext:value-type="float">
            <text:p>762.0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225" calcext:value-type="float">
            <text:p>762.2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399" calcext:value-type="float">
            <text:p>762.3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572" calcext:value-type="float">
            <text:p>762.57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746" calcext:value-type="float">
            <text:p>762.7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919" calcext:value-type="float">
            <text:p>762.91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093" calcext:value-type="float">
            <text:p>763.09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266" calcext:value-type="float">
            <text:p>763.26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44" calcext:value-type="float">
            <text:p>763.4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613" calcext:value-type="float">
            <text:p>763.6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787" calcext:value-type="float">
            <text:p>763.78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96" calcext:value-type="float">
            <text:p>763.9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134" calcext:value-type="float">
            <text:p>764.13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308" calcext:value-type="float">
            <text:p>764.3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481" calcext:value-type="float">
            <text:p>764.48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655" calcext:value-type="float">
            <text:p>764.65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828" calcext:value-type="float">
            <text:p>764.82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002" calcext:value-type="float">
            <text:p>765.00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175" calcext:value-type="float">
            <text:p>765.17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349" calcext:value-type="float">
            <text:p>765.34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522" calcext:value-type="float">
            <text:p>765.52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696" calcext:value-type="float">
            <text:p>765.69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87" calcext:value-type="float">
            <text:p>765.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043" calcext:value-type="float">
            <text:p>766.04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217" calcext:value-type="float">
            <text:p>766.21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39" calcext:value-type="float">
            <text:p>766.3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564" calcext:value-type="float">
            <text:p>766.56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737" calcext:value-type="float">
            <text:p>766.73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911" calcext:value-type="float">
            <text:p>766.91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085" calcext:value-type="float">
            <text:p>767.08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258" calcext:value-type="float">
            <text:p>767.25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432" calcext:value-type="float">
            <text:p>767.4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605" calcext:value-type="float">
            <text:p>767.60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779" calcext:value-type="float">
            <text:p>767.77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952" calcext:value-type="float">
            <text:p>767.9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126" calcext:value-type="float">
            <text:p>768.12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3" calcext:value-type="float">
            <text:p>768.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473" calcext:value-type="float">
            <text:p>768.4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647" calcext:value-type="float">
            <text:p>768.6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82" calcext:value-type="float">
            <text:p>768.8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994" calcext:value-type="float">
            <text:p>768.9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167" calcext:value-type="float">
            <text:p>769.16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341" calcext:value-type="float">
            <text:p>769.34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515" calcext:value-type="float">
            <text:p>769.51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688" calcext:value-type="float">
            <text:p>769.68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862" calcext:value-type="float">
            <text:p>769.86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035" calcext:value-type="float">
            <text:p>770.03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209" calcext:value-type="float">
            <text:p>770.20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383" calcext:value-type="float">
            <text:p>770.38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556" calcext:value-type="float">
            <text:p>770.55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73" calcext:value-type="float">
            <text:p>770.7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903" calcext:value-type="float">
            <text:p>770.90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077" calcext:value-type="float">
            <text:p>771.07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25" calcext:value-type="float">
            <text:p>771.2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424" calcext:value-type="float">
            <text:p>771.42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598" calcext:value-type="float">
            <text:p>771.59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771" calcext:value-type="float">
            <text:p>771.77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945" calcext:value-type="float">
            <text:p>771.94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118" calcext:value-type="float">
            <text:p>772.11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292" calcext:value-type="float">
            <text:p>772.29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466" calcext:value-type="float">
            <text:p>772.46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639" calcext:value-type="float">
            <text:p>772.63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813" calcext:value-type="float">
            <text:p>772.81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986" calcext:value-type="float">
            <text:p>772.98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16" calcext:value-type="float">
            <text:p>773.1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334" calcext:value-type="float">
            <text:p>773.33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507" calcext:value-type="float">
            <text:p>773.50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681" calcext:value-type="float">
            <text:p>773.68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855" calcext:value-type="float">
            <text:p>773.85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028" calcext:value-type="float">
            <text:p>774.02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202" calcext:value-type="float">
            <text:p>774.20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375" calcext:value-type="float">
            <text:p>774.37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549" calcext:value-type="float">
            <text:p>774.54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723" calcext:value-type="float">
            <text:p>774.72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896" calcext:value-type="float">
            <text:p>774.89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07" calcext:value-type="float">
            <text:p>775.0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243" calcext:value-type="float">
            <text:p>775.24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417" calcext:value-type="float">
            <text:p>775.41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591" calcext:value-type="float">
            <text:p>775.59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764" calcext:value-type="float">
            <text:p>775.76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938" calcext:value-type="float">
            <text:p>775.93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112" calcext:value-type="float">
            <text:p>776.11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285" calcext:value-type="float">
            <text:p>776.28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459" calcext:value-type="float">
            <text:p>776.45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632" calcext:value-type="float">
            <text:p>776.63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806" calcext:value-type="float">
            <text:p>776.80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98" calcext:value-type="float">
            <text:p>776.9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153" calcext:value-type="float">
            <text:p>777.15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327" calcext:value-type="float">
            <text:p>777.32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501" calcext:value-type="float">
            <text:p>777.5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674" calcext:value-type="float">
            <text:p>777.67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848" calcext:value-type="float">
            <text:p>777.84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021" calcext:value-type="float">
            <text:p>778.02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195" calcext:value-type="float">
            <text:p>778.19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369" calcext:value-type="float">
            <text:p>778.36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542" calcext:value-type="float">
            <text:p>778.54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716" calcext:value-type="float">
            <text:p>778.71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89" calcext:value-type="float">
            <text:p>778.8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063" calcext:value-type="float">
            <text:p>779.06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237" calcext:value-type="float">
            <text:p>779.23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41" calcext:value-type="float">
            <text:p>779.4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584" calcext:value-type="float">
            <text:p>779.58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758" calcext:value-type="float">
            <text:p>779.75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931" calcext:value-type="float">
            <text:p>779.93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105" calcext:value-type="float">
            <text:p>780.1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279" calcext:value-type="float">
            <text:p>780.27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452" calcext:value-type="float">
            <text:p>780.45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626" calcext:value-type="float">
            <text:p>780.62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8" calcext:value-type="float">
            <text:p>780.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973" calcext:value-type="float">
            <text:p>780.9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147" calcext:value-type="float">
            <text:p>781.1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321" calcext:value-type="float">
            <text:p>781.32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494" calcext:value-type="float">
            <text:p>781.4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668" calcext:value-type="float">
            <text:p>781.6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842" calcext:value-type="float">
            <text:p>781.84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015" calcext:value-type="float">
            <text:p>782.0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189" calcext:value-type="float">
            <text:p>782.1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363" calcext:value-type="float">
            <text:p>782.36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536" calcext:value-type="float">
            <text:p>782.53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71" calcext:value-type="float">
            <text:p>782.7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884" calcext:value-type="float">
            <text:p>782.88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057" calcext:value-type="float">
            <text:p>783.0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231" calcext:value-type="float">
            <text:p>783.2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404" calcext:value-type="float">
            <text:p>783.4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578" calcext:value-type="float">
            <text:p>783.5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752" calcext:value-type="float">
            <text:p>783.7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925" calcext:value-type="float">
            <text:p>783.92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099" calcext:value-type="float">
            <text:p>784.09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273" calcext:value-type="float">
            <text:p>784.2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446" calcext:value-type="float">
            <text:p>784.44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62" calcext:value-type="float">
            <text:p>784.6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794" calcext:value-type="float">
            <text:p>784.7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968" calcext:value-type="float">
            <text:p>784.9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141" calcext:value-type="float">
            <text:p>785.14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315" calcext:value-type="float">
            <text:p>785.3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489" calcext:value-type="float">
            <text:p>785.4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662" calcext:value-type="float">
            <text:p>785.66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836" calcext:value-type="float">
            <text:p>785.83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01" calcext:value-type="float">
            <text:p>786.0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183" calcext:value-type="float">
            <text:p>786.18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357" calcext:value-type="float">
            <text:p>786.3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531" calcext:value-type="float">
            <text:p>786.5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704" calcext:value-type="float">
            <text:p>786.7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878" calcext:value-type="float">
            <text:p>786.8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052" calcext:value-type="float">
            <text:p>787.0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225" calcext:value-type="float">
            <text:p>787.22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399" calcext:value-type="float">
            <text:p>787.39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573" calcext:value-type="float">
            <text:p>787.5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746" calcext:value-type="float">
            <text:p>787.74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92" calcext:value-type="float">
            <text:p>787.9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094" calcext:value-type="float">
            <text:p>788.0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267" calcext:value-type="float">
            <text:p>788.26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441" calcext:value-type="float">
            <text:p>788.44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615" calcext:value-type="float">
            <text:p>788.6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789" calcext:value-type="float">
            <text:p>788.7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962" calcext:value-type="float">
            <text:p>788.96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136" calcext:value-type="float">
            <text:p>789.13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31" calcext:value-type="float">
            <text:p>789.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483" calcext:value-type="float">
            <text:p>789.48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657" calcext:value-type="float">
            <text:p>789.6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831" calcext:value-type="float">
            <text:p>789.8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004" calcext:value-type="float">
            <text:p>790.0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178" calcext:value-type="float">
            <text:p>790.1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352" calcext:value-type="float">
            <text:p>790.3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526" calcext:value-type="float">
            <text:p>790.52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699" calcext:value-type="float">
            <text:p>790.69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873" calcext:value-type="float">
            <text:p>790.8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047" calcext:value-type="float">
            <text:p>791.0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22" calcext:value-type="float">
            <text:p>791.2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394" calcext:value-type="float">
            <text:p>791.3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568" calcext:value-type="float">
            <text:p>791.5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741" calcext:value-type="float">
            <text:p>791.74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915" calcext:value-type="float">
            <text:p>791.9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089" calcext:value-type="float">
            <text:p>792.0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263" calcext:value-type="float">
            <text:p>792.26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436" calcext:value-type="float">
            <text:p>792.43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61" calcext:value-type="float">
            <text:p>792.6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784" calcext:value-type="float">
            <text:p>792.78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958" calcext:value-type="float">
            <text:p>792.95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131" calcext:value-type="float">
            <text:p>793.13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305" calcext:value-type="float">
            <text:p>793.30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479" calcext:value-type="float">
            <text:p>793.47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652" calcext:value-type="float">
            <text:p>793.6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826" calcext:value-type="float">
            <text:p>793.82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" calcext:value-type="float">
            <text:p>7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174" calcext:value-type="float">
            <text:p>794.17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347" calcext:value-type="float">
            <text:p>794.3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521" calcext:value-type="float">
            <text:p>794.52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695" calcext:value-type="float">
            <text:p>794.69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868" calcext:value-type="float">
            <text:p>794.8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042" calcext:value-type="float">
            <text:p>795.04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216" calcext:value-type="float">
            <text:p>795.2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39" calcext:value-type="float">
            <text:p>795.3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563" calcext:value-type="float">
            <text:p>795.56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737" calcext:value-type="float">
            <text:p>795.73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911" calcext:value-type="float">
            <text:p>795.91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085" calcext:value-type="float">
            <text:p>796.08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258" calcext:value-type="float">
            <text:p>796.25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432" calcext:value-type="float">
            <text:p>796.4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606" calcext:value-type="float">
            <text:p>796.60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78" calcext:value-type="float">
            <text:p>796.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953" calcext:value-type="float">
            <text:p>796.9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127" calcext:value-type="float">
            <text:p>797.1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301" calcext:value-type="float">
            <text:p>797.30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475" calcext:value-type="float">
            <text:p>797.47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648" calcext:value-type="float">
            <text:p>797.64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822" calcext:value-type="float">
            <text:p>797.82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996" calcext:value-type="float">
            <text:p>797.99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17" calcext:value-type="float">
            <text:p>798.1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343" calcext:value-type="float">
            <text:p>798.34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517" calcext:value-type="float">
            <text:p>798.51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691" calcext:value-type="float">
            <text:p>798.69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865" calcext:value-type="float">
            <text:p>798.86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038" calcext:value-type="float">
            <text:p>799.03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212" calcext:value-type="float">
            <text:p>799.21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386" calcext:value-type="float">
            <text:p>799.38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56" calcext:value-type="float">
            <text:p>799.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733" calcext:value-type="float">
            <text:p>799.73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907" calcext:value-type="float">
            <text:p>799.90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081" calcext:value-type="float">
            <text:p>800.08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255" calcext:value-type="float">
            <text:p>800.25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428" calcext:value-type="float">
            <text:p>800.42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602" calcext:value-type="float">
            <text:p>800.60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776" calcext:value-type="float">
            <text:p>800.77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95" calcext:value-type="float">
            <text:p>800.9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123" calcext:value-type="float">
            <text:p>801.12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297" calcext:value-type="float">
            <text:p>801.29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471" calcext:value-type="float">
            <text:p>801.47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645" calcext:value-type="float">
            <text:p>801.64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818" calcext:value-type="float">
            <text:p>801.81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992" calcext:value-type="float">
            <text:p>801.99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166" calcext:value-type="float">
            <text:p>802.16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34" calcext:value-type="float">
            <text:p>802.3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514" calcext:value-type="float">
            <text:p>802.51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687" calcext:value-type="float">
            <text:p>802.6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861" calcext:value-type="float">
            <text:p>802.86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035" calcext:value-type="float">
            <text:p>803.03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209" calcext:value-type="float">
            <text:p>803.20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382" calcext:value-type="float">
            <text:p>803.38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556" calcext:value-type="float">
            <text:p>803.5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73" calcext:value-type="float">
            <text:p>803.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904" calcext:value-type="float">
            <text:p>803.9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078" calcext:value-type="float">
            <text:p>804.0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251" calcext:value-type="float">
            <text:p>804.25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425" calcext:value-type="float">
            <text:p>804.42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599" calcext:value-type="float">
            <text:p>804.59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773" calcext:value-type="float">
            <text:p>804.7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946" calcext:value-type="float">
            <text:p>804.94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12" calcext:value-type="float">
            <text:p>805.1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294" calcext:value-type="float">
            <text:p>805.2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468" calcext:value-type="float">
            <text:p>805.4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642" calcext:value-type="float">
            <text:p>805.64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815" calcext:value-type="float">
            <text:p>805.8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989" calcext:value-type="float">
            <text:p>805.9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163" calcext:value-type="float">
            <text:p>806.16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337" calcext:value-type="float">
            <text:p>806.33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511" calcext:value-type="float">
            <text:p>806.51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684" calcext:value-type="float">
            <text:p>806.68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858" calcext:value-type="float">
            <text:p>806.85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032" calcext:value-type="float">
            <text:p>807.0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206" calcext:value-type="float">
            <text:p>807.20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38" calcext:value-type="float">
            <text:p>807.3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553" calcext:value-type="float">
            <text:p>807.5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727" calcext:value-type="float">
            <text:p>807.7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901" calcext:value-type="float">
            <text:p>807.90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075" calcext:value-type="float">
            <text:p>808.07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249" calcext:value-type="float">
            <text:p>808.24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422" calcext:value-type="float">
            <text:p>808.42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596" calcext:value-type="float">
            <text:p>808.59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77" calcext:value-type="float">
            <text:p>808.7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944" calcext:value-type="float">
            <text:p>808.94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118" calcext:value-type="float">
            <text:p>809.11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291" calcext:value-type="float">
            <text:p>809.2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465" calcext:value-type="float">
            <text:p>809.46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639" calcext:value-type="float">
            <text:p>809.6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813" calcext:value-type="float">
            <text:p>809.8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987" calcext:value-type="float">
            <text:p>809.98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161" calcext:value-type="float">
            <text:p>810.16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334" calcext:value-type="float">
            <text:p>810.33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508" calcext:value-type="float">
            <text:p>810.5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682" calcext:value-type="float">
            <text:p>810.68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856" calcext:value-type="float">
            <text:p>810.8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03" calcext:value-type="float">
            <text:p>811.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203" calcext:value-type="float">
            <text:p>811.2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377" calcext:value-type="float">
            <text:p>811.37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551" calcext:value-type="float">
            <text:p>811.55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725" calcext:value-type="float">
            <text:p>811.72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899" calcext:value-type="float">
            <text:p>811.8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073" calcext:value-type="float">
            <text:p>812.07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246" calcext:value-type="float">
            <text:p>812.2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42" calcext:value-type="float">
            <text:p>812.4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594" calcext:value-type="float">
            <text:p>812.59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768" calcext:value-type="float">
            <text:p>812.76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942" calcext:value-type="float">
            <text:p>812.94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116" calcext:value-type="float">
            <text:p>813.1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289" calcext:value-type="float">
            <text:p>813.2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463" calcext:value-type="float">
            <text:p>813.46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637" calcext:value-type="float">
            <text:p>813.63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811" calcext:value-type="float">
            <text:p>813.81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985" calcext:value-type="float">
            <text:p>813.98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159" calcext:value-type="float">
            <text:p>814.15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332" calcext:value-type="float">
            <text:p>814.3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506" calcext:value-type="float">
            <text:p>814.50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68" calcext:value-type="float">
            <text:p>814.6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854" calcext:value-type="float">
            <text:p>814.85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028" calcext:value-type="float">
            <text:p>815.02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202" calcext:value-type="float">
            <text:p>815.20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375" calcext:value-type="float">
            <text:p>815.37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549" calcext:value-type="float">
            <text:p>815.54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723" calcext:value-type="float">
            <text:p>815.72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897" calcext:value-type="float">
            <text:p>815.89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071" calcext:value-type="float">
            <text:p>816.07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245" calcext:value-type="float">
            <text:p>816.24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419" calcext:value-type="float">
            <text:p>816.41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592" calcext:value-type="float">
            <text:p>816.59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766" calcext:value-type="float">
            <text:p>816.76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94" calcext:value-type="float">
            <text:p>816.9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114" calcext:value-type="float">
            <text:p>817.11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288" calcext:value-type="float">
            <text:p>817.28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462" calcext:value-type="float">
            <text:p>817.46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636" calcext:value-type="float">
            <text:p>817.63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809" calcext:value-type="float">
            <text:p>817.80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983" calcext:value-type="float">
            <text:p>817.98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157" calcext:value-type="float">
            <text:p>818.15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331" calcext:value-type="float">
            <text:p>818.33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505" calcext:value-type="float">
            <text:p>818.50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679" calcext:value-type="float">
            <text:p>818.67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853" calcext:value-type="float">
            <text:p>818.85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027" calcext:value-type="float">
            <text:p>819.02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2" calcext:value-type="float">
            <text:p>819.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374" calcext:value-type="float">
            <text:p>819.37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548" calcext:value-type="float">
            <text:p>819.54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722" calcext:value-type="float">
            <text:p>819.72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896" calcext:value-type="float">
            <text:p>819.89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07" calcext:value-type="float">
            <text:p>820.0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244" calcext:value-type="float">
            <text:p>820.24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417" calcext:value-type="float">
            <text:p>820.41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591" calcext:value-type="float">
            <text:p>820.5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765" calcext:value-type="float">
            <text:p>820.76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939" calcext:value-type="float">
            <text:p>820.9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113" calcext:value-type="float">
            <text:p>821.1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287" calcext:value-type="float">
            <text:p>821.28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461" calcext:value-type="float">
            <text:p>821.46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635" calcext:value-type="float">
            <text:p>821.63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809" calcext:value-type="float">
            <text:p>821.80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982" calcext:value-type="float">
            <text:p>821.98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156" calcext:value-type="float">
            <text:p>822.1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33" calcext:value-type="float">
            <text:p>822.3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504" calcext:value-type="float">
            <text:p>822.50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678" calcext:value-type="float">
            <text:p>822.67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852" calcext:value-type="float">
            <text:p>822.85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026" calcext:value-type="float">
            <text:p>823.0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2" calcext:value-type="float">
            <text:p>823.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374" calcext:value-type="float">
            <text:p>823.37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547" calcext:value-type="float">
            <text:p>823.54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721" calcext:value-type="float">
            <text:p>823.72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895" calcext:value-type="float">
            <text:p>823.89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069" calcext:value-type="float">
            <text:p>824.06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243" calcext:value-type="float">
            <text:p>824.24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417" calcext:value-type="float">
            <text:p>824.41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591" calcext:value-type="float">
            <text:p>824.5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765" calcext:value-type="float">
            <text:p>824.76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939" calcext:value-type="float">
            <text:p>824.9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113" calcext:value-type="float">
            <text:p>825.1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286" calcext:value-type="float">
            <text:p>825.28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46" calcext:value-type="float">
            <text:p>825.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634" calcext:value-type="float">
            <text:p>825.63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808" calcext:value-type="float">
            <text:p>825.8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982" calcext:value-type="float">
            <text:p>825.98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156" calcext:value-type="float">
            <text:p>826.1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33" calcext:value-type="float">
            <text:p>826.3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504" calcext:value-type="float">
            <text:p>826.50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678" calcext:value-type="float">
            <text:p>826.67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852" calcext:value-type="float">
            <text:p>826.85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026" calcext:value-type="float">
            <text:p>827.0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199" calcext:value-type="float">
            <text:p>827.1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373" calcext:value-type="float">
            <text:p>827.37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547" calcext:value-type="float">
            <text:p>827.54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721" calcext:value-type="float">
            <text:p>827.72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895" calcext:value-type="float">
            <text:p>827.89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069" calcext:value-type="float">
            <text:p>828.06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243" calcext:value-type="float">
            <text:p>828.24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417" calcext:value-type="float">
            <text:p>828.41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591" calcext:value-type="float">
            <text:p>828.5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765" calcext:value-type="float">
            <text:p>828.76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939" calcext:value-type="float">
            <text:p>828.9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113" calcext:value-type="float">
            <text:p>829.1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286" calcext:value-type="float">
            <text:p>829.28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46" calcext:value-type="float">
            <text:p>829.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634" calcext:value-type="float">
            <text:p>829.63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808" calcext:value-type="float">
            <text:p>829.8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982" calcext:value-type="float">
            <text:p>829.98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156" calcext:value-type="float">
            <text:p>830.1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33" calcext:value-type="float">
            <text:p>830.3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504" calcext:value-type="float">
            <text:p>830.50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678" calcext:value-type="float">
            <text:p>830.67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852" calcext:value-type="float">
            <text:p>830.85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026" calcext:value-type="float">
            <text:p>831.0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2" calcext:value-type="float">
            <text:p>831.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374" calcext:value-type="float">
            <text:p>831.37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548" calcext:value-type="float">
            <text:p>831.54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722" calcext:value-type="float">
            <text:p>831.72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895" calcext:value-type="float">
            <text:p>831.89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069" calcext:value-type="float">
            <text:p>832.0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243" calcext:value-type="float">
            <text:p>832.24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417" calcext:value-type="float">
            <text:p>832.41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591" calcext:value-type="float">
            <text:p>832.59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765" calcext:value-type="float">
            <text:p>832.76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939" calcext:value-type="float">
            <text:p>832.93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113" calcext:value-type="float">
            <text:p>833.11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287" calcext:value-type="float">
            <text:p>833.2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461" calcext:value-type="float">
            <text:p>833.46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635" calcext:value-type="float">
            <text:p>833.63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809" calcext:value-type="float">
            <text:p>833.80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983" calcext:value-type="float">
            <text:p>833.98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157" calcext:value-type="float">
            <text:p>834.15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331" calcext:value-type="float">
            <text:p>834.3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505" calcext:value-type="float">
            <text:p>834.5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679" calcext:value-type="float">
            <text:p>834.67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853" calcext:value-type="float">
            <text:p>834.85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027" calcext:value-type="float">
            <text:p>835.02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201" calcext:value-type="float">
            <text:p>835.20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375" calcext:value-type="float">
            <text:p>835.37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548" calcext:value-type="float">
            <text:p>835.54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722" calcext:value-type="float">
            <text:p>835.72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896" calcext:value-type="float">
            <text:p>835.89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07" calcext:value-type="float">
            <text:p>836.0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244" calcext:value-type="float">
            <text:p>836.24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418" calcext:value-type="float">
            <text:p>836.41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592" calcext:value-type="float">
            <text:p>836.5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766" calcext:value-type="float">
            <text:p>836.7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94" calcext:value-type="float">
            <text:p>836.9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114" calcext:value-type="float">
            <text:p>837.11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288" calcext:value-type="float">
            <text:p>837.28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462" calcext:value-type="float">
            <text:p>837.46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636" calcext:value-type="float">
            <text:p>837.63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81" calcext:value-type="float">
            <text:p>837.8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984" calcext:value-type="float">
            <text:p>837.9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158" calcext:value-type="float">
            <text:p>838.1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332" calcext:value-type="float">
            <text:p>838.3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506" calcext:value-type="float">
            <text:p>838.5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68" calcext:value-type="float">
            <text:p>838.6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854" calcext:value-type="float">
            <text:p>838.8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028" calcext:value-type="float">
            <text:p>839.0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202" calcext:value-type="float">
            <text:p>839.2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376" calcext:value-type="float">
            <text:p>839.37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55" calcext:value-type="float">
            <text:p>839.5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724" calcext:value-type="float">
            <text:p>839.72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898" calcext:value-type="float">
            <text:p>839.89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072" calcext:value-type="float">
            <text:p>840.07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246" calcext:value-type="float">
            <text:p>840.24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42" calcext:value-type="float">
            <text:p>840.4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594" calcext:value-type="float">
            <text:p>840.59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768" calcext:value-type="float">
            <text:p>840.76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942" calcext:value-type="float">
            <text:p>840.94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116" calcext:value-type="float">
            <text:p>841.1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29" calcext:value-type="float">
            <text:p>841.2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464" calcext:value-type="float">
            <text:p>841.46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638" calcext:value-type="float">
            <text:p>841.6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812" calcext:value-type="float">
            <text:p>841.81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986" calcext:value-type="float">
            <text:p>841.98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16" calcext:value-type="float">
            <text:p>842.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334" calcext:value-type="float">
            <text:p>842.33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508" calcext:value-type="float">
            <text:p>842.50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682" calcext:value-type="float">
            <text:p>842.6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856" calcext:value-type="float">
            <text:p>842.8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03" calcext:value-type="float">
            <text:p>843.0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204" calcext:value-type="float">
            <text:p>843.20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378" calcext:value-type="float">
            <text:p>843.37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552" calcext:value-type="float">
            <text:p>843.55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726" calcext:value-type="float">
            <text:p>843.7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9" calcext:value-type="float">
            <text:p>843.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074" calcext:value-type="float">
            <text:p>844.07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248" calcext:value-type="float">
            <text:p>844.24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422" calcext:value-type="float">
            <text:p>844.42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596" calcext:value-type="float">
            <text:p>844.59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77" calcext:value-type="float">
            <text:p>844.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944" calcext:value-type="float">
            <text:p>844.94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118" calcext:value-type="float">
            <text:p>845.11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292" calcext:value-type="float">
            <text:p>845.2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466" calcext:value-type="float">
            <text:p>845.4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64" calcext:value-type="float">
            <text:p>845.6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814" calcext:value-type="float">
            <text:p>845.81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988" calcext:value-type="float">
            <text:p>845.98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162" calcext:value-type="float">
            <text:p>846.16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336" calcext:value-type="float">
            <text:p>846.33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51" calcext:value-type="float">
            <text:p>846.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684" calcext:value-type="float">
            <text:p>846.6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858" calcext:value-type="float">
            <text:p>846.8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032" calcext:value-type="float">
            <text:p>847.0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206" calcext:value-type="float">
            <text:p>847.2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38" calcext:value-type="float">
            <text:p>847.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554" calcext:value-type="float">
            <text:p>847.5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728" calcext:value-type="float">
            <text:p>847.7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902" calcext:value-type="float">
            <text:p>847.9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076" calcext:value-type="float">
            <text:p>848.07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25" calcext:value-type="float">
            <text:p>848.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425" calcext:value-type="float">
            <text:p>848.4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599" calcext:value-type="float">
            <text:p>848.59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773" calcext:value-type="float">
            <text:p>848.77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947" calcext:value-type="float">
            <text:p>848.94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121" calcext:value-type="float">
            <text:p>849.12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295" calcext:value-type="float">
            <text:p>849.29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469" calcext:value-type="float">
            <text:p>849.4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643" calcext:value-type="float">
            <text:p>849.64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817" calcext:value-type="float">
            <text:p>849.81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991" calcext:value-type="float">
            <text:p>849.99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165" calcext:value-type="float">
            <text:p>850.16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339" calcext:value-type="float">
            <text:p>850.33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513" calcext:value-type="float">
            <text:p>850.51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687" calcext:value-type="float">
            <text:p>850.6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861" calcext:value-type="float">
            <text:p>850.86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035" calcext:value-type="float">
            <text:p>851.03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209" calcext:value-type="float">
            <text:p>851.20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383" calcext:value-type="float">
            <text:p>851.38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557" calcext:value-type="float">
            <text:p>851.55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731" calcext:value-type="float">
            <text:p>851.7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905" calcext:value-type="float">
            <text:p>851.9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08" calcext:value-type="float">
            <text:p>852.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254" calcext:value-type="float">
            <text:p>852.2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428" calcext:value-type="float">
            <text:p>852.4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602" calcext:value-type="float">
            <text:p>852.60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776" calcext:value-type="float">
            <text:p>852.77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95" calcext:value-type="float">
            <text:p>852.9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124" calcext:value-type="float">
            <text:p>853.12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298" calcext:value-type="float">
            <text:p>853.29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472" calcext:value-type="float">
            <text:p>853.47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646" calcext:value-type="float">
            <text:p>853.64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82" calcext:value-type="float">
            <text:p>853.8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994" calcext:value-type="float">
            <text:p>853.99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168" calcext:value-type="float">
            <text:p>854.16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342" calcext:value-type="float">
            <text:p>854.34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516" calcext:value-type="float">
            <text:p>854.5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69" calcext:value-type="float">
            <text:p>854.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865" calcext:value-type="float">
            <text:p>854.86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039" calcext:value-type="float">
            <text:p>855.03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213" calcext:value-type="float">
            <text:p>855.21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387" calcext:value-type="float">
            <text:p>855.3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561" calcext:value-type="float">
            <text:p>855.56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735" calcext:value-type="float">
            <text:p>855.73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909" calcext:value-type="float">
            <text:p>855.90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083" calcext:value-type="float">
            <text:p>856.08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257" calcext:value-type="float">
            <text:p>856.25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431" calcext:value-type="float">
            <text:p>856.4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605" calcext:value-type="float">
            <text:p>856.6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779" calcext:value-type="float">
            <text:p>856.77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954" calcext:value-type="float">
            <text:p>856.9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128" calcext:value-type="float">
            <text:p>857.1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302" calcext:value-type="float">
            <text:p>857.3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476" calcext:value-type="float">
            <text:p>857.47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65" calcext:value-type="float">
            <text:p>857.6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824" calcext:value-type="float">
            <text:p>857.82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998" calcext:value-type="float">
            <text:p>857.99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172" calcext:value-type="float">
            <text:p>858.17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346" calcext:value-type="float">
            <text:p>858.34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52" calcext:value-type="float">
            <text:p>858.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694" calcext:value-type="float">
            <text:p>858.69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869" calcext:value-type="float">
            <text:p>858.86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043" calcext:value-type="float">
            <text:p>859.04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217" calcext:value-type="float">
            <text:p>859.2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391" calcext:value-type="float">
            <text:p>859.39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565" calcext:value-type="float">
            <text:p>859.56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739" calcext:value-type="float">
            <text:p>859.73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913" calcext:value-type="float">
            <text:p>859.91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087" calcext:value-type="float">
            <text:p>860.08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261" calcext:value-type="float">
            <text:p>860.26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435" calcext:value-type="float">
            <text:p>860.4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61" calcext:value-type="float">
            <text:p>860.6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784" calcext:value-type="float">
            <text:p>860.78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958" calcext:value-type="float">
            <text:p>860.95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132" calcext:value-type="float">
            <text:p>861.13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306" calcext:value-type="float">
            <text:p>861.30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48" calcext:value-type="float">
            <text:p>861.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654" calcext:value-type="float">
            <text:p>861.6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828" calcext:value-type="float">
            <text:p>861.8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002" calcext:value-type="float">
            <text:p>862.0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177" calcext:value-type="float">
            <text:p>862.1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351" calcext:value-type="float">
            <text:p>862.3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525" calcext:value-type="float">
            <text:p>862.5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699" calcext:value-type="float">
            <text:p>862.69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873" calcext:value-type="float">
            <text:p>862.87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047" calcext:value-type="float">
            <text:p>863.04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221" calcext:value-type="float">
            <text:p>863.22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395" calcext:value-type="float">
            <text:p>863.39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57" calcext:value-type="float">
            <text:p>863.5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744" calcext:value-type="float">
            <text:p>863.74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918" calcext:value-type="float">
            <text:p>863.91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092" calcext:value-type="float">
            <text:p>864.0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266" calcext:value-type="float">
            <text:p>864.26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44" calcext:value-type="float">
            <text:p>864.4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614" calcext:value-type="float">
            <text:p>864.61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788" calcext:value-type="float">
            <text:p>864.78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963" calcext:value-type="float">
            <text:p>864.96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137" calcext:value-type="float">
            <text:p>865.13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311" calcext:value-type="float">
            <text:p>865.31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485" calcext:value-type="float">
            <text:p>865.48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659" calcext:value-type="float">
            <text:p>865.65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833" calcext:value-type="float">
            <text:p>865.83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007" calcext:value-type="float">
            <text:p>866.00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181" calcext:value-type="float">
            <text:p>866.18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356" calcext:value-type="float">
            <text:p>866.35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53" calcext:value-type="float">
            <text:p>866.5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704" calcext:value-type="float">
            <text:p>866.70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878" calcext:value-type="float">
            <text:p>866.8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052" calcext:value-type="float">
            <text:p>867.0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226" calcext:value-type="float">
            <text:p>867.22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4" calcext:value-type="float">
            <text:p>867.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575" calcext:value-type="float">
            <text:p>867.57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749" calcext:value-type="float">
            <text:p>867.74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923" calcext:value-type="float">
            <text:p>867.9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097" calcext:value-type="float">
            <text:p>868.09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271" calcext:value-type="float">
            <text:p>868.27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445" calcext:value-type="float">
            <text:p>868.44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62" calcext:value-type="float">
            <text:p>868.6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794" calcext:value-type="float">
            <text:p>868.79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968" calcext:value-type="float">
            <text:p>868.96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142" calcext:value-type="float">
            <text:p>869.14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316" calcext:value-type="float">
            <text:p>869.31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49" calcext:value-type="float">
            <text:p>869.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664" calcext:value-type="float">
            <text:p>869.6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839" calcext:value-type="float">
            <text:p>869.83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013" calcext:value-type="float">
            <text:p>870.01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187" calcext:value-type="float">
            <text:p>870.18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361" calcext:value-type="float">
            <text:p>870.36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535" calcext:value-type="float">
            <text:p>870.5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709" calcext:value-type="float">
            <text:p>870.70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884" calcext:value-type="float">
            <text:p>870.88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058" calcext:value-type="float">
            <text:p>871.05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232" calcext:value-type="float">
            <text:p>871.23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406" calcext:value-type="float">
            <text:p>871.40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58" calcext:value-type="float">
            <text:p>871.5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754" calcext:value-type="float">
            <text:p>871.7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929" calcext:value-type="float">
            <text:p>871.92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103" calcext:value-type="float">
            <text:p>872.10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277" calcext:value-type="float">
            <text:p>872.2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451" calcext:value-type="float">
            <text:p>872.4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625" calcext:value-type="float">
            <text:p>872.6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799" calcext:value-type="float">
            <text:p>872.79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974" calcext:value-type="float">
            <text:p>872.97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148" calcext:value-type="float">
            <text:p>873.1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322" calcext:value-type="float">
            <text:p>873.32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496" calcext:value-type="float">
            <text:p>873.49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67" calcext:value-type="float">
            <text:p>873.6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845" calcext:value-type="float">
            <text:p>873.84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019" calcext:value-type="float">
            <text:p>874.0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193" calcext:value-type="float">
            <text:p>874.19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367" calcext:value-type="float">
            <text:p>874.367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541" calcext:value-type="float">
            <text:p>874.54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715" calcext:value-type="float">
            <text:p>874.71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89" calcext:value-type="float">
            <text:p>874.8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064" calcext:value-type="float">
            <text:p>875.06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238" calcext:value-type="float">
            <text:p>875.238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412" calcext:value-type="float">
            <text:p>875.412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586" calcext:value-type="float">
            <text:p>875.586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761" calcext:value-type="float">
            <text:p>875.76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935" calcext:value-type="float">
            <text:p>875.9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109" calcext:value-type="float">
            <text:p>876.10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283" calcext:value-type="float">
            <text:p>876.28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457" calcext:value-type="float">
            <text:p>876.45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632" calcext:value-type="float">
            <text:p>876.63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806" calcext:value-type="float">
            <text:p>876.80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98" calcext:value-type="float">
            <text:p>876.9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154" calcext:value-type="float">
            <text:p>877.1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328" calcext:value-type="float">
            <text:p>877.3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503" calcext:value-type="float">
            <text:p>877.50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677" calcext:value-type="float">
            <text:p>877.67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851" calcext:value-type="float">
            <text:p>877.851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025" calcext:value-type="float">
            <text:p>878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199" calcext:value-type="float">
            <text:p>878.19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374" calcext:value-type="float">
            <text:p>878.37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548" calcext:value-type="float">
            <text:p>878.548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722" calcext:value-type="float">
            <text:p>878.722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896" calcext:value-type="float">
            <text:p>878.896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07" calcext:value-type="float">
            <text:p>879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245" calcext:value-type="float">
            <text:p>879.24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419" calcext:value-type="float">
            <text:p>879.4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593" calcext:value-type="float">
            <text:p>879.59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767" calcext:value-type="float">
            <text:p>879.767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942" calcext:value-type="float">
            <text:p>879.942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116" calcext:value-type="float">
            <text:p>880.116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29" calcext:value-type="float">
            <text:p>880.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464" calcext:value-type="float">
            <text:p>880.4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638" calcext:value-type="float">
            <text:p>880.63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813" calcext:value-type="float">
            <text:p>880.81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987" calcext:value-type="float">
            <text:p>880.98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161" calcext:value-type="float">
            <text:p>881.16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335" calcext:value-type="float">
            <text:p>881.33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51" calcext:value-type="float">
            <text:p>881.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684" calcext:value-type="float">
            <text:p>881.6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858" calcext:value-type="float">
            <text:p>881.8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032" calcext:value-type="float">
            <text:p>882.0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206" calcext:value-type="float">
            <text:p>882.2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381" calcext:value-type="float">
            <text:p>882.38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555" calcext:value-type="float">
            <text:p>882.55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729" calcext:value-type="float">
            <text:p>882.7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903" calcext:value-type="float">
            <text:p>882.90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078" calcext:value-type="float">
            <text:p>883.0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252" calcext:value-type="float">
            <text:p>883.2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426" calcext:value-type="float">
            <text:p>883.42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6" calcext:value-type="float">
            <text:p>883.6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775" calcext:value-type="float">
            <text:p>883.77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949" calcext:value-type="float">
            <text:p>883.94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123" calcext:value-type="float">
            <text:p>884.12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297" calcext:value-type="float">
            <text:p>884.29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472" calcext:value-type="float">
            <text:p>884.47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646" calcext:value-type="float">
            <text:p>884.64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82" calcext:value-type="float">
            <text:p>884.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994" calcext:value-type="float">
            <text:p>884.99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169" calcext:value-type="float">
            <text:p>885.16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343" calcext:value-type="float">
            <text:p>885.34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517" calcext:value-type="float">
            <text:p>885.5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691" calcext:value-type="float">
            <text:p>885.69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866" calcext:value-type="float">
            <text:p>885.86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04" calcext:value-type="float">
            <text:p>886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214" calcext:value-type="float">
            <text:p>886.21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388" calcext:value-type="float">
            <text:p>886.388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563" calcext:value-type="float">
            <text:p>886.56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737" calcext:value-type="float">
            <text:p>886.737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911" calcext:value-type="float">
            <text:p>886.91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085" calcext:value-type="float">
            <text:p>887.08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26" calcext:value-type="float">
            <text:p>887.26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434" calcext:value-type="float">
            <text:p>887.43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608" calcext:value-type="float">
            <text:p>887.6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782" calcext:value-type="float">
            <text:p>887.7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957" calcext:value-type="float">
            <text:p>887.95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131" calcext:value-type="float">
            <text:p>888.1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305" calcext:value-type="float">
            <text:p>888.3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479" calcext:value-type="float">
            <text:p>888.47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654" calcext:value-type="float">
            <text:p>888.6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828" calcext:value-type="float">
            <text:p>888.8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002" calcext:value-type="float">
            <text:p>889.00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177" calcext:value-type="float">
            <text:p>889.17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351" calcext:value-type="float">
            <text:p>889.35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525" calcext:value-type="float">
            <text:p>889.52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699" calcext:value-type="float">
            <text:p>889.69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874" calcext:value-type="float">
            <text:p>889.87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048" calcext:value-type="float">
            <text:p>89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222" calcext:value-type="float">
            <text:p>890.222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396" calcext:value-type="float">
            <text:p>890.396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571" calcext:value-type="float">
            <text:p>890.57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745" calcext:value-type="float">
            <text:p>890.74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919" calcext:value-type="float">
            <text:p>890.9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094" calcext:value-type="float">
            <text:p>891.09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268" calcext:value-type="float">
            <text:p>891.268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442" calcext:value-type="float">
            <text:p>891.442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616" calcext:value-type="float">
            <text:p>891.61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791" calcext:value-type="float">
            <text:p>891.79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965" calcext:value-type="float">
            <text:p>891.96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139" calcext:value-type="float">
            <text:p>892.13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314" calcext:value-type="float">
            <text:p>892.31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488" calcext:value-type="float">
            <text:p>892.48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662" calcext:value-type="float">
            <text:p>892.66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836" calcext:value-type="float">
            <text:p>892.83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011" calcext:value-type="float">
            <text:p>893.01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185" calcext:value-type="float">
            <text:p>893.18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359" calcext:value-type="float">
            <text:p>893.35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534" calcext:value-type="float">
            <text:p>893.53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708" calcext:value-type="float">
            <text:p>893.7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882" calcext:value-type="float">
            <text:p>893.8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056" calcext:value-type="float">
            <text:p>894.05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231" calcext:value-type="float">
            <text:p>894.2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405" calcext:value-type="float">
            <text:p>894.4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579" calcext:value-type="float">
            <text:p>894.57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754" calcext:value-type="float">
            <text:p>894.75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928" calcext:value-type="float">
            <text:p>894.9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 table:number-rows-repeated="1044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time-style style:name="N149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55">
      <number:month/>
      <number:text>/</number:text>
      <number:day/>
      <number:text>/</number:text>
      <number:year number:style="long"/>
    </number:date-style>
    <number:time-style style:name="N126">
      <number:minutes number:style="long"/>
      <number:text>:</number:text>
      <number:seconds number:style="long"/>
    </number:time-style>
    <number:date-style style:name="N154">
      <number:day/>
      <number:text>-</number:text>
      <number:month number:textual="true"/>
      <number:text>-</number:text>
      <number:year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 number:decimal-places="1"/>
    </number:time-style>
    <number:date-style style:name="N152">
      <number:month number:textual="true"/>
      <number:text>-</number:text>
      <number:year/>
    </number:dat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1">
      <number:hours/>
      <number:text>:</number:text>
      <number:minutes number:style="long"/>
      <number:text> </number:text>
      <number:am-pm/>
    </number:time-style>
    <number:number-style style:name="N122">
      <number:number number:decimal-places="6" number:min-decimal-places="6" number:min-integer-digits="1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">
      <number:number number:decimal-places="14" number:min-decimal-places="1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creation-date>2024-01-12T12:04:54</meta:creation-date>
    <dc:date>2024-01-16T14:18:02.331197223</dc:date>
    <meta:generator>LibreOffice/7.3.7.2$Linux_X86_64 LibreOffice_project/30$Build-2</meta:generator>
    <meta:editing-duration>PT1H49M52S</meta:editing-duration>
    <meta:editing-cycles>2</meta:editing-cycles>
    <meta:document-statistic meta:table-count="1" meta:cell-count="16557" meta:object-count="2"/>
    <meta:user-defined meta:name="AppVersion">16.0300</meta:user-defined>
    <meta:user-defined meta:name="Company">University of Groningen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56cm" svg:y="3.946cm" style:legend-expansion="high" chart:style-name="ch2"/>
        <chart:plot-area chart:style-name="ch3" table:cell-range-address="Sheet1.C5:Sheet1.C13 Sheet1.N5:Sheet1.N13" svg:x="0.32cm" svg:y="0.18cm" svg:width="11.116cm" svg:height="8.64cm">
          <chart:coordinate-region svg:x="1.439cm" svg:y="0.382cm" svg:width="9.805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5:Sheet1.N13" chart:class="chart:scatter">
            <chart:domain table:cell-range-address="Sheet1.C5:Sheet1.C13"/>
            <chart:regression-curve chart:style-name="ch8">
              <chart:equation chart:display-equation="true" chart:display-r-square="false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5:Sheet1.C13</svg:desc>
                </draw:g>
              </table:table-cell>
              <table:table-cell office:value-type="float" office:value="0.0226789033333333">
                <text:p>0.0226789033333333</text:p>
                <draw:g>
                  <svg:desc>Sheet1.N5:Sheet1.N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170816146666667">
                <text:p>0.017081614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198445543333333">
                <text:p>0.019844554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129346263333333">
                <text:p>0.012934626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09578076666667">
                <text:p>0.010957807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108421573333333">
                <text:p>0.010842157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00636379666666667">
                <text:p>0.00636379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00604433666666667">
                <text:p>0.00604433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01471576">
                <text:p>0.001471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O5:Sheet1.O13" chart:error-lower-range="Sheet1.O5:Sheet1.O1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O5:Sheet1.O13" chart:error-lower-range="Sheet1.O5:Sheet1.O13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eet1.O5:Sheet1.O13" chart:error-lower-range="Sheet1.O5:Sheet1.O13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8.985cm" xlink:href=".." xlink:type="simple" chart:class="chart:scatter" chart:style-name="ch1">
        <chart:legend chart:legend-position="end" svg:x="11.746cm" svg:y="3.938cm" style:legend-expansion="high" chart:style-name="ch2"/>
        <chart:plot-area chart:style-name="ch3" table:cell-range-address="Sheet1.F31:Sheet1.F39 Sheet1.N5:Sheet1.N13" svg:x="0.319cm" svg:y="0.179cm" svg:width="11.108cm" svg:height="8.627cm">
          <chart:coordinate-region svg:x="1.438cm" svg:y="0.381cm" svg:width="9.172cm" svg:height="7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5:Sheet1.N13" chart:class="chart:scatter">
            <chart:domain table:cell-range-address="Sheet1.F31:Sheet1.F39"/>
            <chart:regression-curve chart:style-name="ch8">
              <chart:equation chart:display-equation="true" chart:display-r-square="false"/>
            </chart:regression-curve>
            <chart:error-indicator chart:style-name="ch9" chart:dimension="y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15277777777778">
                <text:p>0.00000015277777777778</text:p>
                <draw:g>
                  <svg:desc>Sheet1.F31:Sheet1.F39</svg:desc>
                </draw:g>
              </table:table-cell>
              <table:table-cell office:value-type="float" office:value="0.0226789033333333">
                <text:p>0.0226789033333333</text:p>
                <draw:g>
                  <svg:desc>Sheet1.N5:Sheet1.N13</svg:desc>
                </draw:g>
              </table:table-cell>
              <table:table-cell office:value-type="float" office:value="0.000613351758156225">
                <text:p>0.000613351758156225</text:p>
                <draw:g>
                  <svg:desc>Sheet1.O5:Sheet1.O13</svg:desc>
                </draw:g>
              </table:table-cell>
              <table:table-cell office:value-type="float" office:value="0.000613351758156225">
                <text:p>0.000613351758156225</text:p>
                <draw:g>
                  <svg:desc>Sheet1.O5:Sheet1.O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1358024691358">
                <text:p>0.0000001358024691358</text:p>
              </table:table-cell>
              <table:table-cell office:value-type="float" office:value="0.0170816146666667">
                <text:p>0.0170816146666667</text:p>
              </table:table-cell>
              <table:table-cell office:value-type="float" office:value="0.00149885115662141">
                <text:p>0.00149885115662141</text:p>
              </table:table-cell>
              <table:table-cell office:value-type="float" office:value="0.00149885115662141">
                <text:p>0.00149885115662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11882716049383">
                <text:p>0.00000011882716049383</text:p>
              </table:table-cell>
              <table:table-cell office:value-type="float" office:value="0.0198445543333333">
                <text:p>0.0198445543333333</text:p>
              </table:table-cell>
              <table:table-cell office:value-type="float" office:value="0.0015853357719538">
                <text:p>0.0015853357719538</text:p>
              </table:table-cell>
              <table:table-cell office:value-type="float" office:value="0.0015853357719538">
                <text:p>0.0015853357719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10185185185185">
                <text:p>0.00000010185185185185</text:p>
              </table:table-cell>
              <table:table-cell office:value-type="float" office:value="0.0129346263333333">
                <text:p>0.0129346263333333</text:p>
              </table:table-cell>
              <table:table-cell office:value-type="float" office:value="0.00245884580070616">
                <text:p>0.00245884580070616</text:p>
              </table:table-cell>
              <table:table-cell office:value-type="float" office:value="0.00245884580070616">
                <text:p>0.002458845800706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8487654320988">
                <text:p>0.00000008487654320988</text:p>
              </table:table-cell>
              <table:table-cell office:value-type="float" office:value="0.0109578076666667">
                <text:p>0.0109578076666667</text:p>
              </table:table-cell>
              <table:table-cell office:value-type="float" office:value="0.000337128182545354">
                <text:p>0.000337128182545354</text:p>
              </table:table-cell>
              <table:table-cell office:value-type="float" office:value="0.000337128182545354">
                <text:p>0.000337128182545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679012345679">
                <text:p>0.0000000679012345679</text:p>
              </table:table-cell>
              <table:table-cell office:value-type="float" office:value="0.0108421573333333">
                <text:p>0.0108421573333333</text:p>
              </table:table-cell>
              <table:table-cell office:value-type="float" office:value="0.00133334217686284">
                <text:p>0.00133334217686284</text:p>
              </table:table-cell>
              <table:table-cell office:value-type="float" office:value="0.00133334217686284">
                <text:p>0.00133334217686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5092592592593">
                <text:p>0.00000005092592592593</text:p>
              </table:table-cell>
              <table:table-cell office:value-type="float" office:value="0.00636379666666667">
                <text:p>0.00636379666666667</text:p>
              </table:table-cell>
              <table:table-cell office:value-type="float" office:value="0.000853009721769531">
                <text:p>0.000853009721769531</text:p>
              </table:table-cell>
              <table:table-cell office:value-type="float" office:value="0.000853009721769531">
                <text:p>0.000853009721769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3395061728395">
                <text:p>0.00000003395061728395</text:p>
              </table:table-cell>
              <table:table-cell office:value-type="float" office:value="0.00604433666666667">
                <text:p>0.00604433666666667</text:p>
              </table:table-cell>
              <table:table-cell office:value-type="float" office:value="0.000498816683094435">
                <text:p>0.000498816683094435</text:p>
              </table:table-cell>
              <table:table-cell office:value-type="float" office:value="0.000498816683094435">
                <text:p>0.000498816683094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1697530864198">
                <text:p>0.00000001697530864198</text:p>
              </table:table-cell>
              <table:table-cell office:value-type="float" office:value="0.001471576">
                <text:p>0.001471576</text:p>
              </table:table-cell>
              <table:table-cell office:value-type="float" office:value="0.000937271667803951">
                <text:p>0.000937271667803951</text:p>
              </table:table-cell>
              <table:table-cell office:value-type="float" office:value="0.000937271667803951">
                <text:p>0.0009372716678039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